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79474" calcext:value-type="float">
            <text:p>-0.979474</text:p>
          </table:table-cell>
          <table:table-cell office:value-type="float" office:value="-0.13287" calcext:value-type="float">
            <text:p>-0.13287</text:p>
          </table:table-cell>
          <table:table-cell office:value-type="float" office:value="-0.057392" calcext:value-type="float">
            <text:p>-0.057392</text:p>
          </table:table-cell>
          <table:table-cell office:value-type="float" office:value="-0.019857" calcext:value-type="float">
            <text:p>-0.019857</text:p>
          </table:table-cell>
          <table:table-cell office:value-type="float" office:value="-0.00089" calcext:value-type="float">
            <text:p>-0.00089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0.044003" calcext:value-type="float">
            <text:p>0.044003</text:p>
          </table:table-cell>
          <table:table-cell office:value-type="float" office:value="0.126771" calcext:value-type="float">
            <text:p>0.126771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300588" calcext:value-type="float">
            <text:p>-0.3005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1451" calcext:value-type="float">
            <text:p>-0.981451</text:p>
          </table:table-cell>
          <table:table-cell office:value-type="float" office:value="-0.14986" calcext:value-type="float">
            <text:p>-0.14986</text:p>
          </table:table-cell>
          <table:table-cell office:value-type="float" office:value="-0.060993" calcext:value-type="float">
            <text:p>-0.060993</text:p>
          </table:table-cell>
          <table:table-cell office:value-type="float" office:value="-0.028665" calcext:value-type="float">
            <text:p>-0.028665</text:p>
          </table:table-cell>
          <table:table-cell office:value-type="float" office:value="-0.008564" calcext:value-type="float">
            <text:p>-0.008564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15423" calcext:value-type="float">
            <text:p>0.015423</text:p>
          </table:table-cell>
          <table:table-cell office:value-type="float" office:value="0.036533" calcext:value-type="float">
            <text:p>0.036533</text:p>
          </table:table-cell>
          <table:table-cell office:value-type="float" office:value="0.071066" calcext:value-type="float">
            <text:p>0.071066</text:p>
          </table:table-cell>
          <table:table-cell office:value-type="float" office:value="0.164536" calcext:value-type="float">
            <text:p>0.164536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93901" calcext:value-type="float">
            <text:p>-0.0939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891294" calcext:value-type="float">
            <text:p>-0.891294</text:p>
          </table:table-cell>
          <table:table-cell office:value-type="float" office:value="-0.108318" calcext:value-type="float">
            <text:p>-0.108318</text:p>
          </table:table-cell>
          <table:table-cell office:value-type="float" office:value="-0.053276" calcext:value-type="float">
            <text:p>-0.053276</text:p>
          </table:table-cell>
          <table:table-cell office:value-type="float" office:value="-0.023291" calcext:value-type="float">
            <text:p>-0.023291</text:p>
          </table:table-cell>
          <table:table-cell office:value-type="float" office:value="-0.005427" calcext:value-type="float">
            <text:p>-0.005427</text:p>
          </table:table-cell>
          <table:table-cell office:value-type="float" office:value="0.005466" calcext:value-type="float">
            <text:p>0.005466</text:p>
          </table:table-cell>
          <table:table-cell office:value-type="float" office:value="0.018728" calcext:value-type="float">
            <text:p>0.018728</text:p>
          </table:table-cell>
          <table:table-cell office:value-type="float" office:value="0.038391" calcext:value-type="float">
            <text:p>0.038391</text:p>
          </table:table-cell>
          <table:table-cell office:value-type="float" office:value="0.068719" calcext:value-type="float">
            <text:p>0.068719</text:p>
          </table:table-cell>
          <table:table-cell office:value-type="float" office:value="0.163464" calcext:value-type="float">
            <text:p>0.163464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78684" calcext:value-type="float">
            <text:p>-0.0786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848029" calcext:value-type="float">
            <text:p>-0.848029</text:p>
          </table:table-cell>
          <table:table-cell office:value-type="float" office:value="-0.110744" calcext:value-type="float">
            <text:p>-0.110744</text:p>
          </table:table-cell>
          <table:table-cell office:value-type="float" office:value="-0.052712" calcext:value-type="float">
            <text:p>-0.052712</text:p>
          </table:table-cell>
          <table:table-cell office:value-type="float" office:value="-0.026288" calcext:value-type="float">
            <text:p>-0.026288</text:p>
          </table:table-cell>
          <table:table-cell office:value-type="float" office:value="-0.007589" calcext:value-type="float">
            <text:p>-0.007589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15803" calcext:value-type="float">
            <text:p>0.015803</text:p>
          </table:table-cell>
          <table:table-cell office:value-type="float" office:value="0.034798" calcext:value-type="float">
            <text:p>0.034798</text:p>
          </table:table-cell>
          <table:table-cell office:value-type="float" office:value="0.071476" calcext:value-type="float">
            <text:p>0.071476</text:p>
          </table:table-cell>
          <table:table-cell office:value-type="float" office:value="0.169774" calcext:value-type="float">
            <text:p>0.169774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74994" calcext:value-type="float">
            <text:p>-0.0749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693785" calcext:value-type="float">
            <text:p>-0.693785</text:p>
          </table:table-cell>
          <table:table-cell office:value-type="float" office:value="-0.085398" calcext:value-type="float">
            <text:p>-0.085398</text:p>
          </table:table-cell>
          <table:table-cell office:value-type="float" office:value="-0.039755" calcext:value-type="float">
            <text:p>-0.039755</text:p>
          </table:table-cell>
          <table:table-cell office:value-type="float" office:value="-0.013388" calcext:value-type="float">
            <text:p>-0.013388</text:p>
          </table:table-cell>
          <table:table-cell office:value-type="float" office:value="-0.000476" calcext:value-type="float">
            <text:p>-0.000476</text:p>
          </table:table-cell>
          <table:table-cell office:value-type="float" office:value="0.010735" calcext:value-type="float">
            <text:p>0.010735</text:p>
          </table:table-cell>
          <table:table-cell office:value-type="float" office:value="0.028814" calcext:value-type="float">
            <text:p>0.028814</text:p>
          </table:table-cell>
          <table:table-cell office:value-type="float" office:value="0.049168" calcext:value-type="float">
            <text:p>0.049168</text:p>
          </table:table-cell>
          <table:table-cell office:value-type="float" office:value="0.082503" calcext:value-type="float">
            <text:p>0.082503</text:p>
          </table:table-cell>
          <table:table-cell office:value-type="float" office:value="0.189623" calcext:value-type="float">
            <text:p>0.189623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47196" calcext:value-type="float">
            <text:p>-0.0471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643703" calcext:value-type="float">
            <text:p>-0.643703</text:p>
          </table:table-cell>
          <table:table-cell office:value-type="float" office:value="-0.071523" calcext:value-type="float">
            <text:p>-0.071523</text:p>
          </table:table-cell>
          <table:table-cell office:value-type="float" office:value="-0.031153" calcext:value-type="float">
            <text:p>-0.031153</text:p>
          </table:table-cell>
          <table:table-cell office:value-type="float" office:value="-0.01175" calcext:value-type="float">
            <text:p>-0.01175</text:p>
          </table:table-cell>
          <table:table-cell office:value-type="float" office:value="-0.000096" calcext:value-type="float">
            <text:p>-0.000096</text:p>
          </table:table-cell>
          <table:table-cell office:value-type="float" office:value="0.013564" calcext:value-type="float">
            <text:p>0.013564</text:p>
          </table:table-cell>
          <table:table-cell office:value-type="float" office:value="0.029376" calcext:value-type="float">
            <text:p>0.029376</text:p>
          </table:table-cell>
          <table:table-cell office:value-type="float" office:value="0.048834" calcext:value-type="float">
            <text:p>0.048834</text:p>
          </table:table-cell>
          <table:table-cell office:value-type="float" office:value="0.090428" calcext:value-type="float">
            <text:p>0.090428</text:p>
          </table:table-cell>
          <table:table-cell office:value-type="float" office:value="0.198537" calcext:value-type="float">
            <text:p>0.198537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37748" calcext:value-type="float">
            <text:p>-0.0377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887038" calcext:value-type="float">
            <text:p>-0.887038</text:p>
          </table:table-cell>
          <table:table-cell office:value-type="float" office:value="-0.082101" calcext:value-type="float">
            <text:p>-0.082101</text:p>
          </table:table-cell>
          <table:table-cell office:value-type="float" office:value="-0.036249" calcext:value-type="float">
            <text:p>-0.036249</text:p>
          </table:table-cell>
          <table:table-cell office:value-type="float" office:value="-0.014376" calcext:value-type="float">
            <text:p>-0.014376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16061" calcext:value-type="float">
            <text:p>0.016061</text:p>
          </table:table-cell>
          <table:table-cell office:value-type="float" office:value="0.030679" calcext:value-type="float">
            <text:p>0.030679</text:p>
          </table:table-cell>
          <table:table-cell office:value-type="float" office:value="0.045062" calcext:value-type="float">
            <text:p>0.045062</text:p>
          </table:table-cell>
          <table:table-cell office:value-type="float" office:value="0.089142" calcext:value-type="float">
            <text:p>0.089142</text:p>
          </table:table-cell>
          <table:table-cell office:value-type="float" office:value="0.193677" calcext:value-type="float">
            <text:p>0.193677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64396" calcext:value-type="float">
            <text:p>-0.0643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725073" calcext:value-type="float">
            <text:p>-0.725073</text:p>
          </table:table-cell>
          <table:table-cell office:value-type="float" office:value="-0.054388" calcext:value-type="float">
            <text:p>-0.054388</text:p>
          </table:table-cell>
          <table:table-cell office:value-type="float" office:value="-0.02983" calcext:value-type="float">
            <text:p>-0.02983</text:p>
          </table:table-cell>
          <table:table-cell office:value-type="float" office:value="-0.008165" calcext:value-type="float">
            <text:p>-0.008165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0.017968" calcext:value-type="float">
            <text:p>0.017968</text:p>
          </table:table-cell>
          <table:table-cell office:value-type="float" office:value="0.032909" calcext:value-type="float">
            <text:p>0.032909</text:p>
          </table:table-cell>
          <table:table-cell office:value-type="float" office:value="0.053326" calcext:value-type="float">
            <text:p>0.053326</text:p>
          </table:table-cell>
          <table:table-cell office:value-type="float" office:value="0.098285" calcext:value-type="float">
            <text:p>0.098285</text:p>
          </table:table-cell>
          <table:table-cell office:value-type="float" office:value="0.20333" calcext:value-type="float">
            <text:p>0.20333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40519" calcext:value-type="float">
            <text:p>-0.0405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697726" calcext:value-type="float">
            <text:p>-0.697726</text:p>
          </table:table-cell>
          <table:table-cell office:value-type="float" office:value="-0.05685" calcext:value-type="float">
            <text:p>-0.05685</text:p>
          </table:table-cell>
          <table:table-cell office:value-type="float" office:value="-0.032379" calcext:value-type="float">
            <text:p>-0.032379</text:p>
          </table:table-cell>
          <table:table-cell office:value-type="float" office:value="-0.012347" calcext:value-type="float">
            <text:p>-0.012347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39771" calcext:value-type="float">
            <text:p>0.039771</text:p>
          </table:table-cell>
          <table:table-cell office:value-type="float" office:value="0.07014" calcext:value-type="float">
            <text:p>0.07014</text:p>
          </table:table-cell>
          <table:table-cell office:value-type="float" office:value="0.10475" calcext:value-type="float">
            <text:p>0.10475</text:p>
          </table:table-cell>
          <table:table-cell office:value-type="float" office:value="0.200228" calcext:value-type="float">
            <text:p>0.200228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35766" calcext:value-type="float">
            <text:p>-0.03576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768849" calcext:value-type="float">
            <text:p>-0.768849</text:p>
          </table:table-cell>
          <table:table-cell office:value-type="float" office:value="-0.06048" calcext:value-type="float">
            <text:p>-0.06048</text:p>
          </table:table-cell>
          <table:table-cell office:value-type="float" office:value="-0.032843" calcext:value-type="float">
            <text:p>-0.032843</text:p>
          </table:table-cell>
          <table:table-cell office:value-type="float" office:value="-0.014208" calcext:value-type="float">
            <text:p>-0.014208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22073" calcext:value-type="float">
            <text:p>0.022073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.057181" calcext:value-type="float">
            <text:p>0.057181</text:p>
          </table:table-cell>
          <table:table-cell office:value-type="float" office:value="0.086946" calcext:value-type="float">
            <text:p>0.086946</text:p>
          </table:table-cell>
          <table:table-cell office:value-type="float" office:value="0.18572" calcext:value-type="float">
            <text:p>0.18572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48365" calcext:value-type="float">
            <text:p>-0.0483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721511" calcext:value-type="float">
            <text:p>-0.721511</text:p>
          </table:table-cell>
          <table:table-cell office:value-type="float" office:value="-0.062839" calcext:value-type="float">
            <text:p>-0.062839</text:p>
          </table:table-cell>
          <table:table-cell office:value-type="float" office:value="-0.035053" calcext:value-type="float">
            <text:p>-0.035053</text:p>
          </table:table-cell>
          <table:table-cell office:value-type="float" office:value="-0.016467" calcext:value-type="float">
            <text:p>-0.016467</text:p>
          </table:table-cell>
          <table:table-cell office:value-type="float" office:value="-0.000738" calcext:value-type="float">
            <text:p>-0.000738</text:p>
          </table:table-cell>
          <table:table-cell office:value-type="float" office:value="0.015956" calcext:value-type="float">
            <text:p>0.015956</text:p>
          </table:table-cell>
          <table:table-cell office:value-type="float" office:value="0.033535" calcext:value-type="float">
            <text:p>0.033535</text:p>
          </table:table-cell>
          <table:table-cell office:value-type="float" office:value="0.055217" calcext:value-type="float">
            <text:p>0.055217</text:p>
          </table:table-cell>
          <table:table-cell office:value-type="float" office:value="0.086606" calcext:value-type="float">
            <text:p>0.086606</text:p>
          </table:table-cell>
          <table:table-cell office:value-type="float" office:value="0.188344" calcext:value-type="float">
            <text:p>0.188344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45695" calcext:value-type="float">
            <text:p>-0.0456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711267" calcext:value-type="float">
            <text:p>-0.711267</text:p>
          </table:table-cell>
          <table:table-cell office:value-type="float" office:value="-0.06042" calcext:value-type="float">
            <text:p>-0.06042</text:p>
          </table:table-cell>
          <table:table-cell office:value-type="float" office:value="-0.024003" calcext:value-type="float">
            <text:p>-0.024003</text:p>
          </table:table-cell>
          <table:table-cell office:value-type="float" office:value="-0.007311" calcext:value-type="float">
            <text:p>-0.007311</text:p>
          </table:table-cell>
          <table:table-cell office:value-type="float" office:value="0.008781" calcext:value-type="float">
            <text:p>0.008781</text:p>
          </table:table-cell>
          <table:table-cell office:value-type="float" office:value="0.021459" calcext:value-type="float">
            <text:p>0.021459</text:p>
          </table:table-cell>
          <table:table-cell office:value-type="float" office:value="0.036645" calcext:value-type="float">
            <text:p>0.036645</text:p>
          </table:table-cell>
          <table:table-cell office:value-type="float" office:value="0.057617" calcext:value-type="float">
            <text:p>0.057617</text:p>
          </table:table-cell>
          <table:table-cell office:value-type="float" office:value="0.088558" calcext:value-type="float">
            <text:p>0.088558</text:p>
          </table:table-cell>
          <table:table-cell office:value-type="float" office:value="0.183633" calcext:value-type="float">
            <text:p>0.183633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40631" calcext:value-type="float">
            <text:p>-0.0406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678173" calcext:value-type="float">
            <text:p>-0.678173</text:p>
          </table:table-cell>
          <table:table-cell office:value-type="float" office:value="-0.04604" calcext:value-type="float">
            <text:p>-0.04604</text:p>
          </table:table-cell>
          <table:table-cell office:value-type="float" office:value="-0.019759" calcext:value-type="float">
            <text:p>-0.019759</text:p>
          </table:table-cell>
          <table:table-cell office:value-type="float" office:value="-0.00493" calcext:value-type="float">
            <text:p>-0.00493</text:p>
          </table:table-cell>
          <table:table-cell office:value-type="float" office:value="0.010584" calcext:value-type="float">
            <text:p>0.010584</text:p>
          </table:table-cell>
          <table:table-cell office:value-type="float" office:value="0.025389" calcext:value-type="float">
            <text:p>0.025389</text:p>
          </table:table-cell>
          <table:table-cell office:value-type="float" office:value="0.040904" calcext:value-type="float">
            <text:p>0.040904</text:p>
          </table:table-cell>
          <table:table-cell office:value-type="float" office:value="0.062355" calcext:value-type="float">
            <text:p>0.062355</text:p>
          </table:table-cell>
          <table:table-cell office:value-type="float" office:value="0.099397" calcext:value-type="float">
            <text:p>0.099397</text:p>
          </table:table-cell>
          <table:table-cell office:value-type="float" office:value="0.187147" calcext:value-type="float">
            <text:p>0.187147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32313" calcext:value-type="float">
            <text:p>-0.0323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547473" calcext:value-type="float">
            <text:p>-0.547473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1803" calcext:value-type="float">
            <text:p>-0.01803</text:p>
          </table:table-cell>
          <table:table-cell office:value-type="float" office:value="-0.001975" calcext:value-type="float">
            <text:p>-0.001975</text:p>
          </table:table-cell>
          <table:table-cell office:value-type="float" office:value="0.010723" calcext:value-type="float">
            <text:p>0.010723</text:p>
          </table:table-cell>
          <table:table-cell office:value-type="float" office:value="0.029397" calcext:value-type="float">
            <text:p>0.029397</text:p>
          </table:table-cell>
          <table:table-cell office:value-type="float" office:value="0.048348" calcext:value-type="float">
            <text:p>0.048348</text:p>
          </table:table-cell>
          <table:table-cell office:value-type="float" office:value="0.07867" calcext:value-type="float">
            <text:p>0.07867</text:p>
          </table:table-cell>
          <table:table-cell office:value-type="float" office:value="0.123118" calcext:value-type="float">
            <text:p>0.123118</text:p>
          </table:table-cell>
          <table:table-cell office:value-type="float" office:value="0.210257" calcext:value-type="float">
            <text:p>0.210257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10726" calcext:value-type="float">
            <text:p>-0.0107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537037" calcext:value-type="float">
            <text:p>-0.537037</text:p>
          </table:table-cell>
          <table:table-cell office:value-type="float" office:value="-0.04071" calcext:value-type="float">
            <text:p>-0.04071</text:p>
          </table:table-cell>
          <table:table-cell office:value-type="float" office:value="-0.016597" calcext:value-type="float">
            <text:p>-0.01659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14021" calcext:value-type="float">
            <text:p>0.014021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056207" calcext:value-type="float">
            <text:p>0.056207</text:p>
          </table:table-cell>
          <table:table-cell office:value-type="float" office:value="0.087271" calcext:value-type="float">
            <text:p>0.087271</text:p>
          </table:table-cell>
          <table:table-cell office:value-type="float" office:value="0.135538" calcext:value-type="float">
            <text:p>0.135538</text:p>
          </table:table-cell>
          <table:table-cell office:value-type="float" office:value="0.214425" calcext:value-type="float">
            <text:p>0.214425</text:p>
          </table:table-cell>
          <table:table-cell office:value-type="float" office:value="0.348487" calcext:value-type="float">
            <text:p>0.348487</text:p>
          </table:table-cell>
          <table:table-cell office:value-type="float" office:value="-0.005196" calcext:value-type="float">
            <text:p>-0.0051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581884" calcext:value-type="float">
            <text:p>-0.581884</text:p>
          </table:table-cell>
          <table:table-cell office:value-type="float" office:value="-0.037055" calcext:value-type="float">
            <text:p>-0.037055</text:p>
          </table:table-cell>
          <table:table-cell office:value-type="float" office:value="-0.013734" calcext:value-type="float">
            <text:p>-0.013734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022581" calcext:value-type="float">
            <text:p>0.022581</text:p>
          </table:table-cell>
          <table:table-cell office:value-type="float" office:value="0.043633" calcext:value-type="float">
            <text:p>0.043633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0.103623" calcext:value-type="float">
            <text:p>0.103623</text:p>
          </table:table-cell>
          <table:table-cell office:value-type="float" office:value="0.153438" calcext:value-type="float">
            <text:p>0.153438</text:p>
          </table:table-cell>
          <table:table-cell office:value-type="float" office:value="0.244021" calcext:value-type="float">
            <text:p>0.244021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000427" calcext:value-type="float">
            <text:p>0.000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753705" calcext:value-type="float">
            <text:p>-0.753705</text:p>
          </table:table-cell>
          <table:table-cell office:value-type="float" office:value="-0.059479" calcext:value-type="float">
            <text:p>-0.059479</text:p>
          </table:table-cell>
          <table:table-cell office:value-type="float" office:value="-0.020946" calcext:value-type="float">
            <text:p>-0.020946</text:p>
          </table:table-cell>
          <table:table-cell office:value-type="float" office:value="-0.002684" calcext:value-type="float">
            <text:p>-0.002684</text:p>
          </table:table-cell>
          <table:table-cell office:value-type="float" office:value="0.016809" calcext:value-type="float">
            <text:p>0.016809</text:p>
          </table:table-cell>
          <table:table-cell office:value-type="float" office:value="0.037564" calcext:value-type="float">
            <text:p>0.037564</text:p>
          </table:table-cell>
          <table:table-cell office:value-type="float" office:value="0.064208" calcext:value-type="float">
            <text:p>0.064208</text:p>
          </table:table-cell>
          <table:table-cell office:value-type="float" office:value="0.099107" calcext:value-type="float">
            <text:p>0.099107</text:p>
          </table:table-cell>
          <table:table-cell office:value-type="float" office:value="0.153768" calcext:value-type="float">
            <text:p>0.153768</text:p>
          </table:table-cell>
          <table:table-cell office:value-type="float" office:value="0.242681" calcext:value-type="float">
            <text:p>0.242681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-0.022268" calcext:value-type="float">
            <text:p>-0.0222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665039" calcext:value-type="float">
            <text:p>-0.665039</text:p>
          </table:table-cell>
          <table:table-cell office:value-type="float" office:value="-0.052252" calcext:value-type="float">
            <text:p>-0.052252</text:p>
          </table:table-cell>
          <table:table-cell office:value-type="float" office:value="-0.01967" calcext:value-type="float">
            <text:p>-0.01967</text:p>
          </table:table-cell>
          <table:table-cell office:value-type="float" office:value="-0.000702" calcext:value-type="float">
            <text:p>-0.000702</text:p>
          </table:table-cell>
          <table:table-cell office:value-type="float" office:value="0.019281" calcext:value-type="float">
            <text:p>0.019281</text:p>
          </table:table-cell>
          <table:table-cell office:value-type="float" office:value="0.039124" calcext:value-type="float">
            <text:p>0.039124</text:p>
          </table:table-cell>
          <table:table-cell office:value-type="float" office:value="0.065928" calcext:value-type="float">
            <text:p>0.065928</text:p>
          </table:table-cell>
          <table:table-cell office:value-type="float" office:value="0.099879" calcext:value-type="float">
            <text:p>0.099879</text:p>
          </table:table-cell>
          <table:table-cell office:value-type="float" office:value="0.145105" calcext:value-type="float">
            <text:p>0.145105</text:p>
          </table:table-cell>
          <table:table-cell office:value-type="float" office:value="0.246655" calcext:value-type="float">
            <text:p>0.246655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-0.012169" calcext:value-type="float">
            <text:p>-0.01216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466335" calcext:value-type="float">
            <text:p>-0.466335</text:p>
          </table:table-cell>
          <table:table-cell office:value-type="float" office:value="-0.042396" calcext:value-type="float">
            <text:p>-0.042396</text:p>
          </table:table-cell>
          <table:table-cell office:value-type="float" office:value="-0.019532" calcext:value-type="float">
            <text:p>-0.019532</text:p>
          </table:table-cell>
          <table:table-cell office:value-type="float" office:value="-0.004105" calcext:value-type="float">
            <text:p>-0.004105</text:p>
          </table:table-cell>
          <table:table-cell office:value-type="float" office:value="0.012482" calcext:value-type="float">
            <text:p>0.012482</text:p>
          </table:table-cell>
          <table:table-cell office:value-type="float" office:value="0.028954" calcext:value-type="float">
            <text:p>0.028954</text:p>
          </table:table-cell>
          <table:table-cell office:value-type="float" office:value="0.050522" calcext:value-type="float">
            <text:p>0.050522</text:p>
          </table:table-cell>
          <table:table-cell office:value-type="float" office:value="0.083711" calcext:value-type="float">
            <text:p>0.083711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232043" calcext:value-type="float">
            <text:p>0.232043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001029" calcext:value-type="float">
            <text:p>0.0010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624556" calcext:value-type="float">
            <text:p>-0.624556</text:p>
          </table:table-cell>
          <table:table-cell office:value-type="float" office:value="-0.04501" calcext:value-type="float">
            <text:p>-0.04501</text:p>
          </table:table-cell>
          <table:table-cell office:value-type="float" office:value="-0.017284" calcext:value-type="float">
            <text:p>-0.017284</text:p>
          </table:table-cell>
          <table:table-cell office:value-type="float" office:value="-0.002437" calcext:value-type="float">
            <text:p>-0.002437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48764" calcext:value-type="float">
            <text:p>0.048764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120864" calcext:value-type="float">
            <text:p>0.120864</text:p>
          </table:table-cell>
          <table:table-cell office:value-type="float" office:value="0.221228" calcext:value-type="float">
            <text:p>0.221228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-0.01836" calcext:value-type="float">
            <text:p>-0.018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783524" calcext:value-type="float">
            <text:p>-0.783524</text:p>
          </table:table-cell>
          <table:table-cell office:value-type="float" office:value="-0.054192" calcext:value-type="float">
            <text:p>-0.054192</text:p>
          </table:table-cell>
          <table:table-cell office:value-type="float" office:value="-0.016173" calcext:value-type="float">
            <text:p>-0.016173</text:p>
          </table:table-cell>
          <table:table-cell office:value-type="float" office:value="-0.000173" calcext:value-type="float">
            <text:p>-0.000173</text:p>
          </table:table-cell>
          <table:table-cell office:value-type="float" office:value="0.011419" calcext:value-type="float">
            <text:p>0.011419</text:p>
          </table:table-cell>
          <table:table-cell office:value-type="float" office:value="0.027572" calcext:value-type="float">
            <text:p>0.027572</text:p>
          </table:table-cell>
          <table:table-cell office:value-type="float" office:value="0.052248" calcext:value-type="float">
            <text:p>0.052248</text:p>
          </table:table-cell>
          <table:table-cell office:value-type="float" office:value="0.079557" calcext:value-type="float">
            <text:p>0.079557</text:p>
          </table:table-cell>
          <table:table-cell office:value-type="float" office:value="0.131772" calcext:value-type="float">
            <text:p>0.131772</text:p>
          </table:table-cell>
          <table:table-cell office:value-type="float" office:value="0.243838" calcext:value-type="float">
            <text:p>0.243838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-0.030766" calcext:value-type="float">
            <text:p>-0.03076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621244" calcext:value-type="float">
            <text:p>-0.621244</text:p>
          </table:table-cell>
          <table:table-cell office:value-type="float" office:value="-0.040347" calcext:value-type="float">
            <text:p>-0.040347</text:p>
          </table:table-cell>
          <table:table-cell office:value-type="float" office:value="-0.010542" calcext:value-type="float">
            <text:p>-0.010542</text:p>
          </table:table-cell>
          <table:table-cell office:value-type="float" office:value="0.002027" calcext:value-type="float">
            <text:p>0.002027</text:p>
          </table:table-cell>
          <table:table-cell office:value-type="float" office:value="0.016646" calcext:value-type="float">
            <text:p>0.016646</text:p>
          </table:table-cell>
          <table:table-cell office:value-type="float" office:value="0.037923" calcext:value-type="float">
            <text:p>0.037923</text:p>
          </table:table-cell>
          <table:table-cell office:value-type="float" office:value="0.062878" calcext:value-type="float">
            <text:p>0.062878</text:p>
          </table:table-cell>
          <table:table-cell office:value-type="float" office:value="0.090264" calcext:value-type="float">
            <text:p>0.090264</text:p>
          </table:table-cell>
          <table:table-cell office:value-type="float" office:value="0.144767" calcext:value-type="float">
            <text:p>0.144767</text:p>
          </table:table-cell>
          <table:table-cell office:value-type="float" office:value="0.248812" calcext:value-type="float">
            <text:p>0.248812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-0.006882" calcext:value-type="float">
            <text:p>-0.00688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629979" calcext:value-type="float">
            <text:p>-0.629979</text:p>
          </table:table-cell>
          <table:table-cell office:value-type="float" office:value="-0.051405" calcext:value-type="float">
            <text:p>-0.051405</text:p>
          </table:table-cell>
          <table:table-cell office:value-type="float" office:value="-0.017926" calcext:value-type="float">
            <text:p>-0.017926</text:p>
          </table:table-cell>
          <table:table-cell office:value-type="float" office:value="-0.00165" calcext:value-type="float">
            <text:p>-0.00165</text:p>
          </table:table-cell>
          <table:table-cell office:value-type="float" office:value="0.011728" calcext:value-type="float">
            <text:p>0.011728</text:p>
          </table:table-cell>
          <table:table-cell office:value-type="float" office:value="0.033404" calcext:value-type="float">
            <text:p>0.033404</text:p>
          </table:table-cell>
          <table:table-cell office:value-type="float" office:value="0.059773" calcext:value-type="float">
            <text:p>0.059773</text:p>
          </table:table-cell>
          <table:table-cell office:value-type="float" office:value="0.086636" calcext:value-type="float">
            <text:p>0.086636</text:p>
          </table:table-cell>
          <table:table-cell office:value-type="float" office:value="0.138287" calcext:value-type="float">
            <text:p>0.138287</text:p>
          </table:table-cell>
          <table:table-cell office:value-type="float" office:value="0.236964" calcext:value-type="float">
            <text:p>0.236964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-0.013417" calcext:value-type="float">
            <text:p>-0.01341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590694" calcext:value-type="float">
            <text:p>-0.590694</text:p>
          </table:table-cell>
          <table:table-cell office:value-type="float" office:value="-0.03701" calcext:value-type="float">
            <text:p>-0.03701</text:p>
          </table:table-cell>
          <table:table-cell office:value-type="float" office:value="-0.00927" calcext:value-type="float">
            <text:p>-0.00927</text:p>
          </table:table-cell>
          <table:table-cell office:value-type="float" office:value="0.006653" calcext:value-type="float">
            <text:p>0.006653</text:p>
          </table:table-cell>
          <table:table-cell office:value-type="float" office:value="0.021394" calcext:value-type="float">
            <text:p>0.021394</text:p>
          </table:table-cell>
          <table:table-cell office:value-type="float" office:value="0.043582" calcext:value-type="float">
            <text:p>0.043582</text:p>
          </table:table-cell>
          <table:table-cell office:value-type="float" office:value="0.066953" calcext:value-type="float">
            <text:p>0.066953</text:p>
          </table:table-cell>
          <table:table-cell office:value-type="float" office:value="0.097478" calcext:value-type="float">
            <text:p>0.097478</text:p>
          </table:table-cell>
          <table:table-cell office:value-type="float" office:value="0.144527" calcext:value-type="float">
            <text:p>0.144527</text:p>
          </table:table-cell>
          <table:table-cell office:value-type="float" office:value="0.245471" calcext:value-type="float">
            <text:p>0.245471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-0.001092" calcext:value-type="float">
            <text:p>-0.00109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692713" calcext:value-type="float">
            <text:p>-0.692713</text:p>
          </table:table-cell>
          <table:table-cell office:value-type="float" office:value="-0.037361" calcext:value-type="float">
            <text:p>-0.037361</text:p>
          </table:table-cell>
          <table:table-cell office:value-type="float" office:value="-0.006006" calcext:value-type="float">
            <text:p>-0.006006</text:p>
          </table:table-cell>
          <table:table-cell office:value-type="float" office:value="0.011005" calcext:value-type="float">
            <text:p>0.011005</text:p>
          </table:table-cell>
          <table:table-cell office:value-type="float" office:value="0.025332" calcext:value-type="float">
            <text:p>0.025332</text:p>
          </table:table-cell>
          <table:table-cell office:value-type="float" office:value="0.046512" calcext:value-type="float">
            <text:p>0.046512</text:p>
          </table:table-cell>
          <table:table-cell office:value-type="float" office:value="0.070924" calcext:value-type="float">
            <text:p>0.070924</text:p>
          </table:table-cell>
          <table:table-cell office:value-type="float" office:value="0.107498" calcext:value-type="float">
            <text:p>0.107498</text:p>
          </table:table-cell>
          <table:table-cell office:value-type="float" office:value="0.158101" calcext:value-type="float">
            <text:p>0.158101</text:p>
          </table:table-cell>
          <table:table-cell office:value-type="float" office:value="0.26589" calcext:value-type="float">
            <text:p>0.26589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-0.005082" calcext:value-type="float">
            <text:p>-0.00508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478751" calcext:value-type="float">
            <text:p>-0.478751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29577" calcext:value-type="float">
            <text:p>0.029577</text:p>
          </table:table-cell>
          <table:table-cell office:value-type="float" office:value="0.052454" calcext:value-type="float">
            <text:p>0.052454</text:p>
          </table:table-cell>
          <table:table-cell office:value-type="float" office:value="0.087955" calcext:value-type="float">
            <text:p>0.087955</text:p>
          </table:table-cell>
          <table:table-cell office:value-type="float" office:value="0.123998" calcext:value-type="float">
            <text:p>0.123998</text:p>
          </table:table-cell>
          <table:table-cell office:value-type="float" office:value="0.168322" calcext:value-type="float">
            <text:p>0.168322</text:p>
          </table:table-cell>
          <table:table-cell office:value-type="float" office:value="0.280963" calcext:value-type="float">
            <text:p>0.280963</text:p>
          </table:table-cell>
          <table:table-cell office:value-type="float" office:value="0.394307" calcext:value-type="float">
            <text:p>0.394307</text:p>
          </table:table-cell>
          <table:table-cell office:value-type="float" office:value="0.025158" calcext:value-type="float">
            <text:p>0.02515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28207" calcext:value-type="float">
            <text:p>-0.28207</text:p>
          </table:table-cell>
          <table:table-cell office:value-type="float" office:value="-0.015872" calcext:value-type="float">
            <text:p>-0.015872</text:p>
          </table:table-cell>
          <table:table-cell office:value-type="float" office:value="0.008539" calcext:value-type="float">
            <text:p>0.008539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0.039786" calcext:value-type="float">
            <text:p>0.039786</text:p>
          </table:table-cell>
          <table:table-cell office:value-type="float" office:value="0.063136" calcext:value-type="float">
            <text:p>0.06313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35017" calcext:value-type="float">
            <text:p>0.135017</text:p>
          </table:table-cell>
          <table:table-cell office:value-type="float" office:value="0.182054" calcext:value-type="float">
            <text:p>0.182054</text:p>
          </table:table-cell>
          <table:table-cell office:value-type="float" office:value="0.280694" calcext:value-type="float">
            <text:p>0.280694</text:p>
          </table:table-cell>
          <table:table-cell office:value-type="float" office:value="0.394307" calcext:value-type="float">
            <text:p>0.394307</text:p>
          </table:table-cell>
          <table:table-cell office:value-type="float" office:value="0.053119" calcext:value-type="float">
            <text:p>0.05311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478738" calcext:value-type="float">
            <text:p>-0.478738</text:p>
          </table:table-cell>
          <table:table-cell office:value-type="float" office:value="-0.029929" calcext:value-type="float">
            <text:p>-0.029929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018557" calcext:value-type="float">
            <text:p>0.018557</text:p>
          </table:table-cell>
          <table:table-cell office:value-type="float" office:value="0.033429" calcext:value-type="float">
            <text:p>0.033429</text:p>
          </table:table-cell>
          <table:table-cell office:value-type="float" office:value="0.055092" calcext:value-type="float">
            <text:p>0.055092</text:p>
          </table:table-cell>
          <table:table-cell office:value-type="float" office:value="0.079128" calcext:value-type="float">
            <text:p>0.079128</text:p>
          </table:table-cell>
          <table:table-cell office:value-type="float" office:value="0.117754" calcext:value-type="float">
            <text:p>0.117754</text:p>
          </table:table-cell>
          <table:table-cell office:value-type="float" office:value="0.16837" calcext:value-type="float">
            <text:p>0.16837</text:p>
          </table:table-cell>
          <table:table-cell office:value-type="float" office:value="0.27269" calcext:value-type="float">
            <text:p>0.27269</text:p>
          </table:table-cell>
          <table:table-cell office:value-type="float" office:value="0.394307" calcext:value-type="float">
            <text:p>0.394307</text:p>
          </table:table-cell>
          <table:table-cell office:value-type="float" office:value="0.023818" calcext:value-type="float">
            <text:p>0.0238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50246" calcext:value-type="float">
            <text:p>-0.50246</text:p>
          </table:table-cell>
          <table:table-cell office:value-type="float" office:value="-0.031311" calcext:value-type="float">
            <text:p>-0.031311</text:p>
          </table:table-cell>
          <table:table-cell office:value-type="float" office:value="-0.000278" calcext:value-type="float">
            <text:p>-0.000278</text:p>
          </table:table-cell>
          <table:table-cell office:value-type="float" office:value="0.016078" calcext:value-type="float">
            <text:p>0.016078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054417" calcext:value-type="float">
            <text:p>0.054417</text:p>
          </table:table-cell>
          <table:table-cell office:value-type="float" office:value="0.077788" calcext:value-type="float">
            <text:p>0.077788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18686" calcext:value-type="float">
            <text:p>0.18686</text:p>
          </table:table-cell>
          <table:table-cell office:value-type="float" office:value="0.296962" calcext:value-type="float">
            <text:p>0.296962</text:p>
          </table:table-cell>
          <table:table-cell office:value-type="float" office:value="0.394307" calcext:value-type="float">
            <text:p>0.394307</text:p>
          </table:table-cell>
          <table:table-cell office:value-type="float" office:value="0.02635" calcext:value-type="float">
            <text:p>0.026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591303" calcext:value-type="float">
            <text:p>-0.591303</text:p>
          </table:table-cell>
          <table:table-cell office:value-type="float" office:value="-0.035038" calcext:value-type="float">
            <text:p>-0.035038</text:p>
          </table:table-cell>
          <table:table-cell office:value-type="float" office:value="0.004305" calcext:value-type="float">
            <text:p>0.004305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42746" calcext:value-type="float">
            <text:p>0.042746</text:p>
          </table:table-cell>
          <table:table-cell office:value-type="float" office:value="0.062411" calcext:value-type="float">
            <text:p>0.062411</text:p>
          </table:table-cell>
          <table:table-cell office:value-type="float" office:value="0.092963" calcext:value-type="float">
            <text:p>0.092963</text:p>
          </table:table-cell>
          <table:table-cell office:value-type="float" office:value="0.141744" calcext:value-type="float">
            <text:p>0.141744</text:p>
          </table:table-cell>
          <table:table-cell office:value-type="float" office:value="0.193468" calcext:value-type="float">
            <text:p>0.193468</text:p>
          </table:table-cell>
          <table:table-cell office:value-type="float" office:value="0.297934" calcext:value-type="float">
            <text:p>0.297934</text:p>
          </table:table-cell>
          <table:table-cell office:value-type="float" office:value="0.40019" calcext:value-type="float">
            <text:p>0.40019</text:p>
          </table:table-cell>
          <table:table-cell office:value-type="float" office:value="0.023379" calcext:value-type="float">
            <text:p>0.0233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416615" calcext:value-type="float">
            <text:p>-0.416615</text:p>
          </table:table-cell>
          <table:table-cell office:value-type="float" office:value="-0.020009" calcext:value-type="float">
            <text:p>-0.020009</text:p>
          </table:table-cell>
          <table:table-cell office:value-type="float" office:value="0.010368" calcext:value-type="float">
            <text:p>0.010368</text:p>
          </table:table-cell>
          <table:table-cell office:value-type="float" office:value="0.031377" calcext:value-type="float">
            <text:p>0.031377</text:p>
          </table:table-cell>
          <table:table-cell office:value-type="float" office:value="0.051121" calcext:value-type="float">
            <text:p>0.051121</text:p>
          </table:table-cell>
          <table:table-cell office:value-type="float" office:value="0.071907" calcext:value-type="float">
            <text:p>0.071907</text:p>
          </table:table-cell>
          <table:table-cell office:value-type="float" office:value="0.106222" calcext:value-type="float">
            <text:p>0.106222</text:p>
          </table:table-cell>
          <table:table-cell office:value-type="float" office:value="0.150697" calcext:value-type="float">
            <text:p>0.150697</text:p>
          </table:table-cell>
          <table:table-cell office:value-type="float" office:value="0.207813" calcext:value-type="float">
            <text:p>0.207813</text:p>
          </table:table-cell>
          <table:table-cell office:value-type="float" office:value="0.301719" calcext:value-type="float">
            <text:p>0.301719</text:p>
          </table:table-cell>
          <table:table-cell office:value-type="float" office:value="0.40019" calcext:value-type="float">
            <text:p>0.40019</text:p>
          </table:table-cell>
          <table:table-cell office:value-type="float" office:value="0.04946" calcext:value-type="float">
            <text:p>0.0494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272981" calcext:value-type="float">
            <text:p>-0.272981</text:p>
          </table:table-cell>
          <table:table-cell office:value-type="float" office:value="-0.007096" calcext:value-type="float">
            <text:p>-0.007096</text:p>
          </table:table-cell>
          <table:table-cell office:value-type="float" office:value="0.017248" calcext:value-type="float">
            <text:p>0.017248</text:p>
          </table:table-cell>
          <table:table-cell office:value-type="float" office:value="0.038168" calcext:value-type="float">
            <text:p>0.038168</text:p>
          </table:table-cell>
          <table:table-cell office:value-type="float" office:value="0.060008" calcext:value-type="float">
            <text:p>0.060008</text:p>
          </table:table-cell>
          <table:table-cell office:value-type="float" office:value="0.087441" calcext:value-type="float">
            <text:p>0.087441</text:p>
          </table:table-cell>
          <table:table-cell office:value-type="float" office:value="0.124819" calcext:value-type="float">
            <text:p>0.124819</text:p>
          </table:table-cell>
          <table:table-cell office:value-type="float" office:value="0.168088" calcext:value-type="float">
            <text:p>0.168088</text:p>
          </table:table-cell>
          <table:table-cell office:value-type="float" office:value="0.213505" calcext:value-type="float">
            <text:p>0.213505</text:p>
          </table:table-cell>
          <table:table-cell office:value-type="float" office:value="0.31143" calcext:value-type="float">
            <text:p>0.31143</text:p>
          </table:table-cell>
          <table:table-cell office:value-type="float" office:value="0.40019" calcext:value-type="float">
            <text:p>0.40019</text:p>
          </table:table-cell>
          <table:table-cell office:value-type="float" office:value="0.074063" calcext:value-type="float">
            <text:p>0.07406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486964" calcext:value-type="float">
            <text:p>-0.486964</text:p>
          </table:table-cell>
          <table:table-cell office:value-type="float" office:value="-0.007064" calcext:value-type="float">
            <text:p>-0.007064</text:p>
          </table:table-cell>
          <table:table-cell office:value-type="float" office:value="0.021092" calcext:value-type="float">
            <text:p>0.021092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69036" calcext:value-type="float">
            <text:p>0.069036</text:p>
          </table:table-cell>
          <table:table-cell office:value-type="float" office:value="0.099808" calcext:value-type="float">
            <text:p>0.099808</text:p>
          </table:table-cell>
          <table:table-cell office:value-type="float" office:value="0.132932" calcext:value-type="float">
            <text:p>0.132932</text:p>
          </table:table-cell>
          <table:table-cell office:value-type="float" office:value="0.174355" calcext:value-type="float">
            <text:p>0.174355</text:p>
          </table:table-cell>
          <table:table-cell office:value-type="float" office:value="0.219755" calcext:value-type="float">
            <text:p>0.219755</text:p>
          </table:table-cell>
          <table:table-cell office:value-type="float" office:value="0.311202" calcext:value-type="float">
            <text:p>0.311202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057752" calcext:value-type="float">
            <text:p>0.0577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446891" calcext:value-type="float">
            <text:p>-0.446891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22277" calcext:value-type="float">
            <text:p>0.022277</text:p>
          </table:table-cell>
          <table:table-cell office:value-type="float" office:value="0.041108" calcext:value-type="float">
            <text:p>0.041108</text:p>
          </table:table-cell>
          <table:table-cell office:value-type="float" office:value="0.066683" calcext:value-type="float">
            <text:p>0.066683</text:p>
          </table:table-cell>
          <table:table-cell office:value-type="float" office:value="0.096015" calcext:value-type="float">
            <text:p>0.096015</text:p>
          </table:table-cell>
          <table:table-cell office:value-type="float" office:value="0.131732" calcext:value-type="float">
            <text:p>0.131732</text:p>
          </table:table-cell>
          <table:table-cell office:value-type="float" office:value="0.177277" calcext:value-type="float">
            <text:p>0.177277</text:p>
          </table:table-cell>
          <table:table-cell office:value-type="float" office:value="0.221688" calcext:value-type="float">
            <text:p>0.221688</text:p>
          </table:table-cell>
          <table:table-cell office:value-type="float" office:value="0.312237" calcext:value-type="float">
            <text:p>0.312237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062513" calcext:value-type="float">
            <text:p>0.0625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39369" calcext:value-type="float">
            <text:p>-0.39369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24714" calcext:value-type="float">
            <text:p>0.024714</text:p>
          </table:table-cell>
          <table:table-cell office:value-type="float" office:value="0.045899" calcext:value-type="float">
            <text:p>0.045899</text:p>
          </table:table-cell>
          <table:table-cell office:value-type="float" office:value="0.072839" calcext:value-type="float">
            <text:p>0.072839</text:p>
          </table:table-cell>
          <table:table-cell office:value-type="float" office:value="0.09594" calcext:value-type="float">
            <text:p>0.09594</text:p>
          </table:table-cell>
          <table:table-cell office:value-type="float" office:value="0.127725" calcext:value-type="float">
            <text:p>0.127725</text:p>
          </table:table-cell>
          <table:table-cell office:value-type="float" office:value="0.173089" calcext:value-type="float">
            <text:p>0.173089</text:p>
          </table:table-cell>
          <table:table-cell office:value-type="float" office:value="0.212716" calcext:value-type="float">
            <text:p>0.212716</text:p>
          </table:table-cell>
          <table:table-cell office:value-type="float" office:value="0.304393" calcext:value-type="float">
            <text:p>0.304393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066708" calcext:value-type="float">
            <text:p>0.06670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399519" calcext:value-type="float">
            <text:p>-0.399519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0.027949" calcext:value-type="float">
            <text:p>0.027949</text:p>
          </table:table-cell>
          <table:table-cell office:value-type="float" office:value="0.056628" calcext:value-type="float">
            <text:p>0.056628</text:p>
          </table:table-cell>
          <table:table-cell office:value-type="float" office:value="0.084111" calcext:value-type="float">
            <text:p>0.084111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134538" calcext:value-type="float">
            <text:p>0.134538</text:p>
          </table:table-cell>
          <table:table-cell office:value-type="float" office:value="0.176648" calcext:value-type="float">
            <text:p>0.176648</text:p>
          </table:table-cell>
          <table:table-cell office:value-type="float" office:value="0.21975" calcext:value-type="float">
            <text:p>0.21975</text:p>
          </table:table-cell>
          <table:table-cell office:value-type="float" office:value="0.317264" calcext:value-type="float">
            <text:p>0.317264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07329" calcext:value-type="float">
            <text:p>0.0732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306075" calcext:value-type="float">
            <text:p>-0.306075</text:p>
          </table:table-cell>
          <table:table-cell office:value-type="float" office:value="0.012384" calcext:value-type="float">
            <text:p>0.012384</text:p>
          </table:table-cell>
          <table:table-cell office:value-type="float" office:value="0.034824" calcext:value-type="float">
            <text:p>0.034824</text:p>
          </table:table-cell>
          <table:table-cell office:value-type="float" office:value="0.065042" calcext:value-type="float">
            <text:p>0.065042</text:p>
          </table:table-cell>
          <table:table-cell office:value-type="float" office:value="0.088938" calcext:value-type="float">
            <text:p>0.088938</text:p>
          </table:table-cell>
          <table:table-cell office:value-type="float" office:value="0.12108" calcext:value-type="float">
            <text:p>0.12108</text:p>
          </table:table-cell>
          <table:table-cell office:value-type="float" office:value="0.153531" calcext:value-type="float">
            <text:p>0.153531</text:p>
          </table:table-cell>
          <table:table-cell office:value-type="float" office:value="0.200879" calcext:value-type="float">
            <text:p>0.200879</text:p>
          </table:table-cell>
          <table:table-cell office:value-type="float" office:value="0.240242" calcext:value-type="float">
            <text:p>0.240242</text:p>
          </table:table-cell>
          <table:table-cell office:value-type="float" office:value="0.33541" calcext:value-type="float">
            <text:p>0.33541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094626" calcext:value-type="float">
            <text:p>0.09462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457481" calcext:value-type="float">
            <text:p>-0.457481</text:p>
          </table:table-cell>
          <table:table-cell office:value-type="float" office:value="0.009683" calcext:value-type="float">
            <text:p>0.009683</text:p>
          </table:table-cell>
          <table:table-cell office:value-type="float" office:value="0.040413" calcext:value-type="float">
            <text:p>0.040413</text:p>
          </table:table-cell>
          <table:table-cell office:value-type="float" office:value="0.07245" calcext:value-type="float">
            <text:p>0.07245</text:p>
          </table:table-cell>
          <table:table-cell office:value-type="float" office:value="0.099751" calcext:value-type="float">
            <text:p>0.099751</text:p>
          </table:table-cell>
          <table:table-cell office:value-type="float" office:value="0.136173" calcext:value-type="float">
            <text:p>0.136173</text:p>
          </table:table-cell>
          <table:table-cell office:value-type="float" office:value="0.165289" calcext:value-type="float">
            <text:p>0.165289</text:p>
          </table:table-cell>
          <table:table-cell office:value-type="float" office:value="0.204423" calcext:value-type="float">
            <text:p>0.204423</text:p>
          </table:table-cell>
          <table:table-cell office:value-type="float" office:value="0.245873" calcext:value-type="float">
            <text:p>0.245873</text:p>
          </table:table-cell>
          <table:table-cell office:value-type="float" office:value="0.339664" calcext:value-type="float">
            <text:p>0.339664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085624" calcext:value-type="float">
            <text:p>0.08562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280121" calcext:value-type="float">
            <text:p>-0.280121</text:p>
          </table:table-cell>
          <table:table-cell office:value-type="float" office:value="0.018077" calcext:value-type="float">
            <text:p>0.018077</text:p>
          </table:table-cell>
          <table:table-cell office:value-type="float" office:value="0.04574" calcext:value-type="float">
            <text:p>0.04574</text:p>
          </table:table-cell>
          <table:table-cell office:value-type="float" office:value="0.071862" calcext:value-type="float">
            <text:p>0.071862</text:p>
          </table:table-cell>
          <table:table-cell office:value-type="float" office:value="0.095948" calcext:value-type="float">
            <text:p>0.095948</text:p>
          </table:table-cell>
          <table:table-cell office:value-type="float" office:value="0.13436" calcext:value-type="float">
            <text:p>0.13436</text:p>
          </table:table-cell>
          <table:table-cell office:value-type="float" office:value="0.167289" calcext:value-type="float">
            <text:p>0.167289</text:p>
          </table:table-cell>
          <table:table-cell office:value-type="float" office:value="0.198191" calcext:value-type="float">
            <text:p>0.198191</text:p>
          </table:table-cell>
          <table:table-cell office:value-type="float" office:value="0.235982" calcext:value-type="float">
            <text:p>0.235982</text:p>
          </table:table-cell>
          <table:table-cell office:value-type="float" office:value="0.330818" calcext:value-type="float">
            <text:p>0.330818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101815" calcext:value-type="float">
            <text:p>0.10181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44574" calcext:value-type="float">
            <text:p>-0.44574</text:p>
          </table:table-cell>
          <table:table-cell office:value-type="float" office:value="0.015929" calcext:value-type="float">
            <text:p>0.015929</text:p>
          </table:table-cell>
          <table:table-cell office:value-type="float" office:value="0.046591" calcext:value-type="float">
            <text:p>0.046591</text:p>
          </table:table-cell>
          <table:table-cell office:value-type="float" office:value="0.071682" calcext:value-type="float">
            <text:p>0.071682</text:p>
          </table:table-cell>
          <table:table-cell office:value-type="float" office:value="0.092597" calcext:value-type="float">
            <text:p>0.092597</text:p>
          </table:table-cell>
          <table:table-cell office:value-type="float" office:value="0.130512" calcext:value-type="float">
            <text:p>0.130512</text:p>
          </table:table-cell>
          <table:table-cell office:value-type="float" office:value="0.16287" calcext:value-type="float">
            <text:p>0.16287</text:p>
          </table:table-cell>
          <table:table-cell office:value-type="float" office:value="0.199663" calcext:value-type="float">
            <text:p>0.199663</text:p>
          </table:table-cell>
          <table:table-cell office:value-type="float" office:value="0.23703" calcext:value-type="float">
            <text:p>0.23703</text:p>
          </table:table-cell>
          <table:table-cell office:value-type="float" office:value="0.336125" calcext:value-type="float">
            <text:p>0.336125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084726" calcext:value-type="float">
            <text:p>0.08472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250718" calcext:value-type="float">
            <text:p>-0.250718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45664" calcext:value-type="float">
            <text:p>0.045664</text:p>
          </table:table-cell>
          <table:table-cell office:value-type="float" office:value="0.070729" calcext:value-type="float">
            <text:p>0.070729</text:p>
          </table:table-cell>
          <table:table-cell office:value-type="float" office:value="0.09867" calcext:value-type="float">
            <text:p>0.09867</text:p>
          </table:table-cell>
          <table:table-cell office:value-type="float" office:value="0.129306" calcext:value-type="float">
            <text:p>0.129306</text:p>
          </table:table-cell>
          <table:table-cell office:value-type="float" office:value="0.156956" calcext:value-type="float">
            <text:p>0.156956</text:p>
          </table:table-cell>
          <table:table-cell office:value-type="float" office:value="0.187945" calcext:value-type="float">
            <text:p>0.187945</text:p>
          </table:table-cell>
          <table:table-cell office:value-type="float" office:value="0.226324" calcext:value-type="float">
            <text:p>0.226324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099577" calcext:value-type="float">
            <text:p>0.09957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161404" calcext:value-type="float">
            <text:p>-0.161404</text:p>
          </table:table-cell>
          <table:table-cell office:value-type="float" office:value="0.025722" calcext:value-type="float">
            <text:p>0.025722</text:p>
          </table:table-cell>
          <table:table-cell office:value-type="float" office:value="0.04934" calcext:value-type="float">
            <text:p>0.04934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.102227" calcext:value-type="float">
            <text:p>0.102227</text:p>
          </table:table-cell>
          <table:table-cell office:value-type="float" office:value="0.137501" calcext:value-type="float">
            <text:p>0.137501</text:p>
          </table:table-cell>
          <table:table-cell office:value-type="float" office:value="0.168901" calcext:value-type="float">
            <text:p>0.168901</text:p>
          </table:table-cell>
          <table:table-cell office:value-type="float" office:value="0.204227" calcext:value-type="float">
            <text:p>0.204227</text:p>
          </table:table-cell>
          <table:table-cell office:value-type="float" office:value="0.235064" calcext:value-type="float">
            <text:p>0.235064</text:p>
          </table:table-cell>
          <table:table-cell office:value-type="float" office:value="0.31641" calcext:value-type="float">
            <text:p>0.31641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115491" calcext:value-type="float">
            <text:p>0.11549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130567" calcext:value-type="float">
            <text:p>-0.130567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51684" calcext:value-type="float">
            <text:p>0.051684</text:p>
          </table:table-cell>
          <table:table-cell office:value-type="float" office:value="0.079987" calcext:value-type="float">
            <text:p>0.079987</text:p>
          </table:table-cell>
          <table:table-cell office:value-type="float" office:value="0.109737" calcext:value-type="float">
            <text:p>0.109737</text:p>
          </table:table-cell>
          <table:table-cell office:value-type="float" office:value="0.138932" calcext:value-type="float">
            <text:p>0.138932</text:p>
          </table:table-cell>
          <table:table-cell office:value-type="float" office:value="0.167165" calcext:value-type="float">
            <text:p>0.167165</text:p>
          </table:table-cell>
          <table:table-cell office:value-type="float" office:value="0.195856" calcext:value-type="float">
            <text:p>0.195856</text:p>
          </table:table-cell>
          <table:table-cell office:value-type="float" office:value="0.230768" calcext:value-type="float">
            <text:p>0.230768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0.423532" calcext:value-type="float">
            <text:p>0.423532</text:p>
          </table:table-cell>
          <table:table-cell office:value-type="float" office:value="0.118251" calcext:value-type="float">
            <text:p>0.11825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269312" calcext:value-type="float">
            <text:p>-0.269312</text:p>
          </table:table-cell>
          <table:table-cell office:value-type="float" office:value="0.018927" calcext:value-type="float">
            <text:p>0.018927</text:p>
          </table:table-cell>
          <table:table-cell office:value-type="float" office:value="0.047248" calcext:value-type="float">
            <text:p>0.047248</text:p>
          </table:table-cell>
          <table:table-cell office:value-type="float" office:value="0.077959" calcext:value-type="float">
            <text:p>0.077959</text:p>
          </table:table-cell>
          <table:table-cell office:value-type="float" office:value="0.110892" calcext:value-type="float">
            <text:p>0.110892</text:p>
          </table:table-cell>
          <table:table-cell office:value-type="float" office:value="0.140993" calcext:value-type="float">
            <text:p>0.140993</text:p>
          </table:table-cell>
          <table:table-cell office:value-type="float" office:value="0.169388" calcext:value-type="float">
            <text:p>0.169388</text:p>
          </table:table-cell>
          <table:table-cell office:value-type="float" office:value="0.203907" calcext:value-type="float">
            <text:p>0.203907</text:p>
          </table:table-cell>
          <table:table-cell office:value-type="float" office:value="0.237326" calcext:value-type="float">
            <text:p>0.237326</text:p>
          </table:table-cell>
          <table:table-cell office:value-type="float" office:value="0.329292" calcext:value-type="float">
            <text:p>0.329292</text:p>
          </table:table-cell>
          <table:table-cell office:value-type="float" office:value="0.431036" calcext:value-type="float">
            <text:p>0.431036</text:p>
          </table:table-cell>
          <table:table-cell office:value-type="float" office:value="0.106662" calcext:value-type="float">
            <text:p>0.10666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314175" calcext:value-type="float">
            <text:p>-0.314175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42498" calcext:value-type="float">
            <text:p>0.042498</text:p>
          </table:table-cell>
          <table:table-cell office:value-type="float" office:value="0.074217" calcext:value-type="float">
            <text:p>0.074217</text:p>
          </table:table-cell>
          <table:table-cell office:value-type="float" office:value="0.112925" calcext:value-type="float">
            <text:p>0.112925</text:p>
          </table:table-cell>
          <table:table-cell office:value-type="float" office:value="0.148242" calcext:value-type="float">
            <text:p>0.148242</text:p>
          </table:table-cell>
          <table:table-cell office:value-type="float" office:value="0.181898" calcext:value-type="float">
            <text:p>0.181898</text:p>
          </table:table-cell>
          <table:table-cell office:value-type="float" office:value="0.209259" calcext:value-type="float">
            <text:p>0.209259</text:p>
          </table:table-cell>
          <table:table-cell office:value-type="float" office:value="0.245285" calcext:value-type="float">
            <text:p>0.245285</text:p>
          </table:table-cell>
          <table:table-cell office:value-type="float" office:value="0.336439" calcext:value-type="float">
            <text:p>0.336439</text:p>
          </table:table-cell>
          <table:table-cell office:value-type="float" office:value="0.441223" calcext:value-type="float">
            <text:p>0.441223</text:p>
          </table:table-cell>
          <table:table-cell office:value-type="float" office:value="0.104529" calcext:value-type="float">
            <text:p>0.10452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077373" calcext:value-type="float">
            <text:p>-0.077373</text:p>
          </table:table-cell>
          <table:table-cell office:value-type="float" office:value="0.025012" calcext:value-type="float">
            <text:p>0.025012</text:p>
          </table:table-cell>
          <table:table-cell office:value-type="float" office:value="0.066056" calcext:value-type="float">
            <text:p>0.066056</text:p>
          </table:table-cell>
          <table:table-cell office:value-type="float" office:value="0.095701" calcext:value-type="float">
            <text:p>0.095701</text:p>
          </table:table-cell>
          <table:table-cell office:value-type="float" office:value="0.132195" calcext:value-type="float">
            <text:p>0.132195</text:p>
          </table:table-cell>
          <table:table-cell office:value-type="float" office:value="0.164487" calcext:value-type="float">
            <text:p>0.164487</text:p>
          </table:table-cell>
          <table:table-cell office:value-type="float" office:value="0.193029" calcext:value-type="float">
            <text:p>0.193029</text:p>
          </table:table-cell>
          <table:table-cell office:value-type="float" office:value="0.220588" calcext:value-type="float">
            <text:p>0.220588</text:p>
          </table:table-cell>
          <table:table-cell office:value-type="float" office:value="0.256425" calcext:value-type="float">
            <text:p>0.256425</text:p>
          </table:table-cell>
          <table:table-cell office:value-type="float" office:value="0.349827" calcext:value-type="float">
            <text:p>0.349827</text:p>
          </table:table-cell>
          <table:table-cell office:value-type="float" office:value="0.449052" calcext:value-type="float">
            <text:p>0.449052</text:p>
          </table:table-cell>
          <table:table-cell office:value-type="float" office:value="0.142595" calcext:value-type="float">
            <text:p>0.1425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151219" calcext:value-type="float">
            <text:p>-0.151219</text:p>
          </table:table-cell>
          <table:table-cell office:value-type="float" office:value="0.043464" calcext:value-type="float">
            <text:p>0.043464</text:p>
          </table:table-cell>
          <table:table-cell office:value-type="float" office:value="0.078482" calcext:value-type="float">
            <text:p>0.078482</text:p>
          </table:table-cell>
          <table:table-cell office:value-type="float" office:value="0.115688" calcext:value-type="float">
            <text:p>0.115688</text:p>
          </table:table-cell>
          <table:table-cell office:value-type="float" office:value="0.142941" calcext:value-type="float">
            <text:p>0.142941</text:p>
          </table:table-cell>
          <table:table-cell office:value-type="float" office:value="0.172974" calcext:value-type="float">
            <text:p>0.172974</text:p>
          </table:table-cell>
          <table:table-cell office:value-type="float" office:value="0.205441" calcext:value-type="float">
            <text:p>0.205441</text:p>
          </table:table-cell>
          <table:table-cell office:value-type="float" office:value="0.231363" calcext:value-type="float">
            <text:p>0.231363</text:p>
          </table:table-cell>
          <table:table-cell office:value-type="float" office:value="0.264972" calcext:value-type="float">
            <text:p>0.264972</text:p>
          </table:table-cell>
          <table:table-cell office:value-type="float" office:value="0.352705" calcext:value-type="float">
            <text:p>0.352705</text:p>
          </table:table-cell>
          <table:table-cell office:value-type="float" office:value="0.449052" calcext:value-type="float">
            <text:p>0.449052</text:p>
          </table:table-cell>
          <table:table-cell office:value-type="float" office:value="0.145681" calcext:value-type="float">
            <text:p>0.1456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0918" calcext:value-type="float">
            <text:p>-0.0918</text:p>
          </table:table-cell>
          <table:table-cell office:value-type="float" office:value="0.038652" calcext:value-type="float">
            <text:p>0.038652</text:p>
          </table:table-cell>
          <table:table-cell office:value-type="float" office:value="0.075509" calcext:value-type="float">
            <text:p>0.075509</text:p>
          </table:table-cell>
          <table:table-cell office:value-type="float" office:value="0.115821" calcext:value-type="float">
            <text:p>0.115821</text:p>
          </table:table-cell>
          <table:table-cell office:value-type="float" office:value="0.14324" calcext:value-type="float">
            <text:p>0.14324</text:p>
          </table:table-cell>
          <table:table-cell office:value-type="float" office:value="0.172792" calcext:value-type="float">
            <text:p>0.172792</text:p>
          </table:table-cell>
          <table:table-cell office:value-type="float" office:value="0.204176" calcext:value-type="float">
            <text:p>0.204176</text:p>
          </table:table-cell>
          <table:table-cell office:value-type="float" office:value="0.23285" calcext:value-type="float">
            <text:p>0.23285</text:p>
          </table:table-cell>
          <table:table-cell office:value-type="float" office:value="0.266923" calcext:value-type="float">
            <text:p>0.266923</text:p>
          </table:table-cell>
          <table:table-cell office:value-type="float" office:value="0.359811" calcext:value-type="float">
            <text:p>0.359811</text:p>
          </table:table-cell>
          <table:table-cell office:value-type="float" office:value="0.449052" calcext:value-type="float">
            <text:p>0.449052</text:p>
          </table:table-cell>
          <table:table-cell office:value-type="float" office:value="0.151797" calcext:value-type="float">
            <text:p>0.15179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056275" calcext:value-type="float">
            <text:p>-0.056275</text:p>
          </table:table-cell>
          <table:table-cell office:value-type="float" office:value="0.059478" calcext:value-type="float">
            <text:p>0.059478</text:p>
          </table:table-cell>
          <table:table-cell office:value-type="float" office:value="0.103532" calcext:value-type="float">
            <text:p>0.103532</text:p>
          </table:table-cell>
          <table:table-cell office:value-type="float" office:value="0.134595" calcext:value-type="float">
            <text:p>0.134595</text:p>
          </table:table-cell>
          <table:table-cell office:value-type="float" office:value="0.166329" calcext:value-type="float">
            <text:p>0.166329</text:p>
          </table:table-cell>
          <table:table-cell office:value-type="float" office:value="0.193305" calcext:value-type="float">
            <text:p>0.193305</text:p>
          </table:table-cell>
          <table:table-cell office:value-type="float" office:value="0.219435" calcext:value-type="float">
            <text:p>0.219435</text:p>
          </table:table-cell>
          <table:table-cell office:value-type="float" office:value="0.246781" calcext:value-type="float">
            <text:p>0.246781</text:p>
          </table:table-cell>
          <table:table-cell office:value-type="float" office:value="0.287975" calcext:value-type="float">
            <text:p>0.287975</text:p>
          </table:table-cell>
          <table:table-cell office:value-type="float" office:value="0.375672" calcext:value-type="float">
            <text:p>0.375672</text:p>
          </table:table-cell>
          <table:table-cell office:value-type="float" office:value="0.449052" calcext:value-type="float">
            <text:p>0.449052</text:p>
          </table:table-cell>
          <table:table-cell office:value-type="float" office:value="0.173083" calcext:value-type="float">
            <text:p>0.17308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102736" calcext:value-type="float">
            <text:p>-0.102736</text:p>
          </table:table-cell>
          <table:table-cell office:value-type="float" office:value="0.066371" calcext:value-type="float">
            <text:p>0.066371</text:p>
          </table:table-cell>
          <table:table-cell office:value-type="float" office:value="0.10387" calcext:value-type="float">
            <text:p>0.10387</text:p>
          </table:table-cell>
          <table:table-cell office:value-type="float" office:value="0.137803" calcext:value-type="float">
            <text:p>0.137803</text:p>
          </table:table-cell>
          <table:table-cell office:value-type="float" office:value="0.167961" calcext:value-type="float">
            <text:p>0.167961</text:p>
          </table:table-cell>
          <table:table-cell office:value-type="float" office:value="0.196829" calcext:value-type="float">
            <text:p>0.196829</text:p>
          </table:table-cell>
          <table:table-cell office:value-type="float" office:value="0.217733" calcext:value-type="float">
            <text:p>0.217733</text:p>
          </table:table-cell>
          <table:table-cell office:value-type="float" office:value="0.246397" calcext:value-type="float">
            <text:p>0.246397</text:p>
          </table:table-cell>
          <table:table-cell office:value-type="float" office:value="0.282792" calcext:value-type="float">
            <text:p>0.282792</text:p>
          </table:table-cell>
          <table:table-cell office:value-type="float" office:value="0.378058" calcext:value-type="float">
            <text:p>0.378058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69508" calcext:value-type="float">
            <text:p>0.16950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108988" calcext:value-type="float">
            <text:p>-0.108988</text:p>
          </table:table-cell>
          <table:table-cell office:value-type="float" office:value="0.062487" calcext:value-type="float">
            <text:p>0.062487</text:p>
          </table:table-cell>
          <table:table-cell office:value-type="float" office:value="0.107827" calcext:value-type="float">
            <text:p>0.107827</text:p>
          </table:table-cell>
          <table:table-cell office:value-type="float" office:value="0.135475" calcext:value-type="float">
            <text:p>0.13547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0.193168" calcext:value-type="float">
            <text:p>0.193168</text:p>
          </table:table-cell>
          <table:table-cell office:value-type="float" office:value="0.213094" calcext:value-type="float">
            <text:p>0.213094</text:p>
          </table:table-cell>
          <table:table-cell office:value-type="float" office:value="0.243239" calcext:value-type="float">
            <text:p>0.243239</text:p>
          </table:table-cell>
          <table:table-cell office:value-type="float" office:value="0.279379" calcext:value-type="float">
            <text:p>0.279379</text:p>
          </table:table-cell>
          <table:table-cell office:value-type="float" office:value="0.368464" calcext:value-type="float">
            <text:p>0.368464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66161" calcext:value-type="float">
            <text:p>0.166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160247" calcext:value-type="float">
            <text:p>-0.160247</text:p>
          </table:table-cell>
          <table:table-cell office:value-type="float" office:value="0.069511" calcext:value-type="float">
            <text:p>0.069511</text:p>
          </table:table-cell>
          <table:table-cell office:value-type="float" office:value="0.117805" calcext:value-type="float">
            <text:p>0.117805</text:p>
          </table:table-cell>
          <table:table-cell office:value-type="float" office:value="0.149962" calcext:value-type="float">
            <text:p>0.149962</text:p>
          </table:table-cell>
          <table:table-cell office:value-type="float" office:value="0.176348" calcext:value-type="float">
            <text:p>0.176348</text:p>
          </table:table-cell>
          <table:table-cell office:value-type="float" office:value="0.20124" calcext:value-type="float">
            <text:p>0.20124</text:p>
          </table:table-cell>
          <table:table-cell office:value-type="float" office:value="0.225749" calcext:value-type="float">
            <text:p>0.225749</text:p>
          </table:table-cell>
          <table:table-cell office:value-type="float" office:value="0.247859" calcext:value-type="float">
            <text:p>0.247859</text:p>
          </table:table-cell>
          <table:table-cell office:value-type="float" office:value="0.282216" calcext:value-type="float">
            <text:p>0.282216</text:p>
          </table:table-cell>
          <table:table-cell office:value-type="float" office:value="0.37028" calcext:value-type="float">
            <text:p>0.37028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68072" calcext:value-type="float">
            <text:p>0.16807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068285" calcext:value-type="float">
            <text:p>-0.068285</text:p>
          </table:table-cell>
          <table:table-cell office:value-type="float" office:value="0.076175" calcext:value-type="float">
            <text:p>0.076175</text:p>
          </table:table-cell>
          <table:table-cell office:value-type="float" office:value="0.11985" calcext:value-type="float">
            <text:p>0.11985</text:p>
          </table:table-cell>
          <table:table-cell office:value-type="float" office:value="0.154052" calcext:value-type="float">
            <text:p>0.154052</text:p>
          </table:table-cell>
          <table:table-cell office:value-type="float" office:value="0.180362" calcext:value-type="float">
            <text:p>0.180362</text:p>
          </table:table-cell>
          <table:table-cell office:value-type="float" office:value="0.201447" calcext:value-type="float">
            <text:p>0.201447</text:p>
          </table:table-cell>
          <table:table-cell office:value-type="float" office:value="0.221513" calcext:value-type="float">
            <text:p>0.221513</text:p>
          </table:table-cell>
          <table:table-cell office:value-type="float" office:value="0.252023" calcext:value-type="float">
            <text:p>0.252023</text:p>
          </table:table-cell>
          <table:table-cell office:value-type="float" office:value="0.292052" calcext:value-type="float">
            <text:p>0.292052</text:p>
          </table:table-cell>
          <table:table-cell office:value-type="float" office:value="0.371685" calcext:value-type="float">
            <text:p>0.371685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80087" calcext:value-type="float">
            <text:p>0.18008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050197" calcext:value-type="float">
            <text:p>-0.050197</text:p>
          </table:table-cell>
          <table:table-cell office:value-type="float" office:value="0.085806" calcext:value-type="float">
            <text:p>0.085806</text:p>
          </table:table-cell>
          <table:table-cell office:value-type="float" office:value="0.127557" calcext:value-type="float">
            <text:p>0.127557</text:p>
          </table:table-cell>
          <table:table-cell office:value-type="float" office:value="0.163877" calcext:value-type="float">
            <text:p>0.163877</text:p>
          </table:table-cell>
          <table:table-cell office:value-type="float" office:value="0.189437" calcext:value-type="float">
            <text:p>0.189437</text:p>
          </table:table-cell>
          <table:table-cell office:value-type="float" office:value="0.210758" calcext:value-type="float">
            <text:p>0.210758</text:p>
          </table:table-cell>
          <table:table-cell office:value-type="float" office:value="0.230918" calcext:value-type="float">
            <text:p>0.230918</text:p>
          </table:table-cell>
          <table:table-cell office:value-type="float" office:value="0.262767" calcext:value-type="float">
            <text:p>0.262767</text:p>
          </table:table-cell>
          <table:table-cell office:value-type="float" office:value="0.303521" calcext:value-type="float">
            <text:p>0.303521</text:p>
          </table:table-cell>
          <table:table-cell office:value-type="float" office:value="0.379433" calcext:value-type="float">
            <text:p>0.379433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90388" calcext:value-type="float">
            <text:p>0.19038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106877" calcext:value-type="float">
            <text:p>-0.106877</text:p>
          </table:table-cell>
          <table:table-cell office:value-type="float" office:value="0.09268" calcext:value-type="float">
            <text:p>0.09268</text:p>
          </table:table-cell>
          <table:table-cell office:value-type="float" office:value="0.133508" calcext:value-type="float">
            <text:p>0.133508</text:p>
          </table:table-cell>
          <table:table-cell office:value-type="float" office:value="0.159451" calcext:value-type="float">
            <text:p>0.159451</text:p>
          </table:table-cell>
          <table:table-cell office:value-type="float" office:value="0.184272" calcext:value-type="float">
            <text:p>0.184272</text:p>
          </table:table-cell>
          <table:table-cell office:value-type="float" office:value="0.208999" calcext:value-type="float">
            <text:p>0.208999</text:p>
          </table:table-cell>
          <table:table-cell office:value-type="float" office:value="0.23082" calcext:value-type="float">
            <text:p>0.23082</text:p>
          </table:table-cell>
          <table:table-cell office:value-type="float" office:value="0.262403" calcext:value-type="float">
            <text:p>0.262403</text:p>
          </table:table-cell>
          <table:table-cell office:value-type="float" office:value="0.298825" calcext:value-type="float">
            <text:p>0.298825</text:p>
          </table:table-cell>
          <table:table-cell office:value-type="float" office:value="0.369407" calcext:value-type="float">
            <text:p>0.369407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83349" calcext:value-type="float">
            <text:p>0.18334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003234" calcext:value-type="float">
            <text:p>-0.003234</text:p>
          </table:table-cell>
          <table:table-cell office:value-type="float" office:value="0.110004" calcext:value-type="float">
            <text:p>0.110004</text:p>
          </table:table-cell>
          <table:table-cell office:value-type="float" office:value="0.141581" calcext:value-type="float">
            <text:p>0.141581</text:p>
          </table:table-cell>
          <table:table-cell office:value-type="float" office:value="0.169752" calcext:value-type="float">
            <text:p>0.169752</text:p>
          </table:table-cell>
          <table:table-cell office:value-type="float" office:value="0.201468" calcext:value-type="float">
            <text:p>0.201468</text:p>
          </table:table-cell>
          <table:table-cell office:value-type="float" office:value="0.223603" calcext:value-type="float">
            <text:p>0.223603</text:p>
          </table:table-cell>
          <table:table-cell office:value-type="float" office:value="0.245294" calcext:value-type="float">
            <text:p>0.245294</text:p>
          </table:table-cell>
          <table:table-cell office:value-type="float" office:value="0.27516" calcext:value-type="float">
            <text:p>0.27516</text:p>
          </table:table-cell>
          <table:table-cell office:value-type="float" office:value="0.311764" calcext:value-type="float">
            <text:p>0.311764</text:p>
          </table:table-cell>
          <table:table-cell office:value-type="float" office:value="0.393482" calcext:value-type="float">
            <text:p>0.393482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206888" calcext:value-type="float">
            <text:p>0.20688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019224" calcext:value-type="float">
            <text:p>0.019224</text:p>
          </table:table-cell>
          <table:table-cell office:value-type="float" office:value="0.10061" calcext:value-type="float">
            <text:p>0.10061</text:p>
          </table:table-cell>
          <table:table-cell office:value-type="float" office:value="0.133488" calcext:value-type="float">
            <text:p>0.133488</text:p>
          </table:table-cell>
          <table:table-cell office:value-type="float" office:value="0.155225" calcext:value-type="float">
            <text:p>0.155225</text:p>
          </table:table-cell>
          <table:table-cell office:value-type="float" office:value="0.181495" calcext:value-type="float">
            <text:p>0.181495</text:p>
          </table:table-cell>
          <table:table-cell office:value-type="float" office:value="0.207441" calcext:value-type="float">
            <text:p>0.207441</text:p>
          </table:table-cell>
          <table:table-cell office:value-type="float" office:value="0.226741" calcext:value-type="float">
            <text:p>0.226741</text:p>
          </table:table-cell>
          <table:table-cell office:value-type="float" office:value="0.262749" calcext:value-type="float">
            <text:p>0.262749</text:p>
          </table:table-cell>
          <table:table-cell office:value-type="float" office:value="0.306026" calcext:value-type="float">
            <text:p>0.306026</text:p>
          </table:table-cell>
          <table:table-cell office:value-type="float" office:value="0.39534" calcext:value-type="float">
            <text:p>0.39534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98834" calcext:value-type="float">
            <text:p>0.19883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010633" calcext:value-type="float">
            <text:p>-0.010633</text:p>
          </table:table-cell>
          <table:table-cell office:value-type="float" office:value="0.100138" calcext:value-type="float">
            <text:p>0.100138</text:p>
          </table:table-cell>
          <table:table-cell office:value-type="float" office:value="0.137817" calcext:value-type="float">
            <text:p>0.137817</text:p>
          </table:table-cell>
          <table:table-cell office:value-type="float" office:value="0.160495" calcext:value-type="float">
            <text:p>0.160495</text:p>
          </table:table-cell>
          <table:table-cell office:value-type="float" office:value="0.188368" calcext:value-type="float">
            <text:p>0.188368</text:p>
          </table:table-cell>
          <table:table-cell office:value-type="float" office:value="0.21298" calcext:value-type="float">
            <text:p>0.21298</text:p>
          </table:table-cell>
          <table:table-cell office:value-type="float" office:value="0.234293" calcext:value-type="float">
            <text:p>0.234293</text:p>
          </table:table-cell>
          <table:table-cell office:value-type="float" office:value="0.269364" calcext:value-type="float">
            <text:p>0.269364</text:p>
          </table:table-cell>
          <table:table-cell office:value-type="float" office:value="0.303816" calcext:value-type="float">
            <text:p>0.303816</text:p>
          </table:table-cell>
          <table:table-cell office:value-type="float" office:value="0.379666" calcext:value-type="float">
            <text:p>0.379666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9763" calcext:value-type="float">
            <text:p>0.1976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015286" calcext:value-type="float">
            <text:p>0.015286</text:p>
          </table:table-cell>
          <table:table-cell office:value-type="float" office:value="0.106962" calcext:value-type="float">
            <text:p>0.106962</text:p>
          </table:table-cell>
          <table:table-cell office:value-type="float" office:value="0.141626" calcext:value-type="float">
            <text:p>0.141626</text:p>
          </table:table-cell>
          <table:table-cell office:value-type="float" office:value="0.162921" calcext:value-type="float">
            <text:p>0.162921</text:p>
          </table:table-cell>
          <table:table-cell office:value-type="float" office:value="0.189177" calcext:value-type="float">
            <text:p>0.189177</text:p>
          </table:table-cell>
          <table:table-cell office:value-type="float" office:value="0.212935" calcext:value-type="float">
            <text:p>0.212935</text:p>
          </table:table-cell>
          <table:table-cell office:value-type="float" office:value="0.236691" calcext:value-type="float">
            <text:p>0.236691</text:p>
          </table:table-cell>
          <table:table-cell office:value-type="float" office:value="0.266949" calcext:value-type="float">
            <text:p>0.266949</text:p>
          </table:table-cell>
          <table:table-cell office:value-type="float" office:value="0.295931" calcext:value-type="float">
            <text:p>0.295931</text:p>
          </table:table-cell>
          <table:table-cell office:value-type="float" office:value="0.37061" calcext:value-type="float">
            <text:p>0.37061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99909" calcext:value-type="float">
            <text:p>0.19990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07293" calcext:value-type="float">
            <text:p>-0.07293</text:p>
          </table:table-cell>
          <table:table-cell office:value-type="float" office:value="0.109501" calcext:value-type="float">
            <text:p>0.109501</text:p>
          </table:table-cell>
          <table:table-cell office:value-type="float" office:value="0.152323" calcext:value-type="float">
            <text:p>0.152323</text:p>
          </table:table-cell>
          <table:table-cell office:value-type="float" office:value="0.176225" calcext:value-type="float">
            <text:p>0.176225</text:p>
          </table:table-cell>
          <table:table-cell office:value-type="float" office:value="0.198533" calcext:value-type="float">
            <text:p>0.198533</text:p>
          </table:table-cell>
          <table:table-cell office:value-type="float" office:value="0.218406" calcext:value-type="float">
            <text:p>0.218406</text:p>
          </table:table-cell>
          <table:table-cell office:value-type="float" office:value="0.240073" calcext:value-type="float">
            <text:p>0.240073</text:p>
          </table:table-cell>
          <table:table-cell office:value-type="float" office:value="0.271211" calcext:value-type="float">
            <text:p>0.271211</text:p>
          </table:table-cell>
          <table:table-cell office:value-type="float" office:value="0.305373" calcext:value-type="float">
            <text:p>0.305373</text:p>
          </table:table-cell>
          <table:table-cell office:value-type="float" office:value="0.380215" calcext:value-type="float">
            <text:p>0.380215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97893" calcext:value-type="float">
            <text:p>0.19789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019045" calcext:value-type="float">
            <text:p>-0.019045</text:p>
          </table:table-cell>
          <table:table-cell office:value-type="float" office:value="0.102651" calcext:value-type="float">
            <text:p>0.102651</text:p>
          </table:table-cell>
          <table:table-cell office:value-type="float" office:value="0.145876" calcext:value-type="float">
            <text:p>0.145876</text:p>
          </table:table-cell>
          <table:table-cell office:value-type="float" office:value="0.169584" calcext:value-type="float">
            <text:p>0.169584</text:p>
          </table:table-cell>
          <table:table-cell office:value-type="float" office:value="0.191115" calcext:value-type="float">
            <text:p>0.191115</text:p>
          </table:table-cell>
          <table:table-cell office:value-type="float" office:value="0.211957" calcext:value-type="float">
            <text:p>0.211957</text:p>
          </table:table-cell>
          <table:table-cell office:value-type="float" office:value="0.233108" calcext:value-type="float">
            <text:p>0.233108</text:p>
          </table:table-cell>
          <table:table-cell office:value-type="float" office:value="0.26813" calcext:value-type="float">
            <text:p>0.26813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0.374675" calcext:value-type="float">
            <text:p>0.374675</text:p>
          </table:table-cell>
          <table:table-cell office:value-type="float" office:value="0.451996" calcext:value-type="float">
            <text:p>0.451996</text:p>
          </table:table-cell>
          <table:table-cell office:value-type="float" office:value="0.198096" calcext:value-type="float">
            <text:p>0.19809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018851" calcext:value-type="float">
            <text:p>0.018851</text:p>
          </table:table-cell>
          <table:table-cell office:value-type="float" office:value="0.110575" calcext:value-type="float">
            <text:p>0.110575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170196" calcext:value-type="float">
            <text:p>0.170196</text:p>
          </table:table-cell>
          <table:table-cell office:value-type="float" office:value="0.194725" calcext:value-type="float">
            <text:p>0.194725</text:p>
          </table:table-cell>
          <table:table-cell office:value-type="float" office:value="0.21908" calcext:value-type="float">
            <text:p>0.21908</text:p>
          </table:table-cell>
          <table:table-cell office:value-type="float" office:value="0.242032" calcext:value-type="float">
            <text:p>0.242032</text:p>
          </table:table-cell>
          <table:table-cell office:value-type="float" office:value="0.275822" calcext:value-type="float">
            <text:p>0.275822</text:p>
          </table:table-cell>
          <table:table-cell office:value-type="float" office:value="0.308902" calcext:value-type="float">
            <text:p>0.308902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07538" calcext:value-type="float">
            <text:p>0.20753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059655" calcext:value-type="float">
            <text:p>-0.059655</text:p>
          </table:table-cell>
          <table:table-cell office:value-type="float" office:value="0.045083" calcext:value-type="float">
            <text:p>0.045083</text:p>
          </table:table-cell>
          <table:table-cell office:value-type="float" office:value="0.120915" calcext:value-type="float">
            <text:p>0.120915</text:p>
          </table:table-cell>
          <table:table-cell office:value-type="float" office:value="0.157287" calcext:value-type="float">
            <text:p>0.157287</text:p>
          </table:table-cell>
          <table:table-cell office:value-type="float" office:value="0.187043" calcext:value-type="float">
            <text:p>0.187043</text:p>
          </table:table-cell>
          <table:table-cell office:value-type="float" office:value="0.212879" calcext:value-type="float">
            <text:p>0.212879</text:p>
          </table:table-cell>
          <table:table-cell office:value-type="float" office:value="0.232628" calcext:value-type="float">
            <text:p>0.232628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0.28703" calcext:value-type="float">
            <text:p>0.28703</text:p>
          </table:table-cell>
          <table:table-cell office:value-type="float" office:value="0.319811" calcext:value-type="float">
            <text:p>0.319811</text:p>
          </table:table-cell>
          <table:table-cell office:value-type="float" office:value="0.396338" calcext:value-type="float">
            <text:p>0.396338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21391" calcext:value-type="float">
            <text:p>0.22139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24855" calcext:value-type="float">
            <text:p>-0.024855</text:p>
          </table:table-cell>
          <table:table-cell office:value-type="float" office:value="0.039374" calcext:value-type="float">
            <text:p>0.039374</text:p>
          </table:table-cell>
          <table:table-cell office:value-type="float" office:value="0.101912" calcext:value-type="float">
            <text:p>0.101912</text:p>
          </table:table-cell>
          <table:table-cell office:value-type="float" office:value="0.147433" calcext:value-type="float">
            <text:p>0.147433</text:p>
          </table:table-cell>
          <table:table-cell office:value-type="float" office:value="0.184819" calcext:value-type="float">
            <text:p>0.184819</text:p>
          </table:table-cell>
          <table:table-cell office:value-type="float" office:value="0.210593" calcext:value-type="float">
            <text:p>0.210593</text:p>
          </table:table-cell>
          <table:table-cell office:value-type="float" office:value="0.230992" calcext:value-type="float">
            <text:p>0.230992</text:p>
          </table:table-cell>
          <table:table-cell office:value-type="float" office:value="0.249489" calcext:value-type="float">
            <text:p>0.249489</text:p>
          </table:table-cell>
          <table:table-cell office:value-type="float" office:value="0.281566" calcext:value-type="float">
            <text:p>0.281566</text:p>
          </table:table-cell>
          <table:table-cell office:value-type="float" office:value="0.31666" calcext:value-type="float">
            <text:p>0.31666</text:p>
          </table:table-cell>
          <table:table-cell office:value-type="float" office:value="0.382129" calcext:value-type="float">
            <text:p>0.382129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14497" calcext:value-type="float">
            <text:p>0.21449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48798" calcext:value-type="float">
            <text:p>-0.048798</text:p>
          </table:table-cell>
          <table:table-cell office:value-type="float" office:value="0.049361" calcext:value-type="float">
            <text:p>0.049361</text:p>
          </table:table-cell>
          <table:table-cell office:value-type="float" office:value="0.114154" calcext:value-type="float">
            <text:p>0.114154</text:p>
          </table:table-cell>
          <table:table-cell office:value-type="float" office:value="0.157872" calcext:value-type="float">
            <text:p>0.157872</text:p>
          </table:table-cell>
          <table:table-cell office:value-type="float" office:value="0.188194" calcext:value-type="float">
            <text:p>0.188194</text:p>
          </table:table-cell>
          <table:table-cell office:value-type="float" office:value="0.218057" calcext:value-type="float">
            <text:p>0.218057</text:p>
          </table:table-cell>
          <table:table-cell office:value-type="float" office:value="0.234668" calcext:value-type="float">
            <text:p>0.234668</text:p>
          </table:table-cell>
          <table:table-cell office:value-type="float" office:value="0.257145" calcext:value-type="float">
            <text:p>0.257145</text:p>
          </table:table-cell>
          <table:table-cell office:value-type="float" office:value="0.289214" calcext:value-type="float">
            <text:p>0.289214</text:p>
          </table:table-cell>
          <table:table-cell office:value-type="float" office:value="0.323265" calcext:value-type="float">
            <text:p>0.323265</text:p>
          </table:table-cell>
          <table:table-cell office:value-type="float" office:value="0.403871" calcext:value-type="float">
            <text:p>0.403871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2358" calcext:value-type="float">
            <text:p>0.2235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95474" calcext:value-type="float">
            <text:p>-0.095474</text:p>
          </table:table-cell>
          <table:table-cell office:value-type="float" office:value="0.061438" calcext:value-type="float">
            <text:p>0.061438</text:p>
          </table:table-cell>
          <table:table-cell office:value-type="float" office:value="0.133952" calcext:value-type="float">
            <text:p>0.133952</text:p>
          </table:table-cell>
          <table:table-cell office:value-type="float" office:value="0.169597" calcext:value-type="float">
            <text:p>0.169597</text:p>
          </table:table-cell>
          <table:table-cell office:value-type="float" office:value="0.204259" calcext:value-type="float">
            <text:p>0.204259</text:p>
          </table:table-cell>
          <table:table-cell office:value-type="float" office:value="0.23314" calcext:value-type="float">
            <text:p>0.23314</text:p>
          </table:table-cell>
          <table:table-cell office:value-type="float" office:value="0.254908" calcext:value-type="float">
            <text:p>0.254908</text:p>
          </table:table-cell>
          <table:table-cell office:value-type="float" office:value="0.284433" calcext:value-type="float">
            <text:p>0.284433</text:p>
          </table:table-cell>
          <table:table-cell office:value-type="float" office:value="0.308997" calcext:value-type="float">
            <text:p>0.308997</text:p>
          </table:table-cell>
          <table:table-cell office:value-type="float" office:value="0.343531" calcext:value-type="float">
            <text:p>0.343531</text:p>
          </table:table-cell>
          <table:table-cell office:value-type="float" office:value="0.407419" calcext:value-type="float">
            <text:p>0.407419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40168" calcext:value-type="float">
            <text:p>0.24016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.032766" calcext:value-type="float">
            <text:p>0.032766</text:p>
          </table:table-cell>
          <table:table-cell office:value-type="float" office:value="0.134777" calcext:value-type="float">
            <text:p>0.134777</text:p>
          </table:table-cell>
          <table:table-cell office:value-type="float" office:value="0.170993" calcext:value-type="float">
            <text:p>0.170993</text:p>
          </table:table-cell>
          <table:table-cell office:value-type="float" office:value="0.199509" calcext:value-type="float">
            <text:p>0.199509</text:p>
          </table:table-cell>
          <table:table-cell office:value-type="float" office:value="0.228078" calcext:value-type="float">
            <text:p>0.228078</text:p>
          </table:table-cell>
          <table:table-cell office:value-type="float" office:value="0.254697" calcext:value-type="float">
            <text:p>0.254697</text:p>
          </table:table-cell>
          <table:table-cell office:value-type="float" office:value="0.285049" calcext:value-type="float">
            <text:p>0.285049</text:p>
          </table:table-cell>
          <table:table-cell office:value-type="float" office:value="0.315692" calcext:value-type="float">
            <text:p>0.315692</text:p>
          </table:table-cell>
          <table:table-cell office:value-type="float" office:value="0.356991" calcext:value-type="float">
            <text:p>0.356991</text:p>
          </table:table-cell>
          <table:table-cell office:value-type="float" office:value="0.412761" calcext:value-type="float">
            <text:p>0.412761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39132" calcext:value-type="float">
            <text:p>0.23913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032772" calcext:value-type="float">
            <text:p>-0.032772</text:p>
          </table:table-cell>
          <table:table-cell office:value-type="float" office:value="0.122018" calcext:value-type="float">
            <text:p>0.122018</text:p>
          </table:table-cell>
          <table:table-cell office:value-type="float" office:value="0.161927" calcext:value-type="float">
            <text:p>0.161927</text:p>
          </table:table-cell>
          <table:table-cell office:value-type="float" office:value="0.192196" calcext:value-type="float">
            <text:p>0.192196</text:p>
          </table:table-cell>
          <table:table-cell office:value-type="float" office:value="0.223996" calcext:value-type="float">
            <text:p>0.223996</text:p>
          </table:table-cell>
          <table:table-cell office:value-type="float" office:value="0.245803" calcext:value-type="float">
            <text:p>0.245803</text:p>
          </table:table-cell>
          <table:table-cell office:value-type="float" office:value="0.274987" calcext:value-type="float">
            <text:p>0.274987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346675" calcext:value-type="float">
            <text:p>0.346675</text:p>
          </table:table-cell>
          <table:table-cell office:value-type="float" office:value="0.41286" calcext:value-type="float">
            <text:p>0.41286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25129" calcext:value-type="float">
            <text:p>0.22512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011314" calcext:value-type="float">
            <text:p>-0.011314</text:p>
          </table:table-cell>
          <table:table-cell office:value-type="float" office:value="0.122626" calcext:value-type="float">
            <text:p>0.122626</text:p>
          </table:table-cell>
          <table:table-cell office:value-type="float" office:value="0.162943" calcext:value-type="float">
            <text:p>0.162943</text:p>
          </table:table-cell>
          <table:table-cell office:value-type="float" office:value="0.188962" calcext:value-type="float">
            <text:p>0.188962</text:p>
          </table:table-cell>
          <table:table-cell office:value-type="float" office:value="0.216984" calcext:value-type="float">
            <text:p>0.216984</text:p>
          </table:table-cell>
          <table:table-cell office:value-type="float" office:value="0.240296" calcext:value-type="float">
            <text:p>0.240296</text:p>
          </table:table-cell>
          <table:table-cell office:value-type="float" office:value="0.268202" calcext:value-type="float">
            <text:p>0.268202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34041" calcext:value-type="float">
            <text:p>0.34041</text:p>
          </table:table-cell>
          <table:table-cell office:value-type="float" office:value="0.40707" calcext:value-type="float">
            <text:p>0.40707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23355" calcext:value-type="float">
            <text:p>0.22335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-0.003497" calcext:value-type="float">
            <text:p>-0.003497</text:p>
          </table:table-cell>
          <table:table-cell office:value-type="float" office:value="0.116978" calcext:value-type="float">
            <text:p>0.116978</text:p>
          </table:table-cell>
          <table:table-cell office:value-type="float" office:value="0.157428" calcext:value-type="float">
            <text:p>0.157428</text:p>
          </table:table-cell>
          <table:table-cell office:value-type="float" office:value="0.186976" calcext:value-type="float">
            <text:p>0.186976</text:p>
          </table:table-cell>
          <table:table-cell office:value-type="float" office:value="0.216979" calcext:value-type="float">
            <text:p>0.216979</text:p>
          </table:table-cell>
          <table:table-cell office:value-type="float" office:value="0.24202" calcext:value-type="float">
            <text:p>0.24202</text:p>
          </table:table-cell>
          <table:table-cell office:value-type="float" office:value="0.272042" calcext:value-type="float">
            <text:p>0.272042</text:p>
          </table:table-cell>
          <table:table-cell office:value-type="float" office:value="0.302226" calcext:value-type="float">
            <text:p>0.302226</text:p>
          </table:table-cell>
          <table:table-cell office:value-type="float" office:value="0.346379" calcext:value-type="float">
            <text:p>0.346379</text:p>
          </table:table-cell>
          <table:table-cell office:value-type="float" office:value="0.407336" calcext:value-type="float">
            <text:p>0.407336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24487" calcext:value-type="float">
            <text:p>0.22448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022095" calcext:value-type="float">
            <text:p>0.022095</text:p>
          </table:table-cell>
          <table:table-cell office:value-type="float" office:value="0.113995" calcext:value-type="float">
            <text:p>0.113995</text:p>
          </table:table-cell>
          <table:table-cell office:value-type="float" office:value="0.145644" calcext:value-type="float">
            <text:p>0.145644</text:p>
          </table:table-cell>
          <table:table-cell office:value-type="float" office:value="0.17993" calcext:value-type="float">
            <text:p>0.17993</text:p>
          </table:table-cell>
          <table:table-cell office:value-type="float" office:value="0.209058" calcext:value-type="float">
            <text:p>0.209058</text:p>
          </table:table-cell>
          <table:table-cell office:value-type="float" office:value="0.236433" calcext:value-type="float">
            <text:p>0.236433</text:p>
          </table:table-cell>
          <table:table-cell office:value-type="float" office:value="0.263196" calcext:value-type="float">
            <text:p>0.263196</text:p>
          </table:table-cell>
          <table:table-cell office:value-type="float" office:value="0.299268" calcext:value-type="float">
            <text:p>0.299268</text:p>
          </table:table-cell>
          <table:table-cell office:value-type="float" office:value="0.349697" calcext:value-type="float">
            <text:p>0.349697</text:p>
          </table:table-cell>
          <table:table-cell office:value-type="float" office:value="0.415929" calcext:value-type="float">
            <text:p>0.415929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23524" calcext:value-type="float">
            <text:p>0.22352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043052" calcext:value-type="float">
            <text:p>-0.043052</text:p>
          </table:table-cell>
          <table:table-cell office:value-type="float" office:value="0.113349" calcext:value-type="float">
            <text:p>0.113349</text:p>
          </table:table-cell>
          <table:table-cell office:value-type="float" office:value="0.159482" calcext:value-type="float">
            <text:p>0.159482</text:p>
          </table:table-cell>
          <table:table-cell office:value-type="float" office:value="0.201757" calcext:value-type="float">
            <text:p>0.201757</text:p>
          </table:table-cell>
          <table:table-cell office:value-type="float" office:value="0.234074" calcext:value-type="float">
            <text:p>0.234074</text:p>
          </table:table-cell>
          <table:table-cell office:value-type="float" office:value="0.260846" calcext:value-type="float">
            <text:p>0.260846</text:p>
          </table:table-cell>
          <table:table-cell office:value-type="float" office:value="0.286989" calcext:value-type="float">
            <text:p>0.286989</text:p>
          </table:table-cell>
          <table:table-cell office:value-type="float" office:value="0.321469" calcext:value-type="float">
            <text:p>0.321469</text:p>
          </table:table-cell>
          <table:table-cell office:value-type="float" office:value="0.364918" calcext:value-type="float">
            <text:p>0.364918</text:p>
          </table:table-cell>
          <table:table-cell office:value-type="float" office:value="0.418774" calcext:value-type="float">
            <text:p>0.418774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31861" calcext:value-type="float">
            <text:p>0.23186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047154" calcext:value-type="float">
            <text:p>-0.047154</text:p>
          </table:table-cell>
          <table:table-cell office:value-type="float" office:value="0.10896" calcext:value-type="float">
            <text:p>0.10896</text:p>
          </table:table-cell>
          <table:table-cell office:value-type="float" office:value="0.155027" calcext:value-type="float">
            <text:p>0.155027</text:p>
          </table:table-cell>
          <table:table-cell office:value-type="float" office:value="0.183858" calcext:value-type="float">
            <text:p>0.183858</text:p>
          </table:table-cell>
          <table:table-cell office:value-type="float" office:value="0.213722" calcext:value-type="float">
            <text:p>0.213722</text:p>
          </table:table-cell>
          <table:table-cell office:value-type="float" office:value="0.246889" calcext:value-type="float">
            <text:p>0.246889</text:p>
          </table:table-cell>
          <table:table-cell office:value-type="float" office:value="0.278778" calcext:value-type="float">
            <text:p>0.278778</text:p>
          </table:table-cell>
          <table:table-cell office:value-type="float" office:value="0.324585" calcext:value-type="float">
            <text:p>0.324585</text:p>
          </table:table-cell>
          <table:table-cell office:value-type="float" office:value="0.37108" calcext:value-type="float">
            <text:p>0.37108</text:p>
          </table:table-cell>
          <table:table-cell office:value-type="float" office:value="0.426349" calcext:value-type="float">
            <text:p>0.426349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26209" calcext:value-type="float">
            <text:p>0.22620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016394" calcext:value-type="float">
            <text:p>-0.016394</text:p>
          </table:table-cell>
          <table:table-cell office:value-type="float" office:value="0.049008" calcext:value-type="float">
            <text:p>0.049008</text:p>
          </table:table-cell>
          <table:table-cell office:value-type="float" office:value="0.113492" calcext:value-type="float">
            <text:p>0.113492</text:p>
          </table:table-cell>
          <table:table-cell office:value-type="float" office:value="0.152882" calcext:value-type="float">
            <text:p>0.152882</text:p>
          </table:table-cell>
          <table:table-cell office:value-type="float" office:value="0.186017" calcext:value-type="float">
            <text:p>0.186017</text:p>
          </table:table-cell>
          <table:table-cell office:value-type="float" office:value="0.22142" calcext:value-type="float">
            <text:p>0.22142</text:p>
          </table:table-cell>
          <table:table-cell office:value-type="float" office:value="0.254088" calcext:value-type="float">
            <text:p>0.254088</text:p>
          </table:table-cell>
          <table:table-cell office:value-type="float" office:value="0.285832" calcext:value-type="float">
            <text:p>0.285832</text:p>
          </table:table-cell>
          <table:table-cell office:value-type="float" office:value="0.322406" calcext:value-type="float">
            <text:p>0.322406</text:p>
          </table:table-cell>
          <table:table-cell office:value-type="float" office:value="0.372227" calcext:value-type="float">
            <text:p>0.372227</text:p>
          </table:table-cell>
          <table:table-cell office:value-type="float" office:value="0.427955" calcext:value-type="float">
            <text:p>0.427955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38533" calcext:value-type="float">
            <text:p>0.23853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018123" calcext:value-type="float">
            <text:p>-0.018123</text:p>
          </table:table-cell>
          <table:table-cell office:value-type="float" office:value="0.102836" calcext:value-type="float">
            <text:p>0.102836</text:p>
          </table:table-cell>
          <table:table-cell office:value-type="float" office:value="0.148105" calcext:value-type="float">
            <text:p>0.148105</text:p>
          </table:table-cell>
          <table:table-cell office:value-type="float" office:value="0.184904" calcext:value-type="float">
            <text:p>0.184904</text:p>
          </table:table-cell>
          <table:table-cell office:value-type="float" office:value="0.222728" calcext:value-type="float">
            <text:p>0.222728</text:p>
          </table:table-cell>
          <table:table-cell office:value-type="float" office:value="0.251295" calcext:value-type="float">
            <text:p>0.251295</text:p>
          </table:table-cell>
          <table:table-cell office:value-type="float" office:value="0.290934" calcext:value-type="float">
            <text:p>0.290934</text:p>
          </table:table-cell>
          <table:table-cell office:value-type="float" office:value="0.332913" calcext:value-type="float">
            <text:p>0.332913</text:p>
          </table:table-cell>
          <table:table-cell office:value-type="float" office:value="0.381133" calcext:value-type="float">
            <text:p>0.381133</text:p>
          </table:table-cell>
          <table:table-cell office:value-type="float" office:value="0.432165" calcext:value-type="float">
            <text:p>0.432165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32889" calcext:value-type="float">
            <text:p>0.23288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025404" calcext:value-type="float">
            <text:p>0.025404</text:p>
          </table:table-cell>
          <table:table-cell office:value-type="float" office:value="0.110858" calcext:value-type="float">
            <text:p>0.110858</text:p>
          </table:table-cell>
          <table:table-cell office:value-type="float" office:value="0.14798" calcext:value-type="float">
            <text:p>0.14798</text:p>
          </table:table-cell>
          <table:table-cell office:value-type="float" office:value="0.18347" calcext:value-type="float">
            <text:p>0.18347</text:p>
          </table:table-cell>
          <table:table-cell office:value-type="float" office:value="0.217751" calcext:value-type="float">
            <text:p>0.217751</text:p>
          </table:table-cell>
          <table:table-cell office:value-type="float" office:value="0.249445" calcext:value-type="float">
            <text:p>0.249445</text:p>
          </table:table-cell>
          <table:table-cell office:value-type="float" office:value="0.286616" calcext:value-type="float">
            <text:p>0.286616</text:p>
          </table:table-cell>
          <table:table-cell office:value-type="float" office:value="0.323158" calcext:value-type="float">
            <text:p>0.323158</text:p>
          </table:table-cell>
          <table:table-cell office:value-type="float" office:value="0.364308" calcext:value-type="float">
            <text:p>0.364308</text:p>
          </table:table-cell>
          <table:table-cell office:value-type="float" office:value="0.42699" calcext:value-type="float">
            <text:p>0.42699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33598" calcext:value-type="float">
            <text:p>0.23359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10926" calcext:value-type="float">
            <text:p>-0.010926</text:p>
          </table:table-cell>
          <table:table-cell office:value-type="float" office:value="0.044382" calcext:value-type="float">
            <text:p>0.044382</text:p>
          </table:table-cell>
          <table:table-cell office:value-type="float" office:value="0.105535" calcext:value-type="float">
            <text:p>0.105535</text:p>
          </table:table-cell>
          <table:table-cell office:value-type="float" office:value="0.147666" calcext:value-type="float">
            <text:p>0.147666</text:p>
          </table:table-cell>
          <table:table-cell office:value-type="float" office:value="0.188264" calcext:value-type="float">
            <text:p>0.188264</text:p>
          </table:table-cell>
          <table:table-cell office:value-type="float" office:value="0.220171" calcext:value-type="float">
            <text:p>0.220171</text:p>
          </table:table-cell>
          <table:table-cell office:value-type="float" office:value="0.257906" calcext:value-type="float">
            <text:p>0.257906</text:p>
          </table:table-cell>
          <table:table-cell office:value-type="float" office:value="0.299875" calcext:value-type="float">
            <text:p>0.299875</text:p>
          </table:table-cell>
          <table:table-cell office:value-type="float" office:value="0.345265" calcext:value-type="float">
            <text:p>0.345265</text:p>
          </table:table-cell>
          <table:table-cell office:value-type="float" office:value="0.388704" calcext:value-type="float">
            <text:p>0.388704</text:p>
          </table:table-cell>
          <table:table-cell office:value-type="float" office:value="0.434843" calcext:value-type="float">
            <text:p>0.434843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43261" calcext:value-type="float">
            <text:p>0.24326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13268" calcext:value-type="float">
            <text:p>0.13268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0.207265" calcext:value-type="float">
            <text:p>0.207265</text:p>
          </table:table-cell>
          <table:table-cell office:value-type="float" office:value="0.240281" calcext:value-type="float">
            <text:p>0.240281</text:p>
          </table:table-cell>
          <table:table-cell office:value-type="float" office:value="0.277244" calcext:value-type="float">
            <text:p>0.277244</text:p>
          </table:table-cell>
          <table:table-cell office:value-type="float" office:value="0.321235" calcext:value-type="float">
            <text:p>0.321235</text:p>
          </table:table-cell>
          <table:table-cell office:value-type="float" office:value="0.362611" calcext:value-type="float">
            <text:p>0.362611</text:p>
          </table:table-cell>
          <table:table-cell office:value-type="float" office:value="0.396133" calcext:value-type="float">
            <text:p>0.396133</text:p>
          </table:table-cell>
          <table:table-cell office:value-type="float" office:value="0.435964" calcext:value-type="float">
            <text:p>0.435964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58433" calcext:value-type="float">
            <text:p>0.25843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5703" calcext:value-type="float">
            <text:p>0.015703</text:p>
          </table:table-cell>
          <table:table-cell office:value-type="float" office:value="0.061426" calcext:value-type="float">
            <text:p>0.061426</text:p>
          </table:table-cell>
          <table:table-cell office:value-type="float" office:value="0.135437" calcext:value-type="float">
            <text:p>0.135437</text:p>
          </table:table-cell>
          <table:table-cell office:value-type="float" office:value="0.182156" calcext:value-type="float">
            <text:p>0.182156</text:p>
          </table:table-cell>
          <table:table-cell office:value-type="float" office:value="0.220327" calcext:value-type="float">
            <text:p>0.220327</text:p>
          </table:table-cell>
          <table:table-cell office:value-type="float" office:value="0.251456" calcext:value-type="float">
            <text:p>0.251456</text:p>
          </table:table-cell>
          <table:table-cell office:value-type="float" office:value="0.287963" calcext:value-type="float">
            <text:p>0.287963</text:p>
          </table:table-cell>
          <table:table-cell office:value-type="float" office:value="0.32737" calcext:value-type="float">
            <text:p>0.32737</text:p>
          </table:table-cell>
          <table:table-cell office:value-type="float" office:value="0.372703" calcext:value-type="float">
            <text:p>0.372703</text:p>
          </table:table-cell>
          <table:table-cell office:value-type="float" office:value="0.401811" calcext:value-type="float">
            <text:p>0.401811</text:p>
          </table:table-cell>
          <table:table-cell office:value-type="float" office:value="0.438063" calcext:value-type="float">
            <text:p>0.438063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67871" calcext:value-type="float">
            <text:p>0.2678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7873" calcext:value-type="float">
            <text:p>0.007873</text:p>
          </table:table-cell>
          <table:table-cell office:value-type="float" office:value="0.068915" calcext:value-type="float">
            <text:p>0.068915</text:p>
          </table:table-cell>
          <table:table-cell office:value-type="float" office:value="0.138992" calcext:value-type="float">
            <text:p>0.138992</text:p>
          </table:table-cell>
          <table:table-cell office:value-type="float" office:value="0.178205" calcext:value-type="float">
            <text:p>0.178205</text:p>
          </table:table-cell>
          <table:table-cell office:value-type="float" office:value="0.225893" calcext:value-type="float">
            <text:p>0.225893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293746" calcext:value-type="float">
            <text:p>0.293746</text:p>
          </table:table-cell>
          <table:table-cell office:value-type="float" office:value="0.340543" calcext:value-type="float">
            <text:p>0.340543</text:p>
          </table:table-cell>
          <table:table-cell office:value-type="float" office:value="0.379883" calcext:value-type="float">
            <text:p>0.379883</text:p>
          </table:table-cell>
          <table:table-cell office:value-type="float" office:value="0.404614" calcext:value-type="float">
            <text:p>0.404614</text:p>
          </table:table-cell>
          <table:table-cell office:value-type="float" office:value="0.435348" calcext:value-type="float">
            <text:p>0.435348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72121" calcext:value-type="float">
            <text:p>0.27212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010212" calcext:value-type="float">
            <text:p>-0.010212</text:p>
          </table:table-cell>
          <table:table-cell office:value-type="float" office:value="0.076068" calcext:value-type="float">
            <text:p>0.076068</text:p>
          </table:table-cell>
          <table:table-cell office:value-type="float" office:value="0.151898" calcext:value-type="float">
            <text:p>0.151898</text:p>
          </table:table-cell>
          <table:table-cell office:value-type="float" office:value="0.196484" calcext:value-type="float">
            <text:p>0.196484</text:p>
          </table:table-cell>
          <table:table-cell office:value-type="float" office:value="0.237559" calcext:value-type="float">
            <text:p>0.237559</text:p>
          </table:table-cell>
          <table:table-cell office:value-type="float" office:value="0.273163" calcext:value-type="float">
            <text:p>0.273163</text:p>
          </table:table-cell>
          <table:table-cell office:value-type="float" office:value="0.307701" calcext:value-type="float">
            <text:p>0.307701</text:p>
          </table:table-cell>
          <table:table-cell office:value-type="float" office:value="0.346484" calcext:value-type="float">
            <text:p>0.346484</text:p>
          </table:table-cell>
          <table:table-cell office:value-type="float" office:value="0.381261" calcext:value-type="float">
            <text:p>0.381261</text:p>
          </table:table-cell>
          <table:table-cell office:value-type="float" office:value="0.406133" calcext:value-type="float">
            <text:p>0.406133</text:p>
          </table:table-cell>
          <table:table-cell office:value-type="float" office:value="0.437533" calcext:value-type="float">
            <text:p>0.437533</text:p>
          </table:table-cell>
          <table:table-cell office:value-type="float" office:value="0.471049" calcext:value-type="float">
            <text:p>0.471049</text:p>
          </table:table-cell>
          <table:table-cell office:value-type="float" office:value="0.281428" calcext:value-type="float">
            <text:p>0.28142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0.049246" calcext:value-type="float">
            <text:p>0.049246</text:p>
          </table:table-cell>
          <table:table-cell office:value-type="float" office:value="0.161667" calcext:value-type="float">
            <text:p>0.161667</text:p>
          </table:table-cell>
          <table:table-cell office:value-type="float" office:value="0.203597" calcext:value-type="float">
            <text:p>0.203597</text:p>
          </table:table-cell>
          <table:table-cell office:value-type="float" office:value="0.233723" calcext:value-type="float">
            <text:p>0.233723</text:p>
          </table:table-cell>
          <table:table-cell office:value-type="float" office:value="0.267125" calcext:value-type="float">
            <text:p>0.267125</text:p>
          </table:table-cell>
          <table:table-cell office:value-type="float" office:value="0.309076" calcext:value-type="float">
            <text:p>0.309076</text:p>
          </table:table-cell>
          <table:table-cell office:value-type="float" office:value="0.346904" calcext:value-type="float">
            <text:p>0.346904</text:p>
          </table:table-cell>
          <table:table-cell office:value-type="float" office:value="0.380233" calcext:value-type="float">
            <text:p>0.380233</text:p>
          </table:table-cell>
          <table:table-cell office:value-type="float" office:value="0.409149" calcext:value-type="float">
            <text:p>0.409149</text:p>
          </table:table-cell>
          <table:table-cell office:value-type="float" office:value="0.443604" calcext:value-type="float">
            <text:p>0.443604</text:p>
          </table:table-cell>
          <table:table-cell office:value-type="float" office:value="0.473585" calcext:value-type="float">
            <text:p>0.473585</text:p>
          </table:table-cell>
          <table:table-cell office:value-type="float" office:value="0.280432" calcext:value-type="float">
            <text:p>0.28043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033282" calcext:value-type="float">
            <text:p>0.033282</text:p>
          </table:table-cell>
          <table:table-cell office:value-type="float" office:value="0.163011" calcext:value-type="float">
            <text:p>0.163011</text:p>
          </table:table-cell>
          <table:table-cell office:value-type="float" office:value="0.201117" calcext:value-type="float">
            <text:p>0.201117</text:p>
          </table:table-cell>
          <table:table-cell office:value-type="float" office:value="0.225562" calcext:value-type="float">
            <text:p>0.225562</text:p>
          </table:table-cell>
          <table:table-cell office:value-type="float" office:value="0.249453" calcext:value-type="float">
            <text:p>0.249453</text:p>
          </table:table-cell>
          <table:table-cell office:value-type="float" office:value="0.288357" calcext:value-type="float">
            <text:p>0.288357</text:p>
          </table:table-cell>
          <table:table-cell office:value-type="float" office:value="0.340757" calcext:value-type="float">
            <text:p>0.340757</text:p>
          </table:table-cell>
          <table:table-cell office:value-type="float" office:value="0.382291" calcext:value-type="float">
            <text:p>0.382291</text:p>
          </table:table-cell>
          <table:table-cell office:value-type="float" office:value="0.410855" calcext:value-type="float">
            <text:p>0.410855</text:p>
          </table:table-cell>
          <table:table-cell office:value-type="float" office:value="0.442466" calcext:value-type="float">
            <text:p>0.442466</text:p>
          </table:table-cell>
          <table:table-cell office:value-type="float" office:value="0.473585" calcext:value-type="float">
            <text:p>0.473585</text:p>
          </table:table-cell>
          <table:table-cell office:value-type="float" office:value="0.273715" calcext:value-type="float">
            <text:p>0.27371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6528" calcext:value-type="float">
            <text:p>0.016528</text:p>
          </table:table-cell>
          <table:table-cell office:value-type="float" office:value="0.090568" calcext:value-type="float">
            <text:p>0.090568</text:p>
          </table:table-cell>
          <table:table-cell office:value-type="float" office:value="0.169982" calcext:value-type="float">
            <text:p>0.169982</text:p>
          </table:table-cell>
          <table:table-cell office:value-type="float" office:value="0.205269" calcext:value-type="float">
            <text:p>0.205269</text:p>
          </table:table-cell>
          <table:table-cell office:value-type="float" office:value="0.232919" calcext:value-type="float">
            <text:p>0.232919</text:p>
          </table:table-cell>
          <table:table-cell office:value-type="float" office:value="0.262358" calcext:value-type="float">
            <text:p>0.262358</text:p>
          </table:table-cell>
          <table:table-cell office:value-type="float" office:value="0.299946" calcext:value-type="float">
            <text:p>0.299946</text:p>
          </table:table-cell>
          <table:table-cell office:value-type="float" office:value="0.347432" calcext:value-type="float">
            <text:p>0.347432</text:p>
          </table:table-cell>
          <table:table-cell office:value-type="float" office:value="0.385255" calcext:value-type="float">
            <text:p>0.385255</text:p>
          </table:table-cell>
          <table:table-cell office:value-type="float" office:value="0.40977" calcext:value-type="float">
            <text:p>0.40977</text:p>
          </table:table-cell>
          <table:table-cell office:value-type="float" office:value="0.441727" calcext:value-type="float">
            <text:p>0.441727</text:p>
          </table:table-cell>
          <table:table-cell office:value-type="float" office:value="0.473585" calcext:value-type="float">
            <text:p>0.473585</text:p>
          </table:table-cell>
          <table:table-cell office:value-type="float" office:value="0.284523" calcext:value-type="float">
            <text:p>0.28452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00949" calcext:value-type="float">
            <text:p>-0.000949</text:p>
          </table:table-cell>
          <table:table-cell office:value-type="float" office:value="0.08417" calcext:value-type="float">
            <text:p>0.08417</text:p>
          </table:table-cell>
          <table:table-cell office:value-type="float" office:value="0.160449" calcext:value-type="float">
            <text:p>0.160449</text:p>
          </table:table-cell>
          <table:table-cell office:value-type="float" office:value="0.195307" calcext:value-type="float">
            <text:p>0.195307</text:p>
          </table:table-cell>
          <table:table-cell office:value-type="float" office:value="0.218093" calcext:value-type="float">
            <text:p>0.218093</text:p>
          </table:table-cell>
          <table:table-cell office:value-type="float" office:value="0.247952" calcext:value-type="float">
            <text:p>0.247952</text:p>
          </table:table-cell>
          <table:table-cell office:value-type="float" office:value="0.28032" calcext:value-type="float">
            <text:p>0.28032</text:p>
          </table:table-cell>
          <table:table-cell office:value-type="float" office:value="0.328797" calcext:value-type="float">
            <text:p>0.328797</text:p>
          </table:table-cell>
          <table:table-cell office:value-type="float" office:value="0.377562" calcext:value-type="float">
            <text:p>0.377562</text:p>
          </table:table-cell>
          <table:table-cell office:value-type="float" office:value="0.410795" calcext:value-type="float">
            <text:p>0.410795</text:p>
          </table:table-cell>
          <table:table-cell office:value-type="float" office:value="0.440493" calcext:value-type="float">
            <text:p>0.440493</text:p>
          </table:table-cell>
          <table:table-cell office:value-type="float" office:value="0.474695" calcext:value-type="float">
            <text:p>0.474695</text:p>
          </table:table-cell>
          <table:table-cell office:value-type="float" office:value="0.274394" calcext:value-type="float">
            <text:p>0.27439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5097" calcext:value-type="float">
            <text:p>0.025097</text:p>
          </table:table-cell>
          <table:table-cell office:value-type="float" office:value="0.075293" calcext:value-type="float">
            <text:p>0.075293</text:p>
          </table:table-cell>
          <table:table-cell office:value-type="float" office:value="0.142521" calcext:value-type="float">
            <text:p>0.142521</text:p>
          </table:table-cell>
          <table:table-cell office:value-type="float" office:value="0.18971" calcext:value-type="float">
            <text:p>0.18971</text:p>
          </table:table-cell>
          <table:table-cell office:value-type="float" office:value="0.220592" calcext:value-type="float">
            <text:p>0.220592</text:p>
          </table:table-cell>
          <table:table-cell office:value-type="float" office:value="0.257346" calcext:value-type="float">
            <text:p>0.257346</text:p>
          </table:table-cell>
          <table:table-cell office:value-type="float" office:value="0.299336" calcext:value-type="float">
            <text:p>0.299336</text:p>
          </table:table-cell>
          <table:table-cell office:value-type="float" office:value="0.350835" calcext:value-type="float">
            <text:p>0.350835</text:p>
          </table:table-cell>
          <table:table-cell office:value-type="float" office:value="0.392276" calcext:value-type="float">
            <text:p>0.392276</text:p>
          </table:table-cell>
          <table:table-cell office:value-type="float" office:value="0.418848" calcext:value-type="float">
            <text:p>0.418848</text:p>
          </table:table-cell>
          <table:table-cell office:value-type="float" office:value="0.452187" calcext:value-type="float">
            <text:p>0.452187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279894" calcext:value-type="float">
            <text:p>0.27989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058967" calcext:value-type="float">
            <text:p>0.058967</text:p>
          </table:table-cell>
          <table:table-cell office:value-type="float" office:value="0.160433" calcext:value-type="float">
            <text:p>0.160433</text:p>
          </table:table-cell>
          <table:table-cell office:value-type="float" office:value="0.195895" calcext:value-type="float">
            <text:p>0.195895</text:p>
          </table:table-cell>
          <table:table-cell office:value-type="float" office:value="0.220296" calcext:value-type="float">
            <text:p>0.220296</text:p>
          </table:table-cell>
          <table:table-cell office:value-type="float" office:value="0.251865" calcext:value-type="float">
            <text:p>0.251865</text:p>
          </table:table-cell>
          <table:table-cell office:value-type="float" office:value="0.287972" calcext:value-type="float">
            <text:p>0.287972</text:p>
          </table:table-cell>
          <table:table-cell office:value-type="float" office:value="0.34189" calcext:value-type="float">
            <text:p>0.34189</text:p>
          </table:table-cell>
          <table:table-cell office:value-type="float" office:value="0.392964" calcext:value-type="float">
            <text:p>0.392964</text:p>
          </table:table-cell>
          <table:table-cell office:value-type="float" office:value="0.421316" calcext:value-type="float">
            <text:p>0.421316</text:p>
          </table:table-cell>
          <table:table-cell office:value-type="float" office:value="0.453975" calcext:value-type="float">
            <text:p>0.453975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278557" calcext:value-type="float">
            <text:p>0.27855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018249" calcext:value-type="float">
            <text:p>-0.018249</text:p>
          </table:table-cell>
          <table:table-cell office:value-type="float" office:value="0.102597" calcext:value-type="float">
            <text:p>0.102597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208216" calcext:value-type="float">
            <text:p>0.208216</text:p>
          </table:table-cell>
          <table:table-cell office:value-type="float" office:value="0.235875" calcext:value-type="float">
            <text:p>0.235875</text:p>
          </table:table-cell>
          <table:table-cell office:value-type="float" office:value="0.273637" calcext:value-type="float">
            <text:p>0.273637</text:p>
          </table:table-cell>
          <table:table-cell office:value-type="float" office:value="0.310781" calcext:value-type="float">
            <text:p>0.310781</text:p>
          </table:table-cell>
          <table:table-cell office:value-type="float" office:value="0.365823" calcext:value-type="float">
            <text:p>0.365823</text:p>
          </table:table-cell>
          <table:table-cell office:value-type="float" office:value="0.405433" calcext:value-type="float">
            <text:p>0.405433</text:p>
          </table:table-cell>
          <table:table-cell office:value-type="float" office:value="0.425943" calcext:value-type="float">
            <text:p>0.425943</text:p>
          </table:table-cell>
          <table:table-cell office:value-type="float" office:value="0.451496" calcext:value-type="float">
            <text:p>0.451496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296046" calcext:value-type="float">
            <text:p>0.29604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8404" calcext:value-type="float">
            <text:p>0.008404</text:p>
          </table:table-cell>
          <table:table-cell office:value-type="float" office:value="0.114285" calcext:value-type="float">
            <text:p>0.114285</text:p>
          </table:table-cell>
          <table:table-cell office:value-type="float" office:value="0.18469" calcext:value-type="float">
            <text:p>0.18469</text:p>
          </table:table-cell>
          <table:table-cell office:value-type="float" office:value="0.213078" calcext:value-type="float">
            <text:p>0.213078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0.287925" calcext:value-type="float">
            <text:p>0.287925</text:p>
          </table:table-cell>
          <table:table-cell office:value-type="float" office:value="0.335628" calcext:value-type="float">
            <text:p>0.335628</text:p>
          </table:table-cell>
          <table:table-cell office:value-type="float" office:value="0.383048" calcext:value-type="float">
            <text:p>0.383048</text:p>
          </table:table-cell>
          <table:table-cell office:value-type="float" office:value="0.411441" calcext:value-type="float">
            <text:p>0.411441</text:p>
          </table:table-cell>
          <table:table-cell office:value-type="float" office:value="0.431239" calcext:value-type="float">
            <text:p>0.431239</text:p>
          </table:table-cell>
          <table:table-cell office:value-type="float" office:value="0.457039" calcext:value-type="float">
            <text:p>0.457039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06572" calcext:value-type="float">
            <text:p>0.30657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8404" calcext:value-type="float">
            <text:p>0.008404</text:p>
          </table:table-cell>
          <table:table-cell office:value-type="float" office:value="0.102358" calcext:value-type="float">
            <text:p>0.102358</text:p>
          </table:table-cell>
          <table:table-cell office:value-type="float" office:value="0.180625" calcext:value-type="float">
            <text:p>0.180625</text:p>
          </table:table-cell>
          <table:table-cell office:value-type="float" office:value="0.212894" calcext:value-type="float">
            <text:p>0.212894</text:p>
          </table:table-cell>
          <table:table-cell office:value-type="float" office:value="0.252483" calcext:value-type="float">
            <text:p>0.252483</text:p>
          </table:table-cell>
          <table:table-cell office:value-type="float" office:value="0.295862" calcext:value-type="float">
            <text:p>0.295862</text:p>
          </table:table-cell>
          <table:table-cell office:value-type="float" office:value="0.335113" calcext:value-type="float">
            <text:p>0.335113</text:p>
          </table:table-cell>
          <table:table-cell office:value-type="float" office:value="0.375872" calcext:value-type="float">
            <text:p>0.375872</text:p>
          </table:table-cell>
          <table:table-cell office:value-type="float" office:value="0.409156" calcext:value-type="float">
            <text:p>0.409156</text:p>
          </table:table-cell>
          <table:table-cell office:value-type="float" office:value="0.431172" calcext:value-type="float">
            <text:p>0.431172</text:p>
          </table:table-cell>
          <table:table-cell office:value-type="float" office:value="0.45565" calcext:value-type="float">
            <text:p>0.45565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05119" calcext:value-type="float">
            <text:p>0.30511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0.11212" calcext:value-type="float">
            <text:p>0.11212</text:p>
          </table:table-cell>
          <table:table-cell office:value-type="float" office:value="0.196829" calcext:value-type="float">
            <text:p>0.196829</text:p>
          </table:table-cell>
          <table:table-cell office:value-type="float" office:value="0.225826" calcext:value-type="float">
            <text:p>0.225826</text:p>
          </table:table-cell>
          <table:table-cell office:value-type="float" office:value="0.25873" calcext:value-type="float">
            <text:p>0.25873</text:p>
          </table:table-cell>
          <table:table-cell office:value-type="float" office:value="0.310238" calcext:value-type="float">
            <text:p>0.310238</text:p>
          </table:table-cell>
          <table:table-cell office:value-type="float" office:value="0.360346" calcext:value-type="float">
            <text:p>0.360346</text:p>
          </table:table-cell>
          <table:table-cell office:value-type="float" office:value="0.39088" calcext:value-type="float">
            <text:p>0.39088</text:p>
          </table:table-cell>
          <table:table-cell office:value-type="float" office:value="0.411458" calcext:value-type="float">
            <text:p>0.411458</text:p>
          </table:table-cell>
          <table:table-cell office:value-type="float" office:value="0.429585" calcext:value-type="float">
            <text:p>0.429585</text:p>
          </table:table-cell>
          <table:table-cell office:value-type="float" office:value="0.456629" calcext:value-type="float">
            <text:p>0.456629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15264" calcext:value-type="float">
            <text:p>0.3152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114251" calcext:value-type="float">
            <text:p>0.114251</text:p>
          </table:table-cell>
          <table:table-cell office:value-type="float" office:value="0.192301" calcext:value-type="float">
            <text:p>0.192301</text:p>
          </table:table-cell>
          <table:table-cell office:value-type="float" office:value="0.22926" calcext:value-type="float">
            <text:p>0.22926</text:p>
          </table:table-cell>
          <table:table-cell office:value-type="float" office:value="0.269781" calcext:value-type="float">
            <text:p>0.269781</text:p>
          </table:table-cell>
          <table:table-cell office:value-type="float" office:value="0.321386" calcext:value-type="float">
            <text:p>0.321386</text:p>
          </table:table-cell>
          <table:table-cell office:value-type="float" office:value="0.357363" calcext:value-type="float">
            <text:p>0.357363</text:p>
          </table:table-cell>
          <table:table-cell office:value-type="float" office:value="0.385306" calcext:value-type="float">
            <text:p>0.385306</text:p>
          </table:table-cell>
          <table:table-cell office:value-type="float" office:value="0.409226" calcext:value-type="float">
            <text:p>0.409226</text:p>
          </table:table-cell>
          <table:table-cell office:value-type="float" office:value="0.428167" calcext:value-type="float">
            <text:p>0.428167</text:p>
          </table:table-cell>
          <table:table-cell office:value-type="float" office:value="0.451793" calcext:value-type="float">
            <text:p>0.451793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15884" calcext:value-type="float">
            <text:p>0.31588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0.116415" calcext:value-type="float">
            <text:p>0.116415</text:p>
          </table:table-cell>
          <table:table-cell office:value-type="float" office:value="0.192494" calcext:value-type="float">
            <text:p>0.192494</text:p>
          </table:table-cell>
          <table:table-cell office:value-type="float" office:value="0.241859" calcext:value-type="float">
            <text:p>0.241859</text:p>
          </table:table-cell>
          <table:table-cell office:value-type="float" office:value="0.28604" calcext:value-type="float">
            <text:p>0.28604</text:p>
          </table:table-cell>
          <table:table-cell office:value-type="float" office:value="0.330689" calcext:value-type="float">
            <text:p>0.330689</text:p>
          </table:table-cell>
          <table:table-cell office:value-type="float" office:value="0.362691" calcext:value-type="float">
            <text:p>0.362691</text:p>
          </table:table-cell>
          <table:table-cell office:value-type="float" office:value="0.386512" calcext:value-type="float">
            <text:p>0.386512</text:p>
          </table:table-cell>
          <table:table-cell office:value-type="float" office:value="0.407143" calcext:value-type="float">
            <text:p>0.407143</text:p>
          </table:table-cell>
          <table:table-cell office:value-type="float" office:value="0.428586" calcext:value-type="float">
            <text:p>0.428586</text:p>
          </table:table-cell>
          <table:table-cell office:value-type="float" office:value="0.455303" calcext:value-type="float">
            <text:p>0.455303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20773" calcext:value-type="float">
            <text:p>0.32077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0.124299" calcext:value-type="float">
            <text:p>0.124299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247098" calcext:value-type="float">
            <text:p>0.247098</text:p>
          </table:table-cell>
          <table:table-cell office:value-type="float" office:value="0.290866" calcext:value-type="float">
            <text:p>0.290866</text:p>
          </table:table-cell>
          <table:table-cell office:value-type="float" office:value="0.329253" calcext:value-type="float">
            <text:p>0.329253</text:p>
          </table:table-cell>
          <table:table-cell office:value-type="float" office:value="0.359602" calcext:value-type="float">
            <text:p>0.359602</text:p>
          </table:table-cell>
          <table:table-cell office:value-type="float" office:value="0.389203" calcext:value-type="float">
            <text:p>0.389203</text:p>
          </table:table-cell>
          <table:table-cell office:value-type="float" office:value="0.411213" calcext:value-type="float">
            <text:p>0.411213</text:p>
          </table:table-cell>
          <table:table-cell office:value-type="float" office:value="0.432999" calcext:value-type="float">
            <text:p>0.432999</text:p>
          </table:table-cell>
          <table:table-cell office:value-type="float" office:value="0.462654" calcext:value-type="float">
            <text:p>0.462654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24599" calcext:value-type="float">
            <text:p>0.32459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2069" calcext:value-type="float">
            <text:p>0.072069</text:p>
          </table:table-cell>
          <table:table-cell office:value-type="float" office:value="0.137218" calcext:value-type="float">
            <text:p>0.137218</text:p>
          </table:table-cell>
          <table:table-cell office:value-type="float" office:value="0.202189" calcext:value-type="float">
            <text:p>0.202189</text:p>
          </table:table-cell>
          <table:table-cell office:value-type="float" office:value="0.250083" calcext:value-type="float">
            <text:p>0.250083</text:p>
          </table:table-cell>
          <table:table-cell office:value-type="float" office:value="0.307928" calcext:value-type="float">
            <text:p>0.307928</text:p>
          </table:table-cell>
          <table:table-cell office:value-type="float" office:value="0.347158" calcext:value-type="float">
            <text:p>0.347158</text:p>
          </table:table-cell>
          <table:table-cell office:value-type="float" office:value="0.375265" calcext:value-type="float">
            <text:p>0.375265</text:p>
          </table:table-cell>
          <table:table-cell office:value-type="float" office:value="0.396877" calcext:value-type="float">
            <text:p>0.396877</text:p>
          </table:table-cell>
          <table:table-cell office:value-type="float" office:value="0.415804" calcext:value-type="float">
            <text:p>0.415804</text:p>
          </table:table-cell>
          <table:table-cell office:value-type="float" office:value="0.433364" calcext:value-type="float">
            <text:p>0.433364</text:p>
          </table:table-cell>
          <table:table-cell office:value-type="float" office:value="0.463236" calcext:value-type="float">
            <text:p>0.463236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32912" calcext:value-type="float">
            <text:p>0.33291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0.099941" calcext:value-type="float">
            <text:p>0.099941</text:p>
          </table:table-cell>
          <table:table-cell office:value-type="float" office:value="0.21124" calcext:value-type="float">
            <text:p>0.21124</text:p>
          </table:table-cell>
          <table:table-cell office:value-type="float" office:value="0.251478" calcext:value-type="float">
            <text:p>0.251478</text:p>
          </table:table-cell>
          <table:table-cell office:value-type="float" office:value="0.296731" calcext:value-type="float">
            <text:p>0.296731</text:p>
          </table:table-cell>
          <table:table-cell office:value-type="float" office:value="0.337671" calcext:value-type="float">
            <text:p>0.337671</text:p>
          </table:table-cell>
          <table:table-cell office:value-type="float" office:value="0.370557" calcext:value-type="float">
            <text:p>0.370557</text:p>
          </table:table-cell>
          <table:table-cell office:value-type="float" office:value="0.392307" calcext:value-type="float">
            <text:p>0.392307</text:p>
          </table:table-cell>
          <table:table-cell office:value-type="float" office:value="0.412953" calcext:value-type="float">
            <text:p>0.412953</text:p>
          </table:table-cell>
          <table:table-cell office:value-type="float" office:value="0.429248" calcext:value-type="float">
            <text:p>0.429248</text:p>
          </table:table-cell>
          <table:table-cell office:value-type="float" office:value="0.455716" calcext:value-type="float">
            <text:p>0.455716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25784" calcext:value-type="float">
            <text:p>0.32578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0.096269" calcext:value-type="float">
            <text:p>0.096269</text:p>
          </table:table-cell>
          <table:table-cell office:value-type="float" office:value="0.202965" calcext:value-type="float">
            <text:p>0.202965</text:p>
          </table:table-cell>
          <table:table-cell office:value-type="float" office:value="0.24906" calcext:value-type="float">
            <text:p>0.24906</text:p>
          </table:table-cell>
          <table:table-cell office:value-type="float" office:value="0.302211" calcext:value-type="float">
            <text:p>0.302211</text:p>
          </table:table-cell>
          <table:table-cell office:value-type="float" office:value="0.339873" calcext:value-type="float">
            <text:p>0.339873</text:p>
          </table:table-cell>
          <table:table-cell office:value-type="float" office:value="0.378283" calcext:value-type="float">
            <text:p>0.378283</text:p>
          </table:table-cell>
          <table:table-cell office:value-type="float" office:value="0.400912" calcext:value-type="float">
            <text:p>0.400912</text:p>
          </table:table-cell>
          <table:table-cell office:value-type="float" office:value="0.419073" calcext:value-type="float">
            <text:p>0.419073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458118" calcext:value-type="float">
            <text:p>0.458118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28144" calcext:value-type="float">
            <text:p>0.32814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0.111635" calcext:value-type="float">
            <text:p>0.111635</text:p>
          </table:table-cell>
          <table:table-cell office:value-type="float" office:value="0.227592" calcext:value-type="float">
            <text:p>0.227592</text:p>
          </table:table-cell>
          <table:table-cell office:value-type="float" office:value="0.280143" calcext:value-type="float">
            <text:p>0.280143</text:p>
          </table:table-cell>
          <table:table-cell office:value-type="float" office:value="0.316981" calcext:value-type="float">
            <text:p>0.316981</text:p>
          </table:table-cell>
          <table:table-cell office:value-type="float" office:value="0.356245" calcext:value-type="float">
            <text:p>0.356245</text:p>
          </table:table-cell>
          <table:table-cell office:value-type="float" office:value="0.38814" calcext:value-type="float">
            <text:p>0.38814</text:p>
          </table:table-cell>
          <table:table-cell office:value-type="float" office:value="0.409462" calcext:value-type="float">
            <text:p>0.409462</text:p>
          </table:table-cell>
          <table:table-cell office:value-type="float" office:value="0.423078" calcext:value-type="float">
            <text:p>0.423078</text:p>
          </table:table-cell>
          <table:table-cell office:value-type="float" office:value="0.435778" calcext:value-type="float">
            <text:p>0.435778</text:p>
          </table:table-cell>
          <table:table-cell office:value-type="float" office:value="0.458257" calcext:value-type="float">
            <text:p>0.458257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40731" calcext:value-type="float">
            <text:p>0.34073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1447" calcext:value-type="float">
            <text:p>0.051447</text:p>
          </table:table-cell>
          <table:table-cell office:value-type="float" office:value="0.146748" calcext:value-type="float">
            <text:p>0.146748</text:p>
          </table:table-cell>
          <table:table-cell office:value-type="float" office:value="0.229573" calcext:value-type="float">
            <text:p>0.229573</text:p>
          </table:table-cell>
          <table:table-cell office:value-type="float" office:value="0.280013" calcext:value-type="float">
            <text:p>0.280013</text:p>
          </table:table-cell>
          <table:table-cell office:value-type="float" office:value="0.326623" calcext:value-type="float">
            <text:p>0.326623</text:p>
          </table:table-cell>
          <table:table-cell office:value-type="float" office:value="0.363815" calcext:value-type="float">
            <text:p>0.363815</text:p>
          </table:table-cell>
          <table:table-cell office:value-type="float" office:value="0.391981" calcext:value-type="float">
            <text:p>0.391981</text:p>
          </table:table-cell>
          <table:table-cell office:value-type="float" office:value="0.410994" calcext:value-type="float">
            <text:p>0.410994</text:p>
          </table:table-cell>
          <table:table-cell office:value-type="float" office:value="0.423777" calcext:value-type="float">
            <text:p>0.423777</text:p>
          </table:table-cell>
          <table:table-cell office:value-type="float" office:value="0.437085" calcext:value-type="float">
            <text:p>0.437085</text:p>
          </table:table-cell>
          <table:table-cell office:value-type="float" office:value="0.461324" calcext:value-type="float">
            <text:p>0.461324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47193" calcext:value-type="float">
            <text:p>0.34719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1275" calcext:value-type="float">
            <text:p>0.031275</text:p>
          </table:table-cell>
          <table:table-cell office:value-type="float" office:value="0.143089" calcext:value-type="float">
            <text:p>0.143089</text:p>
          </table:table-cell>
          <table:table-cell office:value-type="float" office:value="0.226008" calcext:value-type="float">
            <text:p>0.226008</text:p>
          </table:table-cell>
          <table:table-cell office:value-type="float" office:value="0.279036" calcext:value-type="float">
            <text:p>0.279036</text:p>
          </table:table-cell>
          <table:table-cell office:value-type="float" office:value="0.328872" calcext:value-type="float">
            <text:p>0.328872</text:p>
          </table:table-cell>
          <table:table-cell office:value-type="float" office:value="0.362246" calcext:value-type="float">
            <text:p>0.362246</text:p>
          </table:table-cell>
          <table:table-cell office:value-type="float" office:value="0.389325" calcext:value-type="float">
            <text:p>0.389325</text:p>
          </table:table-cell>
          <table:table-cell office:value-type="float" office:value="0.407939" calcext:value-type="float">
            <text:p>0.407939</text:p>
          </table:table-cell>
          <table:table-cell office:value-type="float" office:value="0.418212" calcext:value-type="float">
            <text:p>0.418212</text:p>
          </table:table-cell>
          <table:table-cell office:value-type="float" office:value="0.433448" calcext:value-type="float">
            <text:p>0.433448</text:p>
          </table:table-cell>
          <table:table-cell office:value-type="float" office:value="0.457116" calcext:value-type="float">
            <text:p>0.457116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44529" calcext:value-type="float">
            <text:p>0.34452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119866" calcext:value-type="float">
            <text:p>0.119866</text:p>
          </table:table-cell>
          <table:table-cell office:value-type="float" office:value="0.227683" calcext:value-type="float">
            <text:p>0.227683</text:p>
          </table:table-cell>
          <table:table-cell office:value-type="float" office:value="0.29205" calcext:value-type="float">
            <text:p>0.29205</text:p>
          </table:table-cell>
          <table:table-cell office:value-type="float" office:value="0.343357" calcext:value-type="float">
            <text:p>0.343357</text:p>
          </table:table-cell>
          <table:table-cell office:value-type="float" office:value="0.374821" calcext:value-type="float">
            <text:p>0.374821</text:p>
          </table:table-cell>
          <table:table-cell office:value-type="float" office:value="0.392732" calcext:value-type="float">
            <text:p>0.392732</text:p>
          </table:table-cell>
          <table:table-cell office:value-type="float" office:value="0.410778" calcext:value-type="float">
            <text:p>0.410778</text:p>
          </table:table-cell>
          <table:table-cell office:value-type="float" office:value="0.423257" calcext:value-type="float">
            <text:p>0.423257</text:p>
          </table:table-cell>
          <table:table-cell office:value-type="float" office:value="0.436296" calcext:value-type="float">
            <text:p>0.436296</text:p>
          </table:table-cell>
          <table:table-cell office:value-type="float" office:value="0.464128" calcext:value-type="float">
            <text:p>0.464128</text:p>
          </table:table-cell>
          <table:table-cell office:value-type="float" office:value="0.483655" calcext:value-type="float">
            <text:p>0.483655</text:p>
          </table:table-cell>
          <table:table-cell office:value-type="float" office:value="0.348497" calcext:value-type="float">
            <text:p>0.34849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1275" calcext:value-type="float">
            <text:p>0.031275</text:p>
          </table:table-cell>
          <table:table-cell office:value-type="float" office:value="0.166094" calcext:value-type="float">
            <text:p>0.166094</text:p>
          </table:table-cell>
          <table:table-cell office:value-type="float" office:value="0.252256" calcext:value-type="float">
            <text:p>0.252256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374241" calcext:value-type="float">
            <text:p>0.374241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0.410825" calcext:value-type="float">
            <text:p>0.410825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0.436698" calcext:value-type="float">
            <text:p>0.436698</text:p>
          </table:table-cell>
          <table:table-cell office:value-type="float" office:value="0.46471" calcext:value-type="float">
            <text:p>0.46471</text:p>
          </table:table-cell>
          <table:table-cell office:value-type="float" office:value="0.485117" calcext:value-type="float">
            <text:p>0.485117</text:p>
          </table:table-cell>
          <table:table-cell office:value-type="float" office:value="0.357081" calcext:value-type="float">
            <text:p>0.35708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0.24741" calcext:value-type="float">
            <text:p>0.24741</text:p>
          </table:table-cell>
          <table:table-cell office:value-type="float" office:value="0.302822" calcext:value-type="float">
            <text:p>0.302822</text:p>
          </table:table-cell>
          <table:table-cell office:value-type="float" office:value="0.336231" calcext:value-type="float">
            <text:p>0.336231</text:p>
          </table:table-cell>
          <table:table-cell office:value-type="float" office:value="0.369243" calcext:value-type="float">
            <text:p>0.369243</text:p>
          </table:table-cell>
          <table:table-cell office:value-type="float" office:value="0.389844" calcext:value-type="float">
            <text:p>0.389844</text:p>
          </table:table-cell>
          <table:table-cell office:value-type="float" office:value="0.409039" calcext:value-type="float">
            <text:p>0.409039</text:p>
          </table:table-cell>
          <table:table-cell office:value-type="float" office:value="0.421083" calcext:value-type="float">
            <text:p>0.421083</text:p>
          </table:table-cell>
          <table:table-cell office:value-type="float" office:value="0.436661" calcext:value-type="float">
            <text:p>0.436661</text:p>
          </table:table-cell>
          <table:table-cell office:value-type="float" office:value="0.463415" calcext:value-type="float">
            <text:p>0.463415</text:p>
          </table:table-cell>
          <table:table-cell office:value-type="float" office:value="0.485117" calcext:value-type="float">
            <text:p>0.485117</text:p>
          </table:table-cell>
          <table:table-cell office:value-type="float" office:value="0.353998" calcext:value-type="float">
            <text:p>0.35399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75049" calcext:value-type="float">
            <text:p>0.075049</text:p>
          </table:table-cell>
          <table:table-cell office:value-type="float" office:value="0.173818" calcext:value-type="float">
            <text:p>0.173818</text:p>
          </table:table-cell>
          <table:table-cell office:value-type="float" office:value="0.242533" calcext:value-type="float">
            <text:p>0.242533</text:p>
          </table:table-cell>
          <table:table-cell office:value-type="float" office:value="0.298046" calcext:value-type="float">
            <text:p>0.298046</text:p>
          </table:table-cell>
          <table:table-cell office:value-type="float" office:value="0.34334" calcext:value-type="float">
            <text:p>0.34334</text:p>
          </table:table-cell>
          <table:table-cell office:value-type="float" office:value="0.377784" calcext:value-type="float">
            <text:p>0.377784</text:p>
          </table:table-cell>
          <table:table-cell office:value-type="float" office:value="0.396912" calcext:value-type="float">
            <text:p>0.396912</text:p>
          </table:table-cell>
          <table:table-cell office:value-type="float" office:value="0.413327" calcext:value-type="float">
            <text:p>0.413327</text:p>
          </table:table-cell>
          <table:table-cell office:value-type="float" office:value="0.423814" calcext:value-type="float">
            <text:p>0.423814</text:p>
          </table:table-cell>
          <table:table-cell office:value-type="float" office:value="0.437653" calcext:value-type="float">
            <text:p>0.437653</text:p>
          </table:table-cell>
          <table:table-cell office:value-type="float" office:value="0.463274" calcext:value-type="float">
            <text:p>0.463274</text:p>
          </table:table-cell>
          <table:table-cell office:value-type="float" office:value="0.485117" calcext:value-type="float">
            <text:p>0.485117</text:p>
          </table:table-cell>
          <table:table-cell office:value-type="float" office:value="0.35705" calcext:value-type="float">
            <text:p>0.3570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4544" calcext:value-type="float">
            <text:p>0.044544</text:p>
          </table:table-cell>
          <table:table-cell office:value-type="float" office:value="0.174217" calcext:value-type="float">
            <text:p>0.174217</text:p>
          </table:table-cell>
          <table:table-cell office:value-type="float" office:value="0.250379" calcext:value-type="float">
            <text:p>0.250379</text:p>
          </table:table-cell>
          <table:table-cell office:value-type="float" office:value="0.30424" calcext:value-type="float">
            <text:p>0.30424</text:p>
          </table:table-cell>
          <table:table-cell office:value-type="float" office:value="0.345162" calcext:value-type="float">
            <text:p>0.345162</text:p>
          </table:table-cell>
          <table:table-cell office:value-type="float" office:value="0.378062" calcext:value-type="float">
            <text:p>0.378062</text:p>
          </table:table-cell>
          <table:table-cell office:value-type="float" office:value="0.397424" calcext:value-type="float">
            <text:p>0.397424</text:p>
          </table:table-cell>
          <table:table-cell office:value-type="float" office:value="0.413113" calcext:value-type="float">
            <text:p>0.413113</text:p>
          </table:table-cell>
          <table:table-cell office:value-type="float" office:value="0.424378" calcext:value-type="float">
            <text:p>0.424378</text:p>
          </table:table-cell>
          <table:table-cell office:value-type="float" office:value="0.437674" calcext:value-type="float">
            <text:p>0.437674</text:p>
          </table:table-cell>
          <table:table-cell office:value-type="float" office:value="0.462866" calcext:value-type="float">
            <text:p>0.462866</text:p>
          </table:table-cell>
          <table:table-cell office:value-type="float" office:value="0.485117" calcext:value-type="float">
            <text:p>0.485117</text:p>
          </table:table-cell>
          <table:table-cell office:value-type="float" office:value="0.358752" calcext:value-type="float">
            <text:p>0.35875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6394" calcext:value-type="float">
            <text:p>0.096394</text:p>
          </table:table-cell>
          <table:table-cell office:value-type="float" office:value="0.198622" calcext:value-type="float">
            <text:p>0.198622</text:p>
          </table:table-cell>
          <table:table-cell office:value-type="float" office:value="0.282845" calcext:value-type="float">
            <text:p>0.282845</text:p>
          </table:table-cell>
          <table:table-cell office:value-type="float" office:value="0.334971" calcext:value-type="float">
            <text:p>0.334971</text:p>
          </table:table-cell>
          <table:table-cell office:value-type="float" office:value="0.366554" calcext:value-type="float">
            <text:p>0.366554</text:p>
          </table:table-cell>
          <table:table-cell office:value-type="float" office:value="0.386696" calcext:value-type="float">
            <text:p>0.386696</text:p>
          </table:table-cell>
          <table:table-cell office:value-type="float" office:value="0.40569" calcext:value-type="float">
            <text:p>0.40569</text:p>
          </table:table-cell>
          <table:table-cell office:value-type="float" office:value="0.416976" calcext:value-type="float">
            <text:p>0.416976</text:p>
          </table:table-cell>
          <table:table-cell office:value-type="float" office:value="0.428223" calcext:value-type="float">
            <text:p>0.428223</text:p>
          </table:table-cell>
          <table:table-cell office:value-type="float" office:value="0.440234" calcext:value-type="float">
            <text:p>0.440234</text:p>
          </table:table-cell>
          <table:table-cell office:value-type="float" office:value="0.463695" calcext:value-type="float">
            <text:p>0.463695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72451" calcext:value-type="float">
            <text:p>0.37245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77631" calcext:value-type="float">
            <text:p>0.077631</text:p>
          </table:table-cell>
          <table:table-cell office:value-type="float" office:value="0.200439" calcext:value-type="float">
            <text:p>0.200439</text:p>
          </table:table-cell>
          <table:table-cell office:value-type="float" office:value="0.294497" calcext:value-type="float">
            <text:p>0.294497</text:p>
          </table:table-cell>
          <table:table-cell office:value-type="float" office:value="0.34308" calcext:value-type="float">
            <text:p>0.34308</text:p>
          </table:table-cell>
          <table:table-cell office:value-type="float" office:value="0.371961" calcext:value-type="float">
            <text:p>0.371961</text:p>
          </table:table-cell>
          <table:table-cell office:value-type="float" office:value="0.388182" calcext:value-type="float">
            <text:p>0.388182</text:p>
          </table:table-cell>
          <table:table-cell office:value-type="float" office:value="0.408654" calcext:value-type="float">
            <text:p>0.408654</text:p>
          </table:table-cell>
          <table:table-cell office:value-type="float" office:value="0.418505" calcext:value-type="float">
            <text:p>0.418505</text:p>
          </table:table-cell>
          <table:table-cell office:value-type="float" office:value="0.42929" calcext:value-type="float">
            <text:p>0.42929</text:p>
          </table:table-cell>
          <table:table-cell office:value-type="float" office:value="0.442575" calcext:value-type="float">
            <text:p>0.442575</text:p>
          </table:table-cell>
          <table:table-cell office:value-type="float" office:value="0.467192" calcext:value-type="float">
            <text:p>0.46719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76437" calcext:value-type="float">
            <text:p>0.37643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8865" calcext:value-type="float">
            <text:p>0.068865</text:p>
          </table:table-cell>
          <table:table-cell office:value-type="float" office:value="0.197625" calcext:value-type="float">
            <text:p>0.197625</text:p>
          </table:table-cell>
          <table:table-cell office:value-type="float" office:value="0.294226" calcext:value-type="float">
            <text:p>0.294226</text:p>
          </table:table-cell>
          <table:table-cell office:value-type="float" office:value="0.340223" calcext:value-type="float">
            <text:p>0.340223</text:p>
          </table:table-cell>
          <table:table-cell office:value-type="float" office:value="0.370517" calcext:value-type="float">
            <text:p>0.370517</text:p>
          </table:table-cell>
          <table:table-cell office:value-type="float" office:value="0.391255" calcext:value-type="float">
            <text:p>0.391255</text:p>
          </table:table-cell>
          <table:table-cell office:value-type="float" office:value="0.409854" calcext:value-type="float">
            <text:p>0.409854</text:p>
          </table:table-cell>
          <table:table-cell office:value-type="float" office:value="0.41909" calcext:value-type="float">
            <text:p>0.41909</text:p>
          </table:table-cell>
          <table:table-cell office:value-type="float" office:value="0.429658" calcext:value-type="float">
            <text:p>0.429658</text:p>
          </table:table-cell>
          <table:table-cell office:value-type="float" office:value="0.442152" calcext:value-type="float">
            <text:p>0.442152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7618" calcext:value-type="float">
            <text:p>0.3761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67096" calcext:value-type="float">
            <text:p>0.067096</text:p>
          </table:table-cell>
          <table:table-cell office:value-type="float" office:value="0.225726" calcext:value-type="float">
            <text:p>0.225726</text:p>
          </table:table-cell>
          <table:table-cell office:value-type="float" office:value="0.326292" calcext:value-type="float">
            <text:p>0.326292</text:p>
          </table:table-cell>
          <table:table-cell office:value-type="float" office:value="0.356217" calcext:value-type="float">
            <text:p>0.356217</text:p>
          </table:table-cell>
          <table:table-cell office:value-type="float" office:value="0.376774" calcext:value-type="float">
            <text:p>0.376774</text:p>
          </table:table-cell>
          <table:table-cell office:value-type="float" office:value="0.393416" calcext:value-type="float">
            <text:p>0.393416</text:p>
          </table:table-cell>
          <table:table-cell office:value-type="float" office:value="0.409204" calcext:value-type="float">
            <text:p>0.409204</text:p>
          </table:table-cell>
          <table:table-cell office:value-type="float" office:value="0.421383" calcext:value-type="float">
            <text:p>0.421383</text:p>
          </table:table-cell>
          <table:table-cell office:value-type="float" office:value="0.430577" calcext:value-type="float">
            <text:p>0.430577</text:p>
          </table:table-cell>
          <table:table-cell office:value-type="float" office:value="0.440801" calcext:value-type="float">
            <text:p>0.440801</text:p>
          </table:table-cell>
          <table:table-cell office:value-type="float" office:value="0.466089" calcext:value-type="float">
            <text:p>0.466089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84648" calcext:value-type="float">
            <text:p>0.38464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60003" calcext:value-type="float">
            <text:p>0.060003</text:p>
          </table:table-cell>
          <table:table-cell office:value-type="float" office:value="0.205482" calcext:value-type="float">
            <text:p>0.205482</text:p>
          </table:table-cell>
          <table:table-cell office:value-type="float" office:value="0.323056" calcext:value-type="float">
            <text:p>0.323056</text:p>
          </table:table-cell>
          <table:table-cell office:value-type="float" office:value="0.361639" calcext:value-type="float">
            <text:p>0.361639</text:p>
          </table:table-cell>
          <table:table-cell office:value-type="float" office:value="0.382617" calcext:value-type="float">
            <text:p>0.382617</text:p>
          </table:table-cell>
          <table:table-cell office:value-type="float" office:value="0.398772" calcext:value-type="float">
            <text:p>0.398772</text:p>
          </table:table-cell>
          <table:table-cell office:value-type="float" office:value="0.413066" calcext:value-type="float">
            <text:p>0.413066</text:p>
          </table:table-cell>
          <table:table-cell office:value-type="float" office:value="0.423148" calcext:value-type="float">
            <text:p>0.423148</text:p>
          </table:table-cell>
          <table:table-cell office:value-type="float" office:value="0.43333" calcext:value-type="float">
            <text:p>0.43333</text:p>
          </table:table-cell>
          <table:table-cell office:value-type="float" office:value="0.446884" calcext:value-type="float">
            <text:p>0.446884</text:p>
          </table:table-cell>
          <table:table-cell office:value-type="float" office:value="0.472783" calcext:value-type="float">
            <text:p>0.472783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86078" calcext:value-type="float">
            <text:p>0.38607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19723" calcext:value-type="float">
            <text:p>0.19723</text:p>
          </table:table-cell>
          <table:table-cell office:value-type="float" office:value="0.309221" calcext:value-type="float">
            <text:p>0.309221</text:p>
          </table:table-cell>
          <table:table-cell office:value-type="float" office:value="0.353992" calcext:value-type="float">
            <text:p>0.353992</text:p>
          </table:table-cell>
          <table:table-cell office:value-type="float" office:value="0.377177" calcext:value-type="float">
            <text:p>0.377177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408498" calcext:value-type="float">
            <text:p>0.408498</text:p>
          </table:table-cell>
          <table:table-cell office:value-type="float" office:value="0.421196" calcext:value-type="float">
            <text:p>0.421196</text:p>
          </table:table-cell>
          <table:table-cell office:value-type="float" office:value="0.433949" calcext:value-type="float">
            <text:p>0.433949</text:p>
          </table:table-cell>
          <table:table-cell office:value-type="float" office:value="0.447568" calcext:value-type="float">
            <text:p>0.447568</text:p>
          </table:table-cell>
          <table:table-cell office:value-type="float" office:value="0.468791" calcext:value-type="float">
            <text:p>0.468791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81015" calcext:value-type="float">
            <text:p>0.38101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2103" calcext:value-type="float">
            <text:p>0.012103</text:p>
          </table:table-cell>
          <table:table-cell office:value-type="float" office:value="0.180106" calcext:value-type="float">
            <text:p>0.180106</text:p>
          </table:table-cell>
          <table:table-cell office:value-type="float" office:value="0.324677" calcext:value-type="float">
            <text:p>0.324677</text:p>
          </table:table-cell>
          <table:table-cell office:value-type="float" office:value="0.363377" calcext:value-type="float">
            <text:p>0.363377</text:p>
          </table:table-cell>
          <table:table-cell office:value-type="float" office:value="0.386803" calcext:value-type="float">
            <text:p>0.386803</text:p>
          </table:table-cell>
          <table:table-cell office:value-type="float" office:value="0.404462" calcext:value-type="float">
            <text:p>0.404462</text:p>
          </table:table-cell>
          <table:table-cell office:value-type="float" office:value="0.41593" calcext:value-type="float">
            <text:p>0.41593</text:p>
          </table:table-cell>
          <table:table-cell office:value-type="float" office:value="0.425185" calcext:value-type="float">
            <text:p>0.425185</text:p>
          </table:table-cell>
          <table:table-cell office:value-type="float" office:value="0.436017" calcext:value-type="float">
            <text:p>0.436017</text:p>
          </table:table-cell>
          <table:table-cell office:value-type="float" office:value="0.449728" calcext:value-type="float">
            <text:p>0.449728</text:p>
          </table:table-cell>
          <table:table-cell office:value-type="float" office:value="0.471572" calcext:value-type="float">
            <text:p>0.47157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85786" calcext:value-type="float">
            <text:p>0.38578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32632" calcext:value-type="float">
            <text:p>0.032632</text:p>
          </table:table-cell>
          <table:table-cell office:value-type="float" office:value="0.225811" calcext:value-type="float">
            <text:p>0.225811</text:p>
          </table:table-cell>
          <table:table-cell office:value-type="float" office:value="0.334677" calcext:value-type="float">
            <text:p>0.334677</text:p>
          </table:table-cell>
          <table:table-cell office:value-type="float" office:value="0.369839" calcext:value-type="float">
            <text:p>0.369839</text:p>
          </table:table-cell>
          <table:table-cell office:value-type="float" office:value="0.391263" calcext:value-type="float">
            <text:p>0.391263</text:p>
          </table:table-cell>
          <table:table-cell office:value-type="float" office:value="0.408442" calcext:value-type="float">
            <text:p>0.408442</text:p>
          </table:table-cell>
          <table:table-cell office:value-type="float" office:value="0.41782" calcext:value-type="float">
            <text:p>0.41782</text:p>
          </table:table-cell>
          <table:table-cell office:value-type="float" office:value="0.426409" calcext:value-type="float">
            <text:p>0.426409</text:p>
          </table:table-cell>
          <table:table-cell office:value-type="float" office:value="0.437103" calcext:value-type="float">
            <text:p>0.437103</text:p>
          </table:table-cell>
          <table:table-cell office:value-type="float" office:value="0.448094" calcext:value-type="float">
            <text:p>0.448094</text:p>
          </table:table-cell>
          <table:table-cell office:value-type="float" office:value="0.468462" calcext:value-type="float">
            <text:p>0.46846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2792" calcext:value-type="float">
            <text:p>0.39279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2632" calcext:value-type="float">
            <text:p>0.032632</text:p>
          </table:table-cell>
          <table:table-cell office:value-type="float" office:value="0.253007" calcext:value-type="float">
            <text:p>0.253007</text:p>
          </table:table-cell>
          <table:table-cell office:value-type="float" office:value="0.343906" calcext:value-type="float">
            <text:p>0.343906</text:p>
          </table:table-cell>
          <table:table-cell office:value-type="float" office:value="0.370933" calcext:value-type="float">
            <text:p>0.370933</text:p>
          </table:table-cell>
          <table:table-cell office:value-type="float" office:value="0.389952" calcext:value-type="float">
            <text:p>0.389952</text:p>
          </table:table-cell>
          <table:table-cell office:value-type="float" office:value="0.408824" calcext:value-type="float">
            <text:p>0.408824</text:p>
          </table:table-cell>
          <table:table-cell office:value-type="float" office:value="0.419482" calcext:value-type="float">
            <text:p>0.419482</text:p>
          </table:table-cell>
          <table:table-cell office:value-type="float" office:value="0.426854" calcext:value-type="float">
            <text:p>0.426854</text:p>
          </table:table-cell>
          <table:table-cell office:value-type="float" office:value="0.436567" calcext:value-type="float">
            <text:p>0.436567</text:p>
          </table:table-cell>
          <table:table-cell office:value-type="float" office:value="0.44832" calcext:value-type="float">
            <text:p>0.44832</text:p>
          </table:table-cell>
          <table:table-cell office:value-type="float" office:value="0.465716" calcext:value-type="float">
            <text:p>0.465716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6356" calcext:value-type="float">
            <text:p>0.39635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4876" calcext:value-type="float">
            <text:p>0.054876</text:p>
          </table:table-cell>
          <table:table-cell office:value-type="float" office:value="0.266655" calcext:value-type="float">
            <text:p>0.266655</text:p>
          </table:table-cell>
          <table:table-cell office:value-type="float" office:value="0.350602" calcext:value-type="float">
            <text:p>0.350602</text:p>
          </table:table-cell>
          <table:table-cell office:value-type="float" office:value="0.376077" calcext:value-type="float">
            <text:p>0.376077</text:p>
          </table:table-cell>
          <table:table-cell office:value-type="float" office:value="0.396616" calcext:value-type="float">
            <text:p>0.396616</text:p>
          </table:table-cell>
          <table:table-cell office:value-type="float" office:value="0.411261" calcext:value-type="float">
            <text:p>0.411261</text:p>
          </table:table-cell>
          <table:table-cell office:value-type="float" office:value="0.419637" calcext:value-type="float">
            <text:p>0.419637</text:p>
          </table:table-cell>
          <table:table-cell office:value-type="float" office:value="0.427139" calcext:value-type="float">
            <text:p>0.427139</text:p>
          </table:table-cell>
          <table:table-cell office:value-type="float" office:value="0.434622" calcext:value-type="float">
            <text:p>0.434622</text:p>
          </table:table-cell>
          <table:table-cell office:value-type="float" office:value="0.446413" calcext:value-type="float">
            <text:p>0.446413</text:p>
          </table:table-cell>
          <table:table-cell office:value-type="float" office:value="0.466343" calcext:value-type="float">
            <text:p>0.466343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9537" calcext:value-type="float">
            <text:p>0.39953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.257746" calcext:value-type="float">
            <text:p>0.257746</text:p>
          </table:table-cell>
          <table:table-cell office:value-type="float" office:value="0.33541" calcext:value-type="float">
            <text:p>0.33541</text:p>
          </table:table-cell>
          <table:table-cell office:value-type="float" office:value="0.365764" calcext:value-type="float">
            <text:p>0.365764</text:p>
          </table:table-cell>
          <table:table-cell office:value-type="float" office:value="0.38817" calcext:value-type="float">
            <text:p>0.38817</text:p>
          </table:table-cell>
          <table:table-cell office:value-type="float" office:value="0.406442" calcext:value-type="float">
            <text:p>0.406442</text:p>
          </table:table-cell>
          <table:table-cell office:value-type="float" office:value="0.418351" calcext:value-type="float">
            <text:p>0.418351</text:p>
          </table:table-cell>
          <table:table-cell office:value-type="float" office:value="0.426763" calcext:value-type="float">
            <text:p>0.426763</text:p>
          </table:table-cell>
          <table:table-cell office:value-type="float" office:value="0.435571" calcext:value-type="float">
            <text:p>0.435571</text:p>
          </table:table-cell>
          <table:table-cell office:value-type="float" office:value="0.448412" calcext:value-type="float">
            <text:p>0.448412</text:p>
          </table:table-cell>
          <table:table-cell office:value-type="float" office:value="0.465908" calcext:value-type="float">
            <text:p>0.465908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4854" calcext:value-type="float">
            <text:p>0.39485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30091" calcext:value-type="float">
            <text:p>0.130091</text:p>
          </table:table-cell>
          <table:table-cell office:value-type="float" office:value="0.253091" calcext:value-type="float">
            <text:p>0.253091</text:p>
          </table:table-cell>
          <table:table-cell office:value-type="float" office:value="0.339012" calcext:value-type="float">
            <text:p>0.339012</text:p>
          </table:table-cell>
          <table:table-cell office:value-type="float" office:value="0.369486" calcext:value-type="float">
            <text:p>0.369486</text:p>
          </table:table-cell>
          <table:table-cell office:value-type="float" office:value="0.392149" calcext:value-type="float">
            <text:p>0.392149</text:p>
          </table:table-cell>
          <table:table-cell office:value-type="float" office:value="0.408724" calcext:value-type="float">
            <text:p>0.408724</text:p>
          </table:table-cell>
          <table:table-cell office:value-type="float" office:value="0.419979" calcext:value-type="float">
            <text:p>0.419979</text:p>
          </table:table-cell>
          <table:table-cell office:value-type="float" office:value="0.428935" calcext:value-type="float">
            <text:p>0.428935</text:p>
          </table:table-cell>
          <table:table-cell office:value-type="float" office:value="0.438235" calcext:value-type="float">
            <text:p>0.438235</text:p>
          </table:table-cell>
          <table:table-cell office:value-type="float" office:value="0.449266" calcext:value-type="float">
            <text:p>0.449266</text:p>
          </table:table-cell>
          <table:table-cell office:value-type="float" office:value="0.464974" calcext:value-type="float">
            <text:p>0.464974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6385" calcext:value-type="float">
            <text:p>0.39638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3221" calcext:value-type="float">
            <text:p>0.063221</text:p>
          </table:table-cell>
          <table:table-cell office:value-type="float" office:value="0.224309" calcext:value-type="float">
            <text:p>0.224309</text:p>
          </table:table-cell>
          <table:table-cell office:value-type="float" office:value="0.332085" calcext:value-type="float">
            <text:p>0.332085</text:p>
          </table:table-cell>
          <table:table-cell office:value-type="float" office:value="0.36705" calcext:value-type="float">
            <text:p>0.36705</text:p>
          </table:table-cell>
          <table:table-cell office:value-type="float" office:value="0.387315" calcext:value-type="float">
            <text:p>0.387315</text:p>
          </table:table-cell>
          <table:table-cell office:value-type="float" office:value="0.40412" calcext:value-type="float">
            <text:p>0.40412</text:p>
          </table:table-cell>
          <table:table-cell office:value-type="float" office:value="0.415747" calcext:value-type="float">
            <text:p>0.415747</text:p>
          </table:table-cell>
          <table:table-cell office:value-type="float" office:value="0.425417" calcext:value-type="float">
            <text:p>0.425417</text:p>
          </table:table-cell>
          <table:table-cell office:value-type="float" office:value="0.43443" calcext:value-type="float">
            <text:p>0.43443</text:p>
          </table:table-cell>
          <table:table-cell office:value-type="float" office:value="0.447051" calcext:value-type="float">
            <text:p>0.447051</text:p>
          </table:table-cell>
          <table:table-cell office:value-type="float" office:value="0.46373" calcext:value-type="float">
            <text:p>0.46373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0125" calcext:value-type="float">
            <text:p>0.39012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0838" calcext:value-type="float">
            <text:p>0.10838</text:p>
          </table:table-cell>
          <table:table-cell office:value-type="float" office:value="0.226231" calcext:value-type="float">
            <text:p>0.226231</text:p>
          </table:table-cell>
          <table:table-cell office:value-type="float" office:value="0.326354" calcext:value-type="float">
            <text:p>0.326354</text:p>
          </table:table-cell>
          <table:table-cell office:value-type="float" office:value="0.368052" calcext:value-type="float">
            <text:p>0.368052</text:p>
          </table:table-cell>
          <table:table-cell office:value-type="float" office:value="0.388423" calcext:value-type="float">
            <text:p>0.388423</text:p>
          </table:table-cell>
          <table:table-cell office:value-type="float" office:value="0.403706" calcext:value-type="float">
            <text:p>0.403706</text:p>
          </table:table-cell>
          <table:table-cell office:value-type="float" office:value="0.413715" calcext:value-type="float">
            <text:p>0.413715</text:p>
          </table:table-cell>
          <table:table-cell office:value-type="float" office:value="0.422475" calcext:value-type="float">
            <text:p>0.422475</text:p>
          </table:table-cell>
          <table:table-cell office:value-type="float" office:value="0.432223" calcext:value-type="float">
            <text:p>0.432223</text:p>
          </table:table-cell>
          <table:table-cell office:value-type="float" office:value="0.443441" calcext:value-type="float">
            <text:p>0.443441</text:p>
          </table:table-cell>
          <table:table-cell office:value-type="float" office:value="0.461691" calcext:value-type="float">
            <text:p>0.461691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88631" calcext:value-type="float">
            <text:p>0.38863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28437" calcext:value-type="float">
            <text:p>0.128437</text:p>
          </table:table-cell>
          <table:table-cell office:value-type="float" office:value="0.249378" calcext:value-type="float">
            <text:p>0.249378</text:p>
          </table:table-cell>
          <table:table-cell office:value-type="float" office:value="0.337637" calcext:value-type="float">
            <text:p>0.337637</text:p>
          </table:table-cell>
          <table:table-cell office:value-type="float" office:value="0.371576" calcext:value-type="float">
            <text:p>0.371576</text:p>
          </table:table-cell>
          <table:table-cell office:value-type="float" office:value="0.388534" calcext:value-type="float">
            <text:p>0.388534</text:p>
          </table:table-cell>
          <table:table-cell office:value-type="float" office:value="0.402592" calcext:value-type="float">
            <text:p>0.402592</text:p>
          </table:table-cell>
          <table:table-cell office:value-type="float" office:value="0.413172" calcext:value-type="float">
            <text:p>0.413172</text:p>
          </table:table-cell>
          <table:table-cell office:value-type="float" office:value="0.420939" calcext:value-type="float">
            <text:p>0.420939</text:p>
          </table:table-cell>
          <table:table-cell office:value-type="float" office:value="0.431281" calcext:value-type="float">
            <text:p>0.431281</text:p>
          </table:table-cell>
          <table:table-cell office:value-type="float" office:value="0.443044" calcext:value-type="float">
            <text:p>0.443044</text:p>
          </table:table-cell>
          <table:table-cell office:value-type="float" office:value="0.460475" calcext:value-type="float">
            <text:p>0.460475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1863" calcext:value-type="float">
            <text:p>0.39186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226438" calcext:value-type="float">
            <text:p>0.226438</text:p>
          </table:table-cell>
          <table:table-cell office:value-type="float" office:value="0.344353" calcext:value-type="float">
            <text:p>0.344353</text:p>
          </table:table-cell>
          <table:table-cell office:value-type="float" office:value="0.372304" calcext:value-type="float">
            <text:p>0.372304</text:p>
          </table:table-cell>
          <table:table-cell office:value-type="float" office:value="0.390963" calcext:value-type="float">
            <text:p>0.390963</text:p>
          </table:table-cell>
          <table:table-cell office:value-type="float" office:value="0.403799" calcext:value-type="float">
            <text:p>0.403799</text:p>
          </table:table-cell>
          <table:table-cell office:value-type="float" office:value="0.414407" calcext:value-type="float">
            <text:p>0.414407</text:p>
          </table:table-cell>
          <table:table-cell office:value-type="float" office:value="0.421737" calcext:value-type="float">
            <text:p>0.421737</text:p>
          </table:table-cell>
          <table:table-cell office:value-type="float" office:value="0.431303" calcext:value-type="float">
            <text:p>0.431303</text:p>
          </table:table-cell>
          <table:table-cell office:value-type="float" office:value="0.442052" calcext:value-type="float">
            <text:p>0.442052</text:p>
          </table:table-cell>
          <table:table-cell office:value-type="float" office:value="0.460404" calcext:value-type="float">
            <text:p>0.460404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0776" calcext:value-type="float">
            <text:p>0.39077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87213" calcext:value-type="float">
            <text:p>0.087213</text:p>
          </table:table-cell>
          <table:table-cell office:value-type="float" office:value="0.270957" calcext:value-type="float">
            <text:p>0.270957</text:p>
          </table:table-cell>
          <table:table-cell office:value-type="float" office:value="0.344559" calcext:value-type="float">
            <text:p>0.344559</text:p>
          </table:table-cell>
          <table:table-cell office:value-type="float" office:value="0.374667" calcext:value-type="float">
            <text:p>0.374667</text:p>
          </table:table-cell>
          <table:table-cell office:value-type="float" office:value="0.391736" calcext:value-type="float">
            <text:p>0.391736</text:p>
          </table:table-cell>
          <table:table-cell office:value-type="float" office:value="0.404327" calcext:value-type="float">
            <text:p>0.404327</text:p>
          </table:table-cell>
          <table:table-cell office:value-type="float" office:value="0.41337" calcext:value-type="float">
            <text:p>0.41337</text:p>
          </table:table-cell>
          <table:table-cell office:value-type="float" office:value="0.420772" calcext:value-type="float">
            <text:p>0.420772</text:p>
          </table:table-cell>
          <table:table-cell office:value-type="float" office:value="0.428749" calcext:value-type="float">
            <text:p>0.428749</text:p>
          </table:table-cell>
          <table:table-cell office:value-type="float" office:value="0.436949" calcext:value-type="float">
            <text:p>0.436949</text:p>
          </table:table-cell>
          <table:table-cell office:value-type="float" office:value="0.46114" calcext:value-type="float">
            <text:p>0.46114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4723" calcext:value-type="float">
            <text:p>0.39472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68963" calcext:value-type="float">
            <text:p>0.068963</text:p>
          </table:table-cell>
          <table:table-cell office:value-type="float" office:value="0.266386" calcext:value-type="float">
            <text:p>0.266386</text:p>
          </table:table-cell>
          <table:table-cell office:value-type="float" office:value="0.349457" calcext:value-type="float">
            <text:p>0.349457</text:p>
          </table:table-cell>
          <table:table-cell office:value-type="float" office:value="0.372623" calcext:value-type="float">
            <text:p>0.372623</text:p>
          </table:table-cell>
          <table:table-cell office:value-type="float" office:value="0.390155" calcext:value-type="float">
            <text:p>0.390155</text:p>
          </table:table-cell>
          <table:table-cell office:value-type="float" office:value="0.403759" calcext:value-type="float">
            <text:p>0.403759</text:p>
          </table:table-cell>
          <table:table-cell office:value-type="float" office:value="0.414414" calcext:value-type="float">
            <text:p>0.414414</text:p>
          </table:table-cell>
          <table:table-cell office:value-type="float" office:value="0.421839" calcext:value-type="float">
            <text:p>0.421839</text:p>
          </table:table-cell>
          <table:table-cell office:value-type="float" office:value="0.429263" calcext:value-type="float">
            <text:p>0.429263</text:p>
          </table:table-cell>
          <table:table-cell office:value-type="float" office:value="0.438476" calcext:value-type="float">
            <text:p>0.438476</text:p>
          </table:table-cell>
          <table:table-cell office:value-type="float" office:value="0.457917" calcext:value-type="float">
            <text:p>0.457917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4429" calcext:value-type="float">
            <text:p>0.39442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5178" calcext:value-type="float">
            <text:p>0.065178</text:p>
          </table:table-cell>
          <table:table-cell office:value-type="float" office:value="0.251693" calcext:value-type="float">
            <text:p>0.251693</text:p>
          </table:table-cell>
          <table:table-cell office:value-type="float" office:value="0.335269" calcext:value-type="float">
            <text:p>0.335269</text:p>
          </table:table-cell>
          <table:table-cell office:value-type="float" office:value="0.36805" calcext:value-type="float">
            <text:p>0.36805</text:p>
          </table:table-cell>
          <table:table-cell office:value-type="float" office:value="0.385454" calcext:value-type="float">
            <text:p>0.385454</text:p>
          </table:table-cell>
          <table:table-cell office:value-type="float" office:value="0.399403" calcext:value-type="float">
            <text:p>0.399403</text:p>
          </table:table-cell>
          <table:table-cell office:value-type="float" office:value="0.412824" calcext:value-type="float">
            <text:p>0.412824</text:p>
          </table:table-cell>
          <table:table-cell office:value-type="float" office:value="0.419615" calcext:value-type="float">
            <text:p>0.419615</text:p>
          </table:table-cell>
          <table:table-cell office:value-type="float" office:value="0.428369" calcext:value-type="float">
            <text:p>0.428369</text:p>
          </table:table-cell>
          <table:table-cell office:value-type="float" office:value="0.439145" calcext:value-type="float">
            <text:p>0.439145</text:p>
          </table:table-cell>
          <table:table-cell office:value-type="float" office:value="0.459932" calcext:value-type="float">
            <text:p>0.45993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89975" calcext:value-type="float">
            <text:p>0.38997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23618" calcext:value-type="float">
            <text:p>0.123618</text:p>
          </table:table-cell>
          <table:table-cell office:value-type="float" office:value="0.270908" calcext:value-type="float">
            <text:p>0.270908</text:p>
          </table:table-cell>
          <table:table-cell office:value-type="float" office:value="0.334474" calcext:value-type="float">
            <text:p>0.334474</text:p>
          </table:table-cell>
          <table:table-cell office:value-type="float" office:value="0.365734" calcext:value-type="float">
            <text:p>0.365734</text:p>
          </table:table-cell>
          <table:table-cell office:value-type="float" office:value="0.387801" calcext:value-type="float">
            <text:p>0.387801</text:p>
          </table:table-cell>
          <table:table-cell office:value-type="float" office:value="0.404361" calcext:value-type="float">
            <text:p>0.404361</text:p>
          </table:table-cell>
          <table:table-cell office:value-type="float" office:value="0.414643" calcext:value-type="float">
            <text:p>0.414643</text:p>
          </table:table-cell>
          <table:table-cell office:value-type="float" office:value="0.421658" calcext:value-type="float">
            <text:p>0.421658</text:p>
          </table:table-cell>
          <table:table-cell office:value-type="float" office:value="0.431117" calcext:value-type="float">
            <text:p>0.431117</text:p>
          </table:table-cell>
          <table:table-cell office:value-type="float" office:value="0.443353" calcext:value-type="float">
            <text:p>0.443353</text:p>
          </table:table-cell>
          <table:table-cell office:value-type="float" office:value="0.464162" calcext:value-type="float">
            <text:p>0.46416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3821" calcext:value-type="float">
            <text:p>0.39382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55898" calcext:value-type="float">
            <text:p>0.155898</text:p>
          </table:table-cell>
          <table:table-cell office:value-type="float" office:value="0.25656" calcext:value-type="float">
            <text:p>0.25656</text:p>
          </table:table-cell>
          <table:table-cell office:value-type="float" office:value="0.333144" calcext:value-type="float">
            <text:p>0.333144</text:p>
          </table:table-cell>
          <table:table-cell office:value-type="float" office:value="0.365957" calcext:value-type="float">
            <text:p>0.365957</text:p>
          </table:table-cell>
          <table:table-cell office:value-type="float" office:value="0.387011" calcext:value-type="float">
            <text:p>0.387011</text:p>
          </table:table-cell>
          <table:table-cell office:value-type="float" office:value="0.400503" calcext:value-type="float">
            <text:p>0.400503</text:p>
          </table:table-cell>
          <table:table-cell office:value-type="float" office:value="0.412921" calcext:value-type="float">
            <text:p>0.412921</text:p>
          </table:table-cell>
          <table:table-cell office:value-type="float" office:value="0.419982" calcext:value-type="float">
            <text:p>0.419982</text:p>
          </table:table-cell>
          <table:table-cell office:value-type="float" office:value="0.431453" calcext:value-type="float">
            <text:p>0.431453</text:p>
          </table:table-cell>
          <table:table-cell office:value-type="float" office:value="0.442992" calcext:value-type="float">
            <text:p>0.442992</text:p>
          </table:table-cell>
          <table:table-cell office:value-type="float" office:value="0.465014" calcext:value-type="float">
            <text:p>0.465014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1554" calcext:value-type="float">
            <text:p>0.39155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93748" calcext:value-type="float">
            <text:p>0.093748</text:p>
          </table:table-cell>
          <table:table-cell office:value-type="float" office:value="0.253148" calcext:value-type="float">
            <text:p>0.253148</text:p>
          </table:table-cell>
          <table:table-cell office:value-type="float" office:value="0.331056" calcext:value-type="float">
            <text:p>0.331056</text:p>
          </table:table-cell>
          <table:table-cell office:value-type="float" office:value="0.365789" calcext:value-type="float">
            <text:p>0.365789</text:p>
          </table:table-cell>
          <table:table-cell office:value-type="float" office:value="0.391357" calcext:value-type="float">
            <text:p>0.391357</text:p>
          </table:table-cell>
          <table:table-cell office:value-type="float" office:value="0.404571" calcext:value-type="float">
            <text:p>0.404571</text:p>
          </table:table-cell>
          <table:table-cell office:value-type="float" office:value="0.414071" calcext:value-type="float">
            <text:p>0.414071</text:p>
          </table:table-cell>
          <table:table-cell office:value-type="float" office:value="0.42242" calcext:value-type="float">
            <text:p>0.42242</text:p>
          </table:table-cell>
          <table:table-cell office:value-type="float" office:value="0.432582" calcext:value-type="float">
            <text:p>0.432582</text:p>
          </table:table-cell>
          <table:table-cell office:value-type="float" office:value="0.442949" calcext:value-type="float">
            <text:p>0.442949</text:p>
          </table:table-cell>
          <table:table-cell office:value-type="float" office:value="0.470461" calcext:value-type="float">
            <text:p>0.470461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284" calcext:value-type="float">
            <text:p>0.3928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55898" calcext:value-type="float">
            <text:p>0.155898</text:p>
          </table:table-cell>
          <table:table-cell office:value-type="float" office:value="0.277287" calcext:value-type="float">
            <text:p>0.277287</text:p>
          </table:table-cell>
          <table:table-cell office:value-type="float" office:value="0.337554" calcext:value-type="float">
            <text:p>0.337554</text:p>
          </table:table-cell>
          <table:table-cell office:value-type="float" office:value="0.375311" calcext:value-type="float">
            <text:p>0.375311</text:p>
          </table:table-cell>
          <table:table-cell office:value-type="float" office:value="0.393364" calcext:value-type="float">
            <text:p>0.393364</text:p>
          </table:table-cell>
          <table:table-cell office:value-type="float" office:value="0.407991" calcext:value-type="float">
            <text:p>0.407991</text:p>
          </table:table-cell>
          <table:table-cell office:value-type="float" office:value="0.416314" calcext:value-type="float">
            <text:p>0.416314</text:p>
          </table:table-cell>
          <table:table-cell office:value-type="float" office:value="0.424188" calcext:value-type="float">
            <text:p>0.424188</text:p>
          </table:table-cell>
          <table:table-cell office:value-type="float" office:value="0.432906" calcext:value-type="float">
            <text:p>0.432906</text:p>
          </table:table-cell>
          <table:table-cell office:value-type="float" office:value="0.44273" calcext:value-type="float">
            <text:p>0.44273</text:p>
          </table:table-cell>
          <table:table-cell office:value-type="float" office:value="0.46906" calcext:value-type="float">
            <text:p>0.46906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767" calcext:value-type="float">
            <text:p>0.3976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30237" calcext:value-type="float">
            <text:p>0.130237</text:p>
          </table:table-cell>
          <table:table-cell office:value-type="float" office:value="0.262642" calcext:value-type="float">
            <text:p>0.262642</text:p>
          </table:table-cell>
          <table:table-cell office:value-type="float" office:value="0.339308" calcext:value-type="float">
            <text:p>0.339308</text:p>
          </table:table-cell>
          <table:table-cell office:value-type="float" office:value="0.372595" calcext:value-type="float">
            <text:p>0.372595</text:p>
          </table:table-cell>
          <table:table-cell office:value-type="float" office:value="0.389804" calcext:value-type="float">
            <text:p>0.389804</text:p>
          </table:table-cell>
          <table:table-cell office:value-type="float" office:value="0.405719" calcext:value-type="float">
            <text:p>0.405719</text:p>
          </table:table-cell>
          <table:table-cell office:value-type="float" office:value="0.414945" calcext:value-type="float">
            <text:p>0.414945</text:p>
          </table:table-cell>
          <table:table-cell office:value-type="float" office:value="0.423788" calcext:value-type="float">
            <text:p>0.423788</text:p>
          </table:table-cell>
          <table:table-cell office:value-type="float" office:value="0.431853" calcext:value-type="float">
            <text:p>0.431853</text:p>
          </table:table-cell>
          <table:table-cell office:value-type="float" office:value="0.441539" calcext:value-type="float">
            <text:p>0.441539</text:p>
          </table:table-cell>
          <table:table-cell office:value-type="float" office:value="0.464145" calcext:value-type="float">
            <text:p>0.464145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4634" calcext:value-type="float">
            <text:p>0.39463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7729" calcext:value-type="float">
            <text:p>0.057729</text:p>
          </table:table-cell>
          <table:table-cell office:value-type="float" office:value="0.258834" calcext:value-type="float">
            <text:p>0.258834</text:p>
          </table:table-cell>
          <table:table-cell office:value-type="float" office:value="0.333898" calcext:value-type="float">
            <text:p>0.333898</text:p>
          </table:table-cell>
          <table:table-cell office:value-type="float" office:value="0.364766" calcext:value-type="float">
            <text:p>0.364766</text:p>
          </table:table-cell>
          <table:table-cell office:value-type="float" office:value="0.385836" calcext:value-type="float">
            <text:p>0.385836</text:p>
          </table:table-cell>
          <table:table-cell office:value-type="float" office:value="0.400037" calcext:value-type="float">
            <text:p>0.400037</text:p>
          </table:table-cell>
          <table:table-cell office:value-type="float" office:value="0.411299" calcext:value-type="float">
            <text:p>0.411299</text:p>
          </table:table-cell>
          <table:table-cell office:value-type="float" office:value="0.420047" calcext:value-type="float">
            <text:p>0.420047</text:p>
          </table:table-cell>
          <table:table-cell office:value-type="float" office:value="0.430207" calcext:value-type="float">
            <text:p>0.430207</text:p>
          </table:table-cell>
          <table:table-cell office:value-type="float" office:value="0.439695" calcext:value-type="float">
            <text:p>0.439695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0828" calcext:value-type="float">
            <text:p>0.3908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78932" calcext:value-type="float">
            <text:p>0.078932</text:p>
          </table:table-cell>
          <table:table-cell office:value-type="float" office:value="0.270338" calcext:value-type="float">
            <text:p>0.270338</text:p>
          </table:table-cell>
          <table:table-cell office:value-type="float" office:value="0.33864" calcext:value-type="float">
            <text:p>0.33864</text:p>
          </table:table-cell>
          <table:table-cell office:value-type="float" office:value="0.370771" calcext:value-type="float">
            <text:p>0.370771</text:p>
          </table:table-cell>
          <table:table-cell office:value-type="float" office:value="0.391804" calcext:value-type="float">
            <text:p>0.391804</text:p>
          </table:table-cell>
          <table:table-cell office:value-type="float" office:value="0.405247" calcext:value-type="float">
            <text:p>0.405247</text:p>
          </table:table-cell>
          <table:table-cell office:value-type="float" office:value="0.412998" calcext:value-type="float">
            <text:p>0.412998</text:p>
          </table:table-cell>
          <table:table-cell office:value-type="float" office:value="0.422908" calcext:value-type="float">
            <text:p>0.422908</text:p>
          </table:table-cell>
          <table:table-cell office:value-type="float" office:value="0.432817" calcext:value-type="float">
            <text:p>0.432817</text:p>
          </table:table-cell>
          <table:table-cell office:value-type="float" office:value="0.44412" calcext:value-type="float">
            <text:p>0.44412</text:p>
          </table:table-cell>
          <table:table-cell office:value-type="float" office:value="0.465402" calcext:value-type="float">
            <text:p>0.46540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5504" calcext:value-type="float">
            <text:p>0.39550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67417" calcext:value-type="float">
            <text:p>0.167417</text:p>
          </table:table-cell>
          <table:table-cell office:value-type="float" office:value="0.282424" calcext:value-type="float">
            <text:p>0.282424</text:p>
          </table:table-cell>
          <table:table-cell office:value-type="float" office:value="0.345845" calcext:value-type="float">
            <text:p>0.345845</text:p>
          </table:table-cell>
          <table:table-cell office:value-type="float" office:value="0.371962" calcext:value-type="float">
            <text:p>0.371962</text:p>
          </table:table-cell>
          <table:table-cell office:value-type="float" office:value="0.390334" calcext:value-type="float">
            <text:p>0.390334</text:p>
          </table:table-cell>
          <table:table-cell office:value-type="float" office:value="0.405755" calcext:value-type="float">
            <text:p>0.405755</text:p>
          </table:table-cell>
          <table:table-cell office:value-type="float" office:value="0.413621" calcext:value-type="float">
            <text:p>0.413621</text:p>
          </table:table-cell>
          <table:table-cell office:value-type="float" office:value="0.423979" calcext:value-type="float">
            <text:p>0.423979</text:p>
          </table:table-cell>
          <table:table-cell office:value-type="float" office:value="0.433771" calcext:value-type="float">
            <text:p>0.433771</text:p>
          </table:table-cell>
          <table:table-cell office:value-type="float" office:value="0.445367" calcext:value-type="float">
            <text:p>0.445367</text:p>
          </table:table-cell>
          <table:table-cell office:value-type="float" office:value="0.466332" calcext:value-type="float">
            <text:p>0.46633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7939" calcext:value-type="float">
            <text:p>0.39793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70087" calcext:value-type="float">
            <text:p>0.070087</text:p>
          </table:table-cell>
          <table:table-cell office:value-type="float" office:value="0.262101" calcext:value-type="float">
            <text:p>0.262101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360834" calcext:value-type="float">
            <text:p>0.360834</text:p>
          </table:table-cell>
          <table:table-cell office:value-type="float" office:value="0.380902" calcext:value-type="float">
            <text:p>0.380902</text:p>
          </table:table-cell>
          <table:table-cell office:value-type="float" office:value="0.400029" calcext:value-type="float">
            <text:p>0.400029</text:p>
          </table:table-cell>
          <table:table-cell office:value-type="float" office:value="0.411452" calcext:value-type="float">
            <text:p>0.411452</text:p>
          </table:table-cell>
          <table:table-cell office:value-type="float" office:value="0.419367" calcext:value-type="float">
            <text:p>0.419367</text:p>
          </table:table-cell>
          <table:table-cell office:value-type="float" office:value="0.430205" calcext:value-type="float">
            <text:p>0.430205</text:p>
          </table:table-cell>
          <table:table-cell office:value-type="float" office:value="0.443066" calcext:value-type="float">
            <text:p>0.443066</text:p>
          </table:table-cell>
          <table:table-cell office:value-type="float" office:value="0.463883" calcext:value-type="float">
            <text:p>0.463883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0714" calcext:value-type="float">
            <text:p>0.39071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03393" calcext:value-type="float">
            <text:p>0.103393</text:p>
          </table:table-cell>
          <table:table-cell office:value-type="float" office:value="0.271294" calcext:value-type="float">
            <text:p>0.271294</text:p>
          </table:table-cell>
          <table:table-cell office:value-type="float" office:value="0.339325" calcext:value-type="float">
            <text:p>0.339325</text:p>
          </table:table-cell>
          <table:table-cell office:value-type="float" office:value="0.369359" calcext:value-type="float">
            <text:p>0.369359</text:p>
          </table:table-cell>
          <table:table-cell office:value-type="float" office:value="0.390895" calcext:value-type="float">
            <text:p>0.390895</text:p>
          </table:table-cell>
          <table:table-cell office:value-type="float" office:value="0.407504" calcext:value-type="float">
            <text:p>0.407504</text:p>
          </table:table-cell>
          <table:table-cell office:value-type="float" office:value="0.416053" calcext:value-type="float">
            <text:p>0.416053</text:p>
          </table:table-cell>
          <table:table-cell office:value-type="float" office:value="0.425891" calcext:value-type="float">
            <text:p>0.425891</text:p>
          </table:table-cell>
          <table:table-cell office:value-type="float" office:value="0.435171" calcext:value-type="float">
            <text:p>0.435171</text:p>
          </table:table-cell>
          <table:table-cell office:value-type="float" office:value="0.44684" calcext:value-type="float">
            <text:p>0.44684</text:p>
          </table:table-cell>
          <table:table-cell office:value-type="float" office:value="0.466333" calcext:value-type="float">
            <text:p>0.466333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6866" calcext:value-type="float">
            <text:p>0.39686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0494" calcext:value-type="float">
            <text:p>0.050494</text:p>
          </table:table-cell>
          <table:table-cell office:value-type="float" office:value="0.262381" calcext:value-type="float">
            <text:p>0.262381</text:p>
          </table:table-cell>
          <table:table-cell office:value-type="float" office:value="0.340981" calcext:value-type="float">
            <text:p>0.340981</text:p>
          </table:table-cell>
          <table:table-cell office:value-type="float" office:value="0.371716" calcext:value-type="float">
            <text:p>0.371716</text:p>
          </table:table-cell>
          <table:table-cell office:value-type="float" office:value="0.396638" calcext:value-type="float">
            <text:p>0.396638</text:p>
          </table:table-cell>
          <table:table-cell office:value-type="float" office:value="0.408477" calcext:value-type="float">
            <text:p>0.408477</text:p>
          </table:table-cell>
          <table:table-cell office:value-type="float" office:value="0.417864" calcext:value-type="float">
            <text:p>0.417864</text:p>
          </table:table-cell>
          <table:table-cell office:value-type="float" office:value="0.427331" calcext:value-type="float">
            <text:p>0.427331</text:p>
          </table:table-cell>
          <table:table-cell office:value-type="float" office:value="0.437238" calcext:value-type="float">
            <text:p>0.437238</text:p>
          </table:table-cell>
          <table:table-cell office:value-type="float" office:value="0.448138" calcext:value-type="float">
            <text:p>0.448138</text:p>
          </table:table-cell>
          <table:table-cell office:value-type="float" office:value="0.468194" calcext:value-type="float">
            <text:p>0.468194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7896" calcext:value-type="float">
            <text:p>0.39789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0494" calcext:value-type="float">
            <text:p>0.050494</text:p>
          </table:table-cell>
          <table:table-cell office:value-type="float" office:value="0.254806" calcext:value-type="float">
            <text:p>0.254806</text:p>
          </table:table-cell>
          <table:table-cell office:value-type="float" office:value="0.350888" calcext:value-type="float">
            <text:p>0.350888</text:p>
          </table:table-cell>
          <table:table-cell office:value-type="float" office:value="0.385919" calcext:value-type="float">
            <text:p>0.385919</text:p>
          </table:table-cell>
          <table:table-cell office:value-type="float" office:value="0.403295" calcext:value-type="float">
            <text:p>0.403295</text:p>
          </table:table-cell>
          <table:table-cell office:value-type="float" office:value="0.41304" calcext:value-type="float">
            <text:p>0.41304</text:p>
          </table:table-cell>
          <table:table-cell office:value-type="float" office:value="0.421924" calcext:value-type="float">
            <text:p>0.421924</text:p>
          </table:table-cell>
          <table:table-cell office:value-type="float" office:value="0.430578" calcext:value-type="float">
            <text:p>0.430578</text:p>
          </table:table-cell>
          <table:table-cell office:value-type="float" office:value="0.43982" calcext:value-type="float">
            <text:p>0.43982</text:p>
          </table:table-cell>
          <table:table-cell office:value-type="float" office:value="0.449215" calcext:value-type="float">
            <text:p>0.449215</text:p>
          </table:table-cell>
          <table:table-cell office:value-type="float" office:value="0.469042" calcext:value-type="float">
            <text:p>0.46904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01853" calcext:value-type="float">
            <text:p>0.40185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8629" calcext:value-type="float">
            <text:p>0.048629</text:p>
          </table:table-cell>
          <table:table-cell office:value-type="float" office:value="0.286996" calcext:value-type="float">
            <text:p>0.286996</text:p>
          </table:table-cell>
          <table:table-cell office:value-type="float" office:value="0.368369" calcext:value-type="float">
            <text:p>0.368369</text:p>
          </table:table-cell>
          <table:table-cell office:value-type="float" office:value="0.394089" calcext:value-type="float">
            <text:p>0.394089</text:p>
          </table:table-cell>
          <table:table-cell office:value-type="float" office:value="0.407209" calcext:value-type="float">
            <text:p>0.407209</text:p>
          </table:table-cell>
          <table:table-cell office:value-type="float" office:value="0.415289" calcext:value-type="float">
            <text:p>0.415289</text:p>
          </table:table-cell>
          <table:table-cell office:value-type="float" office:value="0.42433" calcext:value-type="float">
            <text:p>0.42433</text:p>
          </table:table-cell>
          <table:table-cell office:value-type="float" office:value="0.432962" calcext:value-type="float">
            <text:p>0.432962</text:p>
          </table:table-cell>
          <table:table-cell office:value-type="float" office:value="0.441664" calcext:value-type="float">
            <text:p>0.441664</text:p>
          </table:table-cell>
          <table:table-cell office:value-type="float" office:value="0.451768" calcext:value-type="float">
            <text:p>0.451768</text:p>
          </table:table-cell>
          <table:table-cell office:value-type="float" office:value="0.473962" calcext:value-type="float">
            <text:p>0.47396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09664" calcext:value-type="float">
            <text:p>0.40966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39668" calcext:value-type="float">
            <text:p>0.139668</text:p>
          </table:table-cell>
          <table:table-cell office:value-type="float" office:value="0.287169" calcext:value-type="float">
            <text:p>0.287169</text:p>
          </table:table-cell>
          <table:table-cell office:value-type="float" office:value="0.360035" calcext:value-type="float">
            <text:p>0.360035</text:p>
          </table:table-cell>
          <table:table-cell office:value-type="float" office:value="0.392222" calcext:value-type="float">
            <text:p>0.392222</text:p>
          </table:table-cell>
          <table:table-cell office:value-type="float" office:value="0.404533" calcext:value-type="float">
            <text:p>0.404533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0.421069" calcext:value-type="float">
            <text:p>0.421069</text:p>
          </table:table-cell>
          <table:table-cell office:value-type="float" office:value="0.431219" calcext:value-type="float">
            <text:p>0.431219</text:p>
          </table:table-cell>
          <table:table-cell office:value-type="float" office:value="0.44114" calcext:value-type="float">
            <text:p>0.44114</text:p>
          </table:table-cell>
          <table:table-cell office:value-type="float" office:value="0.451375" calcext:value-type="float">
            <text:p>0.451375</text:p>
          </table:table-cell>
          <table:table-cell office:value-type="float" office:value="0.472053" calcext:value-type="float">
            <text:p>0.472053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07377" calcext:value-type="float">
            <text:p>0.40737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2431" calcext:value-type="float">
            <text:p>0.072431</text:p>
          </table:table-cell>
          <table:table-cell office:value-type="float" office:value="0.270906" calcext:value-type="float">
            <text:p>0.270906</text:p>
          </table:table-cell>
          <table:table-cell office:value-type="float" office:value="0.357744" calcext:value-type="float">
            <text:p>0.357744</text:p>
          </table:table-cell>
          <table:table-cell office:value-type="float" office:value="0.388794" calcext:value-type="float">
            <text:p>0.388794</text:p>
          </table:table-cell>
          <table:table-cell office:value-type="float" office:value="0.402809" calcext:value-type="float">
            <text:p>0.402809</text:p>
          </table:table-cell>
          <table:table-cell office:value-type="float" office:value="0.412068" calcext:value-type="float">
            <text:p>0.412068</text:p>
          </table:table-cell>
          <table:table-cell office:value-type="float" office:value="0.420867" calcext:value-type="float">
            <text:p>0.420867</text:p>
          </table:table-cell>
          <table:table-cell office:value-type="float" office:value="0.429243" calcext:value-type="float">
            <text:p>0.429243</text:p>
          </table:table-cell>
          <table:table-cell office:value-type="float" office:value="0.437594" calcext:value-type="float">
            <text:p>0.437594</text:p>
          </table:table-cell>
          <table:table-cell office:value-type="float" office:value="0.449524" calcext:value-type="float">
            <text:p>0.449524</text:p>
          </table:table-cell>
          <table:table-cell office:value-type="float" office:value="0.469554" calcext:value-type="float">
            <text:p>0.469554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0391" calcext:value-type="float">
            <text:p>0.4039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72431" calcext:value-type="float">
            <text:p>0.072431</text:p>
          </table:table-cell>
          <table:table-cell office:value-type="float" office:value="0.261578" calcext:value-type="float">
            <text:p>0.261578</text:p>
          </table:table-cell>
          <table:table-cell office:value-type="float" office:value="0.352242" calcext:value-type="float">
            <text:p>0.352242</text:p>
          </table:table-cell>
          <table:table-cell office:value-type="float" office:value="0.38356" calcext:value-type="float">
            <text:p>0.38356</text:p>
          </table:table-cell>
          <table:table-cell office:value-type="float" office:value="0.400269" calcext:value-type="float">
            <text:p>0.400269</text:p>
          </table:table-cell>
          <table:table-cell office:value-type="float" office:value="0.409435" calcext:value-type="float">
            <text:p>0.409435</text:p>
          </table:table-cell>
          <table:table-cell office:value-type="float" office:value="0.418006" calcext:value-type="float">
            <text:p>0.418006</text:p>
          </table:table-cell>
          <table:table-cell office:value-type="float" office:value="0.427594" calcext:value-type="float">
            <text:p>0.427594</text:p>
          </table:table-cell>
          <table:table-cell office:value-type="float" office:value="0.435727" calcext:value-type="float">
            <text:p>0.435727</text:p>
          </table:table-cell>
          <table:table-cell office:value-type="float" office:value="0.447152" calcext:value-type="float">
            <text:p>0.447152</text:p>
          </table:table-cell>
          <table:table-cell office:value-type="float" office:value="0.469002" calcext:value-type="float">
            <text:p>0.469002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00457" calcext:value-type="float">
            <text:p>0.40045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41076" calcext:value-type="float">
            <text:p>0.141076</text:p>
          </table:table-cell>
          <table:table-cell office:value-type="float" office:value="0.248167" calcext:value-type="float">
            <text:p>0.248167</text:p>
          </table:table-cell>
          <table:table-cell office:value-type="float" office:value="0.336547" calcext:value-type="float">
            <text:p>0.336547</text:p>
          </table:table-cell>
          <table:table-cell office:value-type="float" office:value="0.36612" calcext:value-type="float">
            <text:p>0.36612</text:p>
          </table:table-cell>
          <table:table-cell office:value-type="float" office:value="0.388966" calcext:value-type="float">
            <text:p>0.388966</text:p>
          </table:table-cell>
          <table:table-cell office:value-type="float" office:value="0.404251" calcext:value-type="float">
            <text:p>0.404251</text:p>
          </table:table-cell>
          <table:table-cell office:value-type="float" office:value="0.415564" calcext:value-type="float">
            <text:p>0.415564</text:p>
          </table:table-cell>
          <table:table-cell office:value-type="float" office:value="0.425247" calcext:value-type="float">
            <text:p>0.425247</text:p>
          </table:table-cell>
          <table:table-cell office:value-type="float" office:value="0.433373" calcext:value-type="float">
            <text:p>0.433373</text:p>
          </table:table-cell>
          <table:table-cell office:value-type="float" office:value="0.443651" calcext:value-type="float">
            <text:p>0.443651</text:p>
          </table:table-cell>
          <table:table-cell office:value-type="float" office:value="0.463213" calcext:value-type="float">
            <text:p>0.463213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251" calcext:value-type="float">
            <text:p>0.3925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11836" calcext:value-type="float">
            <text:p>0.111836</text:p>
          </table:table-cell>
          <table:table-cell office:value-type="float" office:value="0.249932" calcext:value-type="float">
            <text:p>0.249932</text:p>
          </table:table-cell>
          <table:table-cell office:value-type="float" office:value="0.343602" calcext:value-type="float">
            <text:p>0.343602</text:p>
          </table:table-cell>
          <table:table-cell office:value-type="float" office:value="0.378545" calcext:value-type="float">
            <text:p>0.378545</text:p>
          </table:table-cell>
          <table:table-cell office:value-type="float" office:value="0.395996" calcext:value-type="float">
            <text:p>0.395996</text:p>
          </table:table-cell>
          <table:table-cell office:value-type="float" office:value="0.409403" calcext:value-type="float">
            <text:p>0.409403</text:p>
          </table:table-cell>
          <table:table-cell office:value-type="float" office:value="0.418938" calcext:value-type="float">
            <text:p>0.418938</text:p>
          </table:table-cell>
          <table:table-cell office:value-type="float" office:value="0.428445" calcext:value-type="float">
            <text:p>0.428445</text:p>
          </table:table-cell>
          <table:table-cell office:value-type="float" office:value="0.434828" calcext:value-type="float">
            <text:p>0.434828</text:p>
          </table:table-cell>
          <table:table-cell office:value-type="float" office:value="0.444389" calcext:value-type="float">
            <text:p>0.444389</text:p>
          </table:table-cell>
          <table:table-cell office:value-type="float" office:value="0.464897" calcext:value-type="float">
            <text:p>0.464897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396897" calcext:value-type="float">
            <text:p>0.39689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89586" calcext:value-type="float">
            <text:p>0.089586</text:p>
          </table:table-cell>
          <table:table-cell office:value-type="float" office:value="0.250893" calcext:value-type="float">
            <text:p>0.250893</text:p>
          </table:table-cell>
          <table:table-cell office:value-type="float" office:value="0.353371" calcext:value-type="float">
            <text:p>0.353371</text:p>
          </table:table-cell>
          <table:table-cell office:value-type="float" office:value="0.382305" calcext:value-type="float">
            <text:p>0.382305</text:p>
          </table:table-cell>
          <table:table-cell office:value-type="float" office:value="0.399092" calcext:value-type="float">
            <text:p>0.399092</text:p>
          </table:table-cell>
          <table:table-cell office:value-type="float" office:value="0.412342" calcext:value-type="float">
            <text:p>0.412342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31601" calcext:value-type="float">
            <text:p>0.431601</text:p>
          </table:table-cell>
          <table:table-cell office:value-type="float" office:value="0.437351" calcext:value-type="float">
            <text:p>0.437351</text:p>
          </table:table-cell>
          <table:table-cell office:value-type="float" office:value="0.446771" calcext:value-type="float">
            <text:p>0.446771</text:p>
          </table:table-cell>
          <table:table-cell office:value-type="float" office:value="0.466063" calcext:value-type="float">
            <text:p>0.466063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00289" calcext:value-type="float">
            <text:p>0.40028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88267" calcext:value-type="float">
            <text:p>0.188267</text:p>
          </table:table-cell>
          <table:table-cell office:value-type="float" office:value="0.287459" calcext:value-type="float">
            <text:p>0.287459</text:p>
          </table:table-cell>
          <table:table-cell office:value-type="float" office:value="0.366708" calcext:value-type="float">
            <text:p>0.366708</text:p>
          </table:table-cell>
          <table:table-cell office:value-type="float" office:value="0.386529" calcext:value-type="float">
            <text:p>0.386529</text:p>
          </table:table-cell>
          <table:table-cell office:value-type="float" office:value="0.400908" calcext:value-type="float">
            <text:p>0.400908</text:p>
          </table:table-cell>
          <table:table-cell office:value-type="float" office:value="0.413748" calcext:value-type="float">
            <text:p>0.413748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30217" calcext:value-type="float">
            <text:p>0.430217</text:p>
          </table:table-cell>
          <table:table-cell office:value-type="float" office:value="0.437248" calcext:value-type="float">
            <text:p>0.437248</text:p>
          </table:table-cell>
          <table:table-cell office:value-type="float" office:value="0.448654" calcext:value-type="float">
            <text:p>0.448654</text:p>
          </table:table-cell>
          <table:table-cell office:value-type="float" office:value="0.470805" calcext:value-type="float">
            <text:p>0.470805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06538" calcext:value-type="float">
            <text:p>0.40653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13897" calcext:value-type="float">
            <text:p>0.113897</text:p>
          </table:table-cell>
          <table:table-cell office:value-type="float" office:value="0.247869" calcext:value-type="float">
            <text:p>0.247869</text:p>
          </table:table-cell>
          <table:table-cell office:value-type="float" office:value="0.365331" calcext:value-type="float">
            <text:p>0.365331</text:p>
          </table:table-cell>
          <table:table-cell office:value-type="float" office:value="0.385654" calcext:value-type="float">
            <text:p>0.385654</text:p>
          </table:table-cell>
          <table:table-cell office:value-type="float" office:value="0.401898" calcext:value-type="float">
            <text:p>0.401898</text:p>
          </table:table-cell>
          <table:table-cell office:value-type="float" office:value="0.414787" calcext:value-type="float">
            <text:p>0.414787</text:p>
          </table:table-cell>
          <table:table-cell office:value-type="float" office:value="0.423931" calcext:value-type="float">
            <text:p>0.423931</text:p>
          </table:table-cell>
          <table:table-cell office:value-type="float" office:value="0.430908" calcext:value-type="float">
            <text:p>0.430908</text:p>
          </table:table-cell>
          <table:table-cell office:value-type="float" office:value="0.436434" calcext:value-type="float">
            <text:p>0.436434</text:p>
          </table:table-cell>
          <table:table-cell office:value-type="float" office:value="0.446842" calcext:value-type="float">
            <text:p>0.446842</text:p>
          </table:table-cell>
          <table:table-cell office:value-type="float" office:value="0.470777" calcext:value-type="float">
            <text:p>0.470777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02443" calcext:value-type="float">
            <text:p>0.40244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1217" calcext:value-type="float">
            <text:p>0.11217</text:p>
          </table:table-cell>
          <table:table-cell office:value-type="float" office:value="0.321129" calcext:value-type="float">
            <text:p>0.321129</text:p>
          </table:table-cell>
          <table:table-cell office:value-type="float" office:value="0.380096" calcext:value-type="float">
            <text:p>0.380096</text:p>
          </table:table-cell>
          <table:table-cell office:value-type="float" office:value="0.395263" calcext:value-type="float">
            <text:p>0.395263</text:p>
          </table:table-cell>
          <table:table-cell office:value-type="float" office:value="0.407616" calcext:value-type="float">
            <text:p>0.407616</text:p>
          </table:table-cell>
          <table:table-cell office:value-type="float" office:value="0.416113" calcext:value-type="float">
            <text:p>0.416113</text:p>
          </table:table-cell>
          <table:table-cell office:value-type="float" office:value="0.424482" calcext:value-type="float">
            <text:p>0.424482</text:p>
          </table:table-cell>
          <table:table-cell office:value-type="float" office:value="0.431903" calcext:value-type="float">
            <text:p>0.431903</text:p>
          </table:table-cell>
          <table:table-cell office:value-type="float" office:value="0.437325" calcext:value-type="float">
            <text:p>0.437325</text:p>
          </table:table-cell>
          <table:table-cell office:value-type="float" office:value="0.449143" calcext:value-type="float">
            <text:p>0.449143</text:p>
          </table:table-cell>
          <table:table-cell office:value-type="float" office:value="0.471398" calcext:value-type="float">
            <text:p>0.471398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13447" calcext:value-type="float">
            <text:p>0.4134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1217" calcext:value-type="float">
            <text:p>0.11217</text:p>
          </table:table-cell>
          <table:table-cell office:value-type="float" office:value="0.314157" calcext:value-type="float">
            <text:p>0.314157</text:p>
          </table:table-cell>
          <table:table-cell office:value-type="float" office:value="0.385611" calcext:value-type="float">
            <text:p>0.385611</text:p>
          </table:table-cell>
          <table:table-cell office:value-type="float" office:value="0.401991" calcext:value-type="float">
            <text:p>0.401991</text:p>
          </table:table-cell>
          <table:table-cell office:value-type="float" office:value="0.412182" calcext:value-type="float">
            <text:p>0.412182</text:p>
          </table:table-cell>
          <table:table-cell office:value-type="float" office:value="0.419936" calcext:value-type="float">
            <text:p>0.419936</text:p>
          </table:table-cell>
          <table:table-cell office:value-type="float" office:value="0.429401" calcext:value-type="float">
            <text:p>0.429401</text:p>
          </table:table-cell>
          <table:table-cell office:value-type="float" office:value="0.433475" calcext:value-type="float">
            <text:p>0.433475</text:p>
          </table:table-cell>
          <table:table-cell office:value-type="float" office:value="0.439942" calcext:value-type="float">
            <text:p>0.439942</text:p>
          </table:table-cell>
          <table:table-cell office:value-type="float" office:value="0.45049" calcext:value-type="float">
            <text:p>0.45049</text:p>
          </table:table-cell>
          <table:table-cell office:value-type="float" office:value="0.473488" calcext:value-type="float">
            <text:p>0.473488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16067" calcext:value-type="float">
            <text:p>0.41606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1217" calcext:value-type="float">
            <text:p>0.11217</text:p>
          </table:table-cell>
          <table:table-cell office:value-type="float" office:value="0.337609" calcext:value-type="float">
            <text:p>0.337609</text:p>
          </table:table-cell>
          <table:table-cell office:value-type="float" office:value="0.387776" calcext:value-type="float">
            <text:p>0.387776</text:p>
          </table:table-cell>
          <table:table-cell office:value-type="float" office:value="0.40646" calcext:value-type="float">
            <text:p>0.40646</text:p>
          </table:table-cell>
          <table:table-cell office:value-type="float" office:value="0.414693" calcext:value-type="float">
            <text:p>0.414693</text:p>
          </table:table-cell>
          <table:table-cell office:value-type="float" office:value="0.422139" calcext:value-type="float">
            <text:p>0.422139</text:p>
          </table:table-cell>
          <table:table-cell office:value-type="float" office:value="0.430424" calcext:value-type="float">
            <text:p>0.430424</text:p>
          </table:table-cell>
          <table:table-cell office:value-type="float" office:value="0.434387" calcext:value-type="float">
            <text:p>0.434387</text:p>
          </table:table-cell>
          <table:table-cell office:value-type="float" office:value="0.441516" calcext:value-type="float">
            <text:p>0.441516</text:p>
          </table:table-cell>
          <table:table-cell office:value-type="float" office:value="0.453042" calcext:value-type="float">
            <text:p>0.45304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20248" calcext:value-type="float">
            <text:p>0.42024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1217" calcext:value-type="float">
            <text:p>0.11217</text:p>
          </table:table-cell>
          <table:table-cell office:value-type="float" office:value="0.313886" calcext:value-type="float">
            <text:p>0.313886</text:p>
          </table:table-cell>
          <table:table-cell office:value-type="float" office:value="0.384587" calcext:value-type="float">
            <text:p>0.384587</text:p>
          </table:table-cell>
          <table:table-cell office:value-type="float" office:value="0.402756" calcext:value-type="float">
            <text:p>0.402756</text:p>
          </table:table-cell>
          <table:table-cell office:value-type="float" office:value="0.41219" calcext:value-type="float">
            <text:p>0.41219</text:p>
          </table:table-cell>
          <table:table-cell office:value-type="float" office:value="0.419606" calcext:value-type="float">
            <text:p>0.419606</text:p>
          </table:table-cell>
          <table:table-cell office:value-type="float" office:value="0.429483" calcext:value-type="float">
            <text:p>0.429483</text:p>
          </table:table-cell>
          <table:table-cell office:value-type="float" office:value="0.433918" calcext:value-type="float">
            <text:p>0.433918</text:p>
          </table:table-cell>
          <table:table-cell office:value-type="float" office:value="0.439514" calcext:value-type="float">
            <text:p>0.439514</text:p>
          </table:table-cell>
          <table:table-cell office:value-type="float" office:value="0.451212" calcext:value-type="float">
            <text:p>0.451212</text:p>
          </table:table-cell>
          <table:table-cell office:value-type="float" office:value="0.474097" calcext:value-type="float">
            <text:p>0.474097</text:p>
          </table:table-cell>
          <table:table-cell office:value-type="float" office:value="0.487775" calcext:value-type="float">
            <text:p>0.487775</text:p>
          </table:table-cell>
          <table:table-cell office:value-type="float" office:value="0.416125" calcext:value-type="float">
            <text:p>0.41612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05463" calcext:value-type="float">
            <text:p>0.205463</text:p>
          </table:table-cell>
          <table:table-cell office:value-type="float" office:value="0.307512" calcext:value-type="float">
            <text:p>0.307512</text:p>
          </table:table-cell>
          <table:table-cell office:value-type="float" office:value="0.382148" calcext:value-type="float">
            <text:p>0.382148</text:p>
          </table:table-cell>
          <table:table-cell office:value-type="float" office:value="0.400695" calcext:value-type="float">
            <text:p>0.400695</text:p>
          </table:table-cell>
          <table:table-cell office:value-type="float" office:value="0.413169" calcext:value-type="float">
            <text:p>0.413169</text:p>
          </table:table-cell>
          <table:table-cell office:value-type="float" office:value="0.421987" calcext:value-type="float">
            <text:p>0.421987</text:p>
          </table:table-cell>
          <table:table-cell office:value-type="float" office:value="0.43024" calcext:value-type="float">
            <text:p>0.43024</text:p>
          </table:table-cell>
          <table:table-cell office:value-type="float" office:value="0.435076" calcext:value-type="float">
            <text:p>0.435076</text:p>
          </table:table-cell>
          <table:table-cell office:value-type="float" office:value="0.44236" calcext:value-type="float">
            <text:p>0.44236</text:p>
          </table:table-cell>
          <table:table-cell office:value-type="float" office:value="0.45284" calcext:value-type="float">
            <text:p>0.45284</text:p>
          </table:table-cell>
          <table:table-cell office:value-type="float" office:value="0.47535" calcext:value-type="float">
            <text:p>0.4753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6138" calcext:value-type="float">
            <text:p>0.4161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6003" calcext:value-type="float">
            <text:p>0.076003</text:p>
          </table:table-cell>
          <table:table-cell office:value-type="float" office:value="0.297024" calcext:value-type="float">
            <text:p>0.297024</text:p>
          </table:table-cell>
          <table:table-cell office:value-type="float" office:value="0.382772" calcext:value-type="float">
            <text:p>0.382772</text:p>
          </table:table-cell>
          <table:table-cell office:value-type="float" office:value="0.398279" calcext:value-type="float">
            <text:p>0.398279</text:p>
          </table:table-cell>
          <table:table-cell office:value-type="float" office:value="0.411311" calcext:value-type="float">
            <text:p>0.411311</text:p>
          </table:table-cell>
          <table:table-cell office:value-type="float" office:value="0.418659" calcext:value-type="float">
            <text:p>0.418659</text:p>
          </table:table-cell>
          <table:table-cell office:value-type="float" office:value="0.429394" calcext:value-type="float">
            <text:p>0.429394</text:p>
          </table:table-cell>
          <table:table-cell office:value-type="float" office:value="0.436089" calcext:value-type="float">
            <text:p>0.436089</text:p>
          </table:table-cell>
          <table:table-cell office:value-type="float" office:value="0.442806" calcext:value-type="float">
            <text:p>0.442806</text:p>
          </table:table-cell>
          <table:table-cell office:value-type="float" office:value="0.453996" calcext:value-type="float">
            <text:p>0.453996</text:p>
          </table:table-cell>
          <table:table-cell office:value-type="float" office:value="0.47474" calcext:value-type="float">
            <text:p>0.4747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4507" calcext:value-type="float">
            <text:p>0.41450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8149" calcext:value-type="float">
            <text:p>0.048149</text:p>
          </table:table-cell>
          <table:table-cell office:value-type="float" office:value="0.286101" calcext:value-type="float">
            <text:p>0.286101</text:p>
          </table:table-cell>
          <table:table-cell office:value-type="float" office:value="0.380049" calcext:value-type="float">
            <text:p>0.380049</text:p>
          </table:table-cell>
          <table:table-cell office:value-type="float" office:value="0.395666" calcext:value-type="float">
            <text:p>0.395666</text:p>
          </table:table-cell>
          <table:table-cell office:value-type="float" office:value="0.407252" calcext:value-type="float">
            <text:p>0.407252</text:p>
          </table:table-cell>
          <table:table-cell office:value-type="float" office:value="0.414759" calcext:value-type="float">
            <text:p>0.414759</text:p>
          </table:table-cell>
          <table:table-cell office:value-type="float" office:value="0.424859" calcext:value-type="float">
            <text:p>0.424859</text:p>
          </table:table-cell>
          <table:table-cell office:value-type="float" office:value="0.434306" calcext:value-type="float">
            <text:p>0.434306</text:p>
          </table:table-cell>
          <table:table-cell office:value-type="float" office:value="0.441857" calcext:value-type="float">
            <text:p>0.441857</text:p>
          </table:table-cell>
          <table:table-cell office:value-type="float" office:value="0.452197" calcext:value-type="float">
            <text:p>0.452197</text:p>
          </table:table-cell>
          <table:table-cell office:value-type="float" office:value="0.47224" calcext:value-type="float">
            <text:p>0.4722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0929" calcext:value-type="float">
            <text:p>0.41092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7221" calcext:value-type="float">
            <text:p>0.027221</text:p>
          </table:table-cell>
          <table:table-cell office:value-type="float" office:value="0.250192" calcext:value-type="float">
            <text:p>0.250192</text:p>
          </table:table-cell>
          <table:table-cell office:value-type="float" office:value="0.378239" calcext:value-type="float">
            <text:p>0.378239</text:p>
          </table:table-cell>
          <table:table-cell office:value-type="float" office:value="0.394957" calcext:value-type="float">
            <text:p>0.394957</text:p>
          </table:table-cell>
          <table:table-cell office:value-type="float" office:value="0.405947" calcext:value-type="float">
            <text:p>0.405947</text:p>
          </table:table-cell>
          <table:table-cell office:value-type="float" office:value="0.413722" calcext:value-type="float">
            <text:p>0.413722</text:p>
          </table:table-cell>
          <table:table-cell office:value-type="float" office:value="0.423746" calcext:value-type="float">
            <text:p>0.423746</text:p>
          </table:table-cell>
          <table:table-cell office:value-type="float" office:value="0.433341" calcext:value-type="float">
            <text:p>0.433341</text:p>
          </table:table-cell>
          <table:table-cell office:value-type="float" office:value="0.440593" calcext:value-type="float">
            <text:p>0.440593</text:p>
          </table:table-cell>
          <table:table-cell office:value-type="float" office:value="0.451397" calcext:value-type="float">
            <text:p>0.451397</text:p>
          </table:table-cell>
          <table:table-cell office:value-type="float" office:value="0.470975" calcext:value-type="float">
            <text:p>0.47097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06311" calcext:value-type="float">
            <text:p>0.40631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262339" calcext:value-type="float">
            <text:p>0.262339</text:p>
          </table:table-cell>
          <table:table-cell office:value-type="float" office:value="0.373875" calcext:value-type="float">
            <text:p>0.373875</text:p>
          </table:table-cell>
          <table:table-cell office:value-type="float" office:value="0.392877" calcext:value-type="float">
            <text:p>0.392877</text:p>
          </table:table-cell>
          <table:table-cell office:value-type="float" office:value="0.405417" calcext:value-type="float">
            <text:p>0.405417</text:p>
          </table:table-cell>
          <table:table-cell office:value-type="float" office:value="0.413685" calcext:value-type="float">
            <text:p>0.413685</text:p>
          </table:table-cell>
          <table:table-cell office:value-type="float" office:value="0.422588" calcext:value-type="float">
            <text:p>0.422588</text:p>
          </table:table-cell>
          <table:table-cell office:value-type="float" office:value="0.432899" calcext:value-type="float">
            <text:p>0.432899</text:p>
          </table:table-cell>
          <table:table-cell office:value-type="float" office:value="0.439522" calcext:value-type="float">
            <text:p>0.439522</text:p>
          </table:table-cell>
          <table:table-cell office:value-type="float" office:value="0.450725" calcext:value-type="float">
            <text:p>0.450725</text:p>
          </table:table-cell>
          <table:table-cell office:value-type="float" office:value="0.471574" calcext:value-type="float">
            <text:p>0.47157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0655" calcext:value-type="float">
            <text:p>0.406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188932" calcext:value-type="float">
            <text:p>0.188932</text:p>
          </table:table-cell>
          <table:table-cell office:value-type="float" office:value="0.372301" calcext:value-type="float">
            <text:p>0.372301</text:p>
          </table:table-cell>
          <table:table-cell office:value-type="float" office:value="0.391815" calcext:value-type="float">
            <text:p>0.391815</text:p>
          </table:table-cell>
          <table:table-cell office:value-type="float" office:value="0.40485" calcext:value-type="float">
            <text:p>0.40485</text:p>
          </table:table-cell>
          <table:table-cell office:value-type="float" office:value="0.414588" calcext:value-type="float">
            <text:p>0.414588</text:p>
          </table:table-cell>
          <table:table-cell office:value-type="float" office:value="0.422186" calcext:value-type="float">
            <text:p>0.422186</text:p>
          </table:table-cell>
          <table:table-cell office:value-type="float" office:value="0.431135" calcext:value-type="float">
            <text:p>0.431135</text:p>
          </table:table-cell>
          <table:table-cell office:value-type="float" office:value="0.437999" calcext:value-type="float">
            <text:p>0.437999</text:p>
          </table:table-cell>
          <table:table-cell office:value-type="float" office:value="0.449444" calcext:value-type="float">
            <text:p>0.449444</text:p>
          </table:table-cell>
          <table:table-cell office:value-type="float" office:value="0.470439" calcext:value-type="float">
            <text:p>0.47043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398369" calcext:value-type="float">
            <text:p>0.39836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76803" calcext:value-type="float">
            <text:p>0.076803</text:p>
          </table:table-cell>
          <table:table-cell office:value-type="float" office:value="0.230188" calcext:value-type="float">
            <text:p>0.230188</text:p>
          </table:table-cell>
          <table:table-cell office:value-type="float" office:value="0.372015" calcext:value-type="float">
            <text:p>0.372015</text:p>
          </table:table-cell>
          <table:table-cell office:value-type="float" office:value="0.391031" calcext:value-type="float">
            <text:p>0.391031</text:p>
          </table:table-cell>
          <table:table-cell office:value-type="float" office:value="0.40562" calcext:value-type="float">
            <text:p>0.40562</text:p>
          </table:table-cell>
          <table:table-cell office:value-type="float" office:value="0.414686" calcext:value-type="float">
            <text:p>0.414686</text:p>
          </table:table-cell>
          <table:table-cell office:value-type="float" office:value="0.42401" calcext:value-type="float">
            <text:p>0.42401</text:p>
          </table:table-cell>
          <table:table-cell office:value-type="float" office:value="0.432951" calcext:value-type="float">
            <text:p>0.432951</text:p>
          </table:table-cell>
          <table:table-cell office:value-type="float" office:value="0.441461" calcext:value-type="float">
            <text:p>0.441461</text:p>
          </table:table-cell>
          <table:table-cell office:value-type="float" office:value="0.451676" calcext:value-type="float">
            <text:p>0.451676</text:p>
          </table:table-cell>
          <table:table-cell office:value-type="float" office:value="0.473762" calcext:value-type="float">
            <text:p>0.47376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0374" calcext:value-type="float">
            <text:p>0.4037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02254" calcext:value-type="float">
            <text:p>0.102254</text:p>
          </table:table-cell>
          <table:table-cell office:value-type="float" office:value="0.241087" calcext:value-type="float">
            <text:p>0.241087</text:p>
          </table:table-cell>
          <table:table-cell office:value-type="float" office:value="0.371864" calcext:value-type="float">
            <text:p>0.371864</text:p>
          </table:table-cell>
          <table:table-cell office:value-type="float" office:value="0.390015" calcext:value-type="float">
            <text:p>0.390015</text:p>
          </table:table-cell>
          <table:table-cell office:value-type="float" office:value="0.404847" calcext:value-type="float">
            <text:p>0.404847</text:p>
          </table:table-cell>
          <table:table-cell office:value-type="float" office:value="0.414761" calcext:value-type="float">
            <text:p>0.414761</text:p>
          </table:table-cell>
          <table:table-cell office:value-type="float" office:value="0.424145" calcext:value-type="float">
            <text:p>0.424145</text:p>
          </table:table-cell>
          <table:table-cell office:value-type="float" office:value="0.433073" calcext:value-type="float">
            <text:p>0.433073</text:p>
          </table:table-cell>
          <table:table-cell office:value-type="float" office:value="0.441376" calcext:value-type="float">
            <text:p>0.441376</text:p>
          </table:table-cell>
          <table:table-cell office:value-type="float" office:value="0.453856" calcext:value-type="float">
            <text:p>0.453856</text:p>
          </table:table-cell>
          <table:table-cell office:value-type="float" office:value="0.475104" calcext:value-type="float">
            <text:p>0.47510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05013" calcext:value-type="float">
            <text:p>0.40501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92839" calcext:value-type="float">
            <text:p>0.092839</text:p>
          </table:table-cell>
          <table:table-cell office:value-type="float" office:value="0.247493" calcext:value-type="float">
            <text:p>0.247493</text:p>
          </table:table-cell>
          <table:table-cell office:value-type="float" office:value="0.37429" calcext:value-type="float">
            <text:p>0.37429</text:p>
          </table:table-cell>
          <table:table-cell office:value-type="float" office:value="0.394663" calcext:value-type="float">
            <text:p>0.394663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419378" calcext:value-type="float">
            <text:p>0.419378</text:p>
          </table:table-cell>
          <table:table-cell office:value-type="float" office:value="0.43024" calcext:value-type="float">
            <text:p>0.43024</text:p>
          </table:table-cell>
          <table:table-cell office:value-type="float" office:value="0.435899" calcext:value-type="float">
            <text:p>0.435899</text:p>
          </table:table-cell>
          <table:table-cell office:value-type="float" office:value="0.442947" calcext:value-type="float">
            <text:p>0.442947</text:p>
          </table:table-cell>
          <table:table-cell office:value-type="float" office:value="0.454972" calcext:value-type="float">
            <text:p>0.454972</text:p>
          </table:table-cell>
          <table:table-cell office:value-type="float" office:value="0.478389" calcext:value-type="float">
            <text:p>0.47838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08824" calcext:value-type="float">
            <text:p>0.40882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92839" calcext:value-type="float">
            <text:p>0.092839</text:p>
          </table:table-cell>
          <table:table-cell office:value-type="float" office:value="0.279592" calcext:value-type="float">
            <text:p>0.279592</text:p>
          </table:table-cell>
          <table:table-cell office:value-type="float" office:value="0.378411" calcext:value-type="float">
            <text:p>0.378411</text:p>
          </table:table-cell>
          <table:table-cell office:value-type="float" office:value="0.396339" calcext:value-type="float">
            <text:p>0.396339</text:p>
          </table:table-cell>
          <table:table-cell office:value-type="float" office:value="0.411929" calcext:value-type="float">
            <text:p>0.411929</text:p>
          </table:table-cell>
          <table:table-cell office:value-type="float" office:value="0.420657" calcext:value-type="float">
            <text:p>0.420657</text:p>
          </table:table-cell>
          <table:table-cell office:value-type="float" office:value="0.431393" calcext:value-type="float">
            <text:p>0.431393</text:p>
          </table:table-cell>
          <table:table-cell office:value-type="float" office:value="0.436967" calcext:value-type="float">
            <text:p>0.436967</text:p>
          </table:table-cell>
          <table:table-cell office:value-type="float" office:value="0.444053" calcext:value-type="float">
            <text:p>0.444053</text:p>
          </table:table-cell>
          <table:table-cell office:value-type="float" office:value="0.453204" calcext:value-type="float">
            <text:p>0.453204</text:p>
          </table:table-cell>
          <table:table-cell office:value-type="float" office:value="0.475134" calcext:value-type="float">
            <text:p>0.47513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2768" calcext:value-type="float">
            <text:p>0.41276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92839" calcext:value-type="float">
            <text:p>0.092839</text:p>
          </table:table-cell>
          <table:table-cell office:value-type="float" office:value="0.267974" calcext:value-type="float">
            <text:p>0.267974</text:p>
          </table:table-cell>
          <table:table-cell office:value-type="float" office:value="0.384168" calcext:value-type="float">
            <text:p>0.384168</text:p>
          </table:table-cell>
          <table:table-cell office:value-type="float" office:value="0.404652" calcext:value-type="float">
            <text:p>0.404652</text:p>
          </table:table-cell>
          <table:table-cell office:value-type="float" office:value="0.414516" calcext:value-type="float">
            <text:p>0.414516</text:p>
          </table:table-cell>
          <table:table-cell office:value-type="float" office:value="0.421641" calcext:value-type="float">
            <text:p>0.421641</text:p>
          </table:table-cell>
          <table:table-cell office:value-type="float" office:value="0.431763" calcext:value-type="float">
            <text:p>0.431763</text:p>
          </table:table-cell>
          <table:table-cell office:value-type="float" office:value="0.436911" calcext:value-type="float">
            <text:p>0.436911</text:p>
          </table:table-cell>
          <table:table-cell office:value-type="float" office:value="0.443861" calcext:value-type="float">
            <text:p>0.443861</text:p>
          </table:table-cell>
          <table:table-cell office:value-type="float" office:value="0.455468" calcext:value-type="float">
            <text:p>0.455468</text:p>
          </table:table-cell>
          <table:table-cell office:value-type="float" office:value="0.476958" calcext:value-type="float">
            <text:p>0.47695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3791" calcext:value-type="float">
            <text:p>0.41379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686" calcext:value-type="float">
            <text:p>0.11686</text:p>
          </table:table-cell>
          <table:table-cell office:value-type="float" office:value="0.278137" calcext:value-type="float">
            <text:p>0.278137</text:p>
          </table:table-cell>
          <table:table-cell office:value-type="float" office:value="0.380955" calcext:value-type="float">
            <text:p>0.380955</text:p>
          </table:table-cell>
          <table:table-cell office:value-type="float" office:value="0.403021" calcext:value-type="float">
            <text:p>0.403021</text:p>
          </table:table-cell>
          <table:table-cell office:value-type="float" office:value="0.414713" calcext:value-type="float">
            <text:p>0.414713</text:p>
          </table:table-cell>
          <table:table-cell office:value-type="float" office:value="0.421672" calcext:value-type="float">
            <text:p>0.421672</text:p>
          </table:table-cell>
          <table:table-cell office:value-type="float" office:value="0.429882" calcext:value-type="float">
            <text:p>0.429882</text:p>
          </table:table-cell>
          <table:table-cell office:value-type="float" office:value="0.434908" calcext:value-type="float">
            <text:p>0.434908</text:p>
          </table:table-cell>
          <table:table-cell office:value-type="float" office:value="0.440086" calcext:value-type="float">
            <text:p>0.440086</text:p>
          </table:table-cell>
          <table:table-cell office:value-type="float" office:value="0.449625" calcext:value-type="float">
            <text:p>0.449625</text:p>
          </table:table-cell>
          <table:table-cell office:value-type="float" office:value="0.473738" calcext:value-type="float">
            <text:p>0.47373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2674" calcext:value-type="float">
            <text:p>0.41267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14535" calcext:value-type="float">
            <text:p>0.114535</text:p>
          </table:table-cell>
          <table:table-cell office:value-type="float" office:value="0.242878" calcext:value-type="float">
            <text:p>0.242878</text:p>
          </table:table-cell>
          <table:table-cell office:value-type="float" office:value="0.375665" calcext:value-type="float">
            <text:p>0.375665</text:p>
          </table:table-cell>
          <table:table-cell office:value-type="float" office:value="0.398124" calcext:value-type="float">
            <text:p>0.398124</text:p>
          </table:table-cell>
          <table:table-cell office:value-type="float" office:value="0.411697" calcext:value-type="float">
            <text:p>0.411697</text:p>
          </table:table-cell>
          <table:table-cell office:value-type="float" office:value="0.419159" calcext:value-type="float">
            <text:p>0.419159</text:p>
          </table:table-cell>
          <table:table-cell office:value-type="float" office:value="0.429546" calcext:value-type="float">
            <text:p>0.429546</text:p>
          </table:table-cell>
          <table:table-cell office:value-type="float" office:value="0.435472" calcext:value-type="float">
            <text:p>0.435472</text:p>
          </table:table-cell>
          <table:table-cell office:value-type="float" office:value="0.442186" calcext:value-type="float">
            <text:p>0.442186</text:p>
          </table:table-cell>
          <table:table-cell office:value-type="float" office:value="0.45186" calcext:value-type="float">
            <text:p>0.45186</text:p>
          </table:table-cell>
          <table:table-cell office:value-type="float" office:value="0.474976" calcext:value-type="float">
            <text:p>0.47497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08156" calcext:value-type="float">
            <text:p>0.40815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46248" calcext:value-type="float">
            <text:p>0.146248</text:p>
          </table:table-cell>
          <table:table-cell office:value-type="float" office:value="0.270461" calcext:value-type="float">
            <text:p>0.270461</text:p>
          </table:table-cell>
          <table:table-cell office:value-type="float" office:value="0.376011" calcext:value-type="float">
            <text:p>0.376011</text:p>
          </table:table-cell>
          <table:table-cell office:value-type="float" office:value="0.401705" calcext:value-type="float">
            <text:p>0.401705</text:p>
          </table:table-cell>
          <table:table-cell office:value-type="float" office:value="0.413766" calcext:value-type="float">
            <text:p>0.413766</text:p>
          </table:table-cell>
          <table:table-cell office:value-type="float" office:value="0.420858" calcext:value-type="float">
            <text:p>0.420858</text:p>
          </table:table-cell>
          <table:table-cell office:value-type="float" office:value="0.43055" calcext:value-type="float">
            <text:p>0.43055</text:p>
          </table:table-cell>
          <table:table-cell office:value-type="float" office:value="0.435319" calcext:value-type="float">
            <text:p>0.435319</text:p>
          </table:table-cell>
          <table:table-cell office:value-type="float" office:value="0.441493" calcext:value-type="float">
            <text:p>0.441493</text:p>
          </table:table-cell>
          <table:table-cell office:value-type="float" office:value="0.449094" calcext:value-type="float">
            <text:p>0.449094</text:p>
          </table:table-cell>
          <table:table-cell office:value-type="float" office:value="0.475315" calcext:value-type="float">
            <text:p>0.47531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1457" calcext:value-type="float">
            <text:p>0.41145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46248" calcext:value-type="float">
            <text:p>0.146248</text:p>
          </table:table-cell>
          <table:table-cell office:value-type="float" office:value="0.242967" calcext:value-type="float">
            <text:p>0.242967</text:p>
          </table:table-cell>
          <table:table-cell office:value-type="float" office:value="0.369115" calcext:value-type="float">
            <text:p>0.369115</text:p>
          </table:table-cell>
          <table:table-cell office:value-type="float" office:value="0.404553" calcext:value-type="float">
            <text:p>0.404553</text:p>
          </table:table-cell>
          <table:table-cell office:value-type="float" office:value="0.414751" calcext:value-type="float">
            <text:p>0.414751</text:p>
          </table:table-cell>
          <table:table-cell office:value-type="float" office:value="0.423713" calcext:value-type="float">
            <text:p>0.423713</text:p>
          </table:table-cell>
          <table:table-cell office:value-type="float" office:value="0.431157" calcext:value-type="float">
            <text:p>0.431157</text:p>
          </table:table-cell>
          <table:table-cell office:value-type="float" office:value="0.436079" calcext:value-type="float">
            <text:p>0.436079</text:p>
          </table:table-cell>
          <table:table-cell office:value-type="float" office:value="0.440985" calcext:value-type="float">
            <text:p>0.440985</text:p>
          </table:table-cell>
          <table:table-cell office:value-type="float" office:value="0.449942" calcext:value-type="float">
            <text:p>0.449942</text:p>
          </table:table-cell>
          <table:table-cell office:value-type="float" office:value="0.472892" calcext:value-type="float">
            <text:p>0.47289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08615" calcext:value-type="float">
            <text:p>0.40861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024283" calcext:value-type="float">
            <text:p>-0.024283</text:p>
          </table:table-cell>
          <table:table-cell office:value-type="float" office:value="0.274132" calcext:value-type="float">
            <text:p>0.274132</text:p>
          </table:table-cell>
          <table:table-cell office:value-type="float" office:value="0.389113" calcext:value-type="float">
            <text:p>0.389113</text:p>
          </table:table-cell>
          <table:table-cell office:value-type="float" office:value="0.411824" calcext:value-type="float">
            <text:p>0.411824</text:p>
          </table:table-cell>
          <table:table-cell office:value-type="float" office:value="0.417601" calcext:value-type="float">
            <text:p>0.417601</text:p>
          </table:table-cell>
          <table:table-cell office:value-type="float" office:value="0.425958" calcext:value-type="float">
            <text:p>0.425958</text:p>
          </table:table-cell>
          <table:table-cell office:value-type="float" office:value="0.432352" calcext:value-type="float">
            <text:p>0.432352</text:p>
          </table:table-cell>
          <table:table-cell office:value-type="float" office:value="0.436424" calcext:value-type="float">
            <text:p>0.436424</text:p>
          </table:table-cell>
          <table:table-cell office:value-type="float" office:value="0.441223" calcext:value-type="float">
            <text:p>0.441223</text:p>
          </table:table-cell>
          <table:table-cell office:value-type="float" office:value="0.45237" calcext:value-type="float">
            <text:p>0.45237</text:p>
          </table:table-cell>
          <table:table-cell office:value-type="float" office:value="0.475072" calcext:value-type="float">
            <text:p>0.47507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5607" calcext:value-type="float">
            <text:p>0.41560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24283" calcext:value-type="float">
            <text:p>-0.024283</text:p>
          </table:table-cell>
          <table:table-cell office:value-type="float" office:value="0.249373" calcext:value-type="float">
            <text:p>0.249373</text:p>
          </table:table-cell>
          <table:table-cell office:value-type="float" office:value="0.383396" calcext:value-type="float">
            <text:p>0.383396</text:p>
          </table:table-cell>
          <table:table-cell office:value-type="float" office:value="0.406202" calcext:value-type="float">
            <text:p>0.406202</text:p>
          </table:table-cell>
          <table:table-cell office:value-type="float" office:value="0.415835" calcext:value-type="float">
            <text:p>0.415835</text:p>
          </table:table-cell>
          <table:table-cell office:value-type="float" office:value="0.422161" calcext:value-type="float">
            <text:p>0.422161</text:p>
          </table:table-cell>
          <table:table-cell office:value-type="float" office:value="0.430273" calcext:value-type="float">
            <text:p>0.430273</text:p>
          </table:table-cell>
          <table:table-cell office:value-type="float" office:value="0.435036" calcext:value-type="float">
            <text:p>0.435036</text:p>
          </table:table-cell>
          <table:table-cell office:value-type="float" office:value="0.438732" calcext:value-type="float">
            <text:p>0.438732</text:p>
          </table:table-cell>
          <table:table-cell office:value-type="float" office:value="0.447598" calcext:value-type="float">
            <text:p>0.447598</text:p>
          </table:table-cell>
          <table:table-cell office:value-type="float" office:value="0.473794" calcext:value-type="float">
            <text:p>0.47379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024" calcext:value-type="float">
            <text:p>0.4102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1686" calcext:value-type="float">
            <text:p>0.11686</text:p>
          </table:table-cell>
          <table:table-cell office:value-type="float" office:value="0.294042" calcext:value-type="float">
            <text:p>0.294042</text:p>
          </table:table-cell>
          <table:table-cell office:value-type="float" office:value="0.386614" calcext:value-type="float">
            <text:p>0.386614</text:p>
          </table:table-cell>
          <table:table-cell office:value-type="float" office:value="0.407119" calcext:value-type="float">
            <text:p>0.407119</text:p>
          </table:table-cell>
          <table:table-cell office:value-type="float" office:value="0.416425" calcext:value-type="float">
            <text:p>0.416425</text:p>
          </table:table-cell>
          <table:table-cell office:value-type="float" office:value="0.423705" calcext:value-type="float">
            <text:p>0.423705</text:p>
          </table:table-cell>
          <table:table-cell office:value-type="float" office:value="0.431544" calcext:value-type="float">
            <text:p>0.431544</text:p>
          </table:table-cell>
          <table:table-cell office:value-type="float" office:value="0.434968" calcext:value-type="float">
            <text:p>0.434968</text:p>
          </table:table-cell>
          <table:table-cell office:value-type="float" office:value="0.440427" calcext:value-type="float">
            <text:p>0.440427</text:p>
          </table:table-cell>
          <table:table-cell office:value-type="float" office:value="0.449318" calcext:value-type="float">
            <text:p>0.449318</text:p>
          </table:table-cell>
          <table:table-cell office:value-type="float" office:value="0.475326" calcext:value-type="float">
            <text:p>0.47532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5949" calcext:value-type="float">
            <text:p>0.41594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9098" calcext:value-type="float">
            <text:p>0.009098</text:p>
          </table:table-cell>
          <table:table-cell office:value-type="float" office:value="0.297432" calcext:value-type="float">
            <text:p>0.297432</text:p>
          </table:table-cell>
          <table:table-cell office:value-type="float" office:value="0.383372" calcext:value-type="float">
            <text:p>0.383372</text:p>
          </table:table-cell>
          <table:table-cell office:value-type="float" office:value="0.40557" calcext:value-type="float">
            <text:p>0.40557</text:p>
          </table:table-cell>
          <table:table-cell office:value-type="float" office:value="0.414757" calcext:value-type="float">
            <text:p>0.414757</text:p>
          </table:table-cell>
          <table:table-cell office:value-type="float" office:value="0.420231" calcext:value-type="float">
            <text:p>0.420231</text:p>
          </table:table-cell>
          <table:table-cell office:value-type="float" office:value="0.428168" calcext:value-type="float">
            <text:p>0.428168</text:p>
          </table:table-cell>
          <table:table-cell office:value-type="float" office:value="0.433608" calcext:value-type="float">
            <text:p>0.433608</text:p>
          </table:table-cell>
          <table:table-cell office:value-type="float" office:value="0.43981" calcext:value-type="float">
            <text:p>0.43981</text:p>
          </table:table-cell>
          <table:table-cell office:value-type="float" office:value="0.453055" calcext:value-type="float">
            <text:p>0.453055</text:p>
          </table:table-cell>
          <table:table-cell office:value-type="float" office:value="0.478649" calcext:value-type="float">
            <text:p>0.47864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5465" calcext:value-type="float">
            <text:p>0.41546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13023" calcext:value-type="float">
            <text:p>-0.013023</text:p>
          </table:table-cell>
          <table:table-cell office:value-type="float" office:value="0.285802" calcext:value-type="float">
            <text:p>0.285802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402772" calcext:value-type="float">
            <text:p>0.402772</text:p>
          </table:table-cell>
          <table:table-cell office:value-type="float" office:value="0.414477" calcext:value-type="float">
            <text:p>0.414477</text:p>
          </table:table-cell>
          <table:table-cell office:value-type="float" office:value="0.419845" calcext:value-type="float">
            <text:p>0.419845</text:p>
          </table:table-cell>
          <table:table-cell office:value-type="float" office:value="0.429111" calcext:value-type="float">
            <text:p>0.429111</text:p>
          </table:table-cell>
          <table:table-cell office:value-type="float" office:value="0.433983" calcext:value-type="float">
            <text:p>0.433983</text:p>
          </table:table-cell>
          <table:table-cell office:value-type="float" office:value="0.43966" calcext:value-type="float">
            <text:p>0.43966</text:p>
          </table:table-cell>
          <table:table-cell office:value-type="float" office:value="0.449966" calcext:value-type="float">
            <text:p>0.449966</text:p>
          </table:table-cell>
          <table:table-cell office:value-type="float" office:value="0.477983" calcext:value-type="float">
            <text:p>0.47798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335" calcext:value-type="float">
            <text:p>0.4133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13023" calcext:value-type="float">
            <text:p>-0.013023</text:p>
          </table:table-cell>
          <table:table-cell office:value-type="float" office:value="0.304152" calcext:value-type="float">
            <text:p>0.304152</text:p>
          </table:table-cell>
          <table:table-cell office:value-type="float" office:value="0.377889" calcext:value-type="float">
            <text:p>0.377889</text:p>
          </table:table-cell>
          <table:table-cell office:value-type="float" office:value="0.402067" calcext:value-type="float">
            <text:p>0.402067</text:p>
          </table:table-cell>
          <table:table-cell office:value-type="float" office:value="0.414883" calcext:value-type="float">
            <text:p>0.414883</text:p>
          </table:table-cell>
          <table:table-cell office:value-type="float" office:value="0.421345" calcext:value-type="float">
            <text:p>0.421345</text:p>
          </table:table-cell>
          <table:table-cell office:value-type="float" office:value="0.432072" calcext:value-type="float">
            <text:p>0.432072</text:p>
          </table:table-cell>
          <table:table-cell office:value-type="float" office:value="0.43713" calcext:value-type="float">
            <text:p>0.43713</text:p>
          </table:table-cell>
          <table:table-cell office:value-type="float" office:value="0.442479" calcext:value-type="float">
            <text:p>0.442479</text:p>
          </table:table-cell>
          <table:table-cell office:value-type="float" office:value="0.4599" calcext:value-type="float">
            <text:p>0.4599</text:p>
          </table:table-cell>
          <table:table-cell office:value-type="float" office:value="0.481565" calcext:value-type="float">
            <text:p>0.48156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7348" calcext:value-type="float">
            <text:p>0.41734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33487" calcext:value-type="float">
            <text:p>0.133487</text:p>
          </table:table-cell>
          <table:table-cell office:value-type="float" office:value="0.346897" calcext:value-type="float">
            <text:p>0.346897</text:p>
          </table:table-cell>
          <table:table-cell office:value-type="float" office:value="0.390233" calcext:value-type="float">
            <text:p>0.390233</text:p>
          </table:table-cell>
          <table:table-cell office:value-type="float" office:value="0.410612" calcext:value-type="float">
            <text:p>0.410612</text:p>
          </table:table-cell>
          <table:table-cell office:value-type="float" office:value="0.416745" calcext:value-type="float">
            <text:p>0.416745</text:p>
          </table:table-cell>
          <table:table-cell office:value-type="float" office:value="0.426676" calcext:value-type="float">
            <text:p>0.426676</text:p>
          </table:table-cell>
          <table:table-cell office:value-type="float" office:value="0.433679" calcext:value-type="float">
            <text:p>0.433679</text:p>
          </table:table-cell>
          <table:table-cell office:value-type="float" office:value="0.43854" calcext:value-type="float">
            <text:p>0.43854</text:p>
          </table:table-cell>
          <table:table-cell office:value-type="float" office:value="0.445136" calcext:value-type="float">
            <text:p>0.445136</text:p>
          </table:table-cell>
          <table:table-cell office:value-type="float" office:value="0.463906" calcext:value-type="float">
            <text:p>0.463906</text:p>
          </table:table-cell>
          <table:table-cell office:value-type="float" office:value="0.481779" calcext:value-type="float">
            <text:p>0.48177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542" calcext:value-type="float">
            <text:p>0.4254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33487" calcext:value-type="float">
            <text:p>0.133487</text:p>
          </table:table-cell>
          <table:table-cell office:value-type="float" office:value="0.332518" calcext:value-type="float">
            <text:p>0.332518</text:p>
          </table:table-cell>
          <table:table-cell office:value-type="float" office:value="0.394122" calcext:value-type="float">
            <text:p>0.394122</text:p>
          </table:table-cell>
          <table:table-cell office:value-type="float" office:value="0.409992" calcext:value-type="float">
            <text:p>0.409992</text:p>
          </table:table-cell>
          <table:table-cell office:value-type="float" office:value="0.415496" calcext:value-type="float">
            <text:p>0.415496</text:p>
          </table:table-cell>
          <table:table-cell office:value-type="float" office:value="0.423414" calcext:value-type="float">
            <text:p>0.423414</text:p>
          </table:table-cell>
          <table:table-cell office:value-type="float" office:value="0.43279" calcext:value-type="float">
            <text:p>0.43279</text:p>
          </table:table-cell>
          <table:table-cell office:value-type="float" office:value="0.438585" calcext:value-type="float">
            <text:p>0.438585</text:p>
          </table:table-cell>
          <table:table-cell office:value-type="float" office:value="0.445782" calcext:value-type="float">
            <text:p>0.445782</text:p>
          </table:table-cell>
          <table:table-cell office:value-type="float" office:value="0.462494" calcext:value-type="float">
            <text:p>0.462494</text:p>
          </table:table-cell>
          <table:table-cell office:value-type="float" office:value="0.479835" calcext:value-type="float">
            <text:p>0.47983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3503" calcext:value-type="float">
            <text:p>0.42350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63406" calcext:value-type="float">
            <text:p>0.163406</text:p>
          </table:table-cell>
          <table:table-cell office:value-type="float" office:value="0.304993" calcext:value-type="float">
            <text:p>0.304993</text:p>
          </table:table-cell>
          <table:table-cell office:value-type="float" office:value="0.386023" calcext:value-type="float">
            <text:p>0.386023</text:p>
          </table:table-cell>
          <table:table-cell office:value-type="float" office:value="0.408842" calcext:value-type="float">
            <text:p>0.408842</text:p>
          </table:table-cell>
          <table:table-cell office:value-type="float" office:value="0.416021" calcext:value-type="float">
            <text:p>0.416021</text:p>
          </table:table-cell>
          <table:table-cell office:value-type="float" office:value="0.426411" calcext:value-type="float">
            <text:p>0.426411</text:p>
          </table:table-cell>
          <table:table-cell office:value-type="float" office:value="0.433478" calcext:value-type="float">
            <text:p>0.433478</text:p>
          </table:table-cell>
          <table:table-cell office:value-type="float" office:value="0.438061" calcext:value-type="float">
            <text:p>0.438061</text:p>
          </table:table-cell>
          <table:table-cell office:value-type="float" office:value="0.445775" calcext:value-type="float">
            <text:p>0.445775</text:p>
          </table:table-cell>
          <table:table-cell office:value-type="float" office:value="0.461407" calcext:value-type="float">
            <text:p>0.461407</text:p>
          </table:table-cell>
          <table:table-cell office:value-type="float" office:value="0.479592" calcext:value-type="float">
            <text:p>0.47959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006" calcext:value-type="float">
            <text:p>0.4200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89743" calcext:value-type="float">
            <text:p>0.089743</text:p>
          </table:table-cell>
          <table:table-cell office:value-type="float" office:value="0.321336" calcext:value-type="float">
            <text:p>0.321336</text:p>
          </table:table-cell>
          <table:table-cell office:value-type="float" office:value="0.375148" calcext:value-type="float">
            <text:p>0.375148</text:p>
          </table:table-cell>
          <table:table-cell office:value-type="float" office:value="0.399731" calcext:value-type="float">
            <text:p>0.399731</text:p>
          </table:table-cell>
          <table:table-cell office:value-type="float" office:value="0.413575" calcext:value-type="float">
            <text:p>0.413575</text:p>
          </table:table-cell>
          <table:table-cell office:value-type="float" office:value="0.42039" calcext:value-type="float">
            <text:p>0.42039</text:p>
          </table:table-cell>
          <table:table-cell office:value-type="float" office:value="0.431471" calcext:value-type="float">
            <text:p>0.431471</text:p>
          </table:table-cell>
          <table:table-cell office:value-type="float" office:value="0.438542" calcext:value-type="float">
            <text:p>0.438542</text:p>
          </table:table-cell>
          <table:table-cell office:value-type="float" office:value="0.445708" calcext:value-type="float">
            <text:p>0.445708</text:p>
          </table:table-cell>
          <table:table-cell office:value-type="float" office:value="0.461127" calcext:value-type="float">
            <text:p>0.461127</text:p>
          </table:table-cell>
          <table:table-cell office:value-type="float" office:value="0.478975" calcext:value-type="float">
            <text:p>0.47897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86" calcext:value-type="float">
            <text:p>0.418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70328" calcext:value-type="float">
            <text:p>0.070328</text:p>
          </table:table-cell>
          <table:table-cell office:value-type="float" office:value="0.309171" calcext:value-type="float">
            <text:p>0.309171</text:p>
          </table:table-cell>
          <table:table-cell office:value-type="float" office:value="0.378214" calcext:value-type="float">
            <text:p>0.378214</text:p>
          </table:table-cell>
          <table:table-cell office:value-type="float" office:value="0.401713" calcext:value-type="float">
            <text:p>0.401713</text:p>
          </table:table-cell>
          <table:table-cell office:value-type="float" office:value="0.413589" calcext:value-type="float">
            <text:p>0.413589</text:p>
          </table:table-cell>
          <table:table-cell office:value-type="float" office:value="0.420576" calcext:value-type="float">
            <text:p>0.420576</text:p>
          </table:table-cell>
          <table:table-cell office:value-type="float" office:value="0.430616" calcext:value-type="float">
            <text:p>0.430616</text:p>
          </table:table-cell>
          <table:table-cell office:value-type="float" office:value="0.437677" calcext:value-type="float">
            <text:p>0.437677</text:p>
          </table:table-cell>
          <table:table-cell office:value-type="float" office:value="0.445546" calcext:value-type="float">
            <text:p>0.445546</text:p>
          </table:table-cell>
          <table:table-cell office:value-type="float" office:value="0.459924" calcext:value-type="float">
            <text:p>0.459924</text:p>
          </table:table-cell>
          <table:table-cell office:value-type="float" office:value="0.478911" calcext:value-type="float">
            <text:p>0.47891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7594" calcext:value-type="float">
            <text:p>0.41759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32614" calcext:value-type="float">
            <text:p>0.032614</text:p>
          </table:table-cell>
          <table:table-cell office:value-type="float" office:value="0.266898" calcext:value-type="float">
            <text:p>0.266898</text:p>
          </table:table-cell>
          <table:table-cell office:value-type="float" office:value="0.373339" calcext:value-type="float">
            <text:p>0.373339</text:p>
          </table:table-cell>
          <table:table-cell office:value-type="float" office:value="0.401342" calcext:value-type="float">
            <text:p>0.401342</text:p>
          </table:table-cell>
          <table:table-cell office:value-type="float" office:value="0.415129" calcext:value-type="float">
            <text:p>0.415129</text:p>
          </table:table-cell>
          <table:table-cell office:value-type="float" office:value="0.423318" calcext:value-type="float">
            <text:p>0.423318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0.438121" calcext:value-type="float">
            <text:p>0.438121</text:p>
          </table:table-cell>
          <table:table-cell office:value-type="float" office:value="0.446286" calcext:value-type="float">
            <text:p>0.446286</text:p>
          </table:table-cell>
          <table:table-cell office:value-type="float" office:value="0.461676" calcext:value-type="float">
            <text:p>0.461676</text:p>
          </table:table-cell>
          <table:table-cell office:value-type="float" office:value="0.48052" calcext:value-type="float">
            <text:p>0.4805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3873" calcext:value-type="float">
            <text:p>0.41387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0.231164" calcext:value-type="float">
            <text:p>0.231164</text:p>
          </table:table-cell>
          <table:table-cell office:value-type="float" office:value="0.375248" calcext:value-type="float">
            <text:p>0.375248</text:p>
          </table:table-cell>
          <table:table-cell office:value-type="float" office:value="0.406173" calcext:value-type="float">
            <text:p>0.406173</text:p>
          </table:table-cell>
          <table:table-cell office:value-type="float" office:value="0.417009" calcext:value-type="float">
            <text:p>0.417009</text:p>
          </table:table-cell>
          <table:table-cell office:value-type="float" office:value="0.425625" calcext:value-type="float">
            <text:p>0.425625</text:p>
          </table:table-cell>
          <table:table-cell office:value-type="float" office:value="0.433555" calcext:value-type="float">
            <text:p>0.433555</text:p>
          </table:table-cell>
          <table:table-cell office:value-type="float" office:value="0.439253" calcext:value-type="float">
            <text:p>0.439253</text:p>
          </table:table-cell>
          <table:table-cell office:value-type="float" office:value="0.446642" calcext:value-type="float">
            <text:p>0.446642</text:p>
          </table:table-cell>
          <table:table-cell office:value-type="float" office:value="0.459637" calcext:value-type="float">
            <text:p>0.459637</text:p>
          </table:table-cell>
          <table:table-cell office:value-type="float" office:value="0.478743" calcext:value-type="float">
            <text:p>0.47874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1305" calcext:value-type="float">
            <text:p>0.41130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70328" calcext:value-type="float">
            <text:p>0.070328</text:p>
          </table:table-cell>
          <table:table-cell office:value-type="float" office:value="0.250071" calcext:value-type="float">
            <text:p>0.250071</text:p>
          </table:table-cell>
          <table:table-cell office:value-type="float" office:value="0.372608" calcext:value-type="float">
            <text:p>0.372608</text:p>
          </table:table-cell>
          <table:table-cell office:value-type="float" office:value="0.400298" calcext:value-type="float">
            <text:p>0.400298</text:p>
          </table:table-cell>
          <table:table-cell office:value-type="float" office:value="0.41523" calcext:value-type="float">
            <text:p>0.41523</text:p>
          </table:table-cell>
          <table:table-cell office:value-type="float" office:value="0.424109" calcext:value-type="float">
            <text:p>0.424109</text:p>
          </table:table-cell>
          <table:table-cell office:value-type="float" office:value="0.432224" calcext:value-type="float">
            <text:p>0.432224</text:p>
          </table:table-cell>
          <table:table-cell office:value-type="float" office:value="0.438236" calcext:value-type="float">
            <text:p>0.438236</text:p>
          </table:table-cell>
          <table:table-cell office:value-type="float" office:value="0.444973" calcext:value-type="float">
            <text:p>0.444973</text:p>
          </table:table-cell>
          <table:table-cell office:value-type="float" office:value="0.458398" calcext:value-type="float">
            <text:p>0.458398</text:p>
          </table:table-cell>
          <table:table-cell office:value-type="float" office:value="0.478996" calcext:value-type="float">
            <text:p>0.47899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1514" calcext:value-type="float">
            <text:p>0.41151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65459" calcext:value-type="float">
            <text:p>0.065459</text:p>
          </table:table-cell>
          <table:table-cell office:value-type="float" office:value="0.245642" calcext:value-type="float">
            <text:p>0.245642</text:p>
          </table:table-cell>
          <table:table-cell office:value-type="float" office:value="0.373342" calcext:value-type="float">
            <text:p>0.373342</text:p>
          </table:table-cell>
          <table:table-cell office:value-type="float" office:value="0.401152" calcext:value-type="float">
            <text:p>0.401152</text:p>
          </table:table-cell>
          <table:table-cell office:value-type="float" office:value="0.415356" calcext:value-type="float">
            <text:p>0.415356</text:p>
          </table:table-cell>
          <table:table-cell office:value-type="float" office:value="0.422354" calcext:value-type="float">
            <text:p>0.422354</text:p>
          </table:table-cell>
          <table:table-cell office:value-type="float" office:value="0.430133" calcext:value-type="float">
            <text:p>0.430133</text:p>
          </table:table-cell>
          <table:table-cell office:value-type="float" office:value="0.436439" calcext:value-type="float">
            <text:p>0.436439</text:p>
          </table:table-cell>
          <table:table-cell office:value-type="float" office:value="0.445837" calcext:value-type="float">
            <text:p>0.445837</text:p>
          </table:table-cell>
          <table:table-cell office:value-type="float" office:value="0.46299" calcext:value-type="float">
            <text:p>0.46299</text:p>
          </table:table-cell>
          <table:table-cell office:value-type="float" office:value="0.480814" calcext:value-type="float">
            <text:p>0.48081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1406" calcext:value-type="float">
            <text:p>0.41140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65459" calcext:value-type="float">
            <text:p>0.065459</text:p>
          </table:table-cell>
          <table:table-cell office:value-type="float" office:value="0.272945" calcext:value-type="float">
            <text:p>0.272945</text:p>
          </table:table-cell>
          <table:table-cell office:value-type="float" office:value="0.376314" calcext:value-type="float">
            <text:p>0.376314</text:p>
          </table:table-cell>
          <table:table-cell office:value-type="float" office:value="0.407348" calcext:value-type="float">
            <text:p>0.407348</text:p>
          </table:table-cell>
          <table:table-cell office:value-type="float" office:value="0.416482" calcext:value-type="float">
            <text:p>0.416482</text:p>
          </table:table-cell>
          <table:table-cell office:value-type="float" office:value="0.422905" calcext:value-type="float">
            <text:p>0.422905</text:p>
          </table:table-cell>
          <table:table-cell office:value-type="float" office:value="0.430439" calcext:value-type="float">
            <text:p>0.430439</text:p>
          </table:table-cell>
          <table:table-cell office:value-type="float" office:value="0.437135" calcext:value-type="float">
            <text:p>0.437135</text:p>
          </table:table-cell>
          <table:table-cell office:value-type="float" office:value="0.445257" calcext:value-type="float">
            <text:p>0.445257</text:p>
          </table:table-cell>
          <table:table-cell office:value-type="float" office:value="0.460116" calcext:value-type="float">
            <text:p>0.460116</text:p>
          </table:table-cell>
          <table:table-cell office:value-type="float" office:value="0.482553" calcext:value-type="float">
            <text:p>0.48255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5149" calcext:value-type="float">
            <text:p>0.41514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44927" calcext:value-type="float">
            <text:p>0.144927</text:p>
          </table:table-cell>
          <table:table-cell office:value-type="float" office:value="0.334876" calcext:value-type="float">
            <text:p>0.334876</text:p>
          </table:table-cell>
          <table:table-cell office:value-type="float" office:value="0.392527" calcext:value-type="float">
            <text:p>0.392527</text:p>
          </table:table-cell>
          <table:table-cell office:value-type="float" office:value="0.412676" calcext:value-type="float">
            <text:p>0.412676</text:p>
          </table:table-cell>
          <table:table-cell office:value-type="float" office:value="0.419254" calcext:value-type="float">
            <text:p>0.419254</text:p>
          </table:table-cell>
          <table:table-cell office:value-type="float" office:value="0.426159" calcext:value-type="float">
            <text:p>0.426159</text:p>
          </table:table-cell>
          <table:table-cell office:value-type="float" office:value="0.433125" calcext:value-type="float">
            <text:p>0.433125</text:p>
          </table:table-cell>
          <table:table-cell office:value-type="float" office:value="0.440519" calcext:value-type="float">
            <text:p>0.440519</text:p>
          </table:table-cell>
          <table:table-cell office:value-type="float" office:value="0.448061" calcext:value-type="float">
            <text:p>0.448061</text:p>
          </table:table-cell>
          <table:table-cell office:value-type="float" office:value="0.464544" calcext:value-type="float">
            <text:p>0.464544</text:p>
          </table:table-cell>
          <table:table-cell office:value-type="float" office:value="0.483964" calcext:value-type="float">
            <text:p>0.48396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557" calcext:value-type="float">
            <text:p>0.4255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47213" calcext:value-type="float">
            <text:p>0.147213</text:p>
          </table:table-cell>
          <table:table-cell office:value-type="float" office:value="0.332446" calcext:value-type="float">
            <text:p>0.332446</text:p>
          </table:table-cell>
          <table:table-cell office:value-type="float" office:value="0.399385" calcext:value-type="float">
            <text:p>0.399385</text:p>
          </table:table-cell>
          <table:table-cell office:value-type="float" office:value="0.413095" calcext:value-type="float">
            <text:p>0.413095</text:p>
          </table:table-cell>
          <table:table-cell office:value-type="float" office:value="0.419604" calcext:value-type="float">
            <text:p>0.419604</text:p>
          </table:table-cell>
          <table:table-cell office:value-type="float" office:value="0.429145" calcext:value-type="float">
            <text:p>0.429145</text:p>
          </table:table-cell>
          <table:table-cell office:value-type="float" office:value="0.435148" calcext:value-type="float">
            <text:p>0.435148</text:p>
          </table:table-cell>
          <table:table-cell office:value-type="float" office:value="0.443455" calcext:value-type="float">
            <text:p>0.443455</text:p>
          </table:table-cell>
          <table:table-cell office:value-type="float" office:value="0.451397" calcext:value-type="float">
            <text:p>0.451397</text:p>
          </table:table-cell>
          <table:table-cell office:value-type="float" office:value="0.46526" calcext:value-type="float">
            <text:p>0.46526</text:p>
          </table:table-cell>
          <table:table-cell office:value-type="float" office:value="0.482373" calcext:value-type="float">
            <text:p>0.48237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7131" calcext:value-type="float">
            <text:p>0.42713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632" calcext:value-type="float">
            <text:p>0.13632</text:p>
          </table:table-cell>
          <table:table-cell office:value-type="float" office:value="0.31614" calcext:value-type="float">
            <text:p>0.31614</text:p>
          </table:table-cell>
          <table:table-cell office:value-type="float" office:value="0.381061" calcext:value-type="float">
            <text:p>0.381061</text:p>
          </table:table-cell>
          <table:table-cell office:value-type="float" office:value="0.407523" calcext:value-type="float">
            <text:p>0.407523</text:p>
          </table:table-cell>
          <table:table-cell office:value-type="float" office:value="0.415213" calcext:value-type="float">
            <text:p>0.415213</text:p>
          </table:table-cell>
          <table:table-cell office:value-type="float" office:value="0.422119" calcext:value-type="float">
            <text:p>0.422119</text:p>
          </table:table-cell>
          <table:table-cell office:value-type="float" office:value="0.431042" calcext:value-type="float">
            <text:p>0.431042</text:p>
          </table:table-cell>
          <table:table-cell office:value-type="float" office:value="0.436945" calcext:value-type="float">
            <text:p>0.436945</text:p>
          </table:table-cell>
          <table:table-cell office:value-type="float" office:value="0.44642" calcext:value-type="float">
            <text:p>0.44642</text:p>
          </table:table-cell>
          <table:table-cell office:value-type="float" office:value="0.461786" calcext:value-type="float">
            <text:p>0.461786</text:p>
          </table:table-cell>
          <table:table-cell office:value-type="float" office:value="0.479888" calcext:value-type="float">
            <text:p>0.47988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9814" calcext:value-type="float">
            <text:p>0.4198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47213" calcext:value-type="float">
            <text:p>0.147213</text:p>
          </table:table-cell>
          <table:table-cell office:value-type="float" office:value="0.306408" calcext:value-type="float">
            <text:p>0.306408</text:p>
          </table:table-cell>
          <table:table-cell office:value-type="float" office:value="0.383582" calcext:value-type="float">
            <text:p>0.383582</text:p>
          </table:table-cell>
          <table:table-cell office:value-type="float" office:value="0.409204" calcext:value-type="float">
            <text:p>0.409204</text:p>
          </table:table-cell>
          <table:table-cell office:value-type="float" office:value="0.417428" calcext:value-type="float">
            <text:p>0.417428</text:p>
          </table:table-cell>
          <table:table-cell office:value-type="float" office:value="0.423921" calcext:value-type="float">
            <text:p>0.423921</text:p>
          </table:table-cell>
          <table:table-cell office:value-type="float" office:value="0.43182" calcext:value-type="float">
            <text:p>0.43182</text:p>
          </table:table-cell>
          <table:table-cell office:value-type="float" office:value="0.438693" calcext:value-type="float">
            <text:p>0.438693</text:p>
          </table:table-cell>
          <table:table-cell office:value-type="float" office:value="0.445604" calcext:value-type="float">
            <text:p>0.445604</text:p>
          </table:table-cell>
          <table:table-cell office:value-type="float" office:value="0.461178" calcext:value-type="float">
            <text:p>0.461178</text:p>
          </table:table-cell>
          <table:table-cell office:value-type="float" office:value="0.47789" calcext:value-type="float">
            <text:p>0.4778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9573" calcext:value-type="float">
            <text:p>0.41957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69185" calcext:value-type="float">
            <text:p>0.169185</text:p>
          </table:table-cell>
          <table:table-cell office:value-type="float" office:value="0.337345" calcext:value-type="float">
            <text:p>0.337345</text:p>
          </table:table-cell>
          <table:table-cell office:value-type="float" office:value="0.380881" calcext:value-type="float">
            <text:p>0.380881</text:p>
          </table:table-cell>
          <table:table-cell office:value-type="float" office:value="0.407015" calcext:value-type="float">
            <text:p>0.407015</text:p>
          </table:table-cell>
          <table:table-cell office:value-type="float" office:value="0.415702" calcext:value-type="float">
            <text:p>0.415702</text:p>
          </table:table-cell>
          <table:table-cell office:value-type="float" office:value="0.422086" calcext:value-type="float">
            <text:p>0.422086</text:p>
          </table:table-cell>
          <table:table-cell office:value-type="float" office:value="0.431362" calcext:value-type="float">
            <text:p>0.431362</text:p>
          </table:table-cell>
          <table:table-cell office:value-type="float" office:value="0.436524" calcext:value-type="float">
            <text:p>0.436524</text:p>
          </table:table-cell>
          <table:table-cell office:value-type="float" office:value="0.444233" calcext:value-type="float">
            <text:p>0.444233</text:p>
          </table:table-cell>
          <table:table-cell office:value-type="float" office:value="0.457" calcext:value-type="float">
            <text:p>0.457</text:p>
          </table:table-cell>
          <table:table-cell office:value-type="float" office:value="0.477356" calcext:value-type="float">
            <text:p>0.47735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095" calcext:value-type="float">
            <text:p>0.4209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69185" calcext:value-type="float">
            <text:p>0.169185</text:p>
          </table:table-cell>
          <table:table-cell office:value-type="float" office:value="0.333128" calcext:value-type="float">
            <text:p>0.333128</text:p>
          </table:table-cell>
          <table:table-cell office:value-type="float" office:value="0.383043" calcext:value-type="float">
            <text:p>0.383043</text:p>
          </table:table-cell>
          <table:table-cell office:value-type="float" office:value="0.408055" calcext:value-type="float">
            <text:p>0.408055</text:p>
          </table:table-cell>
          <table:table-cell office:value-type="float" office:value="0.417278" calcext:value-type="float">
            <text:p>0.417278</text:p>
          </table:table-cell>
          <table:table-cell office:value-type="float" office:value="0.423709" calcext:value-type="float">
            <text:p>0.423709</text:p>
          </table:table-cell>
          <table:table-cell office:value-type="float" office:value="0.433591" calcext:value-type="float">
            <text:p>0.433591</text:p>
          </table:table-cell>
          <table:table-cell office:value-type="float" office:value="0.440869" calcext:value-type="float">
            <text:p>0.440869</text:p>
          </table:table-cell>
          <table:table-cell office:value-type="float" office:value="0.447708" calcext:value-type="float">
            <text:p>0.447708</text:p>
          </table:table-cell>
          <table:table-cell office:value-type="float" office:value="0.46647" calcext:value-type="float">
            <text:p>0.46647</text:p>
          </table:table-cell>
          <table:table-cell office:value-type="float" office:value="0.480027" calcext:value-type="float">
            <text:p>0.48002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3388" calcext:value-type="float">
            <text:p>0.42338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8883" calcext:value-type="float">
            <text:p>0.038883</text:p>
          </table:table-cell>
          <table:table-cell office:value-type="float" office:value="0.340475" calcext:value-type="float">
            <text:p>0.340475</text:p>
          </table:table-cell>
          <table:table-cell office:value-type="float" office:value="0.383212" calcext:value-type="float">
            <text:p>0.383212</text:p>
          </table:table-cell>
          <table:table-cell office:value-type="float" office:value="0.409734" calcext:value-type="float">
            <text:p>0.409734</text:p>
          </table:table-cell>
          <table:table-cell office:value-type="float" office:value="0.417237" calcext:value-type="float">
            <text:p>0.417237</text:p>
          </table:table-cell>
          <table:table-cell office:value-type="float" office:value="0.42569" calcext:value-type="float">
            <text:p>0.42569</text:p>
          </table:table-cell>
          <table:table-cell office:value-type="float" office:value="0.434877" calcext:value-type="float">
            <text:p>0.434877</text:p>
          </table:table-cell>
          <table:table-cell office:value-type="float" office:value="0.440848" calcext:value-type="float">
            <text:p>0.440848</text:p>
          </table:table-cell>
          <table:table-cell office:value-type="float" office:value="0.450337" calcext:value-type="float">
            <text:p>0.450337</text:p>
          </table:table-cell>
          <table:table-cell office:value-type="float" office:value="0.469109" calcext:value-type="float">
            <text:p>0.469109</text:p>
          </table:table-cell>
          <table:table-cell office:value-type="float" office:value="0.479245" calcext:value-type="float">
            <text:p>0.47924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5076" calcext:value-type="float">
            <text:p>0.42507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47213" calcext:value-type="float">
            <text:p>0.147213</text:p>
          </table:table-cell>
          <table:table-cell office:value-type="float" office:value="0.345861" calcext:value-type="float">
            <text:p>0.345861</text:p>
          </table:table-cell>
          <table:table-cell office:value-type="float" office:value="0.387679" calcext:value-type="float">
            <text:p>0.387679</text:p>
          </table:table-cell>
          <table:table-cell office:value-type="float" office:value="0.410083" calcext:value-type="float">
            <text:p>0.410083</text:p>
          </table:table-cell>
          <table:table-cell office:value-type="float" office:value="0.416652" calcext:value-type="float">
            <text:p>0.416652</text:p>
          </table:table-cell>
          <table:table-cell office:value-type="float" office:value="0.424257" calcext:value-type="float">
            <text:p>0.424257</text:p>
          </table:table-cell>
          <table:table-cell office:value-type="float" office:value="0.432549" calcext:value-type="float">
            <text:p>0.432549</text:p>
          </table:table-cell>
          <table:table-cell office:value-type="float" office:value="0.438978" calcext:value-type="float">
            <text:p>0.438978</text:p>
          </table:table-cell>
          <table:table-cell office:value-type="float" office:value="0.44641" calcext:value-type="float">
            <text:p>0.44641</text:p>
          </table:table-cell>
          <table:table-cell office:value-type="float" office:value="0.464917" calcext:value-type="float">
            <text:p>0.464917</text:p>
          </table:table-cell>
          <table:table-cell office:value-type="float" office:value="0.478706" calcext:value-type="float">
            <text:p>0.47870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4609" calcext:value-type="float">
            <text:p>0.4246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68963" calcext:value-type="float">
            <text:p>0.068963</text:p>
          </table:table-cell>
          <table:table-cell office:value-type="float" office:value="0.315198" calcext:value-type="float">
            <text:p>0.315198</text:p>
          </table:table-cell>
          <table:table-cell office:value-type="float" office:value="0.387644" calcext:value-type="float">
            <text:p>0.387644</text:p>
          </table:table-cell>
          <table:table-cell office:value-type="float" office:value="0.410152" calcext:value-type="float">
            <text:p>0.410152</text:p>
          </table:table-cell>
          <table:table-cell office:value-type="float" office:value="0.416144" calcext:value-type="float">
            <text:p>0.416144</text:p>
          </table:table-cell>
          <table:table-cell office:value-type="float" office:value="0.423772" calcext:value-type="float">
            <text:p>0.423772</text:p>
          </table:table-cell>
          <table:table-cell office:value-type="float" office:value="0.431795" calcext:value-type="float">
            <text:p>0.431795</text:p>
          </table:table-cell>
          <table:table-cell office:value-type="float" office:value="0.438292" calcext:value-type="float">
            <text:p>0.438292</text:p>
          </table:table-cell>
          <table:table-cell office:value-type="float" office:value="0.445843" calcext:value-type="float">
            <text:p>0.445843</text:p>
          </table:table-cell>
          <table:table-cell office:value-type="float" office:value="0.46359" calcext:value-type="float">
            <text:p>0.46359</text:p>
          </table:table-cell>
          <table:table-cell office:value-type="float" office:value="0.482641" calcext:value-type="float">
            <text:p>0.48264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1507" calcext:value-type="float">
            <text:p>0.42150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2297" calcext:value-type="float">
            <text:p>0.052297</text:p>
          </table:table-cell>
          <table:table-cell office:value-type="float" office:value="0.28592" calcext:value-type="float">
            <text:p>0.28592</text:p>
          </table:table-cell>
          <table:table-cell office:value-type="float" office:value="0.384593" calcext:value-type="float">
            <text:p>0.384593</text:p>
          </table:table-cell>
          <table:table-cell office:value-type="float" office:value="0.410483" calcext:value-type="float">
            <text:p>0.410483</text:p>
          </table:table-cell>
          <table:table-cell office:value-type="float" office:value="0.417683" calcext:value-type="float">
            <text:p>0.417683</text:p>
          </table:table-cell>
          <table:table-cell office:value-type="float" office:value="0.426772" calcext:value-type="float">
            <text:p>0.426772</text:p>
          </table:table-cell>
          <table:table-cell office:value-type="float" office:value="0.434145" calcext:value-type="float">
            <text:p>0.434145</text:p>
          </table:table-cell>
          <table:table-cell office:value-type="float" office:value="0.441546" calcext:value-type="float">
            <text:p>0.441546</text:p>
          </table:table-cell>
          <table:table-cell office:value-type="float" office:value="0.449419" calcext:value-type="float">
            <text:p>0.449419</text:p>
          </table:table-cell>
          <table:table-cell office:value-type="float" office:value="0.467397" calcext:value-type="float">
            <text:p>0.467397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0136" calcext:value-type="float">
            <text:p>0.4201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297" calcext:value-type="float">
            <text:p>0.052297</text:p>
          </table:table-cell>
          <table:table-cell office:value-type="float" office:value="0.301751" calcext:value-type="float">
            <text:p>0.301751</text:p>
          </table:table-cell>
          <table:table-cell office:value-type="float" office:value="0.388701" calcext:value-type="float">
            <text:p>0.388701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0.416062" calcext:value-type="float">
            <text:p>0.416062</text:p>
          </table:table-cell>
          <table:table-cell office:value-type="float" office:value="0.425372" calcext:value-type="float">
            <text:p>0.425372</text:p>
          </table:table-cell>
          <table:table-cell office:value-type="float" office:value="0.434696" calcext:value-type="float">
            <text:p>0.434696</text:p>
          </table:table-cell>
          <table:table-cell office:value-type="float" office:value="0.44349" calcext:value-type="float">
            <text:p>0.44349</text:p>
          </table:table-cell>
          <table:table-cell office:value-type="float" office:value="0.45405" calcext:value-type="float">
            <text:p>0.45405</text:p>
          </table:table-cell>
          <table:table-cell office:value-type="float" office:value="0.469293" calcext:value-type="float">
            <text:p>0.469293</text:p>
          </table:table-cell>
          <table:table-cell office:value-type="float" office:value="0.484907" calcext:value-type="float">
            <text:p>0.48490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285" calcext:value-type="float">
            <text:p>0.4228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00956" calcext:value-type="float">
            <text:p>0.100956</text:p>
          </table:table-cell>
          <table:table-cell office:value-type="float" office:value="0.351761" calcext:value-type="float">
            <text:p>0.351761</text:p>
          </table:table-cell>
          <table:table-cell office:value-type="float" office:value="0.39792" calcext:value-type="float">
            <text:p>0.39792</text:p>
          </table:table-cell>
          <table:table-cell office:value-type="float" office:value="0.412167" calcext:value-type="float">
            <text:p>0.412167</text:p>
          </table:table-cell>
          <table:table-cell office:value-type="float" office:value="0.417737" calcext:value-type="float">
            <text:p>0.417737</text:p>
          </table:table-cell>
          <table:table-cell office:value-type="float" office:value="0.426714" calcext:value-type="float">
            <text:p>0.426714</text:p>
          </table:table-cell>
          <table:table-cell office:value-type="float" office:value="0.434594" calcext:value-type="float">
            <text:p>0.434594</text:p>
          </table:table-cell>
          <table:table-cell office:value-type="float" office:value="0.442131" calcext:value-type="float">
            <text:p>0.442131</text:p>
          </table:table-cell>
          <table:table-cell office:value-type="float" office:value="0.453751" calcext:value-type="float">
            <text:p>0.453751</text:p>
          </table:table-cell>
          <table:table-cell office:value-type="float" office:value="0.469524" calcext:value-type="float">
            <text:p>0.469524</text:p>
          </table:table-cell>
          <table:table-cell office:value-type="float" office:value="0.482601" calcext:value-type="float">
            <text:p>0.48260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889" calcext:value-type="float">
            <text:p>0.4288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3835" calcext:value-type="float">
            <text:p>0.043835</text:p>
          </table:table-cell>
          <table:table-cell office:value-type="float" office:value="0.349188" calcext:value-type="float">
            <text:p>0.349188</text:p>
          </table:table-cell>
          <table:table-cell office:value-type="float" office:value="0.404843" calcext:value-type="float">
            <text:p>0.404843</text:p>
          </table:table-cell>
          <table:table-cell office:value-type="float" office:value="0.414757" calcext:value-type="float">
            <text:p>0.414757</text:p>
          </table:table-cell>
          <table:table-cell office:value-type="float" office:value="0.422797" calcext:value-type="float">
            <text:p>0.422797</text:p>
          </table:table-cell>
          <table:table-cell office:value-type="float" office:value="0.430624" calcext:value-type="float">
            <text:p>0.430624</text:p>
          </table:table-cell>
          <table:table-cell office:value-type="float" office:value="0.439125" calcext:value-type="float">
            <text:p>0.439125</text:p>
          </table:table-cell>
          <table:table-cell office:value-type="float" office:value="0.446274" calcext:value-type="float">
            <text:p>0.446274</text:p>
          </table:table-cell>
          <table:table-cell office:value-type="float" office:value="0.460858" calcext:value-type="float">
            <text:p>0.460858</text:p>
          </table:table-cell>
          <table:table-cell office:value-type="float" office:value="0.471386" calcext:value-type="float">
            <text:p>0.471386</text:p>
          </table:table-cell>
          <table:table-cell office:value-type="float" office:value="0.483957" calcext:value-type="float">
            <text:p>0.48395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381" calcext:value-type="float">
            <text:p>0.43238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351" calcext:value-type="float">
            <text:p>0.08351</text:p>
          </table:table-cell>
          <table:table-cell office:value-type="float" office:value="0.350617" calcext:value-type="float">
            <text:p>0.350617</text:p>
          </table:table-cell>
          <table:table-cell office:value-type="float" office:value="0.40516" calcext:value-type="float">
            <text:p>0.40516</text:p>
          </table:table-cell>
          <table:table-cell office:value-type="float" office:value="0.414929" calcext:value-type="float">
            <text:p>0.414929</text:p>
          </table:table-cell>
          <table:table-cell office:value-type="float" office:value="0.422728" calcext:value-type="float">
            <text:p>0.422728</text:p>
          </table:table-cell>
          <table:table-cell office:value-type="float" office:value="0.429288" calcext:value-type="float">
            <text:p>0.429288</text:p>
          </table:table-cell>
          <table:table-cell office:value-type="float" office:value="0.437877" calcext:value-type="float">
            <text:p>0.437877</text:p>
          </table:table-cell>
          <table:table-cell office:value-type="float" office:value="0.44462" calcext:value-type="float">
            <text:p>0.44462</text:p>
          </table:table-cell>
          <table:table-cell office:value-type="float" office:value="0.457203" calcext:value-type="float">
            <text:p>0.457203</text:p>
          </table:table-cell>
          <table:table-cell office:value-type="float" office:value="0.470609" calcext:value-type="float">
            <text:p>0.470609</text:p>
          </table:table-cell>
          <table:table-cell office:value-type="float" office:value="0.484175" calcext:value-type="float">
            <text:p>0.48417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1721" calcext:value-type="float">
            <text:p>0.43172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86974" calcext:value-type="float">
            <text:p>0.186974</text:p>
          </table:table-cell>
          <table:table-cell office:value-type="float" office:value="0.362206" calcext:value-type="float">
            <text:p>0.362206</text:p>
          </table:table-cell>
          <table:table-cell office:value-type="float" office:value="0.402952" calcext:value-type="float">
            <text:p>0.402952</text:p>
          </table:table-cell>
          <table:table-cell office:value-type="float" office:value="0.414108" calcext:value-type="float">
            <text:p>0.414108</text:p>
          </table:table-cell>
          <table:table-cell office:value-type="float" office:value="0.420064" calcext:value-type="float">
            <text:p>0.420064</text:p>
          </table:table-cell>
          <table:table-cell office:value-type="float" office:value="0.429097" calcext:value-type="float">
            <text:p>0.429097</text:p>
          </table:table-cell>
          <table:table-cell office:value-type="float" office:value="0.439524" calcext:value-type="float">
            <text:p>0.439524</text:p>
          </table:table-cell>
          <table:table-cell office:value-type="float" office:value="0.445678" calcext:value-type="float">
            <text:p>0.445678</text:p>
          </table:table-cell>
          <table:table-cell office:value-type="float" office:value="0.457102" calcext:value-type="float">
            <text:p>0.457102</text:p>
          </table:table-cell>
          <table:table-cell office:value-type="float" office:value="0.470891" calcext:value-type="float">
            <text:p>0.470891</text:p>
          </table:table-cell>
          <table:table-cell office:value-type="float" office:value="0.482529" calcext:value-type="float">
            <text:p>0.48252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415" calcext:value-type="float">
            <text:p>0.43241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86974" calcext:value-type="float">
            <text:p>0.186974</text:p>
          </table:table-cell>
          <table:table-cell office:value-type="float" office:value="0.365328" calcext:value-type="float">
            <text:p>0.365328</text:p>
          </table:table-cell>
          <table:table-cell office:value-type="float" office:value="0.40504" calcext:value-type="float">
            <text:p>0.40504</text:p>
          </table:table-cell>
          <table:table-cell office:value-type="float" office:value="0.414113" calcext:value-type="float">
            <text:p>0.414113</text:p>
          </table:table-cell>
          <table:table-cell office:value-type="float" office:value="0.418106" calcext:value-type="float">
            <text:p>0.418106</text:p>
          </table:table-cell>
          <table:table-cell office:value-type="float" office:value="0.427555" calcext:value-type="float">
            <text:p>0.427555</text:p>
          </table:table-cell>
          <table:table-cell office:value-type="float" office:value="0.437247" calcext:value-type="float">
            <text:p>0.437247</text:p>
          </table:table-cell>
          <table:table-cell office:value-type="float" office:value="0.444787" calcext:value-type="float">
            <text:p>0.444787</text:p>
          </table:table-cell>
          <table:table-cell office:value-type="float" office:value="0.457527" calcext:value-type="float">
            <text:p>0.457527</text:p>
          </table:table-cell>
          <table:table-cell office:value-type="float" office:value="0.473531" calcext:value-type="float">
            <text:p>0.473531</text:p>
          </table:table-cell>
          <table:table-cell office:value-type="float" office:value="0.483919" calcext:value-type="float">
            <text:p>0.48391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715" calcext:value-type="float">
            <text:p>0.43271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0503" calcext:value-type="float">
            <text:p>0.20503</text:p>
          </table:table-cell>
          <table:table-cell office:value-type="float" office:value="0.382209" calcext:value-type="float">
            <text:p>0.382209</text:p>
          </table:table-cell>
          <table:table-cell office:value-type="float" office:value="0.411006" calcext:value-type="float">
            <text:p>0.411006</text:p>
          </table:table-cell>
          <table:table-cell office:value-type="float" office:value="0.415128" calcext:value-type="float">
            <text:p>0.415128</text:p>
          </table:table-cell>
          <table:table-cell office:value-type="float" office:value="0.42207" calcext:value-type="float">
            <text:p>0.42207</text:p>
          </table:table-cell>
          <table:table-cell office:value-type="float" office:value="0.433638" calcext:value-type="float">
            <text:p>0.433638</text:p>
          </table:table-cell>
          <table:table-cell office:value-type="float" office:value="0.441244" calcext:value-type="float">
            <text:p>0.441244</text:p>
          </table:table-cell>
          <table:table-cell office:value-type="float" office:value="0.450566" calcext:value-type="float">
            <text:p>0.450566</text:p>
          </table:table-cell>
          <table:table-cell office:value-type="float" office:value="0.467486" calcext:value-type="float">
            <text:p>0.467486</text:p>
          </table:table-cell>
          <table:table-cell office:value-type="float" office:value="0.475979" calcext:value-type="float">
            <text:p>0.475979</text:p>
          </table:table-cell>
          <table:table-cell office:value-type="float" office:value="0.484951" calcext:value-type="float">
            <text:p>0.48495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8428" calcext:value-type="float">
            <text:p>0.43842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05079" calcext:value-type="float">
            <text:p>0.105079</text:p>
          </table:table-cell>
          <table:table-cell office:value-type="float" office:value="0.357608" calcext:value-type="float">
            <text:p>0.357608</text:p>
          </table:table-cell>
          <table:table-cell office:value-type="float" office:value="0.405239" calcext:value-type="float">
            <text:p>0.405239</text:p>
          </table:table-cell>
          <table:table-cell office:value-type="float" office:value="0.413932" calcext:value-type="float">
            <text:p>0.413932</text:p>
          </table:table-cell>
          <table:table-cell office:value-type="float" office:value="0.419879" calcext:value-type="float">
            <text:p>0.419879</text:p>
          </table:table-cell>
          <table:table-cell office:value-type="float" office:value="0.431592" calcext:value-type="float">
            <text:p>0.431592</text:p>
          </table:table-cell>
          <table:table-cell office:value-type="float" office:value="0.44026" calcext:value-type="float">
            <text:p>0.44026</text:p>
          </table:table-cell>
          <table:table-cell office:value-type="float" office:value="0.449159" calcext:value-type="float">
            <text:p>0.449159</text:p>
          </table:table-cell>
          <table:table-cell office:value-type="float" office:value="0.46339" calcext:value-type="float">
            <text:p>0.46339</text:p>
          </table:table-cell>
          <table:table-cell office:value-type="float" office:value="0.475649" calcext:value-type="float">
            <text:p>0.475649</text:p>
          </table:table-cell>
          <table:table-cell office:value-type="float" office:value="0.484404" calcext:value-type="float">
            <text:p>0.48440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4111" calcext:value-type="float">
            <text:p>0.43411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70328" calcext:value-type="float">
            <text:p>0.070328</text:p>
          </table:table-cell>
          <table:table-cell office:value-type="float" office:value="0.31563" calcext:value-type="float">
            <text:p>0.31563</text:p>
          </table:table-cell>
          <table:table-cell office:value-type="float" office:value="0.402922" calcext:value-type="float">
            <text:p>0.402922</text:p>
          </table:table-cell>
          <table:table-cell office:value-type="float" office:value="0.414106" calcext:value-type="float">
            <text:p>0.414106</text:p>
          </table:table-cell>
          <table:table-cell office:value-type="float" office:value="0.417931" calcext:value-type="float">
            <text:p>0.417931</text:p>
          </table:table-cell>
          <table:table-cell office:value-type="float" office:value="0.426078" calcext:value-type="float">
            <text:p>0.426078</text:p>
          </table:table-cell>
          <table:table-cell office:value-type="float" office:value="0.434491" calcext:value-type="float">
            <text:p>0.434491</text:p>
          </table:table-cell>
          <table:table-cell office:value-type="float" office:value="0.441707" calcext:value-type="float">
            <text:p>0.441707</text:p>
          </table:table-cell>
          <table:table-cell office:value-type="float" office:value="0.449897" calcext:value-type="float">
            <text:p>0.449897</text:p>
          </table:table-cell>
          <table:table-cell office:value-type="float" office:value="0.466381" calcext:value-type="float">
            <text:p>0.466381</text:p>
          </table:table-cell>
          <table:table-cell office:value-type="float" office:value="0.481652" calcext:value-type="float">
            <text:p>0.48165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508" calcext:value-type="float">
            <text:p>0.4250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70784" calcext:value-type="float">
            <text:p>0.070784</text:p>
          </table:table-cell>
          <table:table-cell office:value-type="float" office:value="0.336746" calcext:value-type="float">
            <text:p>0.336746</text:p>
          </table:table-cell>
          <table:table-cell office:value-type="float" office:value="0.404945" calcext:value-type="float">
            <text:p>0.404945</text:p>
          </table:table-cell>
          <table:table-cell office:value-type="float" office:value="0.414916" calcext:value-type="float">
            <text:p>0.414916</text:p>
          </table:table-cell>
          <table:table-cell office:value-type="float" office:value="0.419215" calcext:value-type="float">
            <text:p>0.419215</text:p>
          </table:table-cell>
          <table:table-cell office:value-type="float" office:value="0.426662" calcext:value-type="float">
            <text:p>0.426662</text:p>
          </table:table-cell>
          <table:table-cell office:value-type="float" office:value="0.435421" calcext:value-type="float">
            <text:p>0.435421</text:p>
          </table:table-cell>
          <table:table-cell office:value-type="float" office:value="0.443225" calcext:value-type="float">
            <text:p>0.443225</text:p>
          </table:table-cell>
          <table:table-cell office:value-type="float" office:value="0.455826" calcext:value-type="float">
            <text:p>0.455826</text:p>
          </table:table-cell>
          <table:table-cell office:value-type="float" office:value="0.472077" calcext:value-type="float">
            <text:p>0.472077</text:p>
          </table:table-cell>
          <table:table-cell office:value-type="float" office:value="0.483292" calcext:value-type="float">
            <text:p>0.48329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9232" calcext:value-type="float">
            <text:p>0.4292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7213" calcext:value-type="float">
            <text:p>0.147213</text:p>
          </table:table-cell>
          <table:table-cell office:value-type="float" office:value="0.353084" calcext:value-type="float">
            <text:p>0.353084</text:p>
          </table:table-cell>
          <table:table-cell office:value-type="float" office:value="0.406185" calcext:value-type="float">
            <text:p>0.406185</text:p>
          </table:table-cell>
          <table:table-cell office:value-type="float" office:value="0.415553" calcext:value-type="float">
            <text:p>0.415553</text:p>
          </table:table-cell>
          <table:table-cell office:value-type="float" office:value="0.420747" calcext:value-type="float">
            <text:p>0.420747</text:p>
          </table:table-cell>
          <table:table-cell office:value-type="float" office:value="0.430177" calcext:value-type="float">
            <text:p>0.430177</text:p>
          </table:table-cell>
          <table:table-cell office:value-type="float" office:value="0.439266" calcext:value-type="float">
            <text:p>0.439266</text:p>
          </table:table-cell>
          <table:table-cell office:value-type="float" office:value="0.446002" calcext:value-type="float">
            <text:p>0.446002</text:p>
          </table:table-cell>
          <table:table-cell office:value-type="float" office:value="0.455915" calcext:value-type="float">
            <text:p>0.455915</text:p>
          </table:table-cell>
          <table:table-cell office:value-type="float" office:value="0.469968" calcext:value-type="float">
            <text:p>0.469968</text:p>
          </table:table-cell>
          <table:table-cell office:value-type="float" office:value="0.480784" calcext:value-type="float">
            <text:p>0.48078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1768" calcext:value-type="float">
            <text:p>0.43176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229" calcext:value-type="float">
            <text:p>0.04229</text:p>
          </table:table-cell>
          <table:table-cell office:value-type="float" office:value="0.340164" calcext:value-type="float">
            <text:p>0.340164</text:p>
          </table:table-cell>
          <table:table-cell office:value-type="float" office:value="0.40349" calcext:value-type="float">
            <text:p>0.40349</text:p>
          </table:table-cell>
          <table:table-cell office:value-type="float" office:value="0.413808" calcext:value-type="float">
            <text:p>0.413808</text:p>
          </table:table-cell>
          <table:table-cell office:value-type="float" office:value="0.418884" calcext:value-type="float">
            <text:p>0.418884</text:p>
          </table:table-cell>
          <table:table-cell office:value-type="float" office:value="0.425455" calcext:value-type="float">
            <text:p>0.425455</text:p>
          </table:table-cell>
          <table:table-cell office:value-type="float" office:value="0.435783" calcext:value-type="float">
            <text:p>0.435783</text:p>
          </table:table-cell>
          <table:table-cell office:value-type="float" office:value="0.445279" calcext:value-type="float">
            <text:p>0.445279</text:p>
          </table:table-cell>
          <table:table-cell office:value-type="float" office:value="0.456063" calcext:value-type="float">
            <text:p>0.456063</text:p>
          </table:table-cell>
          <table:table-cell office:value-type="float" office:value="0.467874" calcext:value-type="float">
            <text:p>0.467874</text:p>
          </table:table-cell>
          <table:table-cell office:value-type="float" office:value="0.478817" calcext:value-type="float">
            <text:p>0.47881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8562" calcext:value-type="float">
            <text:p>0.4285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47213" calcext:value-type="float">
            <text:p>0.147213</text:p>
          </table:table-cell>
          <table:table-cell office:value-type="float" office:value="0.367701" calcext:value-type="float">
            <text:p>0.367701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415729" calcext:value-type="float">
            <text:p>0.415729</text:p>
          </table:table-cell>
          <table:table-cell office:value-type="float" office:value="0.421456" calcext:value-type="float">
            <text:p>0.421456</text:p>
          </table:table-cell>
          <table:table-cell office:value-type="float" office:value="0.429061" calcext:value-type="float">
            <text:p>0.429061</text:p>
          </table:table-cell>
          <table:table-cell office:value-type="float" office:value="0.437389" calcext:value-type="float">
            <text:p>0.437389</text:p>
          </table:table-cell>
          <table:table-cell office:value-type="float" office:value="0.446493" calcext:value-type="float">
            <text:p>0.446493</text:p>
          </table:table-cell>
          <table:table-cell office:value-type="float" office:value="0.458664" calcext:value-type="float">
            <text:p>0.458664</text:p>
          </table:table-cell>
          <table:table-cell office:value-type="float" office:value="0.470995" calcext:value-type="float">
            <text:p>0.470995</text:p>
          </table:table-cell>
          <table:table-cell office:value-type="float" office:value="0.482145" calcext:value-type="float">
            <text:p>0.48214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3879" calcext:value-type="float">
            <text:p>0.43387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30388" calcext:value-type="float">
            <text:p>0.330388</text:p>
          </table:table-cell>
          <table:table-cell office:value-type="float" office:value="0.379362" calcext:value-type="float">
            <text:p>0.379362</text:p>
          </table:table-cell>
          <table:table-cell office:value-type="float" office:value="0.408367" calcext:value-type="float">
            <text:p>0.408367</text:p>
          </table:table-cell>
          <table:table-cell office:value-type="float" office:value="0.415478" calcext:value-type="float">
            <text:p>0.415478</text:p>
          </table:table-cell>
          <table:table-cell office:value-type="float" office:value="0.420334" calcext:value-type="float">
            <text:p>0.420334</text:p>
          </table:table-cell>
          <table:table-cell office:value-type="float" office:value="0.428858" calcext:value-type="float">
            <text:p>0.428858</text:p>
          </table:table-cell>
          <table:table-cell office:value-type="float" office:value="0.439442" calcext:value-type="float">
            <text:p>0.439442</text:p>
          </table:table-cell>
          <table:table-cell office:value-type="float" office:value="0.447589" calcext:value-type="float">
            <text:p>0.447589</text:p>
          </table:table-cell>
          <table:table-cell office:value-type="float" office:value="0.461567" calcext:value-type="float">
            <text:p>0.461567</text:p>
          </table:table-cell>
          <table:table-cell office:value-type="float" office:value="0.473639" calcext:value-type="float">
            <text:p>0.473639</text:p>
          </table:table-cell>
          <table:table-cell office:value-type="float" office:value="0.483224" calcext:value-type="float">
            <text:p>0.48322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5786" calcext:value-type="float">
            <text:p>0.43578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58462" calcext:value-type="float">
            <text:p>0.158462</text:p>
          </table:table-cell>
          <table:table-cell office:value-type="float" office:value="0.366829" calcext:value-type="float">
            <text:p>0.366829</text:p>
          </table:table-cell>
          <table:table-cell office:value-type="float" office:value="0.408479" calcext:value-type="float">
            <text:p>0.408479</text:p>
          </table:table-cell>
          <table:table-cell office:value-type="float" office:value="0.414852" calcext:value-type="float">
            <text:p>0.414852</text:p>
          </table:table-cell>
          <table:table-cell office:value-type="float" office:value="0.419803" calcext:value-type="float">
            <text:p>0.419803</text:p>
          </table:table-cell>
          <table:table-cell office:value-type="float" office:value="0.42535" calcext:value-type="float">
            <text:p>0.42535</text:p>
          </table:table-cell>
          <table:table-cell office:value-type="float" office:value="0.43555" calcext:value-type="float">
            <text:p>0.43555</text:p>
          </table:table-cell>
          <table:table-cell office:value-type="float" office:value="0.445697" calcext:value-type="float">
            <text:p>0.445697</text:p>
          </table:table-cell>
          <table:table-cell office:value-type="float" office:value="0.457001" calcext:value-type="float">
            <text:p>0.457001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0.481347" calcext:value-type="float">
            <text:p>0.48134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572" calcext:value-type="float">
            <text:p>0.43257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10971" calcext:value-type="float">
            <text:p>0.110971</text:p>
          </table:table-cell>
          <table:table-cell office:value-type="float" office:value="0.353513" calcext:value-type="float">
            <text:p>0.353513</text:p>
          </table:table-cell>
          <table:table-cell office:value-type="float" office:value="0.405129" calcext:value-type="float">
            <text:p>0.405129</text:p>
          </table:table-cell>
          <table:table-cell office:value-type="float" office:value="0.41457" calcext:value-type="float">
            <text:p>0.41457</text:p>
          </table:table-cell>
          <table:table-cell office:value-type="float" office:value="0.419136" calcext:value-type="float">
            <text:p>0.419136</text:p>
          </table:table-cell>
          <table:table-cell office:value-type="float" office:value="0.426086" calcext:value-type="float">
            <text:p>0.426086</text:p>
          </table:table-cell>
          <table:table-cell office:value-type="float" office:value="0.435167" calcext:value-type="float">
            <text:p>0.435167</text:p>
          </table:table-cell>
          <table:table-cell office:value-type="float" office:value="0.446835" calcext:value-type="float">
            <text:p>0.446835</text:p>
          </table:table-cell>
          <table:table-cell office:value-type="float" office:value="0.457729" calcext:value-type="float">
            <text:p>0.457729</text:p>
          </table:table-cell>
          <table:table-cell office:value-type="float" office:value="0.470567" calcext:value-type="float">
            <text:p>0.470567</text:p>
          </table:table-cell>
          <table:table-cell office:value-type="float" office:value="0.481369" calcext:value-type="float">
            <text:p>0.48136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101" calcext:value-type="float">
            <text:p>0.4310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06262" calcext:value-type="float">
            <text:p>0.306262</text:p>
          </table:table-cell>
          <table:table-cell office:value-type="float" office:value="0.373599" calcext:value-type="float">
            <text:p>0.373599</text:p>
          </table:table-cell>
          <table:table-cell office:value-type="float" office:value="0.411934" calcext:value-type="float">
            <text:p>0.411934</text:p>
          </table:table-cell>
          <table:table-cell office:value-type="float" office:value="0.41668" calcext:value-type="float">
            <text:p>0.41668</text:p>
          </table:table-cell>
          <table:table-cell office:value-type="float" office:value="0.422426" calcext:value-type="float">
            <text:p>0.422426</text:p>
          </table:table-cell>
          <table:table-cell office:value-type="float" office:value="0.431533" calcext:value-type="float">
            <text:p>0.431533</text:p>
          </table:table-cell>
          <table:table-cell office:value-type="float" office:value="0.43987" calcext:value-type="float">
            <text:p>0.43987</text:p>
          </table:table-cell>
          <table:table-cell office:value-type="float" office:value="0.449993" calcext:value-type="float">
            <text:p>0.449993</text:p>
          </table:table-cell>
          <table:table-cell office:value-type="float" office:value="0.463377" calcext:value-type="float">
            <text:p>0.463377</text:p>
          </table:table-cell>
          <table:table-cell office:value-type="float" office:value="0.474049" calcext:value-type="float">
            <text:p>0.474049</text:p>
          </table:table-cell>
          <table:table-cell office:value-type="float" office:value="0.48278" calcext:value-type="float">
            <text:p>0.4827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6624" calcext:value-type="float">
            <text:p>0.43662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7704" calcext:value-type="float">
            <text:p>0.27704</text:p>
          </table:table-cell>
          <table:table-cell office:value-type="float" office:value="0.362471" calcext:value-type="float">
            <text:p>0.362471</text:p>
          </table:table-cell>
          <table:table-cell office:value-type="float" office:value="0.407017" calcext:value-type="float">
            <text:p>0.407017</text:p>
          </table:table-cell>
          <table:table-cell office:value-type="float" office:value="0.415655" calcext:value-type="float">
            <text:p>0.415655</text:p>
          </table:table-cell>
          <table:table-cell office:value-type="float" office:value="0.420757" calcext:value-type="float">
            <text:p>0.420757</text:p>
          </table:table-cell>
          <table:table-cell office:value-type="float" office:value="0.426221" calcext:value-type="float">
            <text:p>0.426221</text:p>
          </table:table-cell>
          <table:table-cell office:value-type="float" office:value="0.435194" calcext:value-type="float">
            <text:p>0.435194</text:p>
          </table:table-cell>
          <table:table-cell office:value-type="float" office:value="0.445606" calcext:value-type="float">
            <text:p>0.445606</text:p>
          </table:table-cell>
          <table:table-cell office:value-type="float" office:value="0.457412" calcext:value-type="float">
            <text:p>0.457412</text:p>
          </table:table-cell>
          <table:table-cell office:value-type="float" office:value="0.470931" calcext:value-type="float">
            <text:p>0.470931</text:p>
          </table:table-cell>
          <table:table-cell office:value-type="float" office:value="0.480892" calcext:value-type="float">
            <text:p>0.48089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216" calcext:value-type="float">
            <text:p>0.43221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52297" calcext:value-type="float">
            <text:p>0.052297</text:p>
          </table:table-cell>
          <table:table-cell office:value-type="float" office:value="0.334802" calcext:value-type="float">
            <text:p>0.334802</text:p>
          </table:table-cell>
          <table:table-cell office:value-type="float" office:value="0.406954" calcext:value-type="float">
            <text:p>0.406954</text:p>
          </table:table-cell>
          <table:table-cell office:value-type="float" office:value="0.416576" calcext:value-type="float">
            <text:p>0.416576</text:p>
          </table:table-cell>
          <table:table-cell office:value-type="float" office:value="0.420928" calcext:value-type="float">
            <text:p>0.420928</text:p>
          </table:table-cell>
          <table:table-cell office:value-type="float" office:value="0.425768" calcext:value-type="float">
            <text:p>0.425768</text:p>
          </table:table-cell>
          <table:table-cell office:value-type="float" office:value="0.434504" calcext:value-type="float">
            <text:p>0.434504</text:p>
          </table:table-cell>
          <table:table-cell office:value-type="float" office:value="0.442729" calcext:value-type="float">
            <text:p>0.442729</text:p>
          </table:table-cell>
          <table:table-cell office:value-type="float" office:value="0.452834" calcext:value-type="float">
            <text:p>0.452834</text:p>
          </table:table-cell>
          <table:table-cell office:value-type="float" office:value="0.469738" calcext:value-type="float">
            <text:p>0.469738</text:p>
          </table:table-cell>
          <table:table-cell office:value-type="float" office:value="0.479765" calcext:value-type="float">
            <text:p>0.47976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846" calcext:value-type="float">
            <text:p>0.4284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6854" calcext:value-type="float">
            <text:p>0.046854</text:p>
          </table:table-cell>
          <table:table-cell office:value-type="float" office:value="0.351752" calcext:value-type="float">
            <text:p>0.351752</text:p>
          </table:table-cell>
          <table:table-cell office:value-type="float" office:value="0.411527" calcext:value-type="float">
            <text:p>0.411527</text:p>
          </table:table-cell>
          <table:table-cell office:value-type="float" office:value="0.417401" calcext:value-type="float">
            <text:p>0.417401</text:p>
          </table:table-cell>
          <table:table-cell office:value-type="float" office:value="0.421437" calcext:value-type="float">
            <text:p>0.421437</text:p>
          </table:table-cell>
          <table:table-cell office:value-type="float" office:value="0.428561" calcext:value-type="float">
            <text:p>0.428561</text:p>
          </table:table-cell>
          <table:table-cell office:value-type="float" office:value="0.436697" calcext:value-type="float">
            <text:p>0.436697</text:p>
          </table:table-cell>
          <table:table-cell office:value-type="float" office:value="0.445794" calcext:value-type="float">
            <text:p>0.445794</text:p>
          </table:table-cell>
          <table:table-cell office:value-type="float" office:value="0.459985" calcext:value-type="float">
            <text:p>0.459985</text:p>
          </table:table-cell>
          <table:table-cell office:value-type="float" office:value="0.473067" calcext:value-type="float">
            <text:p>0.473067</text:p>
          </table:table-cell>
          <table:table-cell office:value-type="float" office:value="0.481036" calcext:value-type="float">
            <text:p>0.48103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726" calcext:value-type="float">
            <text:p>0.43272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4544" calcext:value-type="float">
            <text:p>0.044544</text:p>
          </table:table-cell>
          <table:table-cell office:value-type="float" office:value="0.370129" calcext:value-type="float">
            <text:p>0.370129</text:p>
          </table:table-cell>
          <table:table-cell office:value-type="float" office:value="0.412947" calcext:value-type="float">
            <text:p>0.412947</text:p>
          </table:table-cell>
          <table:table-cell office:value-type="float" office:value="0.417678" calcext:value-type="float">
            <text:p>0.417678</text:p>
          </table:table-cell>
          <table:table-cell office:value-type="float" office:value="0.421305" calcext:value-type="float">
            <text:p>0.421305</text:p>
          </table:table-cell>
          <table:table-cell office:value-type="float" office:value="0.428551" calcext:value-type="float">
            <text:p>0.428551</text:p>
          </table:table-cell>
          <table:table-cell office:value-type="float" office:value="0.437654" calcext:value-type="float">
            <text:p>0.437654</text:p>
          </table:table-cell>
          <table:table-cell office:value-type="float" office:value="0.445918" calcext:value-type="float">
            <text:p>0.445918</text:p>
          </table:table-cell>
          <table:table-cell office:value-type="float" office:value="0.46055" calcext:value-type="float">
            <text:p>0.46055</text:p>
          </table:table-cell>
          <table:table-cell office:value-type="float" office:value="0.473687" calcext:value-type="float">
            <text:p>0.473687</text:p>
          </table:table-cell>
          <table:table-cell office:value-type="float" office:value="0.481211" calcext:value-type="float">
            <text:p>0.48121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4963" calcext:value-type="float">
            <text:p>0.43496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4544" calcext:value-type="float">
            <text:p>0.044544</text:p>
          </table:table-cell>
          <table:table-cell office:value-type="float" office:value="0.331729" calcext:value-type="float">
            <text:p>0.331729</text:p>
          </table:table-cell>
          <table:table-cell office:value-type="float" office:value="0.411411" calcext:value-type="float">
            <text:p>0.411411</text:p>
          </table:table-cell>
          <table:table-cell office:value-type="float" office:value="0.417219" calcext:value-type="float">
            <text:p>0.417219</text:p>
          </table:table-cell>
          <table:table-cell office:value-type="float" office:value="0.421153" calcext:value-type="float">
            <text:p>0.421153</text:p>
          </table:table-cell>
          <table:table-cell office:value-type="float" office:value="0.427682" calcext:value-type="float">
            <text:p>0.427682</text:p>
          </table:table-cell>
          <table:table-cell office:value-type="float" office:value="0.436284" calcext:value-type="float">
            <text:p>0.436284</text:p>
          </table:table-cell>
          <table:table-cell office:value-type="float" office:value="0.443758" calcext:value-type="float">
            <text:p>0.443758</text:p>
          </table:table-cell>
          <table:table-cell office:value-type="float" office:value="0.454468" calcext:value-type="float">
            <text:p>0.454468</text:p>
          </table:table-cell>
          <table:table-cell office:value-type="float" office:value="0.470758" calcext:value-type="float">
            <text:p>0.470758</text:p>
          </table:table-cell>
          <table:table-cell office:value-type="float" office:value="0.481533" calcext:value-type="float">
            <text:p>0.48153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9599" calcext:value-type="float">
            <text:p>0.42959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6854" calcext:value-type="float">
            <text:p>0.046854</text:p>
          </table:table-cell>
          <table:table-cell office:value-type="float" office:value="0.374981" calcext:value-type="float">
            <text:p>0.374981</text:p>
          </table:table-cell>
          <table:table-cell office:value-type="float" office:value="0.414185" calcext:value-type="float">
            <text:p>0.414185</text:p>
          </table:table-cell>
          <table:table-cell office:value-type="float" office:value="0.417845" calcext:value-type="float">
            <text:p>0.417845</text:p>
          </table:table-cell>
          <table:table-cell office:value-type="float" office:value="0.421891" calcext:value-type="float">
            <text:p>0.421891</text:p>
          </table:table-cell>
          <table:table-cell office:value-type="float" office:value="0.432226" calcext:value-type="float">
            <text:p>0.432226</text:p>
          </table:table-cell>
          <table:table-cell office:value-type="float" office:value="0.43865" calcext:value-type="float">
            <text:p>0.43865</text:p>
          </table:table-cell>
          <table:table-cell office:value-type="float" office:value="0.446174" calcext:value-type="float">
            <text:p>0.446174</text:p>
          </table:table-cell>
          <table:table-cell office:value-type="float" office:value="0.456425" calcext:value-type="float">
            <text:p>0.456425</text:p>
          </table:table-cell>
          <table:table-cell office:value-type="float" office:value="0.472146" calcext:value-type="float">
            <text:p>0.472146</text:p>
          </table:table-cell>
          <table:table-cell office:value-type="float" office:value="0.481231" calcext:value-type="float">
            <text:p>0.48123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5575" calcext:value-type="float">
            <text:p>0.43557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86974" calcext:value-type="float">
            <text:p>0.186974</text:p>
          </table:table-cell>
          <table:table-cell office:value-type="float" office:value="0.375108" calcext:value-type="float">
            <text:p>0.375108</text:p>
          </table:table-cell>
          <table:table-cell office:value-type="float" office:value="0.414965" calcext:value-type="float">
            <text:p>0.414965</text:p>
          </table:table-cell>
          <table:table-cell office:value-type="float" office:value="0.41911" calcext:value-type="float">
            <text:p>0.41911</text:p>
          </table:table-cell>
          <table:table-cell office:value-type="float" office:value="0.425108" calcext:value-type="float">
            <text:p>0.425108</text:p>
          </table:table-cell>
          <table:table-cell office:value-type="float" office:value="0.433424" calcext:value-type="float">
            <text:p>0.433424</text:p>
          </table:table-cell>
          <table:table-cell office:value-type="float" office:value="0.439098" calcext:value-type="float">
            <text:p>0.439098</text:p>
          </table:table-cell>
          <table:table-cell office:value-type="float" office:value="0.446911" calcext:value-type="float">
            <text:p>0.446911</text:p>
          </table:table-cell>
          <table:table-cell office:value-type="float" office:value="0.455858" calcext:value-type="float">
            <text:p>0.455858</text:p>
          </table:table-cell>
          <table:table-cell office:value-type="float" office:value="0.472019" calcext:value-type="float">
            <text:p>0.472019</text:p>
          </table:table-cell>
          <table:table-cell office:value-type="float" office:value="0.482628" calcext:value-type="float">
            <text:p>0.48262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6423" calcext:value-type="float">
            <text:p>0.43642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47213" calcext:value-type="float">
            <text:p>0.147213</text:p>
          </table:table-cell>
          <table:table-cell office:value-type="float" office:value="0.353273" calcext:value-type="float">
            <text:p>0.353273</text:p>
          </table:table-cell>
          <table:table-cell office:value-type="float" office:value="0.414145" calcext:value-type="float">
            <text:p>0.414145</text:p>
          </table:table-cell>
          <table:table-cell office:value-type="float" office:value="0.418795" calcext:value-type="float">
            <text:p>0.418795</text:p>
          </table:table-cell>
          <table:table-cell office:value-type="float" office:value="0.425125" calcext:value-type="float">
            <text:p>0.425125</text:p>
          </table:table-cell>
          <table:table-cell office:value-type="float" office:value="0.435476" calcext:value-type="float">
            <text:p>0.435476</text:p>
          </table:table-cell>
          <table:table-cell office:value-type="float" office:value="0.443073" calcext:value-type="float">
            <text:p>0.443073</text:p>
          </table:table-cell>
          <table:table-cell office:value-type="float" office:value="0.449295" calcext:value-type="float">
            <text:p>0.449295</text:p>
          </table:table-cell>
          <table:table-cell office:value-type="float" office:value="0.460512" calcext:value-type="float">
            <text:p>0.460512</text:p>
          </table:table-cell>
          <table:table-cell office:value-type="float" office:value="0.472486" calcext:value-type="float">
            <text:p>0.472486</text:p>
          </table:table-cell>
          <table:table-cell office:value-type="float" office:value="0.482708" calcext:value-type="float">
            <text:p>0.48270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5489" calcext:value-type="float">
            <text:p>0.43548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019339" calcext:value-type="float">
            <text:p>-0.019339</text:p>
          </table:table-cell>
          <table:table-cell office:value-type="float" office:value="0.338114" calcext:value-type="float">
            <text:p>0.338114</text:p>
          </table:table-cell>
          <table:table-cell office:value-type="float" office:value="0.41317" calcext:value-type="float">
            <text:p>0.41317</text:p>
          </table:table-cell>
          <table:table-cell office:value-type="float" office:value="0.418045" calcext:value-type="float">
            <text:p>0.418045</text:p>
          </table:table-cell>
          <table:table-cell office:value-type="float" office:value="0.422964" calcext:value-type="float">
            <text:p>0.422964</text:p>
          </table:table-cell>
          <table:table-cell office:value-type="float" office:value="0.434785" calcext:value-type="float">
            <text:p>0.434785</text:p>
          </table:table-cell>
          <table:table-cell office:value-type="float" office:value="0.443027" calcext:value-type="float">
            <text:p>0.443027</text:p>
          </table:table-cell>
          <table:table-cell office:value-type="float" office:value="0.449891" calcext:value-type="float">
            <text:p>0.449891</text:p>
          </table:table-cell>
          <table:table-cell office:value-type="float" office:value="0.463141" calcext:value-type="float">
            <text:p>0.463141</text:p>
          </table:table-cell>
          <table:table-cell office:value-type="float" office:value="0.472909" calcext:value-type="float">
            <text:p>0.472909</text:p>
          </table:table-cell>
          <table:table-cell office:value-type="float" office:value="0.483236" calcext:value-type="float">
            <text:p>0.48323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3928" calcext:value-type="float">
            <text:p>0.43392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6522" calcext:value-type="float">
            <text:p>0.076522</text:p>
          </table:table-cell>
          <table:table-cell office:value-type="float" office:value="0.298551" calcext:value-type="float">
            <text:p>0.298551</text:p>
          </table:table-cell>
          <table:table-cell office:value-type="float" office:value="0.411524" calcext:value-type="float">
            <text:p>0.411524</text:p>
          </table:table-cell>
          <table:table-cell office:value-type="float" office:value="0.418527" calcext:value-type="float">
            <text:p>0.418527</text:p>
          </table:table-cell>
          <table:table-cell office:value-type="float" office:value="0.422765" calcext:value-type="float">
            <text:p>0.422765</text:p>
          </table:table-cell>
          <table:table-cell office:value-type="float" office:value="0.433131" calcext:value-type="float">
            <text:p>0.433131</text:p>
          </table:table-cell>
          <table:table-cell office:value-type="float" office:value="0.443057" calcext:value-type="float">
            <text:p>0.443057</text:p>
          </table:table-cell>
          <table:table-cell office:value-type="float" office:value="0.450542" calcext:value-type="float">
            <text:p>0.450542</text:p>
          </table:table-cell>
          <table:table-cell office:value-type="float" office:value="0.464339" calcext:value-type="float">
            <text:p>0.464339</text:p>
          </table:table-cell>
          <table:table-cell office:value-type="float" office:value="0.474115" calcext:value-type="float">
            <text:p>0.474115</text:p>
          </table:table-cell>
          <table:table-cell office:value-type="float" office:value="0.482844" calcext:value-type="float">
            <text:p>0.48284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9939" calcext:value-type="float">
            <text:p>0.42993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76522" calcext:value-type="float">
            <text:p>0.076522</text:p>
          </table:table-cell>
          <table:table-cell office:value-type="float" office:value="0.277245" calcext:value-type="float">
            <text:p>0.277245</text:p>
          </table:table-cell>
          <table:table-cell office:value-type="float" office:value="0.406092" calcext:value-type="float">
            <text:p>0.406092</text:p>
          </table:table-cell>
          <table:table-cell office:value-type="float" office:value="0.416288" calcext:value-type="float">
            <text:p>0.416288</text:p>
          </table:table-cell>
          <table:table-cell office:value-type="float" office:value="0.420675" calcext:value-type="float">
            <text:p>0.420675</text:p>
          </table:table-cell>
          <table:table-cell office:value-type="float" office:value="0.431449" calcext:value-type="float">
            <text:p>0.431449</text:p>
          </table:table-cell>
          <table:table-cell office:value-type="float" office:value="0.441504" calcext:value-type="float">
            <text:p>0.441504</text:p>
          </table:table-cell>
          <table:table-cell office:value-type="float" office:value="0.448598" calcext:value-type="float">
            <text:p>0.448598</text:p>
          </table:table-cell>
          <table:table-cell office:value-type="float" office:value="0.461221" calcext:value-type="float">
            <text:p>0.461221</text:p>
          </table:table-cell>
          <table:table-cell office:value-type="float" office:value="0.473939" calcext:value-type="float">
            <text:p>0.473939</text:p>
          </table:table-cell>
          <table:table-cell office:value-type="float" office:value="0.484075" calcext:value-type="float">
            <text:p>0.48407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6109" calcext:value-type="float">
            <text:p>0.42610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76522" calcext:value-type="float">
            <text:p>0.076522</text:p>
          </table:table-cell>
          <table:table-cell office:value-type="float" office:value="0.280631" calcext:value-type="float">
            <text:p>0.280631</text:p>
          </table:table-cell>
          <table:table-cell office:value-type="float" office:value="0.409441" calcext:value-type="float">
            <text:p>0.409441</text:p>
          </table:table-cell>
          <table:table-cell office:value-type="float" office:value="0.417412" calcext:value-type="float">
            <text:p>0.417412</text:p>
          </table:table-cell>
          <table:table-cell office:value-type="float" office:value="0.421811" calcext:value-type="float">
            <text:p>0.421811</text:p>
          </table:table-cell>
          <table:table-cell office:value-type="float" office:value="0.433236" calcext:value-type="float">
            <text:p>0.433236</text:p>
          </table:table-cell>
          <table:table-cell office:value-type="float" office:value="0.441837" calcext:value-type="float">
            <text:p>0.441837</text:p>
          </table:table-cell>
          <table:table-cell office:value-type="float" office:value="0.450933" calcext:value-type="float">
            <text:p>0.450933</text:p>
          </table:table-cell>
          <table:table-cell office:value-type="float" office:value="0.465409" calcext:value-type="float">
            <text:p>0.465409</text:p>
          </table:table-cell>
          <table:table-cell office:value-type="float" office:value="0.474549" calcext:value-type="float">
            <text:p>0.474549</text:p>
          </table:table-cell>
          <table:table-cell office:value-type="float" office:value="0.484661" calcext:value-type="float">
            <text:p>0.48466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7992" calcext:value-type="float">
            <text:p>0.42799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23906" calcext:value-type="float">
            <text:p>0.123906</text:p>
          </table:table-cell>
          <table:table-cell office:value-type="float" office:value="0.265982" calcext:value-type="float">
            <text:p>0.265982</text:p>
          </table:table-cell>
          <table:table-cell office:value-type="float" office:value="0.408827" calcext:value-type="float">
            <text:p>0.408827</text:p>
          </table:table-cell>
          <table:table-cell office:value-type="float" office:value="0.419457" calcext:value-type="float">
            <text:p>0.419457</text:p>
          </table:table-cell>
          <table:table-cell office:value-type="float" office:value="0.427429" calcext:value-type="float">
            <text:p>0.427429</text:p>
          </table:table-cell>
          <table:table-cell office:value-type="float" office:value="0.438275" calcext:value-type="float">
            <text:p>0.438275</text:p>
          </table:table-cell>
          <table:table-cell office:value-type="float" office:value="0.446546" calcext:value-type="float">
            <text:p>0.446546</text:p>
          </table:table-cell>
          <table:table-cell office:value-type="float" office:value="0.458963" calcext:value-type="float">
            <text:p>0.458963</text:p>
          </table:table-cell>
          <table:table-cell office:value-type="float" office:value="0.470159" calcext:value-type="float">
            <text:p>0.470159</text:p>
          </table:table-cell>
          <table:table-cell office:value-type="float" office:value="0.47568" calcext:value-type="float">
            <text:p>0.47568</text:p>
          </table:table-cell>
          <table:table-cell office:value-type="float" office:value="0.484218" calcext:value-type="float">
            <text:p>0.48421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9554" calcext:value-type="float">
            <text:p>0.4295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51746" calcext:value-type="float">
            <text:p>0.151746</text:p>
          </table:table-cell>
          <table:table-cell office:value-type="float" office:value="0.306757" calcext:value-type="float">
            <text:p>0.306757</text:p>
          </table:table-cell>
          <table:table-cell office:value-type="float" office:value="0.412764" calcext:value-type="float">
            <text:p>0.412764</text:p>
          </table:table-cell>
          <table:table-cell office:value-type="float" office:value="0.419348" calcext:value-type="float">
            <text:p>0.419348</text:p>
          </table:table-cell>
          <table:table-cell office:value-type="float" office:value="0.42798" calcext:value-type="float">
            <text:p>0.42798</text:p>
          </table:table-cell>
          <table:table-cell office:value-type="float" office:value="0.440823" calcext:value-type="float">
            <text:p>0.440823</text:p>
          </table:table-cell>
          <table:table-cell office:value-type="float" office:value="0.448579" calcext:value-type="float">
            <text:p>0.448579</text:p>
          </table:table-cell>
          <table:table-cell office:value-type="float" office:value="0.458625" calcext:value-type="float">
            <text:p>0.458625</text:p>
          </table:table-cell>
          <table:table-cell office:value-type="float" office:value="0.468456" calcext:value-type="float">
            <text:p>0.468456</text:p>
          </table:table-cell>
          <table:table-cell office:value-type="float" office:value="0.475251" calcext:value-type="float">
            <text:p>0.475251</text:p>
          </table:table-cell>
          <table:table-cell office:value-type="float" office:value="0.483375" calcext:value-type="float">
            <text:p>0.48337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4196" calcext:value-type="float">
            <text:p>0.43419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65459" calcext:value-type="float">
            <text:p>0.065459</text:p>
          </table:table-cell>
          <table:table-cell office:value-type="float" office:value="0.293244" calcext:value-type="float">
            <text:p>0.293244</text:p>
          </table:table-cell>
          <table:table-cell office:value-type="float" office:value="0.411564" calcext:value-type="float">
            <text:p>0.411564</text:p>
          </table:table-cell>
          <table:table-cell office:value-type="float" office:value="0.417822" calcext:value-type="float">
            <text:p>0.417822</text:p>
          </table:table-cell>
          <table:table-cell office:value-type="float" office:value="0.427219" calcext:value-type="float">
            <text:p>0.427219</text:p>
          </table:table-cell>
          <table:table-cell office:value-type="float" office:value="0.437439" calcext:value-type="float">
            <text:p>0.437439</text:p>
          </table:table-cell>
          <table:table-cell office:value-type="float" office:value="0.445238" calcext:value-type="float">
            <text:p>0.445238</text:p>
          </table:table-cell>
          <table:table-cell office:value-type="float" office:value="0.454024" calcext:value-type="float">
            <text:p>0.454024</text:p>
          </table:table-cell>
          <table:table-cell office:value-type="float" office:value="0.462943" calcext:value-type="float">
            <text:p>0.462943</text:p>
          </table:table-cell>
          <table:table-cell office:value-type="float" office:value="0.471716" calcext:value-type="float">
            <text:p>0.471716</text:p>
          </table:table-cell>
          <table:table-cell office:value-type="float" office:value="0.480835" calcext:value-type="float">
            <text:p>0.48083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0204" calcext:value-type="float">
            <text:p>0.43020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65459" calcext:value-type="float">
            <text:p>0.065459</text:p>
          </table:table-cell>
          <table:table-cell office:value-type="float" office:value="0.28834" calcext:value-type="float">
            <text:p>0.28834</text:p>
          </table:table-cell>
          <table:table-cell office:value-type="float" office:value="0.411707" calcext:value-type="float">
            <text:p>0.411707</text:p>
          </table:table-cell>
          <table:table-cell office:value-type="float" office:value="0.419157" calcext:value-type="float">
            <text:p>0.419157</text:p>
          </table:table-cell>
          <table:table-cell office:value-type="float" office:value="0.427601" calcext:value-type="float">
            <text:p>0.427601</text:p>
          </table:table-cell>
          <table:table-cell office:value-type="float" office:value="0.437877" calcext:value-type="float">
            <text:p>0.437877</text:p>
          </table:table-cell>
          <table:table-cell office:value-type="float" office:value="0.447163" calcext:value-type="float">
            <text:p>0.44716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464539" calcext:value-type="float">
            <text:p>0.464539</text:p>
          </table:table-cell>
          <table:table-cell office:value-type="float" office:value="0.472744" calcext:value-type="float">
            <text:p>0.472744</text:p>
          </table:table-cell>
          <table:table-cell office:value-type="float" office:value="0.48293" calcext:value-type="float">
            <text:p>0.4829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0766" calcext:value-type="float">
            <text:p>0.43076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8015" calcext:value-type="float">
            <text:p>0.18015</text:p>
          </table:table-cell>
          <table:table-cell office:value-type="float" office:value="0.309335" calcext:value-type="float">
            <text:p>0.309335</text:p>
          </table:table-cell>
          <table:table-cell office:value-type="float" office:value="0.410718" calcext:value-type="float">
            <text:p>0.410718</text:p>
          </table:table-cell>
          <table:table-cell office:value-type="float" office:value="0.418802" calcext:value-type="float">
            <text:p>0.418802</text:p>
          </table:table-cell>
          <table:table-cell office:value-type="float" office:value="0.425517" calcext:value-type="float">
            <text:p>0.425517</text:p>
          </table:table-cell>
          <table:table-cell office:value-type="float" office:value="0.437626" calcext:value-type="float">
            <text:p>0.437626</text:p>
          </table:table-cell>
          <table:table-cell office:value-type="float" office:value="0.444981" calcext:value-type="float">
            <text:p>0.444981</text:p>
          </table:table-cell>
          <table:table-cell office:value-type="float" office:value="0.45583" calcext:value-type="float">
            <text:p>0.45583</text:p>
          </table:table-cell>
          <table:table-cell office:value-type="float" office:value="0.463815" calcext:value-type="float">
            <text:p>0.463815</text:p>
          </table:table-cell>
          <table:table-cell office:value-type="float" office:value="0.471973" calcext:value-type="float">
            <text:p>0.471973</text:p>
          </table:table-cell>
          <table:table-cell office:value-type="float" office:value="0.481866" calcext:value-type="float">
            <text:p>0.48186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046" calcext:value-type="float">
            <text:p>0.43204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8015" calcext:value-type="float">
            <text:p>0.18015</text:p>
          </table:table-cell>
          <table:table-cell office:value-type="float" office:value="0.312886" calcext:value-type="float">
            <text:p>0.312886</text:p>
          </table:table-cell>
          <table:table-cell office:value-type="float" office:value="0.409229" calcext:value-type="float">
            <text:p>0.409229</text:p>
          </table:table-cell>
          <table:table-cell office:value-type="float" office:value="0.418827" calcext:value-type="float">
            <text:p>0.418827</text:p>
          </table:table-cell>
          <table:table-cell office:value-type="float" office:value="0.424746" calcext:value-type="float">
            <text:p>0.424746</text:p>
          </table:table-cell>
          <table:table-cell office:value-type="float" office:value="0.43801" calcext:value-type="float">
            <text:p>0.43801</text:p>
          </table:table-cell>
          <table:table-cell office:value-type="float" office:value="0.445435" calcext:value-type="float">
            <text:p>0.445435</text:p>
          </table:table-cell>
          <table:table-cell office:value-type="float" office:value="0.456507" calcext:value-type="float">
            <text:p>0.456507</text:p>
          </table:table-cell>
          <table:table-cell office:value-type="float" office:value="0.46475" calcext:value-type="float">
            <text:p>0.46475</text:p>
          </table:table-cell>
          <table:table-cell office:value-type="float" office:value="0.473245" calcext:value-type="float">
            <text:p>0.473245</text:p>
          </table:table-cell>
          <table:table-cell office:value-type="float" office:value="0.482526" calcext:value-type="float">
            <text:p>0.48252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616" calcext:value-type="float">
            <text:p>0.43261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55352" calcext:value-type="float">
            <text:p>0.155352</text:p>
          </table:table-cell>
          <table:table-cell office:value-type="float" office:value="0.314179" calcext:value-type="float">
            <text:p>0.314179</text:p>
          </table:table-cell>
          <table:table-cell office:value-type="float" office:value="0.405878" calcext:value-type="float">
            <text:p>0.405878</text:p>
          </table:table-cell>
          <table:table-cell office:value-type="float" office:value="0.419045" calcext:value-type="float">
            <text:p>0.419045</text:p>
          </table:table-cell>
          <table:table-cell office:value-type="float" office:value="0.427683" calcext:value-type="float">
            <text:p>0.427683</text:p>
          </table:table-cell>
          <table:table-cell office:value-type="float" office:value="0.441729" calcext:value-type="float">
            <text:p>0.441729</text:p>
          </table:table-cell>
          <table:table-cell office:value-type="float" office:value="0.446714" calcext:value-type="float">
            <text:p>0.446714</text:p>
          </table:table-cell>
          <table:table-cell office:value-type="float" office:value="0.459217" calcext:value-type="float">
            <text:p>0.459217</text:p>
          </table:table-cell>
          <table:table-cell office:value-type="float" office:value="0.46863" calcext:value-type="float">
            <text:p>0.46863</text:p>
          </table:table-cell>
          <table:table-cell office:value-type="float" office:value="0.476856" calcext:value-type="float">
            <text:p>0.476856</text:p>
          </table:table-cell>
          <table:table-cell office:value-type="float" office:value="0.485421" calcext:value-type="float">
            <text:p>0.48542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4535" calcext:value-type="float">
            <text:p>0.43453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11993" calcext:value-type="float">
            <text:p>0.111993</text:p>
          </table:table-cell>
          <table:table-cell office:value-type="float" office:value="0.326903" calcext:value-type="float">
            <text:p>0.326903</text:p>
          </table:table-cell>
          <table:table-cell office:value-type="float" office:value="0.405736" calcext:value-type="float">
            <text:p>0.405736</text:p>
          </table:table-cell>
          <table:table-cell office:value-type="float" office:value="0.417927" calcext:value-type="float">
            <text:p>0.417927</text:p>
          </table:table-cell>
          <table:table-cell office:value-type="float" office:value="0.426171" calcext:value-type="float">
            <text:p>0.426171</text:p>
          </table:table-cell>
          <table:table-cell office:value-type="float" office:value="0.438823" calcext:value-type="float">
            <text:p>0.438823</text:p>
          </table:table-cell>
          <table:table-cell office:value-type="float" office:value="0.445617" calcext:value-type="float">
            <text:p>0.445617</text:p>
          </table:table-cell>
          <table:table-cell office:value-type="float" office:value="0.458555" calcext:value-type="float">
            <text:p>0.458555</text:p>
          </table:table-cell>
          <table:table-cell office:value-type="float" office:value="0.468187" calcext:value-type="float">
            <text:p>0.468187</text:p>
          </table:table-cell>
          <table:table-cell office:value-type="float" office:value="0.476365" calcext:value-type="float">
            <text:p>0.476365</text:p>
          </table:table-cell>
          <table:table-cell office:value-type="float" office:value="0.485312" calcext:value-type="float">
            <text:p>0.48531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496" calcext:value-type="float">
            <text:p>0.4349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020475" calcext:value-type="float">
            <text:p>-0.020475</text:p>
          </table:table-cell>
          <table:table-cell office:value-type="float" office:value="0.316952" calcext:value-type="float">
            <text:p>0.316952</text:p>
          </table:table-cell>
          <table:table-cell office:value-type="float" office:value="0.407653" calcext:value-type="float">
            <text:p>0.407653</text:p>
          </table:table-cell>
          <table:table-cell office:value-type="float" office:value="0.418513" calcext:value-type="float">
            <text:p>0.418513</text:p>
          </table:table-cell>
          <table:table-cell office:value-type="float" office:value="0.427788" calcext:value-type="float">
            <text:p>0.427788</text:p>
          </table:table-cell>
          <table:table-cell office:value-type="float" office:value="0.439279" calcext:value-type="float">
            <text:p>0.439279</text:p>
          </table:table-cell>
          <table:table-cell office:value-type="float" office:value="0.446796" calcext:value-type="float">
            <text:p>0.446796</text:p>
          </table:table-cell>
          <table:table-cell office:value-type="float" office:value="0.458199" calcext:value-type="float">
            <text:p>0.458199</text:p>
          </table:table-cell>
          <table:table-cell office:value-type="float" office:value="0.46697" calcext:value-type="float">
            <text:p>0.46697</text:p>
          </table:table-cell>
          <table:table-cell office:value-type="float" office:value="0.475813" calcext:value-type="float">
            <text:p>0.475813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437" calcext:value-type="float">
            <text:p>0.4343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85559" calcext:value-type="float">
            <text:p>0.085559</text:p>
          </table:table-cell>
          <table:table-cell office:value-type="float" office:value="0.312442" calcext:value-type="float">
            <text:p>0.312442</text:p>
          </table:table-cell>
          <table:table-cell office:value-type="float" office:value="0.407468" calcext:value-type="float">
            <text:p>0.407468</text:p>
          </table:table-cell>
          <table:table-cell office:value-type="float" office:value="0.418263" calcext:value-type="float">
            <text:p>0.418263</text:p>
          </table:table-cell>
          <table:table-cell office:value-type="float" office:value="0.429807" calcext:value-type="float">
            <text:p>0.429807</text:p>
          </table:table-cell>
          <table:table-cell office:value-type="float" office:value="0.440758" calcext:value-type="float">
            <text:p>0.440758</text:p>
          </table:table-cell>
          <table:table-cell office:value-type="float" office:value="0.44979" calcext:value-type="float">
            <text:p>0.44979</text:p>
          </table:table-cell>
          <table:table-cell office:value-type="float" office:value="0.461417" calcext:value-type="float">
            <text:p>0.461417</text:p>
          </table:table-cell>
          <table:table-cell office:value-type="float" office:value="0.469335" calcext:value-type="float">
            <text:p>0.469335</text:p>
          </table:table-cell>
          <table:table-cell office:value-type="float" office:value="0.476365" calcext:value-type="float">
            <text:p>0.476365</text:p>
          </table:table-cell>
          <table:table-cell office:value-type="float" office:value="0.485713" calcext:value-type="float">
            <text:p>0.48571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5136" calcext:value-type="float">
            <text:p>0.43513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8015" calcext:value-type="float">
            <text:p>0.18015</text:p>
          </table:table-cell>
          <table:table-cell office:value-type="float" office:value="0.318728" calcext:value-type="float">
            <text:p>0.318728</text:p>
          </table:table-cell>
          <table:table-cell office:value-type="float" office:value="0.400818" calcext:value-type="float">
            <text:p>0.400818</text:p>
          </table:table-cell>
          <table:table-cell office:value-type="float" office:value="0.416062" calcext:value-type="float">
            <text:p>0.416062</text:p>
          </table:table-cell>
          <table:table-cell office:value-type="float" office:value="0.426183" calcext:value-type="float">
            <text:p>0.426183</text:p>
          </table:table-cell>
          <table:table-cell office:value-type="float" office:value="0.438264" calcext:value-type="float">
            <text:p>0.438264</text:p>
          </table:table-cell>
          <table:table-cell office:value-type="float" office:value="0.445804" calcext:value-type="float">
            <text:p>0.445804</text:p>
          </table:table-cell>
          <table:table-cell office:value-type="float" office:value="0.457448" calcext:value-type="float">
            <text:p>0.457448</text:p>
          </table:table-cell>
          <table:table-cell office:value-type="float" office:value="0.466272" calcext:value-type="float">
            <text:p>0.466272</text:p>
          </table:table-cell>
          <table:table-cell office:value-type="float" office:value="0.475096" calcext:value-type="float">
            <text:p>0.475096</text:p>
          </table:table-cell>
          <table:table-cell office:value-type="float" office:value="0.48389" calcext:value-type="float">
            <text:p>0.4838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857" calcext:value-type="float">
            <text:p>0.43285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19458" calcext:value-type="float">
            <text:p>-0.019458</text:p>
          </table:table-cell>
          <table:table-cell office:value-type="float" office:value="0.333205" calcext:value-type="float">
            <text:p>0.333205</text:p>
          </table:table-cell>
          <table:table-cell office:value-type="float" office:value="0.403139" calcext:value-type="float">
            <text:p>0.403139</text:p>
          </table:table-cell>
          <table:table-cell office:value-type="float" office:value="0.417077" calcext:value-type="float">
            <text:p>0.417077</text:p>
          </table:table-cell>
          <table:table-cell office:value-type="float" office:value="0.424878" calcext:value-type="float">
            <text:p>0.424878</text:p>
          </table:table-cell>
          <table:table-cell office:value-type="float" office:value="0.438107" calcext:value-type="float">
            <text:p>0.438107</text:p>
          </table:table-cell>
          <table:table-cell office:value-type="float" office:value="0.446454" calcext:value-type="float">
            <text:p>0.446454</text:p>
          </table:table-cell>
          <table:table-cell office:value-type="float" office:value="0.458272" calcext:value-type="float">
            <text:p>0.458272</text:p>
          </table:table-cell>
          <table:table-cell office:value-type="float" office:value="0.466271" calcext:value-type="float">
            <text:p>0.466271</text:p>
          </table:table-cell>
          <table:table-cell office:value-type="float" office:value="0.474049" calcext:value-type="float">
            <text:p>0.474049</text:p>
          </table:table-cell>
          <table:table-cell office:value-type="float" office:value="0.482674" calcext:value-type="float">
            <text:p>0.48267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4413" calcext:value-type="float">
            <text:p>0.43441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4229" calcext:value-type="float">
            <text:p>0.04229</text:p>
          </table:table-cell>
          <table:table-cell office:value-type="float" office:value="0.287525" calcext:value-type="float">
            <text:p>0.287525</text:p>
          </table:table-cell>
          <table:table-cell office:value-type="float" office:value="0.387062" calcext:value-type="float">
            <text:p>0.387062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420176" calcext:value-type="float">
            <text:p>0.420176</text:p>
          </table:table-cell>
          <table:table-cell office:value-type="float" office:value="0.429386" calcext:value-type="float">
            <text:p>0.429386</text:p>
          </table:table-cell>
          <table:table-cell office:value-type="float" office:value="0.440146" calcext:value-type="float">
            <text:p>0.440146</text:p>
          </table:table-cell>
          <table:table-cell office:value-type="float" office:value="0.450856" calcext:value-type="float">
            <text:p>0.450856</text:p>
          </table:table-cell>
          <table:table-cell office:value-type="float" office:value="0.463392" calcext:value-type="float">
            <text:p>0.463392</text:p>
          </table:table-cell>
          <table:table-cell office:value-type="float" office:value="0.472261" calcext:value-type="float">
            <text:p>0.472261</text:p>
          </table:table-cell>
          <table:table-cell office:value-type="float" office:value="0.48221" calcext:value-type="float">
            <text:p>0.4822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4681" calcext:value-type="float">
            <text:p>0.42468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59896" calcext:value-type="float">
            <text:p>0.059896</text:p>
          </table:table-cell>
          <table:table-cell office:value-type="float" office:value="0.296478" calcext:value-type="float">
            <text:p>0.296478</text:p>
          </table:table-cell>
          <table:table-cell office:value-type="float" office:value="0.393759" calcext:value-type="float">
            <text:p>0.393759</text:p>
          </table:table-cell>
          <table:table-cell office:value-type="float" office:value="0.414491" calcext:value-type="float">
            <text:p>0.414491</text:p>
          </table:table-cell>
          <table:table-cell office:value-type="float" office:value="0.423364" calcext:value-type="float">
            <text:p>0.423364</text:p>
          </table:table-cell>
          <table:table-cell office:value-type="float" office:value="0.434498" calcext:value-type="float">
            <text:p>0.434498</text:p>
          </table:table-cell>
          <table:table-cell office:value-type="float" office:value="0.445739" calcext:value-type="float">
            <text:p>0.445739</text:p>
          </table:table-cell>
          <table:table-cell office:value-type="float" office:value="0.457857" calcext:value-type="float">
            <text:p>0.457857</text:p>
          </table:table-cell>
          <table:table-cell office:value-type="float" office:value="0.466063" calcext:value-type="float">
            <text:p>0.466063</text:p>
          </table:table-cell>
          <table:table-cell office:value-type="float" office:value="0.474321" calcext:value-type="float">
            <text:p>0.474321</text:p>
          </table:table-cell>
          <table:table-cell office:value-type="float" office:value="0.483665" calcext:value-type="float">
            <text:p>0.48366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9023" calcext:value-type="float">
            <text:p>0.4290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16142" calcext:value-type="float">
            <text:p>0.116142</text:p>
          </table:table-cell>
          <table:table-cell office:value-type="float" office:value="0.290786" calcext:value-type="float">
            <text:p>0.290786</text:p>
          </table:table-cell>
          <table:table-cell office:value-type="float" office:value="0.388155" calcext:value-type="float">
            <text:p>0.388155</text:p>
          </table:table-cell>
          <table:table-cell office:value-type="float" office:value="0.415138" calcext:value-type="float">
            <text:p>0.415138</text:p>
          </table:table-cell>
          <table:table-cell office:value-type="float" office:value="0.423299" calcext:value-type="float">
            <text:p>0.423299</text:p>
          </table:table-cell>
          <table:table-cell office:value-type="float" office:value="0.433612" calcext:value-type="float">
            <text:p>0.433612</text:p>
          </table:table-cell>
          <table:table-cell office:value-type="float" office:value="0.444236" calcext:value-type="float">
            <text:p>0.444236</text:p>
          </table:table-cell>
          <table:table-cell office:value-type="float" office:value="0.455015" calcext:value-type="float">
            <text:p>0.455015</text:p>
          </table:table-cell>
          <table:table-cell office:value-type="float" office:value="0.463072" calcext:value-type="float">
            <text:p>0.463072</text:p>
          </table:table-cell>
          <table:table-cell office:value-type="float" office:value="0.472148" calcext:value-type="float">
            <text:p>0.472148</text:p>
          </table:table-cell>
          <table:table-cell office:value-type="float" office:value="0.481722" calcext:value-type="float">
            <text:p>0.48172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6718" calcext:value-type="float">
            <text:p>0.42671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22754" calcext:value-type="float">
            <text:p>0.122754</text:p>
          </table:table-cell>
          <table:table-cell office:value-type="float" office:value="0.25398" calcext:value-type="float">
            <text:p>0.25398</text:p>
          </table:table-cell>
          <table:table-cell office:value-type="float" office:value="0.387236" calcext:value-type="float">
            <text:p>0.387236</text:p>
          </table:table-cell>
          <table:table-cell office:value-type="float" office:value="0.41606" calcext:value-type="float">
            <text:p>0.41606</text:p>
          </table:table-cell>
          <table:table-cell office:value-type="float" office:value="0.42124" calcext:value-type="float">
            <text:p>0.42124</text:p>
          </table:table-cell>
          <table:table-cell office:value-type="float" office:value="0.431996" calcext:value-type="float">
            <text:p>0.431996</text:p>
          </table:table-cell>
          <table:table-cell office:value-type="float" office:value="0.446064" calcext:value-type="float">
            <text:p>0.446064</text:p>
          </table:table-cell>
          <table:table-cell office:value-type="float" office:value="0.458243" calcext:value-type="float">
            <text:p>0.458243</text:p>
          </table:table-cell>
          <table:table-cell office:value-type="float" office:value="0.465329" calcext:value-type="float">
            <text:p>0.465329</text:p>
          </table:table-cell>
          <table:table-cell office:value-type="float" office:value="0.474048" calcext:value-type="float">
            <text:p>0.474048</text:p>
          </table:table-cell>
          <table:table-cell office:value-type="float" office:value="0.48113" calcext:value-type="float">
            <text:p>0.4811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3533" calcext:value-type="float">
            <text:p>0.42353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212393" calcext:value-type="float">
            <text:p>0.212393</text:p>
          </table:table-cell>
          <table:table-cell office:value-type="float" office:value="0.383043" calcext:value-type="float">
            <text:p>0.383043</text:p>
          </table:table-cell>
          <table:table-cell office:value-type="float" office:value="0.41599" calcext:value-type="float">
            <text:p>0.41599</text:p>
          </table:table-cell>
          <table:table-cell office:value-type="float" office:value="0.421744" calcext:value-type="float">
            <text:p>0.421744</text:p>
          </table:table-cell>
          <table:table-cell office:value-type="float" office:value="0.431196" calcext:value-type="float">
            <text:p>0.431196</text:p>
          </table:table-cell>
          <table:table-cell office:value-type="float" office:value="0.445029" calcext:value-type="float">
            <text:p>0.445029</text:p>
          </table:table-cell>
          <table:table-cell office:value-type="float" office:value="0.455607" calcext:value-type="float">
            <text:p>0.455607</text:p>
          </table:table-cell>
          <table:table-cell office:value-type="float" office:value="0.464744" calcext:value-type="float">
            <text:p>0.464744</text:p>
          </table:table-cell>
          <table:table-cell office:value-type="float" office:value="0.472499" calcext:value-type="float">
            <text:p>0.472499</text:p>
          </table:table-cell>
          <table:table-cell office:value-type="float" office:value="0.480924" calcext:value-type="float">
            <text:p>0.48092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8317" calcext:value-type="float">
            <text:p>0.41831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205932" calcext:value-type="float">
            <text:p>0.205932</text:p>
          </table:table-cell>
          <table:table-cell office:value-type="float" office:value="0.368541" calcext:value-type="float">
            <text:p>0.368541</text:p>
          </table:table-cell>
          <table:table-cell office:value-type="float" office:value="0.412268" calcext:value-type="float">
            <text:p>0.412268</text:p>
          </table:table-cell>
          <table:table-cell office:value-type="float" office:value="0.420756" calcext:value-type="float">
            <text:p>0.420756</text:p>
          </table:table-cell>
          <table:table-cell office:value-type="float" office:value="0.430075" calcext:value-type="float">
            <text:p>0.430075</text:p>
          </table:table-cell>
          <table:table-cell office:value-type="float" office:value="0.442855" calcext:value-type="float">
            <text:p>0.442855</text:p>
          </table:table-cell>
          <table:table-cell office:value-type="float" office:value="0.453537" calcext:value-type="float">
            <text:p>0.453537</text:p>
          </table:table-cell>
          <table:table-cell office:value-type="float" office:value="0.46345" calcext:value-type="float">
            <text:p>0.46345</text:p>
          </table:table-cell>
          <table:table-cell office:value-type="float" office:value="0.47124" calcext:value-type="float">
            <text:p>0.47124</text:p>
          </table:table-cell>
          <table:table-cell office:value-type="float" office:value="0.479954" calcext:value-type="float">
            <text:p>0.47995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4861" calcext:value-type="float">
            <text:p>0.41486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033543" calcext:value-type="float">
            <text:p>-0.033543</text:p>
          </table:table-cell>
          <table:table-cell office:value-type="float" office:value="0.17906" calcext:value-type="float">
            <text:p>0.17906</text:p>
          </table:table-cell>
          <table:table-cell office:value-type="float" office:value="0.375379" calcext:value-type="float">
            <text:p>0.375379</text:p>
          </table:table-cell>
          <table:table-cell office:value-type="float" office:value="0.41557" calcext:value-type="float">
            <text:p>0.41557</text:p>
          </table:table-cell>
          <table:table-cell office:value-type="float" office:value="0.423825" calcext:value-type="float">
            <text:p>0.423825</text:p>
          </table:table-cell>
          <table:table-cell office:value-type="float" office:value="0.434893" calcext:value-type="float">
            <text:p>0.434893</text:p>
          </table:table-cell>
          <table:table-cell office:value-type="float" office:value="0.444978" calcext:value-type="float">
            <text:p>0.444978</text:p>
          </table:table-cell>
          <table:table-cell office:value-type="float" office:value="0.457459" calcext:value-type="float">
            <text:p>0.457459</text:p>
          </table:table-cell>
          <table:table-cell office:value-type="float" office:value="0.464929" calcext:value-type="float">
            <text:p>0.464929</text:p>
          </table:table-cell>
          <table:table-cell office:value-type="float" office:value="0.471664" calcext:value-type="float">
            <text:p>0.471664</text:p>
          </table:table-cell>
          <table:table-cell office:value-type="float" office:value="0.48174" calcext:value-type="float">
            <text:p>0.4817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495" calcext:value-type="float">
            <text:p>0.4149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194953" calcext:value-type="float">
            <text:p>0.194953</text:p>
          </table:table-cell>
          <table:table-cell office:value-type="float" office:value="0.371271" calcext:value-type="float">
            <text:p>0.371271</text:p>
          </table:table-cell>
          <table:table-cell office:value-type="float" office:value="0.414047" calcext:value-type="float">
            <text:p>0.414047</text:p>
          </table:table-cell>
          <table:table-cell office:value-type="float" office:value="0.421368" calcext:value-type="float">
            <text:p>0.421368</text:p>
          </table:table-cell>
          <table:table-cell office:value-type="float" office:value="0.431279" calcext:value-type="float">
            <text:p>0.431279</text:p>
          </table:table-cell>
          <table:table-cell office:value-type="float" office:value="0.443525" calcext:value-type="float">
            <text:p>0.443525</text:p>
          </table:table-cell>
          <table:table-cell office:value-type="float" office:value="0.450163" calcext:value-type="float">
            <text:p>0.450163</text:p>
          </table:table-cell>
          <table:table-cell office:value-type="float" office:value="0.461471" calcext:value-type="float">
            <text:p>0.461471</text:p>
          </table:table-cell>
          <table:table-cell office:value-type="float" office:value="0.470578" calcext:value-type="float">
            <text:p>0.470578</text:p>
          </table:table-cell>
          <table:table-cell office:value-type="float" office:value="0.481033" calcext:value-type="float">
            <text:p>0.48103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3969" calcext:value-type="float">
            <text:p>0.4139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66245" calcext:value-type="float">
            <text:p>0.066245</text:p>
          </table:table-cell>
          <table:table-cell office:value-type="float" office:value="0.224901" calcext:value-type="float">
            <text:p>0.224901</text:p>
          </table:table-cell>
          <table:table-cell office:value-type="float" office:value="0.375201" calcext:value-type="float">
            <text:p>0.375201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20427" calcext:value-type="float">
            <text:p>0.420427</text:p>
          </table:table-cell>
          <table:table-cell office:value-type="float" office:value="0.434153" calcext:value-type="float">
            <text:p>0.434153</text:p>
          </table:table-cell>
          <table:table-cell office:value-type="float" office:value="0.444935" calcext:value-type="float">
            <text:p>0.444935</text:p>
          </table:table-cell>
          <table:table-cell office:value-type="float" office:value="0.453465" calcext:value-type="float">
            <text:p>0.453465</text:p>
          </table:table-cell>
          <table:table-cell office:value-type="float" office:value="0.464066" calcext:value-type="float">
            <text:p>0.464066</text:p>
          </table:table-cell>
          <table:table-cell office:value-type="float" office:value="0.473168" calcext:value-type="float">
            <text:p>0.473168</text:p>
          </table:table-cell>
          <table:table-cell office:value-type="float" office:value="0.482407" calcext:value-type="float">
            <text:p>0.48240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8552" calcext:value-type="float">
            <text:p>0.41855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66245" calcext:value-type="float">
            <text:p>0.066245</text:p>
          </table:table-cell>
          <table:table-cell office:value-type="float" office:value="0.209397" calcext:value-type="float">
            <text:p>0.209397</text:p>
          </table:table-cell>
          <table:table-cell office:value-type="float" office:value="0.371516" calcext:value-type="float">
            <text:p>0.371516</text:p>
          </table:table-cell>
          <table:table-cell office:value-type="float" office:value="0.413523" calcext:value-type="float">
            <text:p>0.413523</text:p>
          </table:table-cell>
          <table:table-cell office:value-type="float" office:value="0.420125" calcext:value-type="float">
            <text:p>0.420125</text:p>
          </table:table-cell>
          <table:table-cell office:value-type="float" office:value="0.432671" calcext:value-type="float">
            <text:p>0.432671</text:p>
          </table:table-cell>
          <table:table-cell office:value-type="float" office:value="0.445095" calcext:value-type="float">
            <text:p>0.445095</text:p>
          </table:table-cell>
          <table:table-cell office:value-type="float" office:value="0.454524" calcext:value-type="float">
            <text:p>0.454524</text:p>
          </table:table-cell>
          <table:table-cell office:value-type="float" office:value="0.462934" calcext:value-type="float">
            <text:p>0.462934</text:p>
          </table:table-cell>
          <table:table-cell office:value-type="float" office:value="0.47218" calcext:value-type="float">
            <text:p>0.47218</text:p>
          </table:table-cell>
          <table:table-cell office:value-type="float" office:value="0.481668" calcext:value-type="float">
            <text:p>0.48166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6363" calcext:value-type="float">
            <text:p>0.4163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66245" calcext:value-type="float">
            <text:p>0.066245</text:p>
          </table:table-cell>
          <table:table-cell office:value-type="float" office:value="0.224618" calcext:value-type="float">
            <text:p>0.224618</text:p>
          </table:table-cell>
          <table:table-cell office:value-type="float" office:value="0.383855" calcext:value-type="float">
            <text:p>0.383855</text:p>
          </table:table-cell>
          <table:table-cell office:value-type="float" office:value="0.41419" calcext:value-type="float">
            <text:p>0.41419</text:p>
          </table:table-cell>
          <table:table-cell office:value-type="float" office:value="0.420974" calcext:value-type="float">
            <text:p>0.420974</text:p>
          </table:table-cell>
          <table:table-cell office:value-type="float" office:value="0.433558" calcext:value-type="float">
            <text:p>0.433558</text:p>
          </table:table-cell>
          <table:table-cell office:value-type="float" office:value="0.446275" calcext:value-type="float">
            <text:p>0.446275</text:p>
          </table:table-cell>
          <table:table-cell office:value-type="float" office:value="0.457488" calcext:value-type="float">
            <text:p>0.457488</text:p>
          </table:table-cell>
          <table:table-cell office:value-type="float" office:value="0.464984" calcext:value-type="float">
            <text:p>0.464984</text:p>
          </table:table-cell>
          <table:table-cell office:value-type="float" office:value="0.472943" calcext:value-type="float">
            <text:p>0.472943</text:p>
          </table:table-cell>
          <table:table-cell office:value-type="float" office:value="0.481247" calcext:value-type="float">
            <text:p>0.48124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0013" calcext:value-type="float">
            <text:p>0.42001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32278" calcext:value-type="float">
            <text:p>0.132278</text:p>
          </table:table-cell>
          <table:table-cell office:value-type="float" office:value="0.262123" calcext:value-type="float">
            <text:p>0.262123</text:p>
          </table:table-cell>
          <table:table-cell office:value-type="float" office:value="0.389971" calcext:value-type="float">
            <text:p>0.389971</text:p>
          </table:table-cell>
          <table:table-cell office:value-type="float" office:value="0.416505" calcext:value-type="float">
            <text:p>0.416505</text:p>
          </table:table-cell>
          <table:table-cell office:value-type="float" office:value="0.424148" calcext:value-type="float">
            <text:p>0.424148</text:p>
          </table:table-cell>
          <table:table-cell office:value-type="float" office:value="0.439722" calcext:value-type="float">
            <text:p>0.439722</text:p>
          </table:table-cell>
          <table:table-cell office:value-type="float" office:value="0.448351" calcext:value-type="float">
            <text:p>0.448351</text:p>
          </table:table-cell>
          <table:table-cell office:value-type="float" office:value="0.459738" calcext:value-type="float">
            <text:p>0.459738</text:p>
          </table:table-cell>
          <table:table-cell office:value-type="float" office:value="0.466015" calcext:value-type="float">
            <text:p>0.466015</text:p>
          </table:table-cell>
          <table:table-cell office:value-type="float" office:value="0.474614" calcext:value-type="float">
            <text:p>0.474614</text:p>
          </table:table-cell>
          <table:table-cell office:value-type="float" office:value="0.481745" calcext:value-type="float">
            <text:p>0.48174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6293" calcext:value-type="float">
            <text:p>0.42629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14895" calcext:value-type="float">
            <text:p>0.114895</text:p>
          </table:table-cell>
          <table:table-cell office:value-type="float" office:value="0.268704" calcext:value-type="float">
            <text:p>0.268704</text:p>
          </table:table-cell>
          <table:table-cell office:value-type="float" office:value="0.394224" calcext:value-type="float">
            <text:p>0.394224</text:p>
          </table:table-cell>
          <table:table-cell office:value-type="float" office:value="0.417383" calcext:value-type="float">
            <text:p>0.417383</text:p>
          </table:table-cell>
          <table:table-cell office:value-type="float" office:value="0.425411" calcext:value-type="float">
            <text:p>0.425411</text:p>
          </table:table-cell>
          <table:table-cell office:value-type="float" office:value="0.437062" calcext:value-type="float">
            <text:p>0.437062</text:p>
          </table:table-cell>
          <table:table-cell office:value-type="float" office:value="0.445657" calcext:value-type="float">
            <text:p>0.445657</text:p>
          </table:table-cell>
          <table:table-cell office:value-type="float" office:value="0.455875" calcext:value-type="float">
            <text:p>0.455875</text:p>
          </table:table-cell>
          <table:table-cell office:value-type="float" office:value="0.46455" calcext:value-type="float">
            <text:p>0.46455</text:p>
          </table:table-cell>
          <table:table-cell office:value-type="float" office:value="0.473721" calcext:value-type="float">
            <text:p>0.473721</text:p>
          </table:table-cell>
          <table:table-cell office:value-type="float" office:value="0.48206" calcext:value-type="float">
            <text:p>0.4820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6465" calcext:value-type="float">
            <text:p>0.42646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14895" calcext:value-type="float">
            <text:p>0.114895</text:p>
          </table:table-cell>
          <table:table-cell office:value-type="float" office:value="0.271581" calcext:value-type="float">
            <text:p>0.271581</text:p>
          </table:table-cell>
          <table:table-cell office:value-type="float" office:value="0.401462" calcext:value-type="float">
            <text:p>0.401462</text:p>
          </table:table-cell>
          <table:table-cell office:value-type="float" office:value="0.417669" calcext:value-type="float">
            <text:p>0.417669</text:p>
          </table:table-cell>
          <table:table-cell office:value-type="float" office:value="0.424861" calcext:value-type="float">
            <text:p>0.424861</text:p>
          </table:table-cell>
          <table:table-cell office:value-type="float" office:value="0.434266" calcext:value-type="float">
            <text:p>0.434266</text:p>
          </table:table-cell>
          <table:table-cell office:value-type="float" office:value="0.444491" calcext:value-type="float">
            <text:p>0.444491</text:p>
          </table:table-cell>
          <table:table-cell office:value-type="float" office:value="0.455456" calcext:value-type="float">
            <text:p>0.455456</text:p>
          </table:table-cell>
          <table:table-cell office:value-type="float" office:value="0.464949" calcext:value-type="float">
            <text:p>0.464949</text:p>
          </table:table-cell>
          <table:table-cell office:value-type="float" office:value="0.47502" calcext:value-type="float">
            <text:p>0.47502</text:p>
          </table:table-cell>
          <table:table-cell office:value-type="float" office:value="0.482441" calcext:value-type="float">
            <text:p>0.48244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722" calcext:value-type="float">
            <text:p>0.4272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65908" calcext:value-type="float">
            <text:p>0.065908</text:p>
          </table:table-cell>
          <table:table-cell office:value-type="float" office:value="0.266866" calcext:value-type="float">
            <text:p>0.266866</text:p>
          </table:table-cell>
          <table:table-cell office:value-type="float" office:value="0.401134" calcext:value-type="float">
            <text:p>0.401134</text:p>
          </table:table-cell>
          <table:table-cell office:value-type="float" office:value="0.418109" calcext:value-type="float">
            <text:p>0.418109</text:p>
          </table:table-cell>
          <table:table-cell office:value-type="float" office:value="0.425481" calcext:value-type="float">
            <text:p>0.425481</text:p>
          </table:table-cell>
          <table:table-cell office:value-type="float" office:value="0.434852" calcext:value-type="float">
            <text:p>0.434852</text:p>
          </table:table-cell>
          <table:table-cell office:value-type="float" office:value="0.444633" calcext:value-type="float">
            <text:p>0.444633</text:p>
          </table:table-cell>
          <table:table-cell office:value-type="float" office:value="0.454047" calcext:value-type="float">
            <text:p>0.454047</text:p>
          </table:table-cell>
          <table:table-cell office:value-type="float" office:value="0.462975" calcext:value-type="float">
            <text:p>0.462975</text:p>
          </table:table-cell>
          <table:table-cell office:value-type="float" office:value="0.473544" calcext:value-type="float">
            <text:p>0.473544</text:p>
          </table:table-cell>
          <table:table-cell office:value-type="float" office:value="0.48194" calcext:value-type="float">
            <text:p>0.4819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6358" calcext:value-type="float">
            <text:p>0.42635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21861" calcext:value-type="float">
            <text:p>0.121861</text:p>
          </table:table-cell>
          <table:table-cell office:value-type="float" office:value="0.306239" calcext:value-type="float">
            <text:p>0.306239</text:p>
          </table:table-cell>
          <table:table-cell office:value-type="float" office:value="0.404848" calcext:value-type="float">
            <text:p>0.404848</text:p>
          </table:table-cell>
          <table:table-cell office:value-type="float" office:value="0.41758" calcext:value-type="float">
            <text:p>0.41758</text:p>
          </table:table-cell>
          <table:table-cell office:value-type="float" office:value="0.42589" calcext:value-type="float">
            <text:p>0.42589</text:p>
          </table:table-cell>
          <table:table-cell office:value-type="float" office:value="0.436198" calcext:value-type="float">
            <text:p>0.436198</text:p>
          </table:table-cell>
          <table:table-cell office:value-type="float" office:value="0.446777" calcext:value-type="float">
            <text:p>0.446777</text:p>
          </table:table-cell>
          <table:table-cell office:value-type="float" office:value="0.455993" calcext:value-type="float">
            <text:p>0.455993</text:p>
          </table:table-cell>
          <table:table-cell office:value-type="float" office:value="0.465664" calcext:value-type="float">
            <text:p>0.465664</text:p>
          </table:table-cell>
          <table:table-cell office:value-type="float" office:value="0.475592" calcext:value-type="float">
            <text:p>0.475592</text:p>
          </table:table-cell>
          <table:table-cell office:value-type="float" office:value="0.48247" calcext:value-type="float">
            <text:p>0.4824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1725" calcext:value-type="float">
            <text:p>0.4317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54777" calcext:value-type="float">
            <text:p>0.154777</text:p>
          </table:table-cell>
          <table:table-cell office:value-type="float" office:value="0.31204" calcext:value-type="float">
            <text:p>0.31204</text:p>
          </table:table-cell>
          <table:table-cell office:value-type="float" office:value="0.407469" calcext:value-type="float">
            <text:p>0.407469</text:p>
          </table:table-cell>
          <table:table-cell office:value-type="float" office:value="0.418082" calcext:value-type="float">
            <text:p>0.418082</text:p>
          </table:table-cell>
          <table:table-cell office:value-type="float" office:value="0.425403" calcext:value-type="float">
            <text:p>0.425403</text:p>
          </table:table-cell>
          <table:table-cell office:value-type="float" office:value="0.437239" calcext:value-type="float">
            <text:p>0.437239</text:p>
          </table:table-cell>
          <table:table-cell office:value-type="float" office:value="0.447085" calcext:value-type="float">
            <text:p>0.447085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465956" calcext:value-type="float">
            <text:p>0.465956</text:p>
          </table:table-cell>
          <table:table-cell office:value-type="float" office:value="0.476298" calcext:value-type="float">
            <text:p>0.476298</text:p>
          </table:table-cell>
          <table:table-cell office:value-type="float" office:value="0.48343" calcext:value-type="float">
            <text:p>0.4834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93" calcext:value-type="float">
            <text:p>0.4329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36399" calcext:value-type="float">
            <text:p>0.136399</text:p>
          </table:table-cell>
          <table:table-cell office:value-type="float" office:value="0.241317" calcext:value-type="float">
            <text:p>0.241317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414433" calcext:value-type="float">
            <text:p>0.414433</text:p>
          </table:table-cell>
          <table:table-cell office:value-type="float" office:value="0.419776" calcext:value-type="float">
            <text:p>0.419776</text:p>
          </table:table-cell>
          <table:table-cell office:value-type="float" office:value="0.427363" calcext:value-type="float">
            <text:p>0.427363</text:p>
          </table:table-cell>
          <table:table-cell office:value-type="float" office:value="0.440733" calcext:value-type="float">
            <text:p>0.440733</text:p>
          </table:table-cell>
          <table:table-cell office:value-type="float" office:value="0.449435" calcext:value-type="float">
            <text:p>0.449435</text:p>
          </table:table-cell>
          <table:table-cell office:value-type="float" office:value="0.460363" calcext:value-type="float">
            <text:p>0.460363</text:p>
          </table:table-cell>
          <table:table-cell office:value-type="float" office:value="0.472737" calcext:value-type="float">
            <text:p>0.472737</text:p>
          </table:table-cell>
          <table:table-cell office:value-type="float" office:value="0.482193" calcext:value-type="float">
            <text:p>0.48219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0289" calcext:value-type="float">
            <text:p>0.42028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78092" calcext:value-type="float">
            <text:p>0.078092</text:p>
          </table:table-cell>
          <table:table-cell office:value-type="float" office:value="0.231672" calcext:value-type="float">
            <text:p>0.231672</text:p>
          </table:table-cell>
          <table:table-cell office:value-type="float" office:value="0.386403" calcext:value-type="float">
            <text:p>0.386403</text:p>
          </table:table-cell>
          <table:table-cell office:value-type="float" office:value="0.412124" calcext:value-type="float">
            <text:p>0.412124</text:p>
          </table:table-cell>
          <table:table-cell office:value-type="float" office:value="0.417173" calcext:value-type="float">
            <text:p>0.417173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0.436214" calcext:value-type="float">
            <text:p>0.436214</text:p>
          </table:table-cell>
          <table:table-cell office:value-type="float" office:value="0.445268" calcext:value-type="float">
            <text:p>0.445268</text:p>
          </table:table-cell>
          <table:table-cell office:value-type="float" office:value="0.454954" calcext:value-type="float">
            <text:p>0.454954</text:p>
          </table:table-cell>
          <table:table-cell office:value-type="float" office:value="0.467189" calcext:value-type="float">
            <text:p>0.467189</text:p>
          </table:table-cell>
          <table:table-cell office:value-type="float" office:value="0.480222" calcext:value-type="float">
            <text:p>0.48022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548" calcext:value-type="float">
            <text:p>0.4154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8092" calcext:value-type="float">
            <text:p>0.078092</text:p>
          </table:table-cell>
          <table:table-cell office:value-type="float" office:value="0.254649" calcext:value-type="float">
            <text:p>0.254649</text:p>
          </table:table-cell>
          <table:table-cell office:value-type="float" office:value="0.39639" calcext:value-type="float">
            <text:p>0.39639</text:p>
          </table:table-cell>
          <table:table-cell office:value-type="float" office:value="0.41391" calcext:value-type="float">
            <text:p>0.41391</text:p>
          </table:table-cell>
          <table:table-cell office:value-type="float" office:value="0.419971" calcext:value-type="float">
            <text:p>0.419971</text:p>
          </table:table-cell>
          <table:table-cell office:value-type="float" office:value="0.428711" calcext:value-type="float">
            <text:p>0.428711</text:p>
          </table:table-cell>
          <table:table-cell office:value-type="float" office:value="0.441866" calcext:value-type="float">
            <text:p>0.441866</text:p>
          </table:table-cell>
          <table:table-cell office:value-type="float" office:value="0.446294" calcext:value-type="float">
            <text:p>0.446294</text:p>
          </table:table-cell>
          <table:table-cell office:value-type="float" office:value="0.458415" calcext:value-type="float">
            <text:p>0.458415</text:p>
          </table:table-cell>
          <table:table-cell office:value-type="float" office:value="0.469873" calcext:value-type="float">
            <text:p>0.469873</text:p>
          </table:table-cell>
          <table:table-cell office:value-type="float" office:value="0.482495" calcext:value-type="float">
            <text:p>0.48249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1257" calcext:value-type="float">
            <text:p>0.42125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69185" calcext:value-type="float">
            <text:p>0.169185</text:p>
          </table:table-cell>
          <table:table-cell office:value-type="float" office:value="0.253862" calcext:value-type="float">
            <text:p>0.253862</text:p>
          </table:table-cell>
          <table:table-cell office:value-type="float" office:value="0.38513" calcext:value-type="float">
            <text:p>0.38513</text:p>
          </table:table-cell>
          <table:table-cell office:value-type="float" office:value="0.411586" calcext:value-type="float">
            <text:p>0.411586</text:p>
          </table:table-cell>
          <table:table-cell office:value-type="float" office:value="0.419038" calcext:value-type="float">
            <text:p>0.419038</text:p>
          </table:table-cell>
          <table:table-cell office:value-type="float" office:value="0.429069" calcext:value-type="float">
            <text:p>0.429069</text:p>
          </table:table-cell>
          <table:table-cell office:value-type="float" office:value="0.441271" calcext:value-type="float">
            <text:p>0.441271</text:p>
          </table:table-cell>
          <table:table-cell office:value-type="float" office:value="0.446442" calcext:value-type="float">
            <text:p>0.446442</text:p>
          </table:table-cell>
          <table:table-cell office:value-type="float" office:value="0.456417" calcext:value-type="float">
            <text:p>0.456417</text:p>
          </table:table-cell>
          <table:table-cell office:value-type="float" office:value="0.47105" calcext:value-type="float">
            <text:p>0.47105</text:p>
          </table:table-cell>
          <table:table-cell office:value-type="float" office:value="0.483724" calcext:value-type="float">
            <text:p>0.48372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9759" calcext:value-type="float">
            <text:p>0.41975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47213" calcext:value-type="float">
            <text:p>0.147213</text:p>
          </table:table-cell>
          <table:table-cell office:value-type="float" office:value="0.226466" calcext:value-type="float">
            <text:p>0.226466</text:p>
          </table:table-cell>
          <table:table-cell office:value-type="float" office:value="0.384256" calcext:value-type="float">
            <text:p>0.384256</text:p>
          </table:table-cell>
          <table:table-cell office:value-type="float" office:value="0.412003" calcext:value-type="float">
            <text:p>0.412003</text:p>
          </table:table-cell>
          <table:table-cell office:value-type="float" office:value="0.418709" calcext:value-type="float">
            <text:p>0.418709</text:p>
          </table:table-cell>
          <table:table-cell office:value-type="float" office:value="0.425606" calcext:value-type="float">
            <text:p>0.425606</text:p>
          </table:table-cell>
          <table:table-cell office:value-type="float" office:value="0.436241" calcext:value-type="float">
            <text:p>0.436241</text:p>
          </table:table-cell>
          <table:table-cell office:value-type="float" office:value="0.445221" calcext:value-type="float">
            <text:p>0.445221</text:p>
          </table:table-cell>
          <table:table-cell office:value-type="float" office:value="0.453827" calcext:value-type="float">
            <text:p>0.453827</text:p>
          </table:table-cell>
          <table:table-cell office:value-type="float" office:value="0.464604" calcext:value-type="float">
            <text:p>0.464604</text:p>
          </table:table-cell>
          <table:table-cell office:value-type="float" office:value="0.481584" calcext:value-type="float">
            <text:p>0.48158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4852" calcext:value-type="float">
            <text:p>0.41485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26887" calcext:value-type="float">
            <text:p>0.126887</text:p>
          </table:table-cell>
          <table:table-cell office:value-type="float" office:value="0.209233" calcext:value-type="float">
            <text:p>0.209233</text:p>
          </table:table-cell>
          <table:table-cell office:value-type="float" office:value="0.363061" calcext:value-type="float">
            <text:p>0.363061</text:p>
          </table:table-cell>
          <table:table-cell office:value-type="float" office:value="0.407792" calcext:value-type="float">
            <text:p>0.407792</text:p>
          </table:table-cell>
          <table:table-cell office:value-type="float" office:value="0.418298" calcext:value-type="float">
            <text:p>0.418298</text:p>
          </table:table-cell>
          <table:table-cell office:value-type="float" office:value="0.424784" calcext:value-type="float">
            <text:p>0.424784</text:p>
          </table:table-cell>
          <table:table-cell office:value-type="float" office:value="0.433727" calcext:value-type="float">
            <text:p>0.433727</text:p>
          </table:table-cell>
          <table:table-cell office:value-type="float" office:value="0.445375" calcext:value-type="float">
            <text:p>0.445375</text:p>
          </table:table-cell>
          <table:table-cell office:value-type="float" office:value="0.454626" calcext:value-type="float">
            <text:p>0.454626</text:p>
          </table:table-cell>
          <table:table-cell office:value-type="float" office:value="0.469622" calcext:value-type="float">
            <text:p>0.469622</text:p>
          </table:table-cell>
          <table:table-cell office:value-type="float" office:value="0.482085" calcext:value-type="float">
            <text:p>0.48208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086" calcext:value-type="float">
            <text:p>0.4108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24871" calcext:value-type="float">
            <text:p>0.124871</text:p>
          </table:table-cell>
          <table:table-cell office:value-type="float" office:value="0.217233" calcext:value-type="float">
            <text:p>0.217233</text:p>
          </table:table-cell>
          <table:table-cell office:value-type="float" office:value="0.376757" calcext:value-type="float">
            <text:p>0.376757</text:p>
          </table:table-cell>
          <table:table-cell office:value-type="float" office:value="0.41263" calcext:value-type="float">
            <text:p>0.41263</text:p>
          </table:table-cell>
          <table:table-cell office:value-type="float" office:value="0.420489" calcext:value-type="float">
            <text:p>0.420489</text:p>
          </table:table-cell>
          <table:table-cell office:value-type="float" office:value="0.426546" calcext:value-type="float">
            <text:p>0.426546</text:p>
          </table:table-cell>
          <table:table-cell office:value-type="float" office:value="0.43481" calcext:value-type="float">
            <text:p>0.43481</text:p>
          </table:table-cell>
          <table:table-cell office:value-type="float" office:value="0.445297" calcext:value-type="float">
            <text:p>0.445297</text:p>
          </table:table-cell>
          <table:table-cell office:value-type="float" office:value="0.453195" calcext:value-type="float">
            <text:p>0.453195</text:p>
          </table:table-cell>
          <table:table-cell office:value-type="float" office:value="0.464203" calcext:value-type="float">
            <text:p>0.464203</text:p>
          </table:table-cell>
          <table:table-cell office:value-type="float" office:value="0.482774" calcext:value-type="float">
            <text:p>0.48277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3393" calcext:value-type="float">
            <text:p>0.41339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24871" calcext:value-type="float">
            <text:p>0.124871</text:p>
          </table:table-cell>
          <table:table-cell office:value-type="float" office:value="0.225038" calcext:value-type="float">
            <text:p>0.225038</text:p>
          </table:table-cell>
          <table:table-cell office:value-type="float" office:value="0.384527" calcext:value-type="float">
            <text:p>0.384527</text:p>
          </table:table-cell>
          <table:table-cell office:value-type="float" office:value="0.416201" calcext:value-type="float">
            <text:p>0.416201</text:p>
          </table:table-cell>
          <table:table-cell office:value-type="float" office:value="0.422509" calcext:value-type="float">
            <text:p>0.422509</text:p>
          </table:table-cell>
          <table:table-cell office:value-type="float" office:value="0.428681" calcext:value-type="float">
            <text:p>0.428681</text:p>
          </table:table-cell>
          <table:table-cell office:value-type="float" office:value="0.440997" calcext:value-type="float">
            <text:p>0.440997</text:p>
          </table:table-cell>
          <table:table-cell office:value-type="float" office:value="0.446151" calcext:value-type="float">
            <text:p>0.446151</text:p>
          </table:table-cell>
          <table:table-cell office:value-type="float" office:value="0.455351" calcext:value-type="float">
            <text:p>0.455351</text:p>
          </table:table-cell>
          <table:table-cell office:value-type="float" office:value="0.471263" calcext:value-type="float">
            <text:p>0.471263</text:p>
          </table:table-cell>
          <table:table-cell office:value-type="float" office:value="0.48367" calcext:value-type="float">
            <text:p>0.48367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7439" calcext:value-type="float">
            <text:p>0.41743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24871" calcext:value-type="float">
            <text:p>0.124871</text:p>
          </table:table-cell>
          <table:table-cell office:value-type="float" office:value="0.238188" calcext:value-type="float">
            <text:p>0.238188</text:p>
          </table:table-cell>
          <table:table-cell office:value-type="float" office:value="0.390861" calcext:value-type="float">
            <text:p>0.390861</text:p>
          </table:table-cell>
          <table:table-cell office:value-type="float" office:value="0.413509" calcext:value-type="float">
            <text:p>0.413509</text:p>
          </table:table-cell>
          <table:table-cell office:value-type="float" office:value="0.420955" calcext:value-type="float">
            <text:p>0.420955</text:p>
          </table:table-cell>
          <table:table-cell office:value-type="float" office:value="0.426379" calcext:value-type="float">
            <text:p>0.426379</text:p>
          </table:table-cell>
          <table:table-cell office:value-type="float" office:value="0.435253" calcext:value-type="float">
            <text:p>0.435253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55838" calcext:value-type="float">
            <text:p>0.455838</text:p>
          </table:table-cell>
          <table:table-cell office:value-type="float" office:value="0.471385" calcext:value-type="float">
            <text:p>0.471385</text:p>
          </table:table-cell>
          <table:table-cell office:value-type="float" office:value="0.483041" calcext:value-type="float">
            <text:p>0.48304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8031" calcext:value-type="float">
            <text:p>0.41803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24871" calcext:value-type="float">
            <text:p>0.124871</text:p>
          </table:table-cell>
          <table:table-cell office:value-type="float" office:value="0.242207" calcext:value-type="float">
            <text:p>0.242207</text:p>
          </table:table-cell>
          <table:table-cell office:value-type="float" office:value="0.383977" calcext:value-type="float">
            <text:p>0.383977</text:p>
          </table:table-cell>
          <table:table-cell office:value-type="float" office:value="0.411767" calcext:value-type="float">
            <text:p>0.411767</text:p>
          </table:table-cell>
          <table:table-cell office:value-type="float" office:value="0.421162" calcext:value-type="float">
            <text:p>0.421162</text:p>
          </table:table-cell>
          <table:table-cell office:value-type="float" office:value="0.427553" calcext:value-type="float">
            <text:p>0.427553</text:p>
          </table:table-cell>
          <table:table-cell office:value-type="float" office:value="0.436755" calcext:value-type="float">
            <text:p>0.436755</text:p>
          </table:table-cell>
          <table:table-cell office:value-type="float" office:value="0.445003" calcext:value-type="float">
            <text:p>0.445003</text:p>
          </table:table-cell>
          <table:table-cell office:value-type="float" office:value="0.457719" calcext:value-type="float">
            <text:p>0.457719</text:p>
          </table:table-cell>
          <table:table-cell office:value-type="float" office:value="0.473973" calcext:value-type="float">
            <text:p>0.473973</text:p>
          </table:table-cell>
          <table:table-cell office:value-type="float" office:value="0.483089" calcext:value-type="float">
            <text:p>0.48308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8321" calcext:value-type="float">
            <text:p>0.41832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87502" calcext:value-type="float">
            <text:p>0.087502</text:p>
          </table:table-cell>
          <table:table-cell office:value-type="float" office:value="0.235924" calcext:value-type="float">
            <text:p>0.235924</text:p>
          </table:table-cell>
          <table:table-cell office:value-type="float" office:value="0.366549" calcext:value-type="float">
            <text:p>0.366549</text:p>
          </table:table-cell>
          <table:table-cell office:value-type="float" office:value="0.408123" calcext:value-type="float">
            <text:p>0.408123</text:p>
          </table:table-cell>
          <table:table-cell office:value-type="float" office:value="0.420587" calcext:value-type="float">
            <text:p>0.420587</text:p>
          </table:table-cell>
          <table:table-cell office:value-type="float" office:value="0.425648" calcext:value-type="float">
            <text:p>0.425648</text:p>
          </table:table-cell>
          <table:table-cell office:value-type="float" office:value="0.436851" calcext:value-type="float">
            <text:p>0.436851</text:p>
          </table:table-cell>
          <table:table-cell office:value-type="float" office:value="0.445505" calcext:value-type="float">
            <text:p>0.445505</text:p>
          </table:table-cell>
          <table:table-cell office:value-type="float" office:value="0.457833" calcext:value-type="float">
            <text:p>0.457833</text:p>
          </table:table-cell>
          <table:table-cell office:value-type="float" office:value="0.472931" calcext:value-type="float">
            <text:p>0.472931</text:p>
          </table:table-cell>
          <table:table-cell office:value-type="float" office:value="0.483714" calcext:value-type="float">
            <text:p>0.48371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5366" calcext:value-type="float">
            <text:p>0.41536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47265" calcext:value-type="float">
            <text:p>0.047265</text:p>
          </table:table-cell>
          <table:table-cell office:value-type="float" office:value="0.22788" calcext:value-type="float">
            <text:p>0.22788</text:p>
          </table:table-cell>
          <table:table-cell office:value-type="float" office:value="0.352451" calcext:value-type="float">
            <text:p>0.352451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0.418669" calcext:value-type="float">
            <text:p>0.418669</text:p>
          </table:table-cell>
          <table:table-cell office:value-type="float" office:value="0.424604" calcext:value-type="float">
            <text:p>0.424604</text:p>
          </table:table-cell>
          <table:table-cell office:value-type="float" office:value="0.435757" calcext:value-type="float">
            <text:p>0.435757</text:p>
          </table:table-cell>
          <table:table-cell office:value-type="float" office:value="0.44523" calcext:value-type="float">
            <text:p>0.44523</text:p>
          </table:table-cell>
          <table:table-cell office:value-type="float" office:value="0.455928" calcext:value-type="float">
            <text:p>0.455928</text:p>
          </table:table-cell>
          <table:table-cell office:value-type="float" office:value="0.471076" calcext:value-type="float">
            <text:p>0.471076</text:p>
          </table:table-cell>
          <table:table-cell office:value-type="float" office:value="0.482425" calcext:value-type="float">
            <text:p>0.48242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1833" calcext:value-type="float">
            <text:p>0.41183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31917" calcext:value-type="float">
            <text:p>0.131917</text:p>
          </table:table-cell>
          <table:table-cell office:value-type="float" office:value="0.263628" calcext:value-type="float">
            <text:p>0.263628</text:p>
          </table:table-cell>
          <table:table-cell office:value-type="float" office:value="0.376953" calcext:value-type="float">
            <text:p>0.376953</text:p>
          </table:table-cell>
          <table:table-cell office:value-type="float" office:value="0.411449" calcext:value-type="float">
            <text:p>0.411449</text:p>
          </table:table-cell>
          <table:table-cell office:value-type="float" office:value="0.420468" calcext:value-type="float">
            <text:p>0.420468</text:p>
          </table:table-cell>
          <table:table-cell office:value-type="float" office:value="0.42652" calcext:value-type="float">
            <text:p>0.42652</text:p>
          </table:table-cell>
          <table:table-cell office:value-type="float" office:value="0.438645" calcext:value-type="float">
            <text:p>0.438645</text:p>
          </table:table-cell>
          <table:table-cell office:value-type="float" office:value="0.445561" calcext:value-type="float">
            <text:p>0.445561</text:p>
          </table:table-cell>
          <table:table-cell office:value-type="float" office:value="0.457497" calcext:value-type="float">
            <text:p>0.457497</text:p>
          </table:table-cell>
          <table:table-cell office:value-type="float" office:value="0.474327" calcext:value-type="float">
            <text:p>0.474327</text:p>
          </table:table-cell>
          <table:table-cell office:value-type="float" office:value="0.483101" calcext:value-type="float">
            <text:p>0.48310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9815" calcext:value-type="float">
            <text:p>0.41981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0.268206" calcext:value-type="float">
            <text:p>0.268206</text:p>
          </table:table-cell>
          <table:table-cell office:value-type="float" office:value="0.387704" calcext:value-type="float">
            <text:p>0.387704</text:p>
          </table:table-cell>
          <table:table-cell office:value-type="float" office:value="0.415125" calcext:value-type="float">
            <text:p>0.415125</text:p>
          </table:table-cell>
          <table:table-cell office:value-type="float" office:value="0.421141" calcext:value-type="float">
            <text:p>0.421141</text:p>
          </table:table-cell>
          <table:table-cell office:value-type="float" office:value="0.42861" calcext:value-type="float">
            <text:p>0.42861</text:p>
          </table:table-cell>
          <table:table-cell office:value-type="float" office:value="0.442169" calcext:value-type="float">
            <text:p>0.442169</text:p>
          </table:table-cell>
          <table:table-cell office:value-type="float" office:value="0.44921" calcext:value-type="float">
            <text:p>0.44921</text:p>
          </table:table-cell>
          <table:table-cell office:value-type="float" office:value="0.462219" calcext:value-type="float">
            <text:p>0.462219</text:p>
          </table:table-cell>
          <table:table-cell office:value-type="float" office:value="0.475519" calcext:value-type="float">
            <text:p>0.475519</text:p>
          </table:table-cell>
          <table:table-cell office:value-type="float" office:value="0.483722" calcext:value-type="float">
            <text:p>0.48372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3363" calcext:value-type="float">
            <text:p>0.42336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5425" calcext:value-type="float">
            <text:p>0.15425</text:p>
          </table:table-cell>
          <table:table-cell office:value-type="float" office:value="0.285439" calcext:value-type="float">
            <text:p>0.285439</text:p>
          </table:table-cell>
          <table:table-cell office:value-type="float" office:value="0.397523" calcext:value-type="float">
            <text:p>0.397523</text:p>
          </table:table-cell>
          <table:table-cell office:value-type="float" office:value="0.417405" calcext:value-type="float">
            <text:p>0.417405</text:p>
          </table:table-cell>
          <table:table-cell office:value-type="float" office:value="0.42245" calcext:value-type="float">
            <text:p>0.42245</text:p>
          </table:table-cell>
          <table:table-cell office:value-type="float" office:value="0.43532" calcext:value-type="float">
            <text:p>0.43532</text:p>
          </table:table-cell>
          <table:table-cell office:value-type="float" office:value="0.444866" calcext:value-type="float">
            <text:p>0.444866</text:p>
          </table:table-cell>
          <table:table-cell office:value-type="float" office:value="0.454029" calcext:value-type="float">
            <text:p>0.454029</text:p>
          </table:table-cell>
          <table:table-cell office:value-type="float" office:value="0.465493" calcext:value-type="float">
            <text:p>0.465493</text:p>
          </table:table-cell>
          <table:table-cell office:value-type="float" office:value="0.476001" calcext:value-type="float">
            <text:p>0.476001</text:p>
          </table:table-cell>
          <table:table-cell office:value-type="float" office:value="0.485009" calcext:value-type="float">
            <text:p>0.48500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8354" calcext:value-type="float">
            <text:p>0.42835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5425" calcext:value-type="float">
            <text:p>0.15425</text:p>
          </table:table-cell>
          <table:table-cell office:value-type="float" office:value="0.278257" calcext:value-type="float">
            <text:p>0.278257</text:p>
          </table:table-cell>
          <table:table-cell office:value-type="float" office:value="0.396123" calcext:value-type="float">
            <text:p>0.396123</text:p>
          </table:table-cell>
          <table:table-cell office:value-type="float" office:value="0.417169" calcext:value-type="float">
            <text:p>0.417169</text:p>
          </table:table-cell>
          <table:table-cell office:value-type="float" office:value="0.422045" calcext:value-type="float">
            <text:p>0.422045</text:p>
          </table:table-cell>
          <table:table-cell office:value-type="float" office:value="0.431318" calcext:value-type="float">
            <text:p>0.431318</text:p>
          </table:table-cell>
          <table:table-cell office:value-type="float" office:value="0.44177" calcext:value-type="float">
            <text:p>0.44177</text:p>
          </table:table-cell>
          <table:table-cell office:value-type="float" office:value="0.447861" calcext:value-type="float">
            <text:p>0.447861</text:p>
          </table:table-cell>
          <table:table-cell office:value-type="float" office:value="0.458923" calcext:value-type="float">
            <text:p>0.458923</text:p>
          </table:table-cell>
          <table:table-cell office:value-type="float" office:value="0.473521" calcext:value-type="float">
            <text:p>0.473521</text:p>
          </table:table-cell>
          <table:table-cell office:value-type="float" office:value="0.484014" calcext:value-type="float">
            <text:p>0.48401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51" calcext:value-type="float">
            <text:p>0.425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272224" calcext:value-type="float">
            <text:p>0.272224</text:p>
          </table:table-cell>
          <table:table-cell office:value-type="float" office:value="0.401757" calcext:value-type="float">
            <text:p>0.401757</text:p>
          </table:table-cell>
          <table:table-cell office:value-type="float" office:value="0.418757" calcext:value-type="float">
            <text:p>0.418757</text:p>
          </table:table-cell>
          <table:table-cell office:value-type="float" office:value="0.424955" calcext:value-type="float">
            <text:p>0.424955</text:p>
          </table:table-cell>
          <table:table-cell office:value-type="float" office:value="0.433294" calcext:value-type="float">
            <text:p>0.433294</text:p>
          </table:table-cell>
          <table:table-cell office:value-type="float" office:value="0.443373" calcext:value-type="float">
            <text:p>0.443373</text:p>
          </table:table-cell>
          <table:table-cell office:value-type="float" office:value="0.451535" calcext:value-type="float">
            <text:p>0.451535</text:p>
          </table:table-cell>
          <table:table-cell office:value-type="float" office:value="0.461799" calcext:value-type="float">
            <text:p>0.461799</text:p>
          </table:table-cell>
          <table:table-cell office:value-type="float" office:value="0.474231" calcext:value-type="float">
            <text:p>0.474231</text:p>
          </table:table-cell>
          <table:table-cell office:value-type="float" office:value="0.483519" calcext:value-type="float">
            <text:p>0.48351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6544" calcext:value-type="float">
            <text:p>0.42654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0.226453" calcext:value-type="float">
            <text:p>0.226453</text:p>
          </table:table-cell>
          <table:table-cell office:value-type="float" office:value="0.397603" calcext:value-type="float">
            <text:p>0.397603</text:p>
          </table:table-cell>
          <table:table-cell office:value-type="float" office:value="0.415195" calcext:value-type="float">
            <text:p>0.415195</text:p>
          </table:table-cell>
          <table:table-cell office:value-type="float" office:value="0.423917" calcext:value-type="float">
            <text:p>0.423917</text:p>
          </table:table-cell>
          <table:table-cell office:value-type="float" office:value="0.432922" calcext:value-type="float">
            <text:p>0.432922</text:p>
          </table:table-cell>
          <table:table-cell office:value-type="float" office:value="0.442278" calcext:value-type="float">
            <text:p>0.442278</text:p>
          </table:table-cell>
          <table:table-cell office:value-type="float" office:value="0.449571" calcext:value-type="float">
            <text:p>0.449571</text:p>
          </table:table-cell>
          <table:table-cell office:value-type="float" office:value="0.462003" calcext:value-type="float">
            <text:p>0.462003</text:p>
          </table:table-cell>
          <table:table-cell office:value-type="float" office:value="0.475557" calcext:value-type="float">
            <text:p>0.475557</text:p>
          </table:table-cell>
          <table:table-cell office:value-type="float" office:value="0.483103" calcext:value-type="float">
            <text:p>0.48310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086" calcext:value-type="float">
            <text:p>0.4208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79838" calcext:value-type="float">
            <text:p>0.079838</text:p>
          </table:table-cell>
          <table:table-cell office:value-type="float" office:value="0.289043" calcext:value-type="float">
            <text:p>0.289043</text:p>
          </table:table-cell>
          <table:table-cell office:value-type="float" office:value="0.409452" calcext:value-type="float">
            <text:p>0.409452</text:p>
          </table:table-cell>
          <table:table-cell office:value-type="float" office:value="0.420122" calcext:value-type="float">
            <text:p>0.420122</text:p>
          </table:table-cell>
          <table:table-cell office:value-type="float" office:value="0.426041" calcext:value-type="float">
            <text:p>0.426041</text:p>
          </table:table-cell>
          <table:table-cell office:value-type="float" office:value="0.435286" calcext:value-type="float">
            <text:p>0.435286</text:p>
          </table:table-cell>
          <table:table-cell office:value-type="float" office:value="0.445212" calcext:value-type="float">
            <text:p>0.445212</text:p>
          </table:table-cell>
          <table:table-cell office:value-type="float" office:value="0.457113" calcext:value-type="float">
            <text:p>0.457113</text:p>
          </table:table-cell>
          <table:table-cell office:value-type="float" office:value="0.466157" calcext:value-type="float">
            <text:p>0.466157</text:p>
          </table:table-cell>
          <table:table-cell office:value-type="float" office:value="0.476563" calcext:value-type="float">
            <text:p>0.476563</text:p>
          </table:table-cell>
          <table:table-cell office:value-type="float" office:value="0.48349" calcext:value-type="float">
            <text:p>0.4834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0848" calcext:value-type="float">
            <text:p>0.43084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72563" calcext:value-type="float">
            <text:p>0.072563</text:p>
          </table:table-cell>
          <table:table-cell office:value-type="float" office:value="0.279042" calcext:value-type="float">
            <text:p>0.279042</text:p>
          </table:table-cell>
          <table:table-cell office:value-type="float" office:value="0.405598" calcext:value-type="float">
            <text:p>0.405598</text:p>
          </table:table-cell>
          <table:table-cell office:value-type="float" office:value="0.417658" calcext:value-type="float">
            <text:p>0.417658</text:p>
          </table:table-cell>
          <table:table-cell office:value-type="float" office:value="0.424263" calcext:value-type="float">
            <text:p>0.424263</text:p>
          </table:table-cell>
          <table:table-cell office:value-type="float" office:value="0.431928" calcext:value-type="float">
            <text:p>0.431928</text:p>
          </table:table-cell>
          <table:table-cell office:value-type="float" office:value="0.442255" calcext:value-type="float">
            <text:p>0.442255</text:p>
          </table:table-cell>
          <table:table-cell office:value-type="float" office:value="0.449548" calcext:value-type="float">
            <text:p>0.449548</text:p>
          </table:table-cell>
          <table:table-cell office:value-type="float" office:value="0.463871" calcext:value-type="float">
            <text:p>0.463871</text:p>
          </table:table-cell>
          <table:table-cell office:value-type="float" office:value="0.475579" calcext:value-type="float">
            <text:p>0.475579</text:p>
          </table:table-cell>
          <table:table-cell office:value-type="float" office:value="0.483785" calcext:value-type="float">
            <text:p>0.48378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7353" calcext:value-type="float">
            <text:p>0.42735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3205" calcext:value-type="float">
            <text:p>0.063205</text:p>
          </table:table-cell>
          <table:table-cell office:value-type="float" office:value="0.292742" calcext:value-type="float">
            <text:p>0.292742</text:p>
          </table:table-cell>
          <table:table-cell office:value-type="float" office:value="0.407373" calcext:value-type="float">
            <text:p>0.407373</text:p>
          </table:table-cell>
          <table:table-cell office:value-type="float" office:value="0.41802" calcext:value-type="float">
            <text:p>0.41802</text:p>
          </table:table-cell>
          <table:table-cell office:value-type="float" office:value="0.425397" calcext:value-type="float">
            <text:p>0.425397</text:p>
          </table:table-cell>
          <table:table-cell office:value-type="float" office:value="0.436954" calcext:value-type="float">
            <text:p>0.436954</text:p>
          </table:table-cell>
          <table:table-cell office:value-type="float" office:value="0.445533" calcext:value-type="float">
            <text:p>0.445533</text:p>
          </table:table-cell>
          <table:table-cell office:value-type="float" office:value="0.459827" calcext:value-type="float">
            <text:p>0.459827</text:p>
          </table:table-cell>
          <table:table-cell office:value-type="float" office:value="0.471114" calcext:value-type="float">
            <text:p>0.471114</text:p>
          </table:table-cell>
          <table:table-cell office:value-type="float" office:value="0.478519" calcext:value-type="float">
            <text:p>0.478519</text:p>
          </table:table-cell>
          <table:table-cell office:value-type="float" office:value="0.485172" calcext:value-type="float">
            <text:p>0.48517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065" calcext:value-type="float">
            <text:p>0.43206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01205" calcext:value-type="float">
            <text:p>-0.01205</text:p>
          </table:table-cell>
          <table:table-cell office:value-type="float" office:value="0.31996" calcext:value-type="float">
            <text:p>0.31996</text:p>
          </table:table-cell>
          <table:table-cell office:value-type="float" office:value="0.41288" calcext:value-type="float">
            <text:p>0.41288</text:p>
          </table:table-cell>
          <table:table-cell office:value-type="float" office:value="0.421711" calcext:value-type="float">
            <text:p>0.421711</text:p>
          </table:table-cell>
          <table:table-cell office:value-type="float" office:value="0.42844" calcext:value-type="float">
            <text:p>0.42844</text:p>
          </table:table-cell>
          <table:table-cell office:value-type="float" office:value="0.439478" calcext:value-type="float">
            <text:p>0.439478</text:p>
          </table:table-cell>
          <table:table-cell office:value-type="float" office:value="0.446153" calcext:value-type="float">
            <text:p>0.446153</text:p>
          </table:table-cell>
          <table:table-cell office:value-type="float" office:value="0.460081" calcext:value-type="float">
            <text:p>0.460081</text:p>
          </table:table-cell>
          <table:table-cell office:value-type="float" office:value="0.469491" calcext:value-type="float">
            <text:p>0.469491</text:p>
          </table:table-cell>
          <table:table-cell office:value-type="float" office:value="0.477753" calcext:value-type="float">
            <text:p>0.477753</text:p>
          </table:table-cell>
          <table:table-cell office:value-type="float" office:value="0.48434" calcext:value-type="float">
            <text:p>0.4843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6029" calcext:value-type="float">
            <text:p>0.43602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69762" calcext:value-type="float">
            <text:p>0.069762</text:p>
          </table:table-cell>
          <table:table-cell office:value-type="float" office:value="0.350363" calcext:value-type="float">
            <text:p>0.350363</text:p>
          </table:table-cell>
          <table:table-cell office:value-type="float" office:value="0.414729" calcext:value-type="float">
            <text:p>0.414729</text:p>
          </table:table-cell>
          <table:table-cell office:value-type="float" office:value="0.422281" calcext:value-type="float">
            <text:p>0.422281</text:p>
          </table:table-cell>
          <table:table-cell office:value-type="float" office:value="0.428053" calcext:value-type="float">
            <text:p>0.428053</text:p>
          </table:table-cell>
          <table:table-cell office:value-type="float" office:value="0.438771" calcext:value-type="float">
            <text:p>0.438771</text:p>
          </table:table-cell>
          <table:table-cell office:value-type="float" office:value="0.445186" calcext:value-type="float">
            <text:p>0.445186</text:p>
          </table:table-cell>
          <table:table-cell office:value-type="float" office:value="0.456205" calcext:value-type="float">
            <text:p>0.456205</text:p>
          </table:table-cell>
          <table:table-cell office:value-type="float" office:value="0.467361" calcext:value-type="float">
            <text:p>0.467361</text:p>
          </table:table-cell>
          <table:table-cell office:value-type="float" office:value="0.476206" calcext:value-type="float">
            <text:p>0.476206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8203" calcext:value-type="float">
            <text:p>0.43820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9762" calcext:value-type="float">
            <text:p>0.069762</text:p>
          </table:table-cell>
          <table:table-cell office:value-type="float" office:value="0.327195" calcext:value-type="float">
            <text:p>0.327195</text:p>
          </table:table-cell>
          <table:table-cell office:value-type="float" office:value="0.413703" calcext:value-type="float">
            <text:p>0.413703</text:p>
          </table:table-cell>
          <table:table-cell office:value-type="float" office:value="0.421788" calcext:value-type="float">
            <text:p>0.421788</text:p>
          </table:table-cell>
          <table:table-cell office:value-type="float" office:value="0.428343" calcext:value-type="float">
            <text:p>0.428343</text:p>
          </table:table-cell>
          <table:table-cell office:value-type="float" office:value="0.438498" calcext:value-type="float">
            <text:p>0.438498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455464" calcext:value-type="float">
            <text:p>0.455464</text:p>
          </table:table-cell>
          <table:table-cell office:value-type="float" office:value="0.465736" calcext:value-type="float">
            <text:p>0.465736</text:p>
          </table:table-cell>
          <table:table-cell office:value-type="float" office:value="0.475587" calcext:value-type="float">
            <text:p>0.475587</text:p>
          </table:table-cell>
          <table:table-cell office:value-type="float" office:value="0.481691" calcext:value-type="float">
            <text:p>0.48169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532" calcext:value-type="float">
            <text:p>0.4353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8649" calcext:value-type="float">
            <text:p>0.068649</text:p>
          </table:table-cell>
          <table:table-cell office:value-type="float" office:value="0.251167" calcext:value-type="float">
            <text:p>0.251167</text:p>
          </table:table-cell>
          <table:table-cell office:value-type="float" office:value="0.407162" calcext:value-type="float">
            <text:p>0.407162</text:p>
          </table:table-cell>
          <table:table-cell office:value-type="float" office:value="0.418882" calcext:value-type="float">
            <text:p>0.418882</text:p>
          </table:table-cell>
          <table:table-cell office:value-type="float" office:value="0.42517" calcext:value-type="float">
            <text:p>0.42517</text:p>
          </table:table-cell>
          <table:table-cell office:value-type="float" office:value="0.432735" calcext:value-type="float">
            <text:p>0.432735</text:p>
          </table:table-cell>
          <table:table-cell office:value-type="float" office:value="0.443212" calcext:value-type="float">
            <text:p>0.443212</text:p>
          </table:table-cell>
          <table:table-cell office:value-type="float" office:value="0.45098" calcext:value-type="float">
            <text:p>0.45098</text:p>
          </table:table-cell>
          <table:table-cell office:value-type="float" office:value="0.461707" calcext:value-type="float">
            <text:p>0.461707</text:p>
          </table:table-cell>
          <table:table-cell office:value-type="float" office:value="0.474215" calcext:value-type="float">
            <text:p>0.474215</text:p>
          </table:table-cell>
          <table:table-cell office:value-type="float" office:value="0.482086" calcext:value-type="float">
            <text:p>0.48208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4732" calcext:value-type="float">
            <text:p>0.424732</text:p>
          </table:table-cell>
          <table:table-cell>
            <draw:frame draw:z-index="0" draw:style-name="gr1" draw:text-style-name="P1" svg:width="22.348cm" svg:height="12.57cm" svg:x="0.004cm" svg:y="0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04165" calcext:value-type="float">
            <text:p>-0.04165</text:p>
          </table:table-cell>
          <table:table-cell office:value-type="float" office:value="0.247328" calcext:value-type="float">
            <text:p>0.247328</text:p>
          </table:table-cell>
          <table:table-cell office:value-type="float" office:value="0.408731" calcext:value-type="float">
            <text:p>0.408731</text:p>
          </table:table-cell>
          <table:table-cell office:value-type="float" office:value="0.418304" calcext:value-type="float">
            <text:p>0.418304</text:p>
          </table:table-cell>
          <table:table-cell office:value-type="float" office:value="0.424949" calcext:value-type="float">
            <text:p>0.424949</text:p>
          </table:table-cell>
          <table:table-cell office:value-type="float" office:value="0.433262" calcext:value-type="float">
            <text:p>0.433262</text:p>
          </table:table-cell>
          <table:table-cell office:value-type="float" office:value="0.443293" calcext:value-type="float">
            <text:p>0.443293</text:p>
          </table:table-cell>
          <table:table-cell office:value-type="float" office:value="0.452117" calcext:value-type="float">
            <text:p>0.452117</text:p>
          </table:table-cell>
          <table:table-cell office:value-type="float" office:value="0.461012" calcext:value-type="float">
            <text:p>0.461012</text:p>
          </table:table-cell>
          <table:table-cell office:value-type="float" office:value="0.473138" calcext:value-type="float">
            <text:p>0.473138</text:p>
          </table:table-cell>
          <table:table-cell office:value-type="float" office:value="0.4821" calcext:value-type="float">
            <text:p>0.482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4423" calcext:value-type="float">
            <text:p>0.4244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4165" calcext:value-type="float">
            <text:p>-0.04165</text:p>
          </table:table-cell>
          <table:table-cell office:value-type="float" office:value="0.23738" calcext:value-type="float">
            <text:p>0.23738</text:p>
          </table:table-cell>
          <table:table-cell office:value-type="float" office:value="0.405558" calcext:value-type="float">
            <text:p>0.405558</text:p>
          </table:table-cell>
          <table:table-cell office:value-type="float" office:value="0.419172" calcext:value-type="float">
            <text:p>0.419172</text:p>
          </table:table-cell>
          <table:table-cell office:value-type="float" office:value="0.42533" calcext:value-type="float">
            <text:p>0.42533</text:p>
          </table:table-cell>
          <table:table-cell office:value-type="float" office:value="0.434309" calcext:value-type="float">
            <text:p>0.434309</text:p>
          </table:table-cell>
          <table:table-cell office:value-type="float" office:value="0.44283" calcext:value-type="float">
            <text:p>0.44283</text:p>
          </table:table-cell>
          <table:table-cell office:value-type="float" office:value="0.450249" calcext:value-type="float">
            <text:p>0.450249</text:p>
          </table:table-cell>
          <table:table-cell office:value-type="float" office:value="0.462081" calcext:value-type="float">
            <text:p>0.462081</text:p>
          </table:table-cell>
          <table:table-cell office:value-type="float" office:value="0.475305" calcext:value-type="float">
            <text:p>0.475305</text:p>
          </table:table-cell>
          <table:table-cell office:value-type="float" office:value="0.483225" calcext:value-type="float">
            <text:p>0.48322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3544" calcext:value-type="float">
            <text:p>0.42354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4165" calcext:value-type="float">
            <text:p>-0.04165</text:p>
          </table:table-cell>
          <table:table-cell office:value-type="float" office:value="0.268741" calcext:value-type="float">
            <text:p>0.268741</text:p>
          </table:table-cell>
          <table:table-cell office:value-type="float" office:value="0.406955" calcext:value-type="float">
            <text:p>0.406955</text:p>
          </table:table-cell>
          <table:table-cell office:value-type="float" office:value="0.419685" calcext:value-type="float">
            <text:p>0.419685</text:p>
          </table:table-cell>
          <table:table-cell office:value-type="float" office:value="0.424594" calcext:value-type="float">
            <text:p>0.424594</text:p>
          </table:table-cell>
          <table:table-cell office:value-type="float" office:value="0.432011" calcext:value-type="float">
            <text:p>0.432011</text:p>
          </table:table-cell>
          <table:table-cell office:value-type="float" office:value="0.440811" calcext:value-type="float">
            <text:p>0.440811</text:p>
          </table:table-cell>
          <table:table-cell office:value-type="float" office:value="0.451214" calcext:value-type="float">
            <text:p>0.451214</text:p>
          </table:table-cell>
          <table:table-cell office:value-type="float" office:value="0.462745" calcext:value-type="float">
            <text:p>0.462745</text:p>
          </table:table-cell>
          <table:table-cell office:value-type="float" office:value="0.474457" calcext:value-type="float">
            <text:p>0.474457</text:p>
          </table:table-cell>
          <table:table-cell office:value-type="float" office:value="0.482074" calcext:value-type="float">
            <text:p>0.48207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6329" calcext:value-type="float">
            <text:p>0.42632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317579" calcext:value-type="float">
            <text:p>0.317579</text:p>
          </table:table-cell>
          <table:table-cell office:value-type="float" office:value="0.410783" calcext:value-type="float">
            <text:p>0.410783</text:p>
          </table:table-cell>
          <table:table-cell office:value-type="float" office:value="0.420777" calcext:value-type="float">
            <text:p>0.420777</text:p>
          </table:table-cell>
          <table:table-cell office:value-type="float" office:value="0.426365" calcext:value-type="float">
            <text:p>0.426365</text:p>
          </table:table-cell>
          <table:table-cell office:value-type="float" office:value="0.432467" calcext:value-type="float">
            <text:p>0.432467</text:p>
          </table:table-cell>
          <table:table-cell office:value-type="float" office:value="0.441617" calcext:value-type="float">
            <text:p>0.441617</text:p>
          </table:table-cell>
          <table:table-cell office:value-type="float" office:value="0.452624" calcext:value-type="float">
            <text:p>0.452624</text:p>
          </table:table-cell>
          <table:table-cell office:value-type="float" office:value="0.461494" calcext:value-type="float">
            <text:p>0.461494</text:p>
          </table:table-cell>
          <table:table-cell office:value-type="float" office:value="0.472324" calcext:value-type="float">
            <text:p>0.472324</text:p>
          </table:table-cell>
          <table:table-cell office:value-type="float" office:value="0.481812" calcext:value-type="float">
            <text:p>0.48181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1784" calcext:value-type="float">
            <text:p>0.43178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4871" calcext:value-type="float">
            <text:p>0.124871</text:p>
          </table:table-cell>
          <table:table-cell office:value-type="float" office:value="0.276434" calcext:value-type="float">
            <text:p>0.276434</text:p>
          </table:table-cell>
          <table:table-cell office:value-type="float" office:value="0.399971" calcext:value-type="float">
            <text:p>0.399971</text:p>
          </table:table-cell>
          <table:table-cell office:value-type="float" office:value="0.41936" calcext:value-type="float">
            <text:p>0.41936</text:p>
          </table:table-cell>
          <table:table-cell office:value-type="float" office:value="0.423812" calcext:value-type="float">
            <text:p>0.423812</text:p>
          </table:table-cell>
          <table:table-cell office:value-type="float" office:value="0.429145" calcext:value-type="float">
            <text:p>0.429145</text:p>
          </table:table-cell>
          <table:table-cell office:value-type="float" office:value="0.435466" calcext:value-type="float">
            <text:p>0.435466</text:p>
          </table:table-cell>
          <table:table-cell office:value-type="float" office:value="0.448706" calcext:value-type="float">
            <text:p>0.448706</text:p>
          </table:table-cell>
          <table:table-cell office:value-type="float" office:value="0.459749" calcext:value-type="float">
            <text:p>0.459749</text:p>
          </table:table-cell>
          <table:table-cell office:value-type="float" office:value="0.472079" calcext:value-type="float">
            <text:p>0.472079</text:p>
          </table:table-cell>
          <table:table-cell office:value-type="float" office:value="0.482311" calcext:value-type="float">
            <text:p>0.48231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4703" calcext:value-type="float">
            <text:p>0.42470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35545" calcext:value-type="float">
            <text:p>0.135545</text:p>
          </table:table-cell>
          <table:table-cell office:value-type="float" office:value="0.279593" calcext:value-type="float">
            <text:p>0.279593</text:p>
          </table:table-cell>
          <table:table-cell office:value-type="float" office:value="0.398368" calcext:value-type="float">
            <text:p>0.398368</text:p>
          </table:table-cell>
          <table:table-cell office:value-type="float" office:value="0.41741" calcext:value-type="float">
            <text:p>0.41741</text:p>
          </table:table-cell>
          <table:table-cell office:value-type="float" office:value="0.421972" calcext:value-type="float">
            <text:p>0.421972</text:p>
          </table:table-cell>
          <table:table-cell office:value-type="float" office:value="0.429363" calcext:value-type="float">
            <text:p>0.429363</text:p>
          </table:table-cell>
          <table:table-cell office:value-type="float" office:value="0.437576" calcext:value-type="float">
            <text:p>0.437576</text:p>
          </table:table-cell>
          <table:table-cell office:value-type="float" office:value="0.448301" calcext:value-type="float">
            <text:p>0.448301</text:p>
          </table:table-cell>
          <table:table-cell office:value-type="float" office:value="0.460107" calcext:value-type="float">
            <text:p>0.460107</text:p>
          </table:table-cell>
          <table:table-cell office:value-type="float" office:value="0.471716" calcext:value-type="float">
            <text:p>0.471716</text:p>
          </table:table-cell>
          <table:table-cell office:value-type="float" office:value="0.481126" calcext:value-type="float">
            <text:p>0.48112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4553" calcext:value-type="float">
            <text:p>0.42455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60483" calcext:value-type="float">
            <text:p>0.160483</text:p>
          </table:table-cell>
          <table:table-cell office:value-type="float" office:value="0.251087" calcext:value-type="float">
            <text:p>0.251087</text:p>
          </table:table-cell>
          <table:table-cell office:value-type="float" office:value="0.369126" calcext:value-type="float">
            <text:p>0.369126</text:p>
          </table:table-cell>
          <table:table-cell office:value-type="float" office:value="0.416254" calcext:value-type="float">
            <text:p>0.416254</text:p>
          </table:table-cell>
          <table:table-cell office:value-type="float" office:value="0.421416" calcext:value-type="float">
            <text:p>0.421416</text:p>
          </table:table-cell>
          <table:table-cell office:value-type="float" office:value="0.429033" calcext:value-type="float">
            <text:p>0.429033</text:p>
          </table:table-cell>
          <table:table-cell office:value-type="float" office:value="0.437149" calcext:value-type="float">
            <text:p>0.437149</text:p>
          </table:table-cell>
          <table:table-cell office:value-type="float" office:value="0.446743" calcext:value-type="float">
            <text:p>0.446743</text:p>
          </table:table-cell>
          <table:table-cell office:value-type="float" office:value="0.459085" calcext:value-type="float">
            <text:p>0.459085</text:p>
          </table:table-cell>
          <table:table-cell office:value-type="float" office:value="0.472623" calcext:value-type="float">
            <text:p>0.472623</text:p>
          </table:table-cell>
          <table:table-cell office:value-type="float" office:value="0.481845" calcext:value-type="float">
            <text:p>0.48184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8436" calcext:value-type="float">
            <text:p>0.41843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8015" calcext:value-type="float">
            <text:p>0.18015</text:p>
          </table:table-cell>
          <table:table-cell office:value-type="float" office:value="0.242782" calcext:value-type="float">
            <text:p>0.242782</text:p>
          </table:table-cell>
          <table:table-cell office:value-type="float" office:value="0.337618" calcext:value-type="float">
            <text:p>0.337618</text:p>
          </table:table-cell>
          <table:table-cell office:value-type="float" office:value="0.397434" calcext:value-type="float">
            <text:p>0.397434</text:p>
          </table:table-cell>
          <table:table-cell office:value-type="float" office:value="0.419396" calcext:value-type="float">
            <text:p>0.419396</text:p>
          </table:table-cell>
          <table:table-cell office:value-type="float" office:value="0.421676" calcext:value-type="float">
            <text:p>0.421676</text:p>
          </table:table-cell>
          <table:table-cell office:value-type="float" office:value="0.429765" calcext:value-type="float">
            <text:p>0.429765</text:p>
          </table:table-cell>
          <table:table-cell office:value-type="float" office:value="0.44017" calcext:value-type="float">
            <text:p>0.44017</text:p>
          </table:table-cell>
          <table:table-cell office:value-type="float" office:value="0.450106" calcext:value-type="float">
            <text:p>0.450106</text:p>
          </table:table-cell>
          <table:table-cell office:value-type="float" office:value="0.469375" calcext:value-type="float">
            <text:p>0.469375</text:p>
          </table:table-cell>
          <table:table-cell office:value-type="float" office:value="0.48161" calcext:value-type="float">
            <text:p>0.4816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08993" calcext:value-type="float">
            <text:p>0.40899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09762" calcext:value-type="float">
            <text:p>0.109762</text:p>
          </table:table-cell>
          <table:table-cell office:value-type="float" office:value="0.25287" calcext:value-type="float">
            <text:p>0.25287</text:p>
          </table:table-cell>
          <table:table-cell office:value-type="float" office:value="0.359128" calcext:value-type="float">
            <text:p>0.359128</text:p>
          </table:table-cell>
          <table:table-cell office:value-type="float" office:value="0.405833" calcext:value-type="float">
            <text:p>0.405833</text:p>
          </table:table-cell>
          <table:table-cell office:value-type="float" office:value="0.420265" calcext:value-type="float">
            <text:p>0.420265</text:p>
          </table:table-cell>
          <table:table-cell office:value-type="float" office:value="0.422071" calcext:value-type="float">
            <text:p>0.422071</text:p>
          </table:table-cell>
          <table:table-cell office:value-type="float" office:value="0.43026" calcext:value-type="float">
            <text:p>0.43026</text:p>
          </table:table-cell>
          <table:table-cell office:value-type="float" office:value="0.441765" calcext:value-type="float">
            <text:p>0.441765</text:p>
          </table:table-cell>
          <table:table-cell office:value-type="float" office:value="0.451956" calcext:value-type="float">
            <text:p>0.451956</text:p>
          </table:table-cell>
          <table:table-cell office:value-type="float" office:value="0.469764" calcext:value-type="float">
            <text:p>0.469764</text:p>
          </table:table-cell>
          <table:table-cell office:value-type="float" office:value="0.482369" calcext:value-type="float">
            <text:p>0.48236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3628" calcext:value-type="float">
            <text:p>0.41362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8015" calcext:value-type="float">
            <text:p>0.18015</text:p>
          </table:table-cell>
          <table:table-cell office:value-type="float" office:value="0.254923" calcext:value-type="float">
            <text:p>0.254923</text:p>
          </table:table-cell>
          <table:table-cell office:value-type="float" office:value="0.358968" calcext:value-type="float">
            <text:p>0.358968</text:p>
          </table:table-cell>
          <table:table-cell office:value-type="float" office:value="0.407414" calcext:value-type="float">
            <text:p>0.407414</text:p>
          </table:table-cell>
          <table:table-cell office:value-type="float" office:value="0.421087" calcext:value-type="float">
            <text:p>0.421087</text:p>
          </table:table-cell>
          <table:table-cell office:value-type="float" office:value="0.424311" calcext:value-type="float">
            <text:p>0.424311</text:p>
          </table:table-cell>
          <table:table-cell office:value-type="float" office:value="0.432672" calcext:value-type="float">
            <text:p>0.432672</text:p>
          </table:table-cell>
          <table:table-cell office:value-type="float" office:value="0.444878" calcext:value-type="float">
            <text:p>0.444878</text:p>
          </table:table-cell>
          <table:table-cell office:value-type="float" office:value="0.458532" calcext:value-type="float">
            <text:p>0.458532</text:p>
          </table:table-cell>
          <table:table-cell office:value-type="float" office:value="0.475362" calcext:value-type="float">
            <text:p>0.475362</text:p>
          </table:table-cell>
          <table:table-cell office:value-type="float" office:value="0.483122" calcext:value-type="float">
            <text:p>0.48312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6127" calcext:value-type="float">
            <text:p>0.41612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41587" calcext:value-type="float">
            <text:p>0.141587</text:p>
          </table:table-cell>
          <table:table-cell office:value-type="float" office:value="0.260212" calcext:value-type="float">
            <text:p>0.260212</text:p>
          </table:table-cell>
          <table:table-cell office:value-type="float" office:value="0.362514" calcext:value-type="float">
            <text:p>0.362514</text:p>
          </table:table-cell>
          <table:table-cell office:value-type="float" office:value="0.410446" calcext:value-type="float">
            <text:p>0.410446</text:p>
          </table:table-cell>
          <table:table-cell office:value-type="float" office:value="0.420936" calcext:value-type="float">
            <text:p>0.420936</text:p>
          </table:table-cell>
          <table:table-cell office:value-type="float" office:value="0.423949" calcext:value-type="float">
            <text:p>0.423949</text:p>
          </table:table-cell>
          <table:table-cell office:value-type="float" office:value="0.430244" calcext:value-type="float">
            <text:p>0.430244</text:p>
          </table:table-cell>
          <table:table-cell office:value-type="float" office:value="0.440974" calcext:value-type="float">
            <text:p>0.440974</text:p>
          </table:table-cell>
          <table:table-cell office:value-type="float" office:value="0.452098" calcext:value-type="float">
            <text:p>0.452098</text:p>
          </table:table-cell>
          <table:table-cell office:value-type="float" office:value="0.470767" calcext:value-type="float">
            <text:p>0.470767</text:p>
          </table:table-cell>
          <table:table-cell office:value-type="float" office:value="0.482056" calcext:value-type="float">
            <text:p>0.48205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542" calcext:value-type="float">
            <text:p>0.415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51029" calcext:value-type="float">
            <text:p>0.151029</text:p>
          </table:table-cell>
          <table:table-cell office:value-type="float" office:value="0.268835" calcext:value-type="float">
            <text:p>0.268835</text:p>
          </table:table-cell>
          <table:table-cell office:value-type="float" office:value="0.369943" calcext:value-type="float">
            <text:p>0.369943</text:p>
          </table:table-cell>
          <table:table-cell office:value-type="float" office:value="0.411571" calcext:value-type="float">
            <text:p>0.411571</text:p>
          </table:table-cell>
          <table:table-cell office:value-type="float" office:value="0.420879" calcext:value-type="float">
            <text:p>0.420879</text:p>
          </table:table-cell>
          <table:table-cell office:value-type="float" office:value="0.424398" calcext:value-type="float">
            <text:p>0.424398</text:p>
          </table:table-cell>
          <table:table-cell office:value-type="float" office:value="0.431984" calcext:value-type="float">
            <text:p>0.431984</text:p>
          </table:table-cell>
          <table:table-cell office:value-type="float" office:value="0.442601" calcext:value-type="float">
            <text:p>0.442601</text:p>
          </table:table-cell>
          <table:table-cell office:value-type="float" office:value="0.455894" calcext:value-type="float">
            <text:p>0.455894</text:p>
          </table:table-cell>
          <table:table-cell office:value-type="float" office:value="0.472582" calcext:value-type="float">
            <text:p>0.472582</text:p>
          </table:table-cell>
          <table:table-cell office:value-type="float" office:value="0.482265" calcext:value-type="float">
            <text:p>0.48226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18095" calcext:value-type="float">
            <text:p>0.41809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8015" calcext:value-type="float">
            <text:p>0.18015</text:p>
          </table:table-cell>
          <table:table-cell office:value-type="float" office:value="0.284283" calcext:value-type="float">
            <text:p>0.284283</text:p>
          </table:table-cell>
          <table:table-cell office:value-type="float" office:value="0.379917" calcext:value-type="float">
            <text:p>0.379917</text:p>
          </table:table-cell>
          <table:table-cell office:value-type="float" office:value="0.41324" calcext:value-type="float">
            <text:p>0.41324</text:p>
          </table:table-cell>
          <table:table-cell office:value-type="float" office:value="0.42109" calcext:value-type="float">
            <text:p>0.42109</text:p>
          </table:table-cell>
          <table:table-cell office:value-type="float" office:value="0.424377" calcext:value-type="float">
            <text:p>0.424377</text:p>
          </table:table-cell>
          <table:table-cell office:value-type="float" office:value="0.433511" calcext:value-type="float">
            <text:p>0.433511</text:p>
          </table:table-cell>
          <table:table-cell office:value-type="float" office:value="0.443107" calcext:value-type="float">
            <text:p>0.443107</text:p>
          </table:table-cell>
          <table:table-cell office:value-type="float" office:value="0.453505" calcext:value-type="float">
            <text:p>0.453505</text:p>
          </table:table-cell>
          <table:table-cell office:value-type="float" office:value="0.471277" calcext:value-type="float">
            <text:p>0.471277</text:p>
          </table:table-cell>
          <table:table-cell office:value-type="float" office:value="0.482155" calcext:value-type="float">
            <text:p>0.48215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0646" calcext:value-type="float">
            <text:p>0.42064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78204" calcext:value-type="float">
            <text:p>0.178204</text:p>
          </table:table-cell>
          <table:table-cell office:value-type="float" office:value="0.301686" calcext:value-type="float">
            <text:p>0.301686</text:p>
          </table:table-cell>
          <table:table-cell office:value-type="float" office:value="0.388367" calcext:value-type="float">
            <text:p>0.388367</text:p>
          </table:table-cell>
          <table:table-cell office:value-type="float" office:value="0.416811" calcext:value-type="float">
            <text:p>0.416811</text:p>
          </table:table-cell>
          <table:table-cell office:value-type="float" office:value="0.421368" calcext:value-type="float">
            <text:p>0.421368</text:p>
          </table:table-cell>
          <table:table-cell office:value-type="float" office:value="0.426247" calcext:value-type="float">
            <text:p>0.426247</text:p>
          </table:table-cell>
          <table:table-cell office:value-type="float" office:value="0.437044" calcext:value-type="float">
            <text:p>0.437044</text:p>
          </table:table-cell>
          <table:table-cell office:value-type="float" office:value="0.446093" calcext:value-type="float">
            <text:p>0.446093</text:p>
          </table:table-cell>
          <table:table-cell office:value-type="float" office:value="0.461656" calcext:value-type="float">
            <text:p>0.461656</text:p>
          </table:table-cell>
          <table:table-cell office:value-type="float" office:value="0.474725" calcext:value-type="float">
            <text:p>0.474725</text:p>
          </table:table-cell>
          <table:table-cell office:value-type="float" office:value="0.483374" calcext:value-type="float">
            <text:p>0.48337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5737" calcext:value-type="float">
            <text:p>0.42573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70328" calcext:value-type="float">
            <text:p>0.070328</text:p>
          </table:table-cell>
          <table:table-cell office:value-type="float" office:value="0.290933" calcext:value-type="float">
            <text:p>0.290933</text:p>
          </table:table-cell>
          <table:table-cell office:value-type="float" office:value="0.388896" calcext:value-type="float">
            <text:p>0.388896</text:p>
          </table:table-cell>
          <table:table-cell office:value-type="float" office:value="0.417828" calcext:value-type="float">
            <text:p>0.417828</text:p>
          </table:table-cell>
          <table:table-cell office:value-type="float" office:value="0.421446" calcext:value-type="float">
            <text:p>0.421446</text:p>
          </table:table-cell>
          <table:table-cell office:value-type="float" office:value="0.429184" calcext:value-type="float">
            <text:p>0.429184</text:p>
          </table:table-cell>
          <table:table-cell office:value-type="float" office:value="0.438535" calcext:value-type="float">
            <text:p>0.438535</text:p>
          </table:table-cell>
          <table:table-cell office:value-type="float" office:value="0.448523" calcext:value-type="float">
            <text:p>0.448523</text:p>
          </table:table-cell>
          <table:table-cell office:value-type="float" office:value="0.462921" calcext:value-type="float">
            <text:p>0.462921</text:p>
          </table:table-cell>
          <table:table-cell office:value-type="float" office:value="0.474888" calcext:value-type="float">
            <text:p>0.474888</text:p>
          </table:table-cell>
          <table:table-cell office:value-type="float" office:value="0.483466" calcext:value-type="float">
            <text:p>0.483466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5662" calcext:value-type="float">
            <text:p>0.42566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79568" calcext:value-type="float">
            <text:p>0.179568</text:p>
          </table:table-cell>
          <table:table-cell office:value-type="float" office:value="0.296697" calcext:value-type="float">
            <text:p>0.296697</text:p>
          </table:table-cell>
          <table:table-cell office:value-type="float" office:value="0.402308" calcext:value-type="float">
            <text:p>0.402308</text:p>
          </table:table-cell>
          <table:table-cell office:value-type="float" office:value="0.420446" calcext:value-type="float">
            <text:p>0.420446</text:p>
          </table:table-cell>
          <table:table-cell office:value-type="float" office:value="0.422622" calcext:value-type="float">
            <text:p>0.422622</text:p>
          </table:table-cell>
          <table:table-cell office:value-type="float" office:value="0.431138" calcext:value-type="float">
            <text:p>0.431138</text:p>
          </table:table-cell>
          <table:table-cell office:value-type="float" office:value="0.441812" calcext:value-type="float">
            <text:p>0.441812</text:p>
          </table:table-cell>
          <table:table-cell office:value-type="float" office:value="0.453893" calcext:value-type="float">
            <text:p>0.453893</text:p>
          </table:table-cell>
          <table:table-cell office:value-type="float" office:value="0.465012" calcext:value-type="float">
            <text:p>0.465012</text:p>
          </table:table-cell>
          <table:table-cell office:value-type="float" office:value="0.47666" calcext:value-type="float">
            <text:p>0.47666</text:p>
          </table:table-cell>
          <table:table-cell office:value-type="float" office:value="0.484002" calcext:value-type="float">
            <text:p>0.48400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9459" calcext:value-type="float">
            <text:p>0.42945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7562" calcext:value-type="float">
            <text:p>0.17562</text:p>
          </table:table-cell>
          <table:table-cell office:value-type="float" office:value="0.309046" calcext:value-type="float">
            <text:p>0.309046</text:p>
          </table:table-cell>
          <table:table-cell office:value-type="float" office:value="0.402783" calcext:value-type="float">
            <text:p>0.402783</text:p>
          </table:table-cell>
          <table:table-cell office:value-type="float" office:value="0.420833" calcext:value-type="float">
            <text:p>0.420833</text:p>
          </table:table-cell>
          <table:table-cell office:value-type="float" office:value="0.423347" calcext:value-type="float">
            <text:p>0.423347</text:p>
          </table:table-cell>
          <table:table-cell office:value-type="float" office:value="0.433823" calcext:value-type="float">
            <text:p>0.433823</text:p>
          </table:table-cell>
          <table:table-cell office:value-type="float" office:value="0.446729" calcext:value-type="float">
            <text:p>0.446729</text:p>
          </table:table-cell>
          <table:table-cell office:value-type="float" office:value="0.459598" calcext:value-type="float">
            <text:p>0.459598</text:p>
          </table:table-cell>
          <table:table-cell office:value-type="float" office:value="0.469834" calcext:value-type="float">
            <text:p>0.469834</text:p>
          </table:table-cell>
          <table:table-cell office:value-type="float" office:value="0.477708" calcext:value-type="float">
            <text:p>0.477708</text:p>
          </table:table-cell>
          <table:table-cell office:value-type="float" office:value="0.484131" calcext:value-type="float">
            <text:p>0.48413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783" calcext:value-type="float">
            <text:p>0.43278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76003" calcext:value-type="float">
            <text:p>0.076003</text:p>
          </table:table-cell>
          <table:table-cell office:value-type="float" office:value="0.310687" calcext:value-type="float">
            <text:p>0.310687</text:p>
          </table:table-cell>
          <table:table-cell office:value-type="float" office:value="0.39952" calcext:value-type="float">
            <text:p>0.39952</text:p>
          </table:table-cell>
          <table:table-cell office:value-type="float" office:value="0.420262" calcext:value-type="float">
            <text:p>0.420262</text:p>
          </table:table-cell>
          <table:table-cell office:value-type="float" office:value="0.424699" calcext:value-type="float">
            <text:p>0.424699</text:p>
          </table:table-cell>
          <table:table-cell office:value-type="float" office:value="0.434103" calcext:value-type="float">
            <text:p>0.434103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8071" calcext:value-type="float">
            <text:p>0.458071</text:p>
          </table:table-cell>
          <table:table-cell office:value-type="float" office:value="0.469726" calcext:value-type="float">
            <text:p>0.469726</text:p>
          </table:table-cell>
          <table:table-cell office:value-type="float" office:value="0.478025" calcext:value-type="float">
            <text:p>0.478025</text:p>
          </table:table-cell>
          <table:table-cell office:value-type="float" office:value="0.484853" calcext:value-type="float">
            <text:p>0.484853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534" calcext:value-type="float">
            <text:p>0.43253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44577" calcext:value-type="float">
            <text:p>-0.044577</text:p>
          </table:table-cell>
          <table:table-cell office:value-type="float" office:value="0.294076" calcext:value-type="float">
            <text:p>0.294076</text:p>
          </table:table-cell>
          <table:table-cell office:value-type="float" office:value="0.41561" calcext:value-type="float">
            <text:p>0.41561</text:p>
          </table:table-cell>
          <table:table-cell office:value-type="float" office:value="0.421386" calcext:value-type="float">
            <text:p>0.421386</text:p>
          </table:table-cell>
          <table:table-cell office:value-type="float" office:value="0.426676" calcext:value-type="float">
            <text:p>0.426676</text:p>
          </table:table-cell>
          <table:table-cell office:value-type="float" office:value="0.433293" calcext:value-type="float">
            <text:p>0.433293</text:p>
          </table:table-cell>
          <table:table-cell office:value-type="float" office:value="0.444296" calcext:value-type="float">
            <text:p>0.444296</text:p>
          </table:table-cell>
          <table:table-cell office:value-type="float" office:value="0.45497" calcext:value-type="float">
            <text:p>0.45497</text:p>
          </table:table-cell>
          <table:table-cell office:value-type="float" office:value="0.46924" calcext:value-type="float">
            <text:p>0.46924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83875" calcext:value-type="float">
            <text:p>0.48387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122" calcext:value-type="float">
            <text:p>0.43212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65178" calcext:value-type="float">
            <text:p>0.065178</text:p>
          </table:table-cell>
          <table:table-cell office:value-type="float" office:value="0.323067" calcext:value-type="float">
            <text:p>0.323067</text:p>
          </table:table-cell>
          <table:table-cell office:value-type="float" office:value="0.419729" calcext:value-type="float">
            <text:p>0.419729</text:p>
          </table:table-cell>
          <table:table-cell office:value-type="float" office:value="0.421609" calcext:value-type="float">
            <text:p>0.421609</text:p>
          </table:table-cell>
          <table:table-cell office:value-type="float" office:value="0.427568" calcext:value-type="float">
            <text:p>0.427568</text:p>
          </table:table-cell>
          <table:table-cell office:value-type="float" office:value="0.433884" calcext:value-type="float">
            <text:p>0.433884</text:p>
          </table:table-cell>
          <table:table-cell office:value-type="float" office:value="0.444922" calcext:value-type="float">
            <text:p>0.444922</text:p>
          </table:table-cell>
          <table:table-cell office:value-type="float" office:value="0.454739" calcext:value-type="float">
            <text:p>0.454739</text:p>
          </table:table-cell>
          <table:table-cell office:value-type="float" office:value="0.467527" calcext:value-type="float">
            <text:p>0.467527</text:p>
          </table:table-cell>
          <table:table-cell office:value-type="float" office:value="0.478099" calcext:value-type="float">
            <text:p>0.478099</text:p>
          </table:table-cell>
          <table:table-cell office:value-type="float" office:value="0.484459" calcext:value-type="float">
            <text:p>0.484459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556" calcext:value-type="float">
            <text:p>0.4355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11714" calcext:value-type="float">
            <text:p>-0.011714</text:p>
          </table:table-cell>
          <table:table-cell office:value-type="float" office:value="0.298981" calcext:value-type="float">
            <text:p>0.298981</text:p>
          </table:table-cell>
          <table:table-cell office:value-type="float" office:value="0.417802" calcext:value-type="float">
            <text:p>0.417802</text:p>
          </table:table-cell>
          <table:table-cell office:value-type="float" office:value="0.421508" calcext:value-type="float">
            <text:p>0.421508</text:p>
          </table:table-cell>
          <table:table-cell office:value-type="float" office:value="0.42726" calcext:value-type="float">
            <text:p>0.42726</text:p>
          </table:table-cell>
          <table:table-cell office:value-type="float" office:value="0.434208" calcext:value-type="float">
            <text:p>0.434208</text:p>
          </table:table-cell>
          <table:table-cell office:value-type="float" office:value="0.444433" calcext:value-type="float">
            <text:p>0.444433</text:p>
          </table:table-cell>
          <table:table-cell office:value-type="float" office:value="0.453164" calcext:value-type="float">
            <text:p>0.453164</text:p>
          </table:table-cell>
          <table:table-cell office:value-type="float" office:value="0.465167" calcext:value-type="float">
            <text:p>0.465167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0.483985" calcext:value-type="float">
            <text:p>0.483985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2389" calcext:value-type="float">
            <text:p>0.43238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0.297959" calcext:value-type="float">
            <text:p>0.297959</text:p>
          </table:table-cell>
          <table:table-cell office:value-type="float" office:value="0.417209" calcext:value-type="float">
            <text:p>0.417209</text:p>
          </table:table-cell>
          <table:table-cell office:value-type="float" office:value="0.421624" calcext:value-type="float">
            <text:p>0.421624</text:p>
          </table:table-cell>
          <table:table-cell office:value-type="float" office:value="0.427668" calcext:value-type="float">
            <text:p>0.427668</text:p>
          </table:table-cell>
          <table:table-cell office:value-type="float" office:value="0.437704" calcext:value-type="float">
            <text:p>0.437704</text:p>
          </table:table-cell>
          <table:table-cell office:value-type="float" office:value="0.446327" calcext:value-type="float">
            <text:p>0.446327</text:p>
          </table:table-cell>
          <table:table-cell office:value-type="float" office:value="0.457662" calcext:value-type="float">
            <text:p>0.457662</text:p>
          </table:table-cell>
          <table:table-cell office:value-type="float" office:value="0.469798" calcext:value-type="float">
            <text:p>0.469798</text:p>
          </table:table-cell>
          <table:table-cell office:value-type="float" office:value="0.478089" calcext:value-type="float">
            <text:p>0.478089</text:p>
          </table:table-cell>
          <table:table-cell office:value-type="float" office:value="0.485952" calcext:value-type="float">
            <text:p>0.48595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3999" calcext:value-type="float">
            <text:p>0.43399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4455" calcext:value-type="float">
            <text:p>0.124455</text:p>
          </table:table-cell>
          <table:table-cell office:value-type="float" office:value="0.279535" calcext:value-type="float">
            <text:p>0.279535</text:p>
          </table:table-cell>
          <table:table-cell office:value-type="float" office:value="0.407188" calcext:value-type="float">
            <text:p>0.407188</text:p>
          </table:table-cell>
          <table:table-cell office:value-type="float" office:value="0.421292" calcext:value-type="float">
            <text:p>0.421292</text:p>
          </table:table-cell>
          <table:table-cell office:value-type="float" office:value="0.425748" calcext:value-type="float">
            <text:p>0.425748</text:p>
          </table:table-cell>
          <table:table-cell office:value-type="float" office:value="0.432189" calcext:value-type="float">
            <text:p>0.432189</text:p>
          </table:table-cell>
          <table:table-cell office:value-type="float" office:value="0.443169" calcext:value-type="float">
            <text:p>0.443169</text:p>
          </table:table-cell>
          <table:table-cell office:value-type="float" office:value="0.454407" calcext:value-type="float">
            <text:p>0.454407</text:p>
          </table:table-cell>
          <table:table-cell office:value-type="float" office:value="0.466607" calcext:value-type="float">
            <text:p>0.466607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485214" calcext:value-type="float">
            <text:p>0.48521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9296" calcext:value-type="float">
            <text:p>0.42929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99693" calcext:value-type="float">
            <text:p>0.099693</text:p>
          </table:table-cell>
          <table:table-cell office:value-type="float" office:value="0.290293" calcext:value-type="float">
            <text:p>0.290293</text:p>
          </table:table-cell>
          <table:table-cell office:value-type="float" office:value="0.410312" calcext:value-type="float">
            <text:p>0.410312</text:p>
          </table:table-cell>
          <table:table-cell office:value-type="float" office:value="0.421286" calcext:value-type="float">
            <text:p>0.421286</text:p>
          </table:table-cell>
          <table:table-cell office:value-type="float" office:value="0.425492" calcext:value-type="float">
            <text:p>0.425492</text:p>
          </table:table-cell>
          <table:table-cell office:value-type="float" office:value="0.430262" calcext:value-type="float">
            <text:p>0.430262</text:p>
          </table:table-cell>
          <table:table-cell office:value-type="float" office:value="0.441674" calcext:value-type="float">
            <text:p>0.441674</text:p>
          </table:table-cell>
          <table:table-cell office:value-type="float" office:value="0.449317" calcext:value-type="float">
            <text:p>0.449317</text:p>
          </table:table-cell>
          <table:table-cell office:value-type="float" office:value="0.461973" calcext:value-type="float">
            <text:p>0.461973</text:p>
          </table:table-cell>
          <table:table-cell office:value-type="float" office:value="0.474506" calcext:value-type="float">
            <text:p>0.474506</text:p>
          </table:table-cell>
          <table:table-cell office:value-type="float" office:value="0.483051" calcext:value-type="float">
            <text:p>0.483051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28817" calcext:value-type="float">
            <text:p>0.42881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88536" calcext:value-type="float">
            <text:p>0.088536</text:p>
          </table:table-cell>
          <table:table-cell office:value-type="float" office:value="0.295505" calcext:value-type="float">
            <text:p>0.295505</text:p>
          </table:table-cell>
          <table:table-cell office:value-type="float" office:value="0.414322" calcext:value-type="float">
            <text:p>0.414322</text:p>
          </table:table-cell>
          <table:table-cell office:value-type="float" office:value="0.421402" calcext:value-type="float">
            <text:p>0.421402</text:p>
          </table:table-cell>
          <table:table-cell office:value-type="float" office:value="0.425427" calcext:value-type="float">
            <text:p>0.425427</text:p>
          </table:table-cell>
          <table:table-cell office:value-type="float" office:value="0.431427" calcext:value-type="float">
            <text:p>0.431427</text:p>
          </table:table-cell>
          <table:table-cell office:value-type="float" office:value="0.44324" calcext:value-type="float">
            <text:p>0.44324</text:p>
          </table:table-cell>
          <table:table-cell office:value-type="float" office:value="0.449428" calcext:value-type="float">
            <text:p>0.449428</text:p>
          </table:table-cell>
          <table:table-cell office:value-type="float" office:value="0.464311" calcext:value-type="float">
            <text:p>0.464311</text:p>
          </table:table-cell>
          <table:table-cell office:value-type="float" office:value="0.477374" calcext:value-type="float">
            <text:p>0.477374</text:p>
          </table:table-cell>
          <table:table-cell office:value-type="float" office:value="0.484654" calcext:value-type="float">
            <text:p>0.48465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0709" calcext:value-type="float">
            <text:p>0.43070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99693" calcext:value-type="float">
            <text:p>0.099693</text:p>
          </table:table-cell>
          <table:table-cell office:value-type="float" office:value="0.308351" calcext:value-type="float">
            <text:p>0.308351</text:p>
          </table:table-cell>
          <table:table-cell office:value-type="float" office:value="0.411346" calcext:value-type="float">
            <text:p>0.411346</text:p>
          </table:table-cell>
          <table:table-cell office:value-type="float" office:value="0.421226" calcext:value-type="float">
            <text:p>0.421226</text:p>
          </table:table-cell>
          <table:table-cell office:value-type="float" office:value="0.425176" calcext:value-type="float">
            <text:p>0.425176</text:p>
          </table:table-cell>
          <table:table-cell office:value-type="float" office:value="0.430703" calcext:value-type="float">
            <text:p>0.430703</text:p>
          </table:table-cell>
          <table:table-cell office:value-type="float" office:value="0.442651" calcext:value-type="float">
            <text:p>0.442651</text:p>
          </table:table-cell>
          <table:table-cell office:value-type="float" office:value="0.450437" calcext:value-type="float">
            <text:p>0.450437</text:p>
          </table:table-cell>
          <table:table-cell office:value-type="float" office:value="0.463286" calcext:value-type="float">
            <text:p>0.463286</text:p>
          </table:table-cell>
          <table:table-cell office:value-type="float" office:value="0.476778" calcext:value-type="float">
            <text:p>0.476778</text:p>
          </table:table-cell>
          <table:table-cell office:value-type="float" office:value="0.484704" calcext:value-type="float">
            <text:p>0.484704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1466" calcext:value-type="float">
            <text:p>0.43146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4511" calcext:value-type="float">
            <text:p>0.074511</text:p>
          </table:table-cell>
          <table:table-cell office:value-type="float" office:value="0.297024" calcext:value-type="float">
            <text:p>0.297024</text:p>
          </table:table-cell>
          <table:table-cell office:value-type="float" office:value="0.410367" calcext:value-type="float">
            <text:p>0.410367</text:p>
          </table:table-cell>
          <table:table-cell office:value-type="float" office:value="0.421347" calcext:value-type="float">
            <text:p>0.421347</text:p>
          </table:table-cell>
          <table:table-cell office:value-type="float" office:value="0.426079" calcext:value-type="float">
            <text:p>0.426079</text:p>
          </table:table-cell>
          <table:table-cell office:value-type="float" office:value="0.431814" calcext:value-type="float">
            <text:p>0.431814</text:p>
          </table:table-cell>
          <table:table-cell office:value-type="float" office:value="0.44317" calcext:value-type="float">
            <text:p>0.44317</text:p>
          </table:table-cell>
          <table:table-cell office:value-type="float" office:value="0.452847" calcext:value-type="float">
            <text:p>0.452847</text:p>
          </table:table-cell>
          <table:table-cell office:value-type="float" office:value="0.466044" calcext:value-type="float">
            <text:p>0.466044</text:p>
          </table:table-cell>
          <table:table-cell office:value-type="float" office:value="0.477799" calcext:value-type="float">
            <text:p>0.477799</text:p>
          </table:table-cell>
          <table:table-cell office:value-type="float" office:value="0.484232" calcext:value-type="float">
            <text:p>0.484232</text:p>
          </table:table-cell>
          <table:table-cell office:value-type="float" office:value="0.488158" calcext:value-type="float">
            <text:p>0.488158</text:p>
          </table:table-cell>
          <table:table-cell office:value-type="float" office:value="0.431072" calcext:value-type="float">
            <text:p>0.4310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4:40:12.414461458</dc:date>
    <meta:editing-duration>PT1M22S</meta:editing-duration>
    <meta:editing-cycles>1</meta:editing-cycles>
    <meta:generator>LibreOffice/7.6.2.1$MacOSX_AARCH64 LibreOffice_project/56f7684011345957bbf33a7ee678afaf4d2ba333</meta:generator>
    <meta:document-statistic meta:table-count="1" meta:cell-count="4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301 mcc.C1:mcc.N301" chart:data-source-has-labels="both" svg:x="1.427cm" svg:y="0.251cm" svg:width="17.532cm" svg:height="11.118cm">
          <chart:coordinate-region svg:x="2.298cm" svg:y="0.453cm" svg:width="16.631cm" svg:height="10.71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237cm" chart:style-name="ch6">
              <text:p>MCC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0.979474">
                <text:p>-0.979474</text:p>
                <draw:g>
                  <svg:desc>mcc.E2:mcc.E301</svg:desc>
                </draw:g>
              </table:table-cell>
              <table:table-cell office:value-type="float" office:value="-0.13287">
                <text:p>-0.13287</text:p>
                <draw:g>
                  <svg:desc>mcc.F2:mcc.F301</svg:desc>
                </draw:g>
              </table:table-cell>
              <table:table-cell office:value-type="float" office:value="-0.057392">
                <text:p>-0.057392</text:p>
                <draw:g>
                  <svg:desc>mcc.G2:mcc.G301</svg:desc>
                </draw:g>
              </table:table-cell>
              <table:table-cell office:value-type="float" office:value="-0.019857">
                <text:p>-0.019857</text:p>
                <draw:g>
                  <svg:desc>mcc.H2:mcc.H301</svg:desc>
                </draw:g>
              </table:table-cell>
              <table:table-cell office:value-type="float" office:value="-0.00089">
                <text:p>-0.00089</text:p>
                <draw:g>
                  <svg:desc>mcc.I2:mcc.I301</svg:desc>
                </draw:g>
              </table:table-cell>
              <table:table-cell office:value-type="float" office:value="0.013827">
                <text:p>0.013827</text:p>
                <draw:g>
                  <svg:desc>mcc.J2:mcc.J301</svg:desc>
                </draw:g>
              </table:table-cell>
              <table:table-cell office:value-type="float" office:value="0.044003">
                <text:p>0.044003</text:p>
                <draw:g>
                  <svg:desc>mcc.K2:mcc.K301</svg:desc>
                </draw:g>
              </table:table-cell>
              <table:table-cell office:value-type="float" office:value="0.126771">
                <text:p>0.126771</text:p>
                <draw:g>
                  <svg:desc>mcc.L2:mcc.L301</svg:desc>
                </draw:g>
              </table:table-cell>
              <table:table-cell office:value-type="float" office:value="0.348487">
                <text:p>0.348487</text:p>
                <draw:g>
                  <svg:desc>mcc.M2:mcc.M301</svg:desc>
                </draw:g>
              </table:table-cell>
              <table:table-cell office:value-type="float" office:value="-0.300588">
                <text:p>-0.300588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981451">
                <text:p>-0.981451</text:p>
              </table:table-cell>
              <table:table-cell office:value-type="float" office:value="-0.14986">
                <text:p>-0.14986</text:p>
              </table:table-cell>
              <table:table-cell office:value-type="float" office:value="-0.060993">
                <text:p>-0.060993</text:p>
              </table:table-cell>
              <table:table-cell office:value-type="float" office:value="-0.028665">
                <text:p>-0.028665</text:p>
              </table:table-cell>
              <table:table-cell office:value-type="float" office:value="-0.008564">
                <text:p>-0.008564</text:p>
              </table:table-cell>
              <table:table-cell office:value-type="float" office:value="0.002961">
                <text:p>0.002961</text:p>
              </table:table-cell>
              <table:table-cell office:value-type="float" office:value="0.015423">
                <text:p>0.015423</text:p>
              </table:table-cell>
              <table:table-cell office:value-type="float" office:value="0.036533">
                <text:p>0.036533</text:p>
              </table:table-cell>
              <table:table-cell office:value-type="float" office:value="0.071066">
                <text:p>0.071066</text:p>
              </table:table-cell>
              <table:table-cell office:value-type="float" office:value="0.164536">
                <text:p>0.164536</text:p>
              </table:table-cell>
              <table:table-cell office:value-type="float" office:value="0.348487">
                <text:p>0.348487</text:p>
              </table:table-cell>
              <table:table-cell office:value-type="float" office:value="-0.093901">
                <text:p>-0.0939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891294">
                <text:p>-0.891294</text:p>
              </table:table-cell>
              <table:table-cell office:value-type="float" office:value="-0.108318">
                <text:p>-0.108318</text:p>
              </table:table-cell>
              <table:table-cell office:value-type="float" office:value="-0.053276">
                <text:p>-0.053276</text:p>
              </table:table-cell>
              <table:table-cell office:value-type="float" office:value="-0.023291">
                <text:p>-0.023291</text:p>
              </table:table-cell>
              <table:table-cell office:value-type="float" office:value="-0.005427">
                <text:p>-0.005427</text:p>
              </table:table-cell>
              <table:table-cell office:value-type="float" office:value="0.005466">
                <text:p>0.005466</text:p>
              </table:table-cell>
              <table:table-cell office:value-type="float" office:value="0.018728">
                <text:p>0.018728</text:p>
              </table:table-cell>
              <table:table-cell office:value-type="float" office:value="0.038391">
                <text:p>0.038391</text:p>
              </table:table-cell>
              <table:table-cell office:value-type="float" office:value="0.068719">
                <text:p>0.068719</text:p>
              </table:table-cell>
              <table:table-cell office:value-type="float" office:value="0.163464">
                <text:p>0.163464</text:p>
              </table:table-cell>
              <table:table-cell office:value-type="float" office:value="0.348487">
                <text:p>0.348487</text:p>
              </table:table-cell>
              <table:table-cell office:value-type="float" office:value="-0.078684">
                <text:p>-0.0786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848029">
                <text:p>-0.848029</text:p>
              </table:table-cell>
              <table:table-cell office:value-type="float" office:value="-0.110744">
                <text:p>-0.110744</text:p>
              </table:table-cell>
              <table:table-cell office:value-type="float" office:value="-0.052712">
                <text:p>-0.052712</text:p>
              </table:table-cell>
              <table:table-cell office:value-type="float" office:value="-0.026288">
                <text:p>-0.026288</text:p>
              </table:table-cell>
              <table:table-cell office:value-type="float" office:value="-0.007589">
                <text:p>-0.007589</text:p>
              </table:table-cell>
              <table:table-cell office:value-type="float" office:value="0.003568">
                <text:p>0.003568</text:p>
              </table:table-cell>
              <table:table-cell office:value-type="float" office:value="0.015803">
                <text:p>0.015803</text:p>
              </table:table-cell>
              <table:table-cell office:value-type="float" office:value="0.034798">
                <text:p>0.034798</text:p>
              </table:table-cell>
              <table:table-cell office:value-type="float" office:value="0.071476">
                <text:p>0.071476</text:p>
              </table:table-cell>
              <table:table-cell office:value-type="float" office:value="0.169774">
                <text:p>0.169774</text:p>
              </table:table-cell>
              <table:table-cell office:value-type="float" office:value="0.348487">
                <text:p>0.348487</text:p>
              </table:table-cell>
              <table:table-cell office:value-type="float" office:value="-0.074994">
                <text:p>-0.0749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693785">
                <text:p>-0.693785</text:p>
              </table:table-cell>
              <table:table-cell office:value-type="float" office:value="-0.085398">
                <text:p>-0.085398</text:p>
              </table:table-cell>
              <table:table-cell office:value-type="float" office:value="-0.039755">
                <text:p>-0.039755</text:p>
              </table:table-cell>
              <table:table-cell office:value-type="float" office:value="-0.013388">
                <text:p>-0.013388</text:p>
              </table:table-cell>
              <table:table-cell office:value-type="float" office:value="-0.000476">
                <text:p>-0.000476</text:p>
              </table:table-cell>
              <table:table-cell office:value-type="float" office:value="0.010735">
                <text:p>0.010735</text:p>
              </table:table-cell>
              <table:table-cell office:value-type="float" office:value="0.028814">
                <text:p>0.028814</text:p>
              </table:table-cell>
              <table:table-cell office:value-type="float" office:value="0.049168">
                <text:p>0.049168</text:p>
              </table:table-cell>
              <table:table-cell office:value-type="float" office:value="0.082503">
                <text:p>0.082503</text:p>
              </table:table-cell>
              <table:table-cell office:value-type="float" office:value="0.189623">
                <text:p>0.189623</text:p>
              </table:table-cell>
              <table:table-cell office:value-type="float" office:value="0.348487">
                <text:p>0.348487</text:p>
              </table:table-cell>
              <table:table-cell office:value-type="float" office:value="-0.047196">
                <text:p>-0.0471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43703">
                <text:p>-0.643703</text:p>
              </table:table-cell>
              <table:table-cell office:value-type="float" office:value="-0.071523">
                <text:p>-0.071523</text:p>
              </table:table-cell>
              <table:table-cell office:value-type="float" office:value="-0.031153">
                <text:p>-0.031153</text:p>
              </table:table-cell>
              <table:table-cell office:value-type="float" office:value="-0.01175">
                <text:p>-0.01175</text:p>
              </table:table-cell>
              <table:table-cell office:value-type="float" office:value="-0.000096">
                <text:p>-0.000096</text:p>
              </table:table-cell>
              <table:table-cell office:value-type="float" office:value="0.013564">
                <text:p>0.013564</text:p>
              </table:table-cell>
              <table:table-cell office:value-type="float" office:value="0.029376">
                <text:p>0.029376</text:p>
              </table:table-cell>
              <table:table-cell office:value-type="float" office:value="0.048834">
                <text:p>0.048834</text:p>
              </table:table-cell>
              <table:table-cell office:value-type="float" office:value="0.090428">
                <text:p>0.090428</text:p>
              </table:table-cell>
              <table:table-cell office:value-type="float" office:value="0.198537">
                <text:p>0.198537</text:p>
              </table:table-cell>
              <table:table-cell office:value-type="float" office:value="0.348487">
                <text:p>0.348487</text:p>
              </table:table-cell>
              <table:table-cell office:value-type="float" office:value="-0.037748">
                <text:p>-0.0377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887038">
                <text:p>-0.887038</text:p>
              </table:table-cell>
              <table:table-cell office:value-type="float" office:value="-0.082101">
                <text:p>-0.082101</text:p>
              </table:table-cell>
              <table:table-cell office:value-type="float" office:value="-0.036249">
                <text:p>-0.036249</text:p>
              </table:table-cell>
              <table:table-cell office:value-type="float" office:value="-0.014376">
                <text:p>-0.014376</text:p>
              </table:table-cell>
              <table:table-cell office:value-type="float" office:value="0.001184">
                <text:p>0.001184</text:p>
              </table:table-cell>
              <table:table-cell office:value-type="float" office:value="0.016061">
                <text:p>0.016061</text:p>
              </table:table-cell>
              <table:table-cell office:value-type="float" office:value="0.030679">
                <text:p>0.030679</text:p>
              </table:table-cell>
              <table:table-cell office:value-type="float" office:value="0.045062">
                <text:p>0.045062</text:p>
              </table:table-cell>
              <table:table-cell office:value-type="float" office:value="0.089142">
                <text:p>0.089142</text:p>
              </table:table-cell>
              <table:table-cell office:value-type="float" office:value="0.193677">
                <text:p>0.193677</text:p>
              </table:table-cell>
              <table:table-cell office:value-type="float" office:value="0.348487">
                <text:p>0.348487</text:p>
              </table:table-cell>
              <table:table-cell office:value-type="float" office:value="-0.064396">
                <text:p>-0.0643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725073">
                <text:p>-0.725073</text:p>
              </table:table-cell>
              <table:table-cell office:value-type="float" office:value="-0.054388">
                <text:p>-0.054388</text:p>
              </table:table-cell>
              <table:table-cell office:value-type="float" office:value="-0.02983">
                <text:p>-0.02983</text:p>
              </table:table-cell>
              <table:table-cell office:value-type="float" office:value="-0.008165">
                <text:p>-0.008165</text:p>
              </table:table-cell>
              <table:table-cell office:value-type="float" office:value="0.006449">
                <text:p>0.006449</text:p>
              </table:table-cell>
              <table:table-cell office:value-type="float" office:value="0.017968">
                <text:p>0.017968</text:p>
              </table:table-cell>
              <table:table-cell office:value-type="float" office:value="0.032909">
                <text:p>0.032909</text:p>
              </table:table-cell>
              <table:table-cell office:value-type="float" office:value="0.053326">
                <text:p>0.053326</text:p>
              </table:table-cell>
              <table:table-cell office:value-type="float" office:value="0.098285">
                <text:p>0.098285</text:p>
              </table:table-cell>
              <table:table-cell office:value-type="float" office:value="0.20333">
                <text:p>0.20333</text:p>
              </table:table-cell>
              <table:table-cell office:value-type="float" office:value="0.348487">
                <text:p>0.348487</text:p>
              </table:table-cell>
              <table:table-cell office:value-type="float" office:value="-0.040519">
                <text:p>-0.0405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97726">
                <text:p>-0.697726</text:p>
              </table:table-cell>
              <table:table-cell office:value-type="float" office:value="-0.05685">
                <text:p>-0.05685</text:p>
              </table:table-cell>
              <table:table-cell office:value-type="float" office:value="-0.032379">
                <text:p>-0.032379</text:p>
              </table:table-cell>
              <table:table-cell office:value-type="float" office:value="-0.012347">
                <text:p>-0.012347</text:p>
              </table:table-cell>
              <table:table-cell office:value-type="float" office:value="0.004336">
                <text:p>0.004336</text:p>
              </table:table-cell>
              <table:table-cell office:value-type="float" office:value="0.02242">
                <text:p>0.02242</text:p>
              </table:table-cell>
              <table:table-cell office:value-type="float" office:value="0.039771">
                <text:p>0.039771</text:p>
              </table:table-cell>
              <table:table-cell office:value-type="float" office:value="0.07014">
                <text:p>0.07014</text:p>
              </table:table-cell>
              <table:table-cell office:value-type="float" office:value="0.10475">
                <text:p>0.10475</text:p>
              </table:table-cell>
              <table:table-cell office:value-type="float" office:value="0.200228">
                <text:p>0.200228</text:p>
              </table:table-cell>
              <table:table-cell office:value-type="float" office:value="0.348487">
                <text:p>0.348487</text:p>
              </table:table-cell>
              <table:table-cell office:value-type="float" office:value="-0.035766">
                <text:p>-0.0357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68849">
                <text:p>-0.768849</text:p>
              </table:table-cell>
              <table:table-cell office:value-type="float" office:value="-0.06048">
                <text:p>-0.06048</text:p>
              </table:table-cell>
              <table:table-cell office:value-type="float" office:value="-0.032843">
                <text:p>-0.032843</text:p>
              </table:table-cell>
              <table:table-cell office:value-type="float" office:value="-0.014208">
                <text:p>-0.014208</text:p>
              </table:table-cell>
              <table:table-cell office:value-type="float" office:value="0.003561">
                <text:p>0.003561</text:p>
              </table:table-cell>
              <table:table-cell office:value-type="float" office:value="0.022073">
                <text:p>0.022073</text:p>
              </table:table-cell>
              <table:table-cell office:value-type="float" office:value="0.037247">
                <text:p>0.037247</text:p>
              </table:table-cell>
              <table:table-cell office:value-type="float" office:value="0.057181">
                <text:p>0.057181</text:p>
              </table:table-cell>
              <table:table-cell office:value-type="float" office:value="0.086946">
                <text:p>0.086946</text:p>
              </table:table-cell>
              <table:table-cell office:value-type="float" office:value="0.18572">
                <text:p>0.18572</text:p>
              </table:table-cell>
              <table:table-cell office:value-type="float" office:value="0.348487">
                <text:p>0.348487</text:p>
              </table:table-cell>
              <table:table-cell office:value-type="float" office:value="-0.048365">
                <text:p>-0.0483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721511">
                <text:p>-0.721511</text:p>
              </table:table-cell>
              <table:table-cell office:value-type="float" office:value="-0.062839">
                <text:p>-0.062839</text:p>
              </table:table-cell>
              <table:table-cell office:value-type="float" office:value="-0.035053">
                <text:p>-0.035053</text:p>
              </table:table-cell>
              <table:table-cell office:value-type="float" office:value="-0.016467">
                <text:p>-0.016467</text:p>
              </table:table-cell>
              <table:table-cell office:value-type="float" office:value="-0.000738">
                <text:p>-0.000738</text:p>
              </table:table-cell>
              <table:table-cell office:value-type="float" office:value="0.015956">
                <text:p>0.015956</text:p>
              </table:table-cell>
              <table:table-cell office:value-type="float" office:value="0.033535">
                <text:p>0.033535</text:p>
              </table:table-cell>
              <table:table-cell office:value-type="float" office:value="0.055217">
                <text:p>0.055217</text:p>
              </table:table-cell>
              <table:table-cell office:value-type="float" office:value="0.086606">
                <text:p>0.086606</text:p>
              </table:table-cell>
              <table:table-cell office:value-type="float" office:value="0.188344">
                <text:p>0.188344</text:p>
              </table:table-cell>
              <table:table-cell office:value-type="float" office:value="0.348487">
                <text:p>0.348487</text:p>
              </table:table-cell>
              <table:table-cell office:value-type="float" office:value="-0.045695">
                <text:p>-0.0456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711267">
                <text:p>-0.711267</text:p>
              </table:table-cell>
              <table:table-cell office:value-type="float" office:value="-0.06042">
                <text:p>-0.06042</text:p>
              </table:table-cell>
              <table:table-cell office:value-type="float" office:value="-0.024003">
                <text:p>-0.024003</text:p>
              </table:table-cell>
              <table:table-cell office:value-type="float" office:value="-0.007311">
                <text:p>-0.007311</text:p>
              </table:table-cell>
              <table:table-cell office:value-type="float" office:value="0.008781">
                <text:p>0.008781</text:p>
              </table:table-cell>
              <table:table-cell office:value-type="float" office:value="0.021459">
                <text:p>0.021459</text:p>
              </table:table-cell>
              <table:table-cell office:value-type="float" office:value="0.036645">
                <text:p>0.036645</text:p>
              </table:table-cell>
              <table:table-cell office:value-type="float" office:value="0.057617">
                <text:p>0.057617</text:p>
              </table:table-cell>
              <table:table-cell office:value-type="float" office:value="0.088558">
                <text:p>0.088558</text:p>
              </table:table-cell>
              <table:table-cell office:value-type="float" office:value="0.183633">
                <text:p>0.183633</text:p>
              </table:table-cell>
              <table:table-cell office:value-type="float" office:value="0.348487">
                <text:p>0.348487</text:p>
              </table:table-cell>
              <table:table-cell office:value-type="float" office:value="-0.040631">
                <text:p>-0.0406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678173">
                <text:p>-0.678173</text:p>
              </table:table-cell>
              <table:table-cell office:value-type="float" office:value="-0.04604">
                <text:p>-0.04604</text:p>
              </table:table-cell>
              <table:table-cell office:value-type="float" office:value="-0.019759">
                <text:p>-0.019759</text:p>
              </table:table-cell>
              <table:table-cell office:value-type="float" office:value="-0.00493">
                <text:p>-0.00493</text:p>
              </table:table-cell>
              <table:table-cell office:value-type="float" office:value="0.010584">
                <text:p>0.010584</text:p>
              </table:table-cell>
              <table:table-cell office:value-type="float" office:value="0.025389">
                <text:p>0.025389</text:p>
              </table:table-cell>
              <table:table-cell office:value-type="float" office:value="0.040904">
                <text:p>0.040904</text:p>
              </table:table-cell>
              <table:table-cell office:value-type="float" office:value="0.062355">
                <text:p>0.062355</text:p>
              </table:table-cell>
              <table:table-cell office:value-type="float" office:value="0.099397">
                <text:p>0.099397</text:p>
              </table:table-cell>
              <table:table-cell office:value-type="float" office:value="0.187147">
                <text:p>0.187147</text:p>
              </table:table-cell>
              <table:table-cell office:value-type="float" office:value="0.348487">
                <text:p>0.348487</text:p>
              </table:table-cell>
              <table:table-cell office:value-type="float" office:value="-0.032313">
                <text:p>-0.0323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47473">
                <text:p>-0.547473</text:p>
              </table:table-cell>
              <table:table-cell office:value-type="float" office:value="-0.0403">
                <text:p>-0.0403</text:p>
              </table:table-cell>
              <table:table-cell office:value-type="float" office:value="-0.01803">
                <text:p>-0.01803</text:p>
              </table:table-cell>
              <table:table-cell office:value-type="float" office:value="-0.001975">
                <text:p>-0.001975</text:p>
              </table:table-cell>
              <table:table-cell office:value-type="float" office:value="0.010723">
                <text:p>0.010723</text:p>
              </table:table-cell>
              <table:table-cell office:value-type="float" office:value="0.029397">
                <text:p>0.029397</text:p>
              </table:table-cell>
              <table:table-cell office:value-type="float" office:value="0.048348">
                <text:p>0.048348</text:p>
              </table:table-cell>
              <table:table-cell office:value-type="float" office:value="0.07867">
                <text:p>0.07867</text:p>
              </table:table-cell>
              <table:table-cell office:value-type="float" office:value="0.123118">
                <text:p>0.123118</text:p>
              </table:table-cell>
              <table:table-cell office:value-type="float" office:value="0.210257">
                <text:p>0.210257</text:p>
              </table:table-cell>
              <table:table-cell office:value-type="float" office:value="0.348487">
                <text:p>0.348487</text:p>
              </table:table-cell>
              <table:table-cell office:value-type="float" office:value="-0.010726">
                <text:p>-0.0107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37037">
                <text:p>-0.537037</text:p>
              </table:table-cell>
              <table:table-cell office:value-type="float" office:value="-0.04071">
                <text:p>-0.04071</text:p>
              </table:table-cell>
              <table:table-cell office:value-type="float" office:value="-0.016597">
                <text:p>-0.016597</text:p>
              </table:table-cell>
              <table:table-cell office:value-type="float" office:value="-0.0004">
                <text:p>-0.0004</text:p>
              </table:table-cell>
              <table:table-cell office:value-type="float" office:value="0.014021">
                <text:p>0.014021</text:p>
              </table:table-cell>
              <table:table-cell office:value-type="float" office:value="0.03532">
                <text:p>0.03532</text:p>
              </table:table-cell>
              <table:table-cell office:value-type="float" office:value="0.056207">
                <text:p>0.056207</text:p>
              </table:table-cell>
              <table:table-cell office:value-type="float" office:value="0.087271">
                <text:p>0.087271</text:p>
              </table:table-cell>
              <table:table-cell office:value-type="float" office:value="0.135538">
                <text:p>0.135538</text:p>
              </table:table-cell>
              <table:table-cell office:value-type="float" office:value="0.214425">
                <text:p>0.214425</text:p>
              </table:table-cell>
              <table:table-cell office:value-type="float" office:value="0.348487">
                <text:p>0.348487</text:p>
              </table:table-cell>
              <table:table-cell office:value-type="float" office:value="-0.005196">
                <text:p>-0.0051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81884">
                <text:p>-0.581884</text:p>
              </table:table-cell>
              <table:table-cell office:value-type="float" office:value="-0.037055">
                <text:p>-0.037055</text:p>
              </table:table-cell>
              <table:table-cell office:value-type="float" office:value="-0.013734">
                <text:p>-0.013734</text:p>
              </table:table-cell>
              <table:table-cell office:value-type="float" office:value="0.002901">
                <text:p>0.002901</text:p>
              </table:table-cell>
              <table:table-cell office:value-type="float" office:value="0.022581">
                <text:p>0.022581</text:p>
              </table:table-cell>
              <table:table-cell office:value-type="float" office:value="0.043633">
                <text:p>0.043633</text:p>
              </table:table-cell>
              <table:table-cell office:value-type="float" office:value="0.06675">
                <text:p>0.06675</text:p>
              </table:table-cell>
              <table:table-cell office:value-type="float" office:value="0.103623">
                <text:p>0.103623</text:p>
              </table:table-cell>
              <table:table-cell office:value-type="float" office:value="0.153438">
                <text:p>0.153438</text:p>
              </table:table-cell>
              <table:table-cell office:value-type="float" office:value="0.244021">
                <text:p>0.244021</text:p>
              </table:table-cell>
              <table:table-cell office:value-type="float" office:value="0.390837">
                <text:p>0.390837</text:p>
              </table:table-cell>
              <table:table-cell office:value-type="float" office:value="0.000427">
                <text:p>0.0004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753705">
                <text:p>-0.753705</text:p>
              </table:table-cell>
              <table:table-cell office:value-type="float" office:value="-0.059479">
                <text:p>-0.059479</text:p>
              </table:table-cell>
              <table:table-cell office:value-type="float" office:value="-0.020946">
                <text:p>-0.020946</text:p>
              </table:table-cell>
              <table:table-cell office:value-type="float" office:value="-0.002684">
                <text:p>-0.002684</text:p>
              </table:table-cell>
              <table:table-cell office:value-type="float" office:value="0.016809">
                <text:p>0.016809</text:p>
              </table:table-cell>
              <table:table-cell office:value-type="float" office:value="0.037564">
                <text:p>0.037564</text:p>
              </table:table-cell>
              <table:table-cell office:value-type="float" office:value="0.064208">
                <text:p>0.064208</text:p>
              </table:table-cell>
              <table:table-cell office:value-type="float" office:value="0.099107">
                <text:p>0.099107</text:p>
              </table:table-cell>
              <table:table-cell office:value-type="float" office:value="0.153768">
                <text:p>0.153768</text:p>
              </table:table-cell>
              <table:table-cell office:value-type="float" office:value="0.242681">
                <text:p>0.242681</text:p>
              </table:table-cell>
              <table:table-cell office:value-type="float" office:value="0.390837">
                <text:p>0.390837</text:p>
              </table:table-cell>
              <table:table-cell office:value-type="float" office:value="-0.022268">
                <text:p>-0.0222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665039">
                <text:p>-0.665039</text:p>
              </table:table-cell>
              <table:table-cell office:value-type="float" office:value="-0.052252">
                <text:p>-0.052252</text:p>
              </table:table-cell>
              <table:table-cell office:value-type="float" office:value="-0.01967">
                <text:p>-0.01967</text:p>
              </table:table-cell>
              <table:table-cell office:value-type="float" office:value="-0.000702">
                <text:p>-0.000702</text:p>
              </table:table-cell>
              <table:table-cell office:value-type="float" office:value="0.019281">
                <text:p>0.019281</text:p>
              </table:table-cell>
              <table:table-cell office:value-type="float" office:value="0.039124">
                <text:p>0.039124</text:p>
              </table:table-cell>
              <table:table-cell office:value-type="float" office:value="0.065928">
                <text:p>0.065928</text:p>
              </table:table-cell>
              <table:table-cell office:value-type="float" office:value="0.099879">
                <text:p>0.099879</text:p>
              </table:table-cell>
              <table:table-cell office:value-type="float" office:value="0.145105">
                <text:p>0.145105</text:p>
              </table:table-cell>
              <table:table-cell office:value-type="float" office:value="0.246655">
                <text:p>0.246655</text:p>
              </table:table-cell>
              <table:table-cell office:value-type="float" office:value="0.390837">
                <text:p>0.390837</text:p>
              </table:table-cell>
              <table:table-cell office:value-type="float" office:value="-0.012169">
                <text:p>-0.0121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466335">
                <text:p>-0.466335</text:p>
              </table:table-cell>
              <table:table-cell office:value-type="float" office:value="-0.042396">
                <text:p>-0.042396</text:p>
              </table:table-cell>
              <table:table-cell office:value-type="float" office:value="-0.019532">
                <text:p>-0.019532</text:p>
              </table:table-cell>
              <table:table-cell office:value-type="float" office:value="-0.004105">
                <text:p>-0.004105</text:p>
              </table:table-cell>
              <table:table-cell office:value-type="float" office:value="0.012482">
                <text:p>0.012482</text:p>
              </table:table-cell>
              <table:table-cell office:value-type="float" office:value="0.028954">
                <text:p>0.028954</text:p>
              </table:table-cell>
              <table:table-cell office:value-type="float" office:value="0.050522">
                <text:p>0.050522</text:p>
              </table:table-cell>
              <table:table-cell office:value-type="float" office:value="0.083711">
                <text:p>0.083711</text:p>
              </table:table-cell>
              <table:table-cell office:value-type="float" office:value="0.134951">
                <text:p>0.134951</text:p>
              </table:table-cell>
              <table:table-cell office:value-type="float" office:value="0.232043">
                <text:p>0.232043</text:p>
              </table:table-cell>
              <table:table-cell office:value-type="float" office:value="0.390837">
                <text:p>0.390837</text:p>
              </table:table-cell>
              <table:table-cell office:value-type="float" office:value="0.001029">
                <text:p>0.0010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624556">
                <text:p>-0.624556</text:p>
              </table:table-cell>
              <table:table-cell office:value-type="float" office:value="-0.04501">
                <text:p>-0.04501</text:p>
              </table:table-cell>
              <table:table-cell office:value-type="float" office:value="-0.017284">
                <text:p>-0.017284</text:p>
              </table:table-cell>
              <table:table-cell office:value-type="float" office:value="-0.002437">
                <text:p>-0.002437</text:p>
              </table:table-cell>
              <table:table-cell office:value-type="float" office:value="0.01207">
                <text:p>0.01207</text:p>
              </table:table-cell>
              <table:table-cell office:value-type="float" office:value="0.029025">
                <text:p>0.029025</text:p>
              </table:table-cell>
              <table:table-cell office:value-type="float" office:value="0.048764">
                <text:p>0.048764</text:p>
              </table:table-cell>
              <table:table-cell office:value-type="float" office:value="0.07374">
                <text:p>0.07374</text:p>
              </table:table-cell>
              <table:table-cell office:value-type="float" office:value="0.120864">
                <text:p>0.120864</text:p>
              </table:table-cell>
              <table:table-cell office:value-type="float" office:value="0.221228">
                <text:p>0.221228</text:p>
              </table:table-cell>
              <table:table-cell office:value-type="float" office:value="0.390837">
                <text:p>0.390837</text:p>
              </table:table-cell>
              <table:table-cell office:value-type="float" office:value="-0.01836">
                <text:p>-0.018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783524">
                <text:p>-0.783524</text:p>
              </table:table-cell>
              <table:table-cell office:value-type="float" office:value="-0.054192">
                <text:p>-0.054192</text:p>
              </table:table-cell>
              <table:table-cell office:value-type="float" office:value="-0.016173">
                <text:p>-0.016173</text:p>
              </table:table-cell>
              <table:table-cell office:value-type="float" office:value="-0.000173">
                <text:p>-0.000173</text:p>
              </table:table-cell>
              <table:table-cell office:value-type="float" office:value="0.011419">
                <text:p>0.011419</text:p>
              </table:table-cell>
              <table:table-cell office:value-type="float" office:value="0.027572">
                <text:p>0.027572</text:p>
              </table:table-cell>
              <table:table-cell office:value-type="float" office:value="0.052248">
                <text:p>0.052248</text:p>
              </table:table-cell>
              <table:table-cell office:value-type="float" office:value="0.079557">
                <text:p>0.079557</text:p>
              </table:table-cell>
              <table:table-cell office:value-type="float" office:value="0.131772">
                <text:p>0.131772</text:p>
              </table:table-cell>
              <table:table-cell office:value-type="float" office:value="0.243838">
                <text:p>0.243838</text:p>
              </table:table-cell>
              <table:table-cell office:value-type="float" office:value="0.390837">
                <text:p>0.390837</text:p>
              </table:table-cell>
              <table:table-cell office:value-type="float" office:value="-0.030766">
                <text:p>-0.0307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621244">
                <text:p>-0.621244</text:p>
              </table:table-cell>
              <table:table-cell office:value-type="float" office:value="-0.040347">
                <text:p>-0.040347</text:p>
              </table:table-cell>
              <table:table-cell office:value-type="float" office:value="-0.010542">
                <text:p>-0.010542</text:p>
              </table:table-cell>
              <table:table-cell office:value-type="float" office:value="0.002027">
                <text:p>0.002027</text:p>
              </table:table-cell>
              <table:table-cell office:value-type="float" office:value="0.016646">
                <text:p>0.016646</text:p>
              </table:table-cell>
              <table:table-cell office:value-type="float" office:value="0.037923">
                <text:p>0.037923</text:p>
              </table:table-cell>
              <table:table-cell office:value-type="float" office:value="0.062878">
                <text:p>0.062878</text:p>
              </table:table-cell>
              <table:table-cell office:value-type="float" office:value="0.090264">
                <text:p>0.090264</text:p>
              </table:table-cell>
              <table:table-cell office:value-type="float" office:value="0.144767">
                <text:p>0.144767</text:p>
              </table:table-cell>
              <table:table-cell office:value-type="float" office:value="0.248812">
                <text:p>0.248812</text:p>
              </table:table-cell>
              <table:table-cell office:value-type="float" office:value="0.390837">
                <text:p>0.390837</text:p>
              </table:table-cell>
              <table:table-cell office:value-type="float" office:value="-0.006882">
                <text:p>-0.00688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29979">
                <text:p>-0.629979</text:p>
              </table:table-cell>
              <table:table-cell office:value-type="float" office:value="-0.051405">
                <text:p>-0.051405</text:p>
              </table:table-cell>
              <table:table-cell office:value-type="float" office:value="-0.017926">
                <text:p>-0.017926</text:p>
              </table:table-cell>
              <table:table-cell office:value-type="float" office:value="-0.00165">
                <text:p>-0.00165</text:p>
              </table:table-cell>
              <table:table-cell office:value-type="float" office:value="0.011728">
                <text:p>0.011728</text:p>
              </table:table-cell>
              <table:table-cell office:value-type="float" office:value="0.033404">
                <text:p>0.033404</text:p>
              </table:table-cell>
              <table:table-cell office:value-type="float" office:value="0.059773">
                <text:p>0.059773</text:p>
              </table:table-cell>
              <table:table-cell office:value-type="float" office:value="0.086636">
                <text:p>0.086636</text:p>
              </table:table-cell>
              <table:table-cell office:value-type="float" office:value="0.138287">
                <text:p>0.138287</text:p>
              </table:table-cell>
              <table:table-cell office:value-type="float" office:value="0.236964">
                <text:p>0.236964</text:p>
              </table:table-cell>
              <table:table-cell office:value-type="float" office:value="0.390837">
                <text:p>0.390837</text:p>
              </table:table-cell>
              <table:table-cell office:value-type="float" office:value="-0.013417">
                <text:p>-0.0134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90694">
                <text:p>-0.590694</text:p>
              </table:table-cell>
              <table:table-cell office:value-type="float" office:value="-0.03701">
                <text:p>-0.03701</text:p>
              </table:table-cell>
              <table:table-cell office:value-type="float" office:value="-0.00927">
                <text:p>-0.00927</text:p>
              </table:table-cell>
              <table:table-cell office:value-type="float" office:value="0.006653">
                <text:p>0.006653</text:p>
              </table:table-cell>
              <table:table-cell office:value-type="float" office:value="0.021394">
                <text:p>0.021394</text:p>
              </table:table-cell>
              <table:table-cell office:value-type="float" office:value="0.043582">
                <text:p>0.043582</text:p>
              </table:table-cell>
              <table:table-cell office:value-type="float" office:value="0.066953">
                <text:p>0.066953</text:p>
              </table:table-cell>
              <table:table-cell office:value-type="float" office:value="0.097478">
                <text:p>0.097478</text:p>
              </table:table-cell>
              <table:table-cell office:value-type="float" office:value="0.144527">
                <text:p>0.144527</text:p>
              </table:table-cell>
              <table:table-cell office:value-type="float" office:value="0.245471">
                <text:p>0.245471</text:p>
              </table:table-cell>
              <table:table-cell office:value-type="float" office:value="0.390837">
                <text:p>0.390837</text:p>
              </table:table-cell>
              <table:table-cell office:value-type="float" office:value="-0.001092">
                <text:p>-0.0010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692713">
                <text:p>-0.692713</text:p>
              </table:table-cell>
              <table:table-cell office:value-type="float" office:value="-0.037361">
                <text:p>-0.037361</text:p>
              </table:table-cell>
              <table:table-cell office:value-type="float" office:value="-0.006006">
                <text:p>-0.006006</text:p>
              </table:table-cell>
              <table:table-cell office:value-type="float" office:value="0.011005">
                <text:p>0.011005</text:p>
              </table:table-cell>
              <table:table-cell office:value-type="float" office:value="0.025332">
                <text:p>0.025332</text:p>
              </table:table-cell>
              <table:table-cell office:value-type="float" office:value="0.046512">
                <text:p>0.046512</text:p>
              </table:table-cell>
              <table:table-cell office:value-type="float" office:value="0.070924">
                <text:p>0.070924</text:p>
              </table:table-cell>
              <table:table-cell office:value-type="float" office:value="0.107498">
                <text:p>0.107498</text:p>
              </table:table-cell>
              <table:table-cell office:value-type="float" office:value="0.158101">
                <text:p>0.158101</text:p>
              </table:table-cell>
              <table:table-cell office:value-type="float" office:value="0.26589">
                <text:p>0.26589</text:p>
              </table:table-cell>
              <table:table-cell office:value-type="float" office:value="0.390837">
                <text:p>0.390837</text:p>
              </table:table-cell>
              <table:table-cell office:value-type="float" office:value="-0.005082">
                <text:p>-0.0050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478751">
                <text:p>-0.478751</text:p>
              </table:table-cell>
              <table:table-cell office:value-type="float" office:value="-0.0286">
                <text:p>-0.0286</text:p>
              </table:table-cell>
              <table:table-cell office:value-type="float" office:value="0.00127">
                <text:p>0.00127</text:p>
              </table:table-cell>
              <table:table-cell office:value-type="float" office:value="0.01439">
                <text:p>0.01439</text:p>
              </table:table-cell>
              <table:table-cell office:value-type="float" office:value="0.029577">
                <text:p>0.029577</text:p>
              </table:table-cell>
              <table:table-cell office:value-type="float" office:value="0.052454">
                <text:p>0.052454</text:p>
              </table:table-cell>
              <table:table-cell office:value-type="float" office:value="0.087955">
                <text:p>0.087955</text:p>
              </table:table-cell>
              <table:table-cell office:value-type="float" office:value="0.123998">
                <text:p>0.123998</text:p>
              </table:table-cell>
              <table:table-cell office:value-type="float" office:value="0.168322">
                <text:p>0.168322</text:p>
              </table:table-cell>
              <table:table-cell office:value-type="float" office:value="0.280963">
                <text:p>0.280963</text:p>
              </table:table-cell>
              <table:table-cell office:value-type="float" office:value="0.394307">
                <text:p>0.394307</text:p>
              </table:table-cell>
              <table:table-cell office:value-type="float" office:value="0.025158">
                <text:p>0.02515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8207">
                <text:p>-0.28207</text:p>
              </table:table-cell>
              <table:table-cell office:value-type="float" office:value="-0.015872">
                <text:p>-0.015872</text:p>
              </table:table-cell>
              <table:table-cell office:value-type="float" office:value="0.008539">
                <text:p>0.008539</text:p>
              </table:table-cell>
              <table:table-cell office:value-type="float" office:value="0.02351">
                <text:p>0.02351</text:p>
              </table:table-cell>
              <table:table-cell office:value-type="float" office:value="0.039786">
                <text:p>0.039786</text:p>
              </table:table-cell>
              <table:table-cell office:value-type="float" office:value="0.063136">
                <text:p>0.063136</text:p>
              </table:table-cell>
              <table:table-cell office:value-type="float" office:value="0.0964">
                <text:p>0.0964</text:p>
              </table:table-cell>
              <table:table-cell office:value-type="float" office:value="0.135017">
                <text:p>0.135017</text:p>
              </table:table-cell>
              <table:table-cell office:value-type="float" office:value="0.182054">
                <text:p>0.182054</text:p>
              </table:table-cell>
              <table:table-cell office:value-type="float" office:value="0.280694">
                <text:p>0.280694</text:p>
              </table:table-cell>
              <table:table-cell office:value-type="float" office:value="0.394307">
                <text:p>0.394307</text:p>
              </table:table-cell>
              <table:table-cell office:value-type="float" office:value="0.053119">
                <text:p>0.0531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478738">
                <text:p>-0.478738</text:p>
              </table:table-cell>
              <table:table-cell office:value-type="float" office:value="-0.029929">
                <text:p>-0.029929</text:p>
              </table:table-cell>
              <table:table-cell office:value-type="float" office:value="0.001831">
                <text:p>0.001831</text:p>
              </table:table-cell>
              <table:table-cell office:value-type="float" office:value="0.018557">
                <text:p>0.018557</text:p>
              </table:table-cell>
              <table:table-cell office:value-type="float" office:value="0.033429">
                <text:p>0.033429</text:p>
              </table:table-cell>
              <table:table-cell office:value-type="float" office:value="0.055092">
                <text:p>0.055092</text:p>
              </table:table-cell>
              <table:table-cell office:value-type="float" office:value="0.079128">
                <text:p>0.079128</text:p>
              </table:table-cell>
              <table:table-cell office:value-type="float" office:value="0.117754">
                <text:p>0.117754</text:p>
              </table:table-cell>
              <table:table-cell office:value-type="float" office:value="0.16837">
                <text:p>0.16837</text:p>
              </table:table-cell>
              <table:table-cell office:value-type="float" office:value="0.27269">
                <text:p>0.27269</text:p>
              </table:table-cell>
              <table:table-cell office:value-type="float" office:value="0.394307">
                <text:p>0.394307</text:p>
              </table:table-cell>
              <table:table-cell office:value-type="float" office:value="0.023818">
                <text:p>0.0238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50246">
                <text:p>-0.50246</text:p>
              </table:table-cell>
              <table:table-cell office:value-type="float" office:value="-0.031311">
                <text:p>-0.031311</text:p>
              </table:table-cell>
              <table:table-cell office:value-type="float" office:value="-0.000278">
                <text:p>-0.000278</text:p>
              </table:table-cell>
              <table:table-cell office:value-type="float" office:value="0.016078">
                <text:p>0.016078</text:p>
              </table:table-cell>
              <table:table-cell office:value-type="float" office:value="0.03266">
                <text:p>0.03266</text:p>
              </table:table-cell>
              <table:table-cell office:value-type="float" office:value="0.054417">
                <text:p>0.054417</text:p>
              </table:table-cell>
              <table:table-cell office:value-type="float" office:value="0.077788">
                <text:p>0.077788</text:p>
              </table:table-cell>
              <table:table-cell office:value-type="float" office:value="0.13278">
                <text:p>0.13278</text:p>
              </table:table-cell>
              <table:table-cell office:value-type="float" office:value="0.18686">
                <text:p>0.18686</text:p>
              </table:table-cell>
              <table:table-cell office:value-type="float" office:value="0.296962">
                <text:p>0.296962</text:p>
              </table:table-cell>
              <table:table-cell office:value-type="float" office:value="0.394307">
                <text:p>0.394307</text:p>
              </table:table-cell>
              <table:table-cell office:value-type="float" office:value="0.02635">
                <text:p>0.026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591303">
                <text:p>-0.591303</text:p>
              </table:table-cell>
              <table:table-cell office:value-type="float" office:value="-0.035038">
                <text:p>-0.035038</text:p>
              </table:table-cell>
              <table:table-cell office:value-type="float" office:value="0.004305">
                <text:p>0.004305</text:p>
              </table:table-cell>
              <table:table-cell office:value-type="float" office:value="0.02456">
                <text:p>0.02456</text:p>
              </table:table-cell>
              <table:table-cell office:value-type="float" office:value="0.042746">
                <text:p>0.042746</text:p>
              </table:table-cell>
              <table:table-cell office:value-type="float" office:value="0.062411">
                <text:p>0.062411</text:p>
              </table:table-cell>
              <table:table-cell office:value-type="float" office:value="0.092963">
                <text:p>0.092963</text:p>
              </table:table-cell>
              <table:table-cell office:value-type="float" office:value="0.141744">
                <text:p>0.141744</text:p>
              </table:table-cell>
              <table:table-cell office:value-type="float" office:value="0.193468">
                <text:p>0.193468</text:p>
              </table:table-cell>
              <table:table-cell office:value-type="float" office:value="0.297934">
                <text:p>0.297934</text:p>
              </table:table-cell>
              <table:table-cell office:value-type="float" office:value="0.40019">
                <text:p>0.40019</text:p>
              </table:table-cell>
              <table:table-cell office:value-type="float" office:value="0.023379">
                <text:p>0.023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16615">
                <text:p>-0.416615</text:p>
              </table:table-cell>
              <table:table-cell office:value-type="float" office:value="-0.020009">
                <text:p>-0.020009</text:p>
              </table:table-cell>
              <table:table-cell office:value-type="float" office:value="0.010368">
                <text:p>0.010368</text:p>
              </table:table-cell>
              <table:table-cell office:value-type="float" office:value="0.031377">
                <text:p>0.031377</text:p>
              </table:table-cell>
              <table:table-cell office:value-type="float" office:value="0.051121">
                <text:p>0.051121</text:p>
              </table:table-cell>
              <table:table-cell office:value-type="float" office:value="0.071907">
                <text:p>0.071907</text:p>
              </table:table-cell>
              <table:table-cell office:value-type="float" office:value="0.106222">
                <text:p>0.106222</text:p>
              </table:table-cell>
              <table:table-cell office:value-type="float" office:value="0.150697">
                <text:p>0.150697</text:p>
              </table:table-cell>
              <table:table-cell office:value-type="float" office:value="0.207813">
                <text:p>0.207813</text:p>
              </table:table-cell>
              <table:table-cell office:value-type="float" office:value="0.301719">
                <text:p>0.301719</text:p>
              </table:table-cell>
              <table:table-cell office:value-type="float" office:value="0.40019">
                <text:p>0.40019</text:p>
              </table:table-cell>
              <table:table-cell office:value-type="float" office:value="0.04946">
                <text:p>0.049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72981">
                <text:p>-0.272981</text:p>
              </table:table-cell>
              <table:table-cell office:value-type="float" office:value="-0.007096">
                <text:p>-0.007096</text:p>
              </table:table-cell>
              <table:table-cell office:value-type="float" office:value="0.017248">
                <text:p>0.017248</text:p>
              </table:table-cell>
              <table:table-cell office:value-type="float" office:value="0.038168">
                <text:p>0.038168</text:p>
              </table:table-cell>
              <table:table-cell office:value-type="float" office:value="0.060008">
                <text:p>0.060008</text:p>
              </table:table-cell>
              <table:table-cell office:value-type="float" office:value="0.087441">
                <text:p>0.087441</text:p>
              </table:table-cell>
              <table:table-cell office:value-type="float" office:value="0.124819">
                <text:p>0.124819</text:p>
              </table:table-cell>
              <table:table-cell office:value-type="float" office:value="0.168088">
                <text:p>0.168088</text:p>
              </table:table-cell>
              <table:table-cell office:value-type="float" office:value="0.213505">
                <text:p>0.213505</text:p>
              </table:table-cell>
              <table:table-cell office:value-type="float" office:value="0.31143">
                <text:p>0.31143</text:p>
              </table:table-cell>
              <table:table-cell office:value-type="float" office:value="0.40019">
                <text:p>0.40019</text:p>
              </table:table-cell>
              <table:table-cell office:value-type="float" office:value="0.074063">
                <text:p>0.0740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486964">
                <text:p>-0.486964</text:p>
              </table:table-cell>
              <table:table-cell office:value-type="float" office:value="-0.007064">
                <text:p>-0.007064</text:p>
              </table:table-cell>
              <table:table-cell office:value-type="float" office:value="0.021092">
                <text:p>0.021092</text:p>
              </table:table-cell>
              <table:table-cell office:value-type="float" office:value="0.043372">
                <text:p>0.043372</text:p>
              </table:table-cell>
              <table:table-cell office:value-type="float" office:value="0.069036">
                <text:p>0.069036</text:p>
              </table:table-cell>
              <table:table-cell office:value-type="float" office:value="0.099808">
                <text:p>0.099808</text:p>
              </table:table-cell>
              <table:table-cell office:value-type="float" office:value="0.132932">
                <text:p>0.132932</text:p>
              </table:table-cell>
              <table:table-cell office:value-type="float" office:value="0.174355">
                <text:p>0.174355</text:p>
              </table:table-cell>
              <table:table-cell office:value-type="float" office:value="0.219755">
                <text:p>0.219755</text:p>
              </table:table-cell>
              <table:table-cell office:value-type="float" office:value="0.311202">
                <text:p>0.311202</text:p>
              </table:table-cell>
              <table:table-cell office:value-type="float" office:value="0.423532">
                <text:p>0.423532</text:p>
              </table:table-cell>
              <table:table-cell office:value-type="float" office:value="0.057752">
                <text:p>0.0577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446891">
                <text:p>-0.446891</text:p>
              </table:table-cell>
              <table:table-cell office:value-type="float" office:value="0.003004">
                <text:p>0.003004</text:p>
              </table:table-cell>
              <table:table-cell office:value-type="float" office:value="0.022277">
                <text:p>0.022277</text:p>
              </table:table-cell>
              <table:table-cell office:value-type="float" office:value="0.041108">
                <text:p>0.041108</text:p>
              </table:table-cell>
              <table:table-cell office:value-type="float" office:value="0.066683">
                <text:p>0.066683</text:p>
              </table:table-cell>
              <table:table-cell office:value-type="float" office:value="0.096015">
                <text:p>0.096015</text:p>
              </table:table-cell>
              <table:table-cell office:value-type="float" office:value="0.131732">
                <text:p>0.131732</text:p>
              </table:table-cell>
              <table:table-cell office:value-type="float" office:value="0.177277">
                <text:p>0.177277</text:p>
              </table:table-cell>
              <table:table-cell office:value-type="float" office:value="0.221688">
                <text:p>0.221688</text:p>
              </table:table-cell>
              <table:table-cell office:value-type="float" office:value="0.312237">
                <text:p>0.312237</text:p>
              </table:table-cell>
              <table:table-cell office:value-type="float" office:value="0.423532">
                <text:p>0.423532</text:p>
              </table:table-cell>
              <table:table-cell office:value-type="float" office:value="0.062513">
                <text:p>0.0625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39369">
                <text:p>-0.39369</text:p>
              </table:table-cell>
              <table:table-cell office:value-type="float" office:value="0.003457">
                <text:p>0.003457</text:p>
              </table:table-cell>
              <table:table-cell office:value-type="float" office:value="0.024714">
                <text:p>0.024714</text:p>
              </table:table-cell>
              <table:table-cell office:value-type="float" office:value="0.045899">
                <text:p>0.045899</text:p>
              </table:table-cell>
              <table:table-cell office:value-type="float" office:value="0.072839">
                <text:p>0.072839</text:p>
              </table:table-cell>
              <table:table-cell office:value-type="float" office:value="0.09594">
                <text:p>0.09594</text:p>
              </table:table-cell>
              <table:table-cell office:value-type="float" office:value="0.127725">
                <text:p>0.127725</text:p>
              </table:table-cell>
              <table:table-cell office:value-type="float" office:value="0.173089">
                <text:p>0.173089</text:p>
              </table:table-cell>
              <table:table-cell office:value-type="float" office:value="0.212716">
                <text:p>0.212716</text:p>
              </table:table-cell>
              <table:table-cell office:value-type="float" office:value="0.304393">
                <text:p>0.304393</text:p>
              </table:table-cell>
              <table:table-cell office:value-type="float" office:value="0.423532">
                <text:p>0.423532</text:p>
              </table:table-cell>
              <table:table-cell office:value-type="float" office:value="0.066708">
                <text:p>0.0667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399519">
                <text:p>-0.399519</text:p>
              </table:table-cell>
              <table:table-cell office:value-type="float" office:value="0.005368">
                <text:p>0.005368</text:p>
              </table:table-cell>
              <table:table-cell office:value-type="float" office:value="0.027949">
                <text:p>0.027949</text:p>
              </table:table-cell>
              <table:table-cell office:value-type="float" office:value="0.056628">
                <text:p>0.056628</text:p>
              </table:table-cell>
              <table:table-cell office:value-type="float" office:value="0.084111">
                <text:p>0.084111</text:p>
              </table:table-cell>
              <table:table-cell office:value-type="float" office:value="0.110168">
                <text:p>0.110168</text:p>
              </table:table-cell>
              <table:table-cell office:value-type="float" office:value="0.134538">
                <text:p>0.134538</text:p>
              </table:table-cell>
              <table:table-cell office:value-type="float" office:value="0.176648">
                <text:p>0.176648</text:p>
              </table:table-cell>
              <table:table-cell office:value-type="float" office:value="0.21975">
                <text:p>0.21975</text:p>
              </table:table-cell>
              <table:table-cell office:value-type="float" office:value="0.317264">
                <text:p>0.317264</text:p>
              </table:table-cell>
              <table:table-cell office:value-type="float" office:value="0.423532">
                <text:p>0.423532</text:p>
              </table:table-cell>
              <table:table-cell office:value-type="float" office:value="0.07329">
                <text:p>0.073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306075">
                <text:p>-0.306075</text:p>
              </table:table-cell>
              <table:table-cell office:value-type="float" office:value="0.012384">
                <text:p>0.012384</text:p>
              </table:table-cell>
              <table:table-cell office:value-type="float" office:value="0.034824">
                <text:p>0.034824</text:p>
              </table:table-cell>
              <table:table-cell office:value-type="float" office:value="0.065042">
                <text:p>0.065042</text:p>
              </table:table-cell>
              <table:table-cell office:value-type="float" office:value="0.088938">
                <text:p>0.088938</text:p>
              </table:table-cell>
              <table:table-cell office:value-type="float" office:value="0.12108">
                <text:p>0.12108</text:p>
              </table:table-cell>
              <table:table-cell office:value-type="float" office:value="0.153531">
                <text:p>0.153531</text:p>
              </table:table-cell>
              <table:table-cell office:value-type="float" office:value="0.200879">
                <text:p>0.200879</text:p>
              </table:table-cell>
              <table:table-cell office:value-type="float" office:value="0.240242">
                <text:p>0.240242</text:p>
              </table:table-cell>
              <table:table-cell office:value-type="float" office:value="0.33541">
                <text:p>0.33541</text:p>
              </table:table-cell>
              <table:table-cell office:value-type="float" office:value="0.423532">
                <text:p>0.423532</text:p>
              </table:table-cell>
              <table:table-cell office:value-type="float" office:value="0.094626">
                <text:p>0.09462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457481">
                <text:p>-0.457481</text:p>
              </table:table-cell>
              <table:table-cell office:value-type="float" office:value="0.009683">
                <text:p>0.009683</text:p>
              </table:table-cell>
              <table:table-cell office:value-type="float" office:value="0.040413">
                <text:p>0.040413</text:p>
              </table:table-cell>
              <table:table-cell office:value-type="float" office:value="0.07245">
                <text:p>0.07245</text:p>
              </table:table-cell>
              <table:table-cell office:value-type="float" office:value="0.099751">
                <text:p>0.099751</text:p>
              </table:table-cell>
              <table:table-cell office:value-type="float" office:value="0.136173">
                <text:p>0.136173</text:p>
              </table:table-cell>
              <table:table-cell office:value-type="float" office:value="0.165289">
                <text:p>0.165289</text:p>
              </table:table-cell>
              <table:table-cell office:value-type="float" office:value="0.204423">
                <text:p>0.204423</text:p>
              </table:table-cell>
              <table:table-cell office:value-type="float" office:value="0.245873">
                <text:p>0.245873</text:p>
              </table:table-cell>
              <table:table-cell office:value-type="float" office:value="0.339664">
                <text:p>0.339664</text:p>
              </table:table-cell>
              <table:table-cell office:value-type="float" office:value="0.423532">
                <text:p>0.423532</text:p>
              </table:table-cell>
              <table:table-cell office:value-type="float" office:value="0.085624">
                <text:p>0.0856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280121">
                <text:p>-0.280121</text:p>
              </table:table-cell>
              <table:table-cell office:value-type="float" office:value="0.018077">
                <text:p>0.018077</text:p>
              </table:table-cell>
              <table:table-cell office:value-type="float" office:value="0.04574">
                <text:p>0.04574</text:p>
              </table:table-cell>
              <table:table-cell office:value-type="float" office:value="0.071862">
                <text:p>0.071862</text:p>
              </table:table-cell>
              <table:table-cell office:value-type="float" office:value="0.095948">
                <text:p>0.095948</text:p>
              </table:table-cell>
              <table:table-cell office:value-type="float" office:value="0.13436">
                <text:p>0.13436</text:p>
              </table:table-cell>
              <table:table-cell office:value-type="float" office:value="0.167289">
                <text:p>0.167289</text:p>
              </table:table-cell>
              <table:table-cell office:value-type="float" office:value="0.198191">
                <text:p>0.198191</text:p>
              </table:table-cell>
              <table:table-cell office:value-type="float" office:value="0.235982">
                <text:p>0.235982</text:p>
              </table:table-cell>
              <table:table-cell office:value-type="float" office:value="0.330818">
                <text:p>0.330818</text:p>
              </table:table-cell>
              <table:table-cell office:value-type="float" office:value="0.423532">
                <text:p>0.423532</text:p>
              </table:table-cell>
              <table:table-cell office:value-type="float" office:value="0.101815">
                <text:p>0.10181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44574">
                <text:p>-0.44574</text:p>
              </table:table-cell>
              <table:table-cell office:value-type="float" office:value="0.015929">
                <text:p>0.015929</text:p>
              </table:table-cell>
              <table:table-cell office:value-type="float" office:value="0.046591">
                <text:p>0.046591</text:p>
              </table:table-cell>
              <table:table-cell office:value-type="float" office:value="0.071682">
                <text:p>0.071682</text:p>
              </table:table-cell>
              <table:table-cell office:value-type="float" office:value="0.092597">
                <text:p>0.092597</text:p>
              </table:table-cell>
              <table:table-cell office:value-type="float" office:value="0.130512">
                <text:p>0.130512</text:p>
              </table:table-cell>
              <table:table-cell office:value-type="float" office:value="0.16287">
                <text:p>0.16287</text:p>
              </table:table-cell>
              <table:table-cell office:value-type="float" office:value="0.199663">
                <text:p>0.199663</text:p>
              </table:table-cell>
              <table:table-cell office:value-type="float" office:value="0.23703">
                <text:p>0.23703</text:p>
              </table:table-cell>
              <table:table-cell office:value-type="float" office:value="0.336125">
                <text:p>0.336125</text:p>
              </table:table-cell>
              <table:table-cell office:value-type="float" office:value="0.423532">
                <text:p>0.423532</text:p>
              </table:table-cell>
              <table:table-cell office:value-type="float" office:value="0.084726">
                <text:p>0.0847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250718">
                <text:p>-0.250718</text:p>
              </table:table-cell>
              <table:table-cell office:value-type="float" office:value="0.01865">
                <text:p>0.01865</text:p>
              </table:table-cell>
              <table:table-cell office:value-type="float" office:value="0.045664">
                <text:p>0.045664</text:p>
              </table:table-cell>
              <table:table-cell office:value-type="float" office:value="0.070729">
                <text:p>0.070729</text:p>
              </table:table-cell>
              <table:table-cell office:value-type="float" office:value="0.09867">
                <text:p>0.09867</text:p>
              </table:table-cell>
              <table:table-cell office:value-type="float" office:value="0.129306">
                <text:p>0.129306</text:p>
              </table:table-cell>
              <table:table-cell office:value-type="float" office:value="0.156956">
                <text:p>0.156956</text:p>
              </table:table-cell>
              <table:table-cell office:value-type="float" office:value="0.187945">
                <text:p>0.187945</text:p>
              </table:table-cell>
              <table:table-cell office:value-type="float" office:value="0.226324">
                <text:p>0.226324</text:p>
              </table:table-cell>
              <table:table-cell office:value-type="float" office:value="0.312243">
                <text:p>0.312243</text:p>
              </table:table-cell>
              <table:table-cell office:value-type="float" office:value="0.423532">
                <text:p>0.423532</text:p>
              </table:table-cell>
              <table:table-cell office:value-type="float" office:value="0.099577">
                <text:p>0.09957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161404">
                <text:p>-0.161404</text:p>
              </table:table-cell>
              <table:table-cell office:value-type="float" office:value="0.025722">
                <text:p>0.025722</text:p>
              </table:table-cell>
              <table:table-cell office:value-type="float" office:value="0.04934">
                <text:p>0.04934</text:p>
              </table:table-cell>
              <table:table-cell office:value-type="float" office:value="0.07692">
                <text:p>0.07692</text:p>
              </table:table-cell>
              <table:table-cell office:value-type="float" office:value="0.102227">
                <text:p>0.102227</text:p>
              </table:table-cell>
              <table:table-cell office:value-type="float" office:value="0.137501">
                <text:p>0.137501</text:p>
              </table:table-cell>
              <table:table-cell office:value-type="float" office:value="0.168901">
                <text:p>0.168901</text:p>
              </table:table-cell>
              <table:table-cell office:value-type="float" office:value="0.204227">
                <text:p>0.204227</text:p>
              </table:table-cell>
              <table:table-cell office:value-type="float" office:value="0.235064">
                <text:p>0.235064</text:p>
              </table:table-cell>
              <table:table-cell office:value-type="float" office:value="0.31641">
                <text:p>0.31641</text:p>
              </table:table-cell>
              <table:table-cell office:value-type="float" office:value="0.423532">
                <text:p>0.423532</text:p>
              </table:table-cell>
              <table:table-cell office:value-type="float" office:value="0.115491">
                <text:p>0.11549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130567">
                <text:p>-0.130567</text:p>
              </table:table-cell>
              <table:table-cell office:value-type="float" office:value="0.02712">
                <text:p>0.02712</text:p>
              </table:table-cell>
              <table:table-cell office:value-type="float" office:value="0.051684">
                <text:p>0.051684</text:p>
              </table:table-cell>
              <table:table-cell office:value-type="float" office:value="0.079987">
                <text:p>0.079987</text:p>
              </table:table-cell>
              <table:table-cell office:value-type="float" office:value="0.109737">
                <text:p>0.109737</text:p>
              </table:table-cell>
              <table:table-cell office:value-type="float" office:value="0.138932">
                <text:p>0.138932</text:p>
              </table:table-cell>
              <table:table-cell office:value-type="float" office:value="0.167165">
                <text:p>0.167165</text:p>
              </table:table-cell>
              <table:table-cell office:value-type="float" office:value="0.195856">
                <text:p>0.195856</text:p>
              </table:table-cell>
              <table:table-cell office:value-type="float" office:value="0.230768">
                <text:p>0.230768</text:p>
              </table:table-cell>
              <table:table-cell office:value-type="float" office:value="0.311826">
                <text:p>0.311826</text:p>
              </table:table-cell>
              <table:table-cell office:value-type="float" office:value="0.423532">
                <text:p>0.423532</text:p>
              </table:table-cell>
              <table:table-cell office:value-type="float" office:value="0.118251">
                <text:p>0.11825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269312">
                <text:p>-0.269312</text:p>
              </table:table-cell>
              <table:table-cell office:value-type="float" office:value="0.018927">
                <text:p>0.018927</text:p>
              </table:table-cell>
              <table:table-cell office:value-type="float" office:value="0.047248">
                <text:p>0.047248</text:p>
              </table:table-cell>
              <table:table-cell office:value-type="float" office:value="0.077959">
                <text:p>0.077959</text:p>
              </table:table-cell>
              <table:table-cell office:value-type="float" office:value="0.110892">
                <text:p>0.110892</text:p>
              </table:table-cell>
              <table:table-cell office:value-type="float" office:value="0.140993">
                <text:p>0.140993</text:p>
              </table:table-cell>
              <table:table-cell office:value-type="float" office:value="0.169388">
                <text:p>0.169388</text:p>
              </table:table-cell>
              <table:table-cell office:value-type="float" office:value="0.203907">
                <text:p>0.203907</text:p>
              </table:table-cell>
              <table:table-cell office:value-type="float" office:value="0.237326">
                <text:p>0.237326</text:p>
              </table:table-cell>
              <table:table-cell office:value-type="float" office:value="0.329292">
                <text:p>0.329292</text:p>
              </table:table-cell>
              <table:table-cell office:value-type="float" office:value="0.431036">
                <text:p>0.431036</text:p>
              </table:table-cell>
              <table:table-cell office:value-type="float" office:value="0.106662">
                <text:p>0.1066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314175">
                <text:p>-0.314175</text:p>
              </table:table-cell>
              <table:table-cell office:value-type="float" office:value="0.008704">
                <text:p>0.008704</text:p>
              </table:table-cell>
              <table:table-cell office:value-type="float" office:value="0.042498">
                <text:p>0.042498</text:p>
              </table:table-cell>
              <table:table-cell office:value-type="float" office:value="0.074217">
                <text:p>0.074217</text:p>
              </table:table-cell>
              <table:table-cell office:value-type="float" office:value="0.112925">
                <text:p>0.112925</text:p>
              </table:table-cell>
              <table:table-cell office:value-type="float" office:value="0.148242">
                <text:p>0.148242</text:p>
              </table:table-cell>
              <table:table-cell office:value-type="float" office:value="0.181898">
                <text:p>0.181898</text:p>
              </table:table-cell>
              <table:table-cell office:value-type="float" office:value="0.209259">
                <text:p>0.209259</text:p>
              </table:table-cell>
              <table:table-cell office:value-type="float" office:value="0.245285">
                <text:p>0.245285</text:p>
              </table:table-cell>
              <table:table-cell office:value-type="float" office:value="0.336439">
                <text:p>0.336439</text:p>
              </table:table-cell>
              <table:table-cell office:value-type="float" office:value="0.441223">
                <text:p>0.441223</text:p>
              </table:table-cell>
              <table:table-cell office:value-type="float" office:value="0.104529">
                <text:p>0.1045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77373">
                <text:p>-0.077373</text:p>
              </table:table-cell>
              <table:table-cell office:value-type="float" office:value="0.025012">
                <text:p>0.025012</text:p>
              </table:table-cell>
              <table:table-cell office:value-type="float" office:value="0.066056">
                <text:p>0.066056</text:p>
              </table:table-cell>
              <table:table-cell office:value-type="float" office:value="0.095701">
                <text:p>0.095701</text:p>
              </table:table-cell>
              <table:table-cell office:value-type="float" office:value="0.132195">
                <text:p>0.132195</text:p>
              </table:table-cell>
              <table:table-cell office:value-type="float" office:value="0.164487">
                <text:p>0.164487</text:p>
              </table:table-cell>
              <table:table-cell office:value-type="float" office:value="0.193029">
                <text:p>0.193029</text:p>
              </table:table-cell>
              <table:table-cell office:value-type="float" office:value="0.220588">
                <text:p>0.220588</text:p>
              </table:table-cell>
              <table:table-cell office:value-type="float" office:value="0.256425">
                <text:p>0.256425</text:p>
              </table:table-cell>
              <table:table-cell office:value-type="float" office:value="0.349827">
                <text:p>0.349827</text:p>
              </table:table-cell>
              <table:table-cell office:value-type="float" office:value="0.449052">
                <text:p>0.449052</text:p>
              </table:table-cell>
              <table:table-cell office:value-type="float" office:value="0.142595">
                <text:p>0.14259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151219">
                <text:p>-0.151219</text:p>
              </table:table-cell>
              <table:table-cell office:value-type="float" office:value="0.043464">
                <text:p>0.043464</text:p>
              </table:table-cell>
              <table:table-cell office:value-type="float" office:value="0.078482">
                <text:p>0.078482</text:p>
              </table:table-cell>
              <table:table-cell office:value-type="float" office:value="0.115688">
                <text:p>0.115688</text:p>
              </table:table-cell>
              <table:table-cell office:value-type="float" office:value="0.142941">
                <text:p>0.142941</text:p>
              </table:table-cell>
              <table:table-cell office:value-type="float" office:value="0.172974">
                <text:p>0.172974</text:p>
              </table:table-cell>
              <table:table-cell office:value-type="float" office:value="0.205441">
                <text:p>0.205441</text:p>
              </table:table-cell>
              <table:table-cell office:value-type="float" office:value="0.231363">
                <text:p>0.231363</text:p>
              </table:table-cell>
              <table:table-cell office:value-type="float" office:value="0.264972">
                <text:p>0.264972</text:p>
              </table:table-cell>
              <table:table-cell office:value-type="float" office:value="0.352705">
                <text:p>0.352705</text:p>
              </table:table-cell>
              <table:table-cell office:value-type="float" office:value="0.449052">
                <text:p>0.449052</text:p>
              </table:table-cell>
              <table:table-cell office:value-type="float" office:value="0.145681">
                <text:p>0.1456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918">
                <text:p>-0.0918</text:p>
              </table:table-cell>
              <table:table-cell office:value-type="float" office:value="0.038652">
                <text:p>0.038652</text:p>
              </table:table-cell>
              <table:table-cell office:value-type="float" office:value="0.075509">
                <text:p>0.075509</text:p>
              </table:table-cell>
              <table:table-cell office:value-type="float" office:value="0.115821">
                <text:p>0.115821</text:p>
              </table:table-cell>
              <table:table-cell office:value-type="float" office:value="0.14324">
                <text:p>0.14324</text:p>
              </table:table-cell>
              <table:table-cell office:value-type="float" office:value="0.172792">
                <text:p>0.172792</text:p>
              </table:table-cell>
              <table:table-cell office:value-type="float" office:value="0.204176">
                <text:p>0.204176</text:p>
              </table:table-cell>
              <table:table-cell office:value-type="float" office:value="0.23285">
                <text:p>0.23285</text:p>
              </table:table-cell>
              <table:table-cell office:value-type="float" office:value="0.266923">
                <text:p>0.266923</text:p>
              </table:table-cell>
              <table:table-cell office:value-type="float" office:value="0.359811">
                <text:p>0.359811</text:p>
              </table:table-cell>
              <table:table-cell office:value-type="float" office:value="0.449052">
                <text:p>0.449052</text:p>
              </table:table-cell>
              <table:table-cell office:value-type="float" office:value="0.151797">
                <text:p>0.1517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056275">
                <text:p>-0.056275</text:p>
              </table:table-cell>
              <table:table-cell office:value-type="float" office:value="0.059478">
                <text:p>0.059478</text:p>
              </table:table-cell>
              <table:table-cell office:value-type="float" office:value="0.103532">
                <text:p>0.103532</text:p>
              </table:table-cell>
              <table:table-cell office:value-type="float" office:value="0.134595">
                <text:p>0.134595</text:p>
              </table:table-cell>
              <table:table-cell office:value-type="float" office:value="0.166329">
                <text:p>0.166329</text:p>
              </table:table-cell>
              <table:table-cell office:value-type="float" office:value="0.193305">
                <text:p>0.193305</text:p>
              </table:table-cell>
              <table:table-cell office:value-type="float" office:value="0.219435">
                <text:p>0.219435</text:p>
              </table:table-cell>
              <table:table-cell office:value-type="float" office:value="0.246781">
                <text:p>0.246781</text:p>
              </table:table-cell>
              <table:table-cell office:value-type="float" office:value="0.287975">
                <text:p>0.287975</text:p>
              </table:table-cell>
              <table:table-cell office:value-type="float" office:value="0.375672">
                <text:p>0.375672</text:p>
              </table:table-cell>
              <table:table-cell office:value-type="float" office:value="0.449052">
                <text:p>0.449052</text:p>
              </table:table-cell>
              <table:table-cell office:value-type="float" office:value="0.173083">
                <text:p>0.17308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102736">
                <text:p>-0.102736</text:p>
              </table:table-cell>
              <table:table-cell office:value-type="float" office:value="0.066371">
                <text:p>0.066371</text:p>
              </table:table-cell>
              <table:table-cell office:value-type="float" office:value="0.10387">
                <text:p>0.10387</text:p>
              </table:table-cell>
              <table:table-cell office:value-type="float" office:value="0.137803">
                <text:p>0.137803</text:p>
              </table:table-cell>
              <table:table-cell office:value-type="float" office:value="0.167961">
                <text:p>0.167961</text:p>
              </table:table-cell>
              <table:table-cell office:value-type="float" office:value="0.196829">
                <text:p>0.196829</text:p>
              </table:table-cell>
              <table:table-cell office:value-type="float" office:value="0.217733">
                <text:p>0.217733</text:p>
              </table:table-cell>
              <table:table-cell office:value-type="float" office:value="0.246397">
                <text:p>0.246397</text:p>
              </table:table-cell>
              <table:table-cell office:value-type="float" office:value="0.282792">
                <text:p>0.282792</text:p>
              </table:table-cell>
              <table:table-cell office:value-type="float" office:value="0.378058">
                <text:p>0.378058</text:p>
              </table:table-cell>
              <table:table-cell office:value-type="float" office:value="0.451996">
                <text:p>0.451996</text:p>
              </table:table-cell>
              <table:table-cell office:value-type="float" office:value="0.169508">
                <text:p>0.169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108988">
                <text:p>-0.108988</text:p>
              </table:table-cell>
              <table:table-cell office:value-type="float" office:value="0.062487">
                <text:p>0.062487</text:p>
              </table:table-cell>
              <table:table-cell office:value-type="float" office:value="0.107827">
                <text:p>0.107827</text:p>
              </table:table-cell>
              <table:table-cell office:value-type="float" office:value="0.135475">
                <text:p>0.135475</text:p>
              </table:table-cell>
              <table:table-cell office:value-type="float" office:value="0.167464">
                <text:p>0.167464</text:p>
              </table:table-cell>
              <table:table-cell office:value-type="float" office:value="0.193168">
                <text:p>0.193168</text:p>
              </table:table-cell>
              <table:table-cell office:value-type="float" office:value="0.213094">
                <text:p>0.213094</text:p>
              </table:table-cell>
              <table:table-cell office:value-type="float" office:value="0.243239">
                <text:p>0.243239</text:p>
              </table:table-cell>
              <table:table-cell office:value-type="float" office:value="0.279379">
                <text:p>0.279379</text:p>
              </table:table-cell>
              <table:table-cell office:value-type="float" office:value="0.368464">
                <text:p>0.368464</text:p>
              </table:table-cell>
              <table:table-cell office:value-type="float" office:value="0.451996">
                <text:p>0.451996</text:p>
              </table:table-cell>
              <table:table-cell office:value-type="float" office:value="0.166161">
                <text:p>0.1661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160247">
                <text:p>-0.160247</text:p>
              </table:table-cell>
              <table:table-cell office:value-type="float" office:value="0.069511">
                <text:p>0.069511</text:p>
              </table:table-cell>
              <table:table-cell office:value-type="float" office:value="0.117805">
                <text:p>0.117805</text:p>
              </table:table-cell>
              <table:table-cell office:value-type="float" office:value="0.149962">
                <text:p>0.149962</text:p>
              </table:table-cell>
              <table:table-cell office:value-type="float" office:value="0.176348">
                <text:p>0.176348</text:p>
              </table:table-cell>
              <table:table-cell office:value-type="float" office:value="0.20124">
                <text:p>0.20124</text:p>
              </table:table-cell>
              <table:table-cell office:value-type="float" office:value="0.225749">
                <text:p>0.225749</text:p>
              </table:table-cell>
              <table:table-cell office:value-type="float" office:value="0.247859">
                <text:p>0.247859</text:p>
              </table:table-cell>
              <table:table-cell office:value-type="float" office:value="0.282216">
                <text:p>0.282216</text:p>
              </table:table-cell>
              <table:table-cell office:value-type="float" office:value="0.37028">
                <text:p>0.37028</text:p>
              </table:table-cell>
              <table:table-cell office:value-type="float" office:value="0.451996">
                <text:p>0.451996</text:p>
              </table:table-cell>
              <table:table-cell office:value-type="float" office:value="0.168072">
                <text:p>0.1680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068285">
                <text:p>-0.068285</text:p>
              </table:table-cell>
              <table:table-cell office:value-type="float" office:value="0.076175">
                <text:p>0.076175</text:p>
              </table:table-cell>
              <table:table-cell office:value-type="float" office:value="0.11985">
                <text:p>0.11985</text:p>
              </table:table-cell>
              <table:table-cell office:value-type="float" office:value="0.154052">
                <text:p>0.154052</text:p>
              </table:table-cell>
              <table:table-cell office:value-type="float" office:value="0.180362">
                <text:p>0.180362</text:p>
              </table:table-cell>
              <table:table-cell office:value-type="float" office:value="0.201447">
                <text:p>0.201447</text:p>
              </table:table-cell>
              <table:table-cell office:value-type="float" office:value="0.221513">
                <text:p>0.221513</text:p>
              </table:table-cell>
              <table:table-cell office:value-type="float" office:value="0.252023">
                <text:p>0.252023</text:p>
              </table:table-cell>
              <table:table-cell office:value-type="float" office:value="0.292052">
                <text:p>0.292052</text:p>
              </table:table-cell>
              <table:table-cell office:value-type="float" office:value="0.371685">
                <text:p>0.371685</text:p>
              </table:table-cell>
              <table:table-cell office:value-type="float" office:value="0.451996">
                <text:p>0.451996</text:p>
              </table:table-cell>
              <table:table-cell office:value-type="float" office:value="0.180087">
                <text:p>0.18008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050197">
                <text:p>-0.050197</text:p>
              </table:table-cell>
              <table:table-cell office:value-type="float" office:value="0.085806">
                <text:p>0.085806</text:p>
              </table:table-cell>
              <table:table-cell office:value-type="float" office:value="0.127557">
                <text:p>0.127557</text:p>
              </table:table-cell>
              <table:table-cell office:value-type="float" office:value="0.163877">
                <text:p>0.163877</text:p>
              </table:table-cell>
              <table:table-cell office:value-type="float" office:value="0.189437">
                <text:p>0.189437</text:p>
              </table:table-cell>
              <table:table-cell office:value-type="float" office:value="0.210758">
                <text:p>0.210758</text:p>
              </table:table-cell>
              <table:table-cell office:value-type="float" office:value="0.230918">
                <text:p>0.230918</text:p>
              </table:table-cell>
              <table:table-cell office:value-type="float" office:value="0.262767">
                <text:p>0.262767</text:p>
              </table:table-cell>
              <table:table-cell office:value-type="float" office:value="0.303521">
                <text:p>0.303521</text:p>
              </table:table-cell>
              <table:table-cell office:value-type="float" office:value="0.379433">
                <text:p>0.379433</text:p>
              </table:table-cell>
              <table:table-cell office:value-type="float" office:value="0.451996">
                <text:p>0.451996</text:p>
              </table:table-cell>
              <table:table-cell office:value-type="float" office:value="0.190388">
                <text:p>0.19038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106877">
                <text:p>-0.106877</text:p>
              </table:table-cell>
              <table:table-cell office:value-type="float" office:value="0.09268">
                <text:p>0.09268</text:p>
              </table:table-cell>
              <table:table-cell office:value-type="float" office:value="0.133508">
                <text:p>0.133508</text:p>
              </table:table-cell>
              <table:table-cell office:value-type="float" office:value="0.159451">
                <text:p>0.159451</text:p>
              </table:table-cell>
              <table:table-cell office:value-type="float" office:value="0.184272">
                <text:p>0.184272</text:p>
              </table:table-cell>
              <table:table-cell office:value-type="float" office:value="0.208999">
                <text:p>0.208999</text:p>
              </table:table-cell>
              <table:table-cell office:value-type="float" office:value="0.23082">
                <text:p>0.23082</text:p>
              </table:table-cell>
              <table:table-cell office:value-type="float" office:value="0.262403">
                <text:p>0.262403</text:p>
              </table:table-cell>
              <table:table-cell office:value-type="float" office:value="0.298825">
                <text:p>0.298825</text:p>
              </table:table-cell>
              <table:table-cell office:value-type="float" office:value="0.369407">
                <text:p>0.369407</text:p>
              </table:table-cell>
              <table:table-cell office:value-type="float" office:value="0.451996">
                <text:p>0.451996</text:p>
              </table:table-cell>
              <table:table-cell office:value-type="float" office:value="0.183349">
                <text:p>0.1833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03234">
                <text:p>-0.003234</text:p>
              </table:table-cell>
              <table:table-cell office:value-type="float" office:value="0.110004">
                <text:p>0.110004</text:p>
              </table:table-cell>
              <table:table-cell office:value-type="float" office:value="0.141581">
                <text:p>0.141581</text:p>
              </table:table-cell>
              <table:table-cell office:value-type="float" office:value="0.169752">
                <text:p>0.169752</text:p>
              </table:table-cell>
              <table:table-cell office:value-type="float" office:value="0.201468">
                <text:p>0.201468</text:p>
              </table:table-cell>
              <table:table-cell office:value-type="float" office:value="0.223603">
                <text:p>0.223603</text:p>
              </table:table-cell>
              <table:table-cell office:value-type="float" office:value="0.245294">
                <text:p>0.245294</text:p>
              </table:table-cell>
              <table:table-cell office:value-type="float" office:value="0.27516">
                <text:p>0.27516</text:p>
              </table:table-cell>
              <table:table-cell office:value-type="float" office:value="0.311764">
                <text:p>0.311764</text:p>
              </table:table-cell>
              <table:table-cell office:value-type="float" office:value="0.393482">
                <text:p>0.393482</text:p>
              </table:table-cell>
              <table:table-cell office:value-type="float" office:value="0.451996">
                <text:p>0.451996</text:p>
              </table:table-cell>
              <table:table-cell office:value-type="float" office:value="0.206888">
                <text:p>0.2068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9224">
                <text:p>0.019224</text:p>
              </table:table-cell>
              <table:table-cell office:value-type="float" office:value="0.10061">
                <text:p>0.10061</text:p>
              </table:table-cell>
              <table:table-cell office:value-type="float" office:value="0.133488">
                <text:p>0.133488</text:p>
              </table:table-cell>
              <table:table-cell office:value-type="float" office:value="0.155225">
                <text:p>0.155225</text:p>
              </table:table-cell>
              <table:table-cell office:value-type="float" office:value="0.181495">
                <text:p>0.181495</text:p>
              </table:table-cell>
              <table:table-cell office:value-type="float" office:value="0.207441">
                <text:p>0.207441</text:p>
              </table:table-cell>
              <table:table-cell office:value-type="float" office:value="0.226741">
                <text:p>0.226741</text:p>
              </table:table-cell>
              <table:table-cell office:value-type="float" office:value="0.262749">
                <text:p>0.262749</text:p>
              </table:table-cell>
              <table:table-cell office:value-type="float" office:value="0.306026">
                <text:p>0.306026</text:p>
              </table:table-cell>
              <table:table-cell office:value-type="float" office:value="0.39534">
                <text:p>0.39534</text:p>
              </table:table-cell>
              <table:table-cell office:value-type="float" office:value="0.451996">
                <text:p>0.451996</text:p>
              </table:table-cell>
              <table:table-cell office:value-type="float" office:value="0.198834">
                <text:p>0.19883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010633">
                <text:p>-0.010633</text:p>
              </table:table-cell>
              <table:table-cell office:value-type="float" office:value="0.100138">
                <text:p>0.100138</text:p>
              </table:table-cell>
              <table:table-cell office:value-type="float" office:value="0.137817">
                <text:p>0.137817</text:p>
              </table:table-cell>
              <table:table-cell office:value-type="float" office:value="0.160495">
                <text:p>0.160495</text:p>
              </table:table-cell>
              <table:table-cell office:value-type="float" office:value="0.188368">
                <text:p>0.188368</text:p>
              </table:table-cell>
              <table:table-cell office:value-type="float" office:value="0.21298">
                <text:p>0.21298</text:p>
              </table:table-cell>
              <table:table-cell office:value-type="float" office:value="0.234293">
                <text:p>0.234293</text:p>
              </table:table-cell>
              <table:table-cell office:value-type="float" office:value="0.269364">
                <text:p>0.269364</text:p>
              </table:table-cell>
              <table:table-cell office:value-type="float" office:value="0.303816">
                <text:p>0.303816</text:p>
              </table:table-cell>
              <table:table-cell office:value-type="float" office:value="0.379666">
                <text:p>0.379666</text:p>
              </table:table-cell>
              <table:table-cell office:value-type="float" office:value="0.451996">
                <text:p>0.451996</text:p>
              </table:table-cell>
              <table:table-cell office:value-type="float" office:value="0.19763">
                <text:p>0.1976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5286">
                <text:p>0.015286</text:p>
              </table:table-cell>
              <table:table-cell office:value-type="float" office:value="0.106962">
                <text:p>0.106962</text:p>
              </table:table-cell>
              <table:table-cell office:value-type="float" office:value="0.141626">
                <text:p>0.141626</text:p>
              </table:table-cell>
              <table:table-cell office:value-type="float" office:value="0.162921">
                <text:p>0.162921</text:p>
              </table:table-cell>
              <table:table-cell office:value-type="float" office:value="0.189177">
                <text:p>0.189177</text:p>
              </table:table-cell>
              <table:table-cell office:value-type="float" office:value="0.212935">
                <text:p>0.212935</text:p>
              </table:table-cell>
              <table:table-cell office:value-type="float" office:value="0.236691">
                <text:p>0.236691</text:p>
              </table:table-cell>
              <table:table-cell office:value-type="float" office:value="0.266949">
                <text:p>0.266949</text:p>
              </table:table-cell>
              <table:table-cell office:value-type="float" office:value="0.295931">
                <text:p>0.295931</text:p>
              </table:table-cell>
              <table:table-cell office:value-type="float" office:value="0.37061">
                <text:p>0.37061</text:p>
              </table:table-cell>
              <table:table-cell office:value-type="float" office:value="0.451996">
                <text:p>0.451996</text:p>
              </table:table-cell>
              <table:table-cell office:value-type="float" office:value="0.199909">
                <text:p>0.19990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7293">
                <text:p>-0.07293</text:p>
              </table:table-cell>
              <table:table-cell office:value-type="float" office:value="0.109501">
                <text:p>0.109501</text:p>
              </table:table-cell>
              <table:table-cell office:value-type="float" office:value="0.152323">
                <text:p>0.152323</text:p>
              </table:table-cell>
              <table:table-cell office:value-type="float" office:value="0.176225">
                <text:p>0.176225</text:p>
              </table:table-cell>
              <table:table-cell office:value-type="float" office:value="0.198533">
                <text:p>0.198533</text:p>
              </table:table-cell>
              <table:table-cell office:value-type="float" office:value="0.218406">
                <text:p>0.218406</text:p>
              </table:table-cell>
              <table:table-cell office:value-type="float" office:value="0.240073">
                <text:p>0.240073</text:p>
              </table:table-cell>
              <table:table-cell office:value-type="float" office:value="0.271211">
                <text:p>0.271211</text:p>
              </table:table-cell>
              <table:table-cell office:value-type="float" office:value="0.305373">
                <text:p>0.305373</text:p>
              </table:table-cell>
              <table:table-cell office:value-type="float" office:value="0.380215">
                <text:p>0.380215</text:p>
              </table:table-cell>
              <table:table-cell office:value-type="float" office:value="0.451996">
                <text:p>0.451996</text:p>
              </table:table-cell>
              <table:table-cell office:value-type="float" office:value="0.197893">
                <text:p>0.1978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9045">
                <text:p>-0.019045</text:p>
              </table:table-cell>
              <table:table-cell office:value-type="float" office:value="0.102651">
                <text:p>0.102651</text:p>
              </table:table-cell>
              <table:table-cell office:value-type="float" office:value="0.145876">
                <text:p>0.145876</text:p>
              </table:table-cell>
              <table:table-cell office:value-type="float" office:value="0.169584">
                <text:p>0.169584</text:p>
              </table:table-cell>
              <table:table-cell office:value-type="float" office:value="0.191115">
                <text:p>0.191115</text:p>
              </table:table-cell>
              <table:table-cell office:value-type="float" office:value="0.211957">
                <text:p>0.211957</text:p>
              </table:table-cell>
              <table:table-cell office:value-type="float" office:value="0.233108">
                <text:p>0.233108</text:p>
              </table:table-cell>
              <table:table-cell office:value-type="float" office:value="0.26813">
                <text:p>0.26813</text:p>
              </table:table-cell>
              <table:table-cell office:value-type="float" office:value="0.302908">
                <text:p>0.302908</text:p>
              </table:table-cell>
              <table:table-cell office:value-type="float" office:value="0.374675">
                <text:p>0.374675</text:p>
              </table:table-cell>
              <table:table-cell office:value-type="float" office:value="0.451996">
                <text:p>0.451996</text:p>
              </table:table-cell>
              <table:table-cell office:value-type="float" office:value="0.198096">
                <text:p>0.1980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18851">
                <text:p>0.018851</text:p>
              </table:table-cell>
              <table:table-cell office:value-type="float" office:value="0.110575">
                <text:p>0.110575</text:p>
              </table:table-cell>
              <table:table-cell office:value-type="float" office:value="0.14856">
                <text:p>0.14856</text:p>
              </table:table-cell>
              <table:table-cell office:value-type="float" office:value="0.170196">
                <text:p>0.170196</text:p>
              </table:table-cell>
              <table:table-cell office:value-type="float" office:value="0.194725">
                <text:p>0.194725</text:p>
              </table:table-cell>
              <table:table-cell office:value-type="float" office:value="0.21908">
                <text:p>0.21908</text:p>
              </table:table-cell>
              <table:table-cell office:value-type="float" office:value="0.242032">
                <text:p>0.242032</text:p>
              </table:table-cell>
              <table:table-cell office:value-type="float" office:value="0.275822">
                <text:p>0.275822</text:p>
              </table:table-cell>
              <table:table-cell office:value-type="float" office:value="0.308902">
                <text:p>0.308902</text:p>
              </table:table-cell>
              <table:table-cell office:value-type="float" office:value="0.386632">
                <text:p>0.386632</text:p>
              </table:table-cell>
              <table:table-cell office:value-type="float" office:value="0.471049">
                <text:p>0.471049</text:p>
              </table:table-cell>
              <table:table-cell office:value-type="float" office:value="0.207538">
                <text:p>0.20753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5083">
                <text:p>0.045083</text:p>
              </table:table-cell>
              <table:table-cell office:value-type="float" office:value="0.120915">
                <text:p>0.120915</text:p>
              </table:table-cell>
              <table:table-cell office:value-type="float" office:value="0.157287">
                <text:p>0.157287</text:p>
              </table:table-cell>
              <table:table-cell office:value-type="float" office:value="0.187043">
                <text:p>0.187043</text:p>
              </table:table-cell>
              <table:table-cell office:value-type="float" office:value="0.212879">
                <text:p>0.212879</text:p>
              </table:table-cell>
              <table:table-cell office:value-type="float" office:value="0.232628">
                <text:p>0.232628</text:p>
              </table:table-cell>
              <table:table-cell office:value-type="float" office:value="0.25489">
                <text:p>0.25489</text:p>
              </table:table-cell>
              <table:table-cell office:value-type="float" office:value="0.28703">
                <text:p>0.28703</text:p>
              </table:table-cell>
              <table:table-cell office:value-type="float" office:value="0.319811">
                <text:p>0.319811</text:p>
              </table:table-cell>
              <table:table-cell office:value-type="float" office:value="0.396338">
                <text:p>0.396338</text:p>
              </table:table-cell>
              <table:table-cell office:value-type="float" office:value="0.471049">
                <text:p>0.471049</text:p>
              </table:table-cell>
              <table:table-cell office:value-type="float" office:value="0.221391">
                <text:p>0.22139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39374">
                <text:p>0.039374</text:p>
              </table:table-cell>
              <table:table-cell office:value-type="float" office:value="0.101912">
                <text:p>0.101912</text:p>
              </table:table-cell>
              <table:table-cell office:value-type="float" office:value="0.147433">
                <text:p>0.147433</text:p>
              </table:table-cell>
              <table:table-cell office:value-type="float" office:value="0.184819">
                <text:p>0.184819</text:p>
              </table:table-cell>
              <table:table-cell office:value-type="float" office:value="0.210593">
                <text:p>0.210593</text:p>
              </table:table-cell>
              <table:table-cell office:value-type="float" office:value="0.230992">
                <text:p>0.230992</text:p>
              </table:table-cell>
              <table:table-cell office:value-type="float" office:value="0.249489">
                <text:p>0.249489</text:p>
              </table:table-cell>
              <table:table-cell office:value-type="float" office:value="0.281566">
                <text:p>0.281566</text:p>
              </table:table-cell>
              <table:table-cell office:value-type="float" office:value="0.31666">
                <text:p>0.31666</text:p>
              </table:table-cell>
              <table:table-cell office:value-type="float" office:value="0.382129">
                <text:p>0.382129</text:p>
              </table:table-cell>
              <table:table-cell office:value-type="float" office:value="0.471049">
                <text:p>0.471049</text:p>
              </table:table-cell>
              <table:table-cell office:value-type="float" office:value="0.214497">
                <text:p>0.2144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9361">
                <text:p>0.049361</text:p>
              </table:table-cell>
              <table:table-cell office:value-type="float" office:value="0.114154">
                <text:p>0.114154</text:p>
              </table:table-cell>
              <table:table-cell office:value-type="float" office:value="0.157872">
                <text:p>0.157872</text:p>
              </table:table-cell>
              <table:table-cell office:value-type="float" office:value="0.188194">
                <text:p>0.188194</text:p>
              </table:table-cell>
              <table:table-cell office:value-type="float" office:value="0.218057">
                <text:p>0.218057</text:p>
              </table:table-cell>
              <table:table-cell office:value-type="float" office:value="0.234668">
                <text:p>0.234668</text:p>
              </table:table-cell>
              <table:table-cell office:value-type="float" office:value="0.257145">
                <text:p>0.257145</text:p>
              </table:table-cell>
              <table:table-cell office:value-type="float" office:value="0.289214">
                <text:p>0.289214</text:p>
              </table:table-cell>
              <table:table-cell office:value-type="float" office:value="0.323265">
                <text:p>0.323265</text:p>
              </table:table-cell>
              <table:table-cell office:value-type="float" office:value="0.403871">
                <text:p>0.403871</text:p>
              </table:table-cell>
              <table:table-cell office:value-type="float" office:value="0.471049">
                <text:p>0.471049</text:p>
              </table:table-cell>
              <table:table-cell office:value-type="float" office:value="0.22358">
                <text:p>0.2235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61438">
                <text:p>0.061438</text:p>
              </table:table-cell>
              <table:table-cell office:value-type="float" office:value="0.133952">
                <text:p>0.133952</text:p>
              </table:table-cell>
              <table:table-cell office:value-type="float" office:value="0.169597">
                <text:p>0.169597</text:p>
              </table:table-cell>
              <table:table-cell office:value-type="float" office:value="0.204259">
                <text:p>0.204259</text:p>
              </table:table-cell>
              <table:table-cell office:value-type="float" office:value="0.23314">
                <text:p>0.23314</text:p>
              </table:table-cell>
              <table:table-cell office:value-type="float" office:value="0.254908">
                <text:p>0.254908</text:p>
              </table:table-cell>
              <table:table-cell office:value-type="float" office:value="0.284433">
                <text:p>0.284433</text:p>
              </table:table-cell>
              <table:table-cell office:value-type="float" office:value="0.308997">
                <text:p>0.308997</text:p>
              </table:table-cell>
              <table:table-cell office:value-type="float" office:value="0.343531">
                <text:p>0.343531</text:p>
              </table:table-cell>
              <table:table-cell office:value-type="float" office:value="0.407419">
                <text:p>0.407419</text:p>
              </table:table-cell>
              <table:table-cell office:value-type="float" office:value="0.471049">
                <text:p>0.471049</text:p>
              </table:table-cell>
              <table:table-cell office:value-type="float" office:value="0.240168">
                <text:p>0.24016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32766">
                <text:p>0.032766</text:p>
              </table:table-cell>
              <table:table-cell office:value-type="float" office:value="0.134777">
                <text:p>0.134777</text:p>
              </table:table-cell>
              <table:table-cell office:value-type="float" office:value="0.170993">
                <text:p>0.170993</text:p>
              </table:table-cell>
              <table:table-cell office:value-type="float" office:value="0.199509">
                <text:p>0.199509</text:p>
              </table:table-cell>
              <table:table-cell office:value-type="float" office:value="0.228078">
                <text:p>0.228078</text:p>
              </table:table-cell>
              <table:table-cell office:value-type="float" office:value="0.254697">
                <text:p>0.254697</text:p>
              </table:table-cell>
              <table:table-cell office:value-type="float" office:value="0.285049">
                <text:p>0.285049</text:p>
              </table:table-cell>
              <table:table-cell office:value-type="float" office:value="0.315692">
                <text:p>0.315692</text:p>
              </table:table-cell>
              <table:table-cell office:value-type="float" office:value="0.356991">
                <text:p>0.356991</text:p>
              </table:table-cell>
              <table:table-cell office:value-type="float" office:value="0.412761">
                <text:p>0.412761</text:p>
              </table:table-cell>
              <table:table-cell office:value-type="float" office:value="0.471049">
                <text:p>0.471049</text:p>
              </table:table-cell>
              <table:table-cell office:value-type="float" office:value="0.239132">
                <text:p>0.23913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032772">
                <text:p>-0.032772</text:p>
              </table:table-cell>
              <table:table-cell office:value-type="float" office:value="0.122018">
                <text:p>0.122018</text:p>
              </table:table-cell>
              <table:table-cell office:value-type="float" office:value="0.161927">
                <text:p>0.161927</text:p>
              </table:table-cell>
              <table:table-cell office:value-type="float" office:value="0.192196">
                <text:p>0.192196</text:p>
              </table:table-cell>
              <table:table-cell office:value-type="float" office:value="0.223996">
                <text:p>0.223996</text:p>
              </table:table-cell>
              <table:table-cell office:value-type="float" office:value="0.245803">
                <text:p>0.245803</text:p>
              </table:table-cell>
              <table:table-cell office:value-type="float" office:value="0.274987">
                <text:p>0.274987</text:p>
              </table:table-cell>
              <table:table-cell office:value-type="float" office:value="0.303596">
                <text:p>0.303596</text:p>
              </table:table-cell>
              <table:table-cell office:value-type="float" office:value="0.346675">
                <text:p>0.346675</text:p>
              </table:table-cell>
              <table:table-cell office:value-type="float" office:value="0.41286">
                <text:p>0.41286</text:p>
              </table:table-cell>
              <table:table-cell office:value-type="float" office:value="0.471049">
                <text:p>0.471049</text:p>
              </table:table-cell>
              <table:table-cell office:value-type="float" office:value="0.225129">
                <text:p>0.22512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11314">
                <text:p>-0.011314</text:p>
              </table:table-cell>
              <table:table-cell office:value-type="float" office:value="0.122626">
                <text:p>0.122626</text:p>
              </table:table-cell>
              <table:table-cell office:value-type="float" office:value="0.162943">
                <text:p>0.162943</text:p>
              </table:table-cell>
              <table:table-cell office:value-type="float" office:value="0.188962">
                <text:p>0.188962</text:p>
              </table:table-cell>
              <table:table-cell office:value-type="float" office:value="0.216984">
                <text:p>0.216984</text:p>
              </table:table-cell>
              <table:table-cell office:value-type="float" office:value="0.240296">
                <text:p>0.240296</text:p>
              </table:table-cell>
              <table:table-cell office:value-type="float" office:value="0.268202">
                <text:p>0.268202</text:p>
              </table:table-cell>
              <table:table-cell office:value-type="float" office:value="0.297367">
                <text:p>0.297367</text:p>
              </table:table-cell>
              <table:table-cell office:value-type="float" office:value="0.34041">
                <text:p>0.34041</text:p>
              </table:table-cell>
              <table:table-cell office:value-type="float" office:value="0.40707">
                <text:p>0.40707</text:p>
              </table:table-cell>
              <table:table-cell office:value-type="float" office:value="0.471049">
                <text:p>0.471049</text:p>
              </table:table-cell>
              <table:table-cell office:value-type="float" office:value="0.223355">
                <text:p>0.223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003497">
                <text:p>-0.003497</text:p>
              </table:table-cell>
              <table:table-cell office:value-type="float" office:value="0.116978">
                <text:p>0.116978</text:p>
              </table:table-cell>
              <table:table-cell office:value-type="float" office:value="0.157428">
                <text:p>0.157428</text:p>
              </table:table-cell>
              <table:table-cell office:value-type="float" office:value="0.186976">
                <text:p>0.186976</text:p>
              </table:table-cell>
              <table:table-cell office:value-type="float" office:value="0.216979">
                <text:p>0.216979</text:p>
              </table:table-cell>
              <table:table-cell office:value-type="float" office:value="0.24202">
                <text:p>0.24202</text:p>
              </table:table-cell>
              <table:table-cell office:value-type="float" office:value="0.272042">
                <text:p>0.272042</text:p>
              </table:table-cell>
              <table:table-cell office:value-type="float" office:value="0.302226">
                <text:p>0.302226</text:p>
              </table:table-cell>
              <table:table-cell office:value-type="float" office:value="0.346379">
                <text:p>0.346379</text:p>
              </table:table-cell>
              <table:table-cell office:value-type="float" office:value="0.407336">
                <text:p>0.407336</text:p>
              </table:table-cell>
              <table:table-cell office:value-type="float" office:value="0.471049">
                <text:p>0.47104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2095">
                <text:p>0.022095</text:p>
              </table:table-cell>
              <table:table-cell office:value-type="float" office:value="0.113995">
                <text:p>0.113995</text:p>
              </table:table-cell>
              <table:table-cell office:value-type="float" office:value="0.145644">
                <text:p>0.145644</text:p>
              </table:table-cell>
              <table:table-cell office:value-type="float" office:value="0.17993">
                <text:p>0.17993</text:p>
              </table:table-cell>
              <table:table-cell office:value-type="float" office:value="0.209058">
                <text:p>0.209058</text:p>
              </table:table-cell>
              <table:table-cell office:value-type="float" office:value="0.236433">
                <text:p>0.236433</text:p>
              </table:table-cell>
              <table:table-cell office:value-type="float" office:value="0.263196">
                <text:p>0.263196</text:p>
              </table:table-cell>
              <table:table-cell office:value-type="float" office:value="0.299268">
                <text:p>0.299268</text:p>
              </table:table-cell>
              <table:table-cell office:value-type="float" office:value="0.349697">
                <text:p>0.349697</text:p>
              </table:table-cell>
              <table:table-cell office:value-type="float" office:value="0.415929">
                <text:p>0.415929</text:p>
              </table:table-cell>
              <table:table-cell office:value-type="float" office:value="0.471049">
                <text:p>0.471049</text:p>
              </table:table-cell>
              <table:table-cell office:value-type="float" office:value="0.223524">
                <text:p>0.22352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043052">
                <text:p>-0.043052</text:p>
              </table:table-cell>
              <table:table-cell office:value-type="float" office:value="0.113349">
                <text:p>0.113349</text:p>
              </table:table-cell>
              <table:table-cell office:value-type="float" office:value="0.159482">
                <text:p>0.159482</text:p>
              </table:table-cell>
              <table:table-cell office:value-type="float" office:value="0.201757">
                <text:p>0.201757</text:p>
              </table:table-cell>
              <table:table-cell office:value-type="float" office:value="0.234074">
                <text:p>0.234074</text:p>
              </table:table-cell>
              <table:table-cell office:value-type="float" office:value="0.260846">
                <text:p>0.260846</text:p>
              </table:table-cell>
              <table:table-cell office:value-type="float" office:value="0.286989">
                <text:p>0.286989</text:p>
              </table:table-cell>
              <table:table-cell office:value-type="float" office:value="0.321469">
                <text:p>0.321469</text:p>
              </table:table-cell>
              <table:table-cell office:value-type="float" office:value="0.364918">
                <text:p>0.364918</text:p>
              </table:table-cell>
              <table:table-cell office:value-type="float" office:value="0.418774">
                <text:p>0.418774</text:p>
              </table:table-cell>
              <table:table-cell office:value-type="float" office:value="0.471049">
                <text:p>0.471049</text:p>
              </table:table-cell>
              <table:table-cell office:value-type="float" office:value="0.231861">
                <text:p>0.23186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47154">
                <text:p>-0.047154</text:p>
              </table:table-cell>
              <table:table-cell office:value-type="float" office:value="0.10896">
                <text:p>0.10896</text:p>
              </table:table-cell>
              <table:table-cell office:value-type="float" office:value="0.155027">
                <text:p>0.155027</text:p>
              </table:table-cell>
              <table:table-cell office:value-type="float" office:value="0.183858">
                <text:p>0.183858</text:p>
              </table:table-cell>
              <table:table-cell office:value-type="float" office:value="0.213722">
                <text:p>0.213722</text:p>
              </table:table-cell>
              <table:table-cell office:value-type="float" office:value="0.246889">
                <text:p>0.246889</text:p>
              </table:table-cell>
              <table:table-cell office:value-type="float" office:value="0.278778">
                <text:p>0.278778</text:p>
              </table:table-cell>
              <table:table-cell office:value-type="float" office:value="0.324585">
                <text:p>0.324585</text:p>
              </table:table-cell>
              <table:table-cell office:value-type="float" office:value="0.37108">
                <text:p>0.37108</text:p>
              </table:table-cell>
              <table:table-cell office:value-type="float" office:value="0.426349">
                <text:p>0.426349</text:p>
              </table:table-cell>
              <table:table-cell office:value-type="float" office:value="0.471049">
                <text:p>0.471049</text:p>
              </table:table-cell>
              <table:table-cell office:value-type="float" office:value="0.226209">
                <text:p>0.22620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49008">
                <text:p>0.049008</text:p>
              </table:table-cell>
              <table:table-cell office:value-type="float" office:value="0.113492">
                <text:p>0.113492</text:p>
              </table:table-cell>
              <table:table-cell office:value-type="float" office:value="0.152882">
                <text:p>0.152882</text:p>
              </table:table-cell>
              <table:table-cell office:value-type="float" office:value="0.186017">
                <text:p>0.186017</text:p>
              </table:table-cell>
              <table:table-cell office:value-type="float" office:value="0.22142">
                <text:p>0.22142</text:p>
              </table:table-cell>
              <table:table-cell office:value-type="float" office:value="0.254088">
                <text:p>0.254088</text:p>
              </table:table-cell>
              <table:table-cell office:value-type="float" office:value="0.285832">
                <text:p>0.285832</text:p>
              </table:table-cell>
              <table:table-cell office:value-type="float" office:value="0.322406">
                <text:p>0.322406</text:p>
              </table:table-cell>
              <table:table-cell office:value-type="float" office:value="0.372227">
                <text:p>0.372227</text:p>
              </table:table-cell>
              <table:table-cell office:value-type="float" office:value="0.427955">
                <text:p>0.427955</text:p>
              </table:table-cell>
              <table:table-cell office:value-type="float" office:value="0.471049">
                <text:p>0.471049</text:p>
              </table:table-cell>
              <table:table-cell office:value-type="float" office:value="0.238533">
                <text:p>0.23853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018123">
                <text:p>-0.018123</text:p>
              </table:table-cell>
              <table:table-cell office:value-type="float" office:value="0.102836">
                <text:p>0.102836</text:p>
              </table:table-cell>
              <table:table-cell office:value-type="float" office:value="0.148105">
                <text:p>0.148105</text:p>
              </table:table-cell>
              <table:table-cell office:value-type="float" office:value="0.184904">
                <text:p>0.184904</text:p>
              </table:table-cell>
              <table:table-cell office:value-type="float" office:value="0.222728">
                <text:p>0.222728</text:p>
              </table:table-cell>
              <table:table-cell office:value-type="float" office:value="0.251295">
                <text:p>0.251295</text:p>
              </table:table-cell>
              <table:table-cell office:value-type="float" office:value="0.290934">
                <text:p>0.290934</text:p>
              </table:table-cell>
              <table:table-cell office:value-type="float" office:value="0.332913">
                <text:p>0.332913</text:p>
              </table:table-cell>
              <table:table-cell office:value-type="float" office:value="0.381133">
                <text:p>0.381133</text:p>
              </table:table-cell>
              <table:table-cell office:value-type="float" office:value="0.432165">
                <text:p>0.432165</text:p>
              </table:table-cell>
              <table:table-cell office:value-type="float" office:value="0.471049">
                <text:p>0.471049</text:p>
              </table:table-cell>
              <table:table-cell office:value-type="float" office:value="0.232889">
                <text:p>0.2328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5404">
                <text:p>0.025404</text:p>
              </table:table-cell>
              <table:table-cell office:value-type="float" office:value="0.110858">
                <text:p>0.110858</text:p>
              </table:table-cell>
              <table:table-cell office:value-type="float" office:value="0.14798">
                <text:p>0.14798</text:p>
              </table:table-cell>
              <table:table-cell office:value-type="float" office:value="0.18347">
                <text:p>0.18347</text:p>
              </table:table-cell>
              <table:table-cell office:value-type="float" office:value="0.217751">
                <text:p>0.217751</text:p>
              </table:table-cell>
              <table:table-cell office:value-type="float" office:value="0.249445">
                <text:p>0.249445</text:p>
              </table:table-cell>
              <table:table-cell office:value-type="float" office:value="0.286616">
                <text:p>0.286616</text:p>
              </table:table-cell>
              <table:table-cell office:value-type="float" office:value="0.323158">
                <text:p>0.323158</text:p>
              </table:table-cell>
              <table:table-cell office:value-type="float" office:value="0.364308">
                <text:p>0.364308</text:p>
              </table:table-cell>
              <table:table-cell office:value-type="float" office:value="0.42699">
                <text:p>0.42699</text:p>
              </table:table-cell>
              <table:table-cell office:value-type="float" office:value="0.471049">
                <text:p>0.471049</text:p>
              </table:table-cell>
              <table:table-cell office:value-type="float" office:value="0.233598">
                <text:p>0.23359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44382">
                <text:p>0.044382</text:p>
              </table:table-cell>
              <table:table-cell office:value-type="float" office:value="0.105535">
                <text:p>0.105535</text:p>
              </table:table-cell>
              <table:table-cell office:value-type="float" office:value="0.147666">
                <text:p>0.147666</text:p>
              </table:table-cell>
              <table:table-cell office:value-type="float" office:value="0.188264">
                <text:p>0.188264</text:p>
              </table:table-cell>
              <table:table-cell office:value-type="float" office:value="0.220171">
                <text:p>0.220171</text:p>
              </table:table-cell>
              <table:table-cell office:value-type="float" office:value="0.257906">
                <text:p>0.257906</text:p>
              </table:table-cell>
              <table:table-cell office:value-type="float" office:value="0.299875">
                <text:p>0.299875</text:p>
              </table:table-cell>
              <table:table-cell office:value-type="float" office:value="0.345265">
                <text:p>0.345265</text:p>
              </table:table-cell>
              <table:table-cell office:value-type="float" office:value="0.388704">
                <text:p>0.388704</text:p>
              </table:table-cell>
              <table:table-cell office:value-type="float" office:value="0.434843">
                <text:p>0.434843</text:p>
              </table:table-cell>
              <table:table-cell office:value-type="float" office:value="0.471049">
                <text:p>0.471049</text:p>
              </table:table-cell>
              <table:table-cell office:value-type="float" office:value="0.243261">
                <text:p>0.24326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3748">
                <text:p>0.03748</text:p>
              </table:table-cell>
              <table:table-cell office:value-type="float" office:value="0.13268">
                <text:p>0.13268</text:p>
              </table:table-cell>
              <table:table-cell office:value-type="float" office:value="0.17344">
                <text:p>0.17344</text:p>
              </table:table-cell>
              <table:table-cell office:value-type="float" office:value="0.207265">
                <text:p>0.207265</text:p>
              </table:table-cell>
              <table:table-cell office:value-type="float" office:value="0.240281">
                <text:p>0.240281</text:p>
              </table:table-cell>
              <table:table-cell office:value-type="float" office:value="0.277244">
                <text:p>0.277244</text:p>
              </table:table-cell>
              <table:table-cell office:value-type="float" office:value="0.321235">
                <text:p>0.321235</text:p>
              </table:table-cell>
              <table:table-cell office:value-type="float" office:value="0.362611">
                <text:p>0.362611</text:p>
              </table:table-cell>
              <table:table-cell office:value-type="float" office:value="0.396133">
                <text:p>0.396133</text:p>
              </table:table-cell>
              <table:table-cell office:value-type="float" office:value="0.435964">
                <text:p>0.435964</text:p>
              </table:table-cell>
              <table:table-cell office:value-type="float" office:value="0.471049">
                <text:p>0.471049</text:p>
              </table:table-cell>
              <table:table-cell office:value-type="float" office:value="0.258433">
                <text:p>0.25843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61426">
                <text:p>0.061426</text:p>
              </table:table-cell>
              <table:table-cell office:value-type="float" office:value="0.135437">
                <text:p>0.135437</text:p>
              </table:table-cell>
              <table:table-cell office:value-type="float" office:value="0.182156">
                <text:p>0.182156</text:p>
              </table:table-cell>
              <table:table-cell office:value-type="float" office:value="0.220327">
                <text:p>0.220327</text:p>
              </table:table-cell>
              <table:table-cell office:value-type="float" office:value="0.251456">
                <text:p>0.251456</text:p>
              </table:table-cell>
              <table:table-cell office:value-type="float" office:value="0.287963">
                <text:p>0.287963</text:p>
              </table:table-cell>
              <table:table-cell office:value-type="float" office:value="0.32737">
                <text:p>0.32737</text:p>
              </table:table-cell>
              <table:table-cell office:value-type="float" office:value="0.372703">
                <text:p>0.372703</text:p>
              </table:table-cell>
              <table:table-cell office:value-type="float" office:value="0.401811">
                <text:p>0.401811</text:p>
              </table:table-cell>
              <table:table-cell office:value-type="float" office:value="0.438063">
                <text:p>0.438063</text:p>
              </table:table-cell>
              <table:table-cell office:value-type="float" office:value="0.471049">
                <text:p>0.471049</text:p>
              </table:table-cell>
              <table:table-cell office:value-type="float" office:value="0.267871">
                <text:p>0.26787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68915">
                <text:p>0.068915</text:p>
              </table:table-cell>
              <table:table-cell office:value-type="float" office:value="0.138992">
                <text:p>0.138992</text:p>
              </table:table-cell>
              <table:table-cell office:value-type="float" office:value="0.178205">
                <text:p>0.178205</text:p>
              </table:table-cell>
              <table:table-cell office:value-type="float" office:value="0.225893">
                <text:p>0.225893</text:p>
              </table:table-cell>
              <table:table-cell office:value-type="float" office:value="0.255068">
                <text:p>0.255068</text:p>
              </table:table-cell>
              <table:table-cell office:value-type="float" office:value="0.293746">
                <text:p>0.293746</text:p>
              </table:table-cell>
              <table:table-cell office:value-type="float" office:value="0.340543">
                <text:p>0.340543</text:p>
              </table:table-cell>
              <table:table-cell office:value-type="float" office:value="0.379883">
                <text:p>0.379883</text:p>
              </table:table-cell>
              <table:table-cell office:value-type="float" office:value="0.404614">
                <text:p>0.404614</text:p>
              </table:table-cell>
              <table:table-cell office:value-type="float" office:value="0.435348">
                <text:p>0.435348</text:p>
              </table:table-cell>
              <table:table-cell office:value-type="float" office:value="0.471049">
                <text:p>0.471049</text:p>
              </table:table-cell>
              <table:table-cell office:value-type="float" office:value="0.272121">
                <text:p>0.2721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6068">
                <text:p>0.076068</text:p>
              </table:table-cell>
              <table:table-cell office:value-type="float" office:value="0.151898">
                <text:p>0.151898</text:p>
              </table:table-cell>
              <table:table-cell office:value-type="float" office:value="0.196484">
                <text:p>0.196484</text:p>
              </table:table-cell>
              <table:table-cell office:value-type="float" office:value="0.237559">
                <text:p>0.237559</text:p>
              </table:table-cell>
              <table:table-cell office:value-type="float" office:value="0.273163">
                <text:p>0.273163</text:p>
              </table:table-cell>
              <table:table-cell office:value-type="float" office:value="0.307701">
                <text:p>0.307701</text:p>
              </table:table-cell>
              <table:table-cell office:value-type="float" office:value="0.346484">
                <text:p>0.346484</text:p>
              </table:table-cell>
              <table:table-cell office:value-type="float" office:value="0.381261">
                <text:p>0.381261</text:p>
              </table:table-cell>
              <table:table-cell office:value-type="float" office:value="0.406133">
                <text:p>0.406133</text:p>
              </table:table-cell>
              <table:table-cell office:value-type="float" office:value="0.437533">
                <text:p>0.437533</text:p>
              </table:table-cell>
              <table:table-cell office:value-type="float" office:value="0.471049">
                <text:p>0.471049</text:p>
              </table:table-cell>
              <table:table-cell office:value-type="float" office:value="0.281428">
                <text:p>0.28142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49246">
                <text:p>0.049246</text:p>
              </table:table-cell>
              <table:table-cell office:value-type="float" office:value="0.161667">
                <text:p>0.161667</text:p>
              </table:table-cell>
              <table:table-cell office:value-type="float" office:value="0.203597">
                <text:p>0.203597</text:p>
              </table:table-cell>
              <table:table-cell office:value-type="float" office:value="0.233723">
                <text:p>0.233723</text:p>
              </table:table-cell>
              <table:table-cell office:value-type="float" office:value="0.267125">
                <text:p>0.267125</text:p>
              </table:table-cell>
              <table:table-cell office:value-type="float" office:value="0.309076">
                <text:p>0.309076</text:p>
              </table:table-cell>
              <table:table-cell office:value-type="float" office:value="0.346904">
                <text:p>0.346904</text:p>
              </table:table-cell>
              <table:table-cell office:value-type="float" office:value="0.380233">
                <text:p>0.380233</text:p>
              </table:table-cell>
              <table:table-cell office:value-type="float" office:value="0.409149">
                <text:p>0.409149</text:p>
              </table:table-cell>
              <table:table-cell office:value-type="float" office:value="0.443604">
                <text:p>0.443604</text:p>
              </table:table-cell>
              <table:table-cell office:value-type="float" office:value="0.473585">
                <text:p>0.473585</text:p>
              </table:table-cell>
              <table:table-cell office:value-type="float" office:value="0.280432">
                <text:p>0.28043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33282">
                <text:p>0.033282</text:p>
              </table:table-cell>
              <table:table-cell office:value-type="float" office:value="0.163011">
                <text:p>0.163011</text:p>
              </table:table-cell>
              <table:table-cell office:value-type="float" office:value="0.201117">
                <text:p>0.201117</text:p>
              </table:table-cell>
              <table:table-cell office:value-type="float" office:value="0.225562">
                <text:p>0.225562</text:p>
              </table:table-cell>
              <table:table-cell office:value-type="float" office:value="0.249453">
                <text:p>0.249453</text:p>
              </table:table-cell>
              <table:table-cell office:value-type="float" office:value="0.288357">
                <text:p>0.288357</text:p>
              </table:table-cell>
              <table:table-cell office:value-type="float" office:value="0.340757">
                <text:p>0.340757</text:p>
              </table:table-cell>
              <table:table-cell office:value-type="float" office:value="0.382291">
                <text:p>0.382291</text:p>
              </table:table-cell>
              <table:table-cell office:value-type="float" office:value="0.410855">
                <text:p>0.410855</text:p>
              </table:table-cell>
              <table:table-cell office:value-type="float" office:value="0.442466">
                <text:p>0.442466</text:p>
              </table:table-cell>
              <table:table-cell office:value-type="float" office:value="0.473585">
                <text:p>0.473585</text:p>
              </table:table-cell>
              <table:table-cell office:value-type="float" office:value="0.273715">
                <text:p>0.2737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90568">
                <text:p>0.090568</text:p>
              </table:table-cell>
              <table:table-cell office:value-type="float" office:value="0.169982">
                <text:p>0.169982</text:p>
              </table:table-cell>
              <table:table-cell office:value-type="float" office:value="0.205269">
                <text:p>0.205269</text:p>
              </table:table-cell>
              <table:table-cell office:value-type="float" office:value="0.232919">
                <text:p>0.232919</text:p>
              </table:table-cell>
              <table:table-cell office:value-type="float" office:value="0.262358">
                <text:p>0.262358</text:p>
              </table:table-cell>
              <table:table-cell office:value-type="float" office:value="0.299946">
                <text:p>0.299946</text:p>
              </table:table-cell>
              <table:table-cell office:value-type="float" office:value="0.347432">
                <text:p>0.347432</text:p>
              </table:table-cell>
              <table:table-cell office:value-type="float" office:value="0.385255">
                <text:p>0.385255</text:p>
              </table:table-cell>
              <table:table-cell office:value-type="float" office:value="0.40977">
                <text:p>0.40977</text:p>
              </table:table-cell>
              <table:table-cell office:value-type="float" office:value="0.441727">
                <text:p>0.441727</text:p>
              </table:table-cell>
              <table:table-cell office:value-type="float" office:value="0.473585">
                <text:p>0.473585</text:p>
              </table:table-cell>
              <table:table-cell office:value-type="float" office:value="0.284523">
                <text:p>0.2845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8417">
                <text:p>0.08417</text:p>
              </table:table-cell>
              <table:table-cell office:value-type="float" office:value="0.160449">
                <text:p>0.160449</text:p>
              </table:table-cell>
              <table:table-cell office:value-type="float" office:value="0.195307">
                <text:p>0.195307</text:p>
              </table:table-cell>
              <table:table-cell office:value-type="float" office:value="0.218093">
                <text:p>0.218093</text:p>
              </table:table-cell>
              <table:table-cell office:value-type="float" office:value="0.247952">
                <text:p>0.247952</text:p>
              </table:table-cell>
              <table:table-cell office:value-type="float" office:value="0.28032">
                <text:p>0.28032</text:p>
              </table:table-cell>
              <table:table-cell office:value-type="float" office:value="0.328797">
                <text:p>0.328797</text:p>
              </table:table-cell>
              <table:table-cell office:value-type="float" office:value="0.377562">
                <text:p>0.377562</text:p>
              </table:table-cell>
              <table:table-cell office:value-type="float" office:value="0.410795">
                <text:p>0.410795</text:p>
              </table:table-cell>
              <table:table-cell office:value-type="float" office:value="0.440493">
                <text:p>0.440493</text:p>
              </table:table-cell>
              <table:table-cell office:value-type="float" office:value="0.474695">
                <text:p>0.474695</text:p>
              </table:table-cell>
              <table:table-cell office:value-type="float" office:value="0.274394">
                <text:p>0.2743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75293">
                <text:p>0.075293</text:p>
              </table:table-cell>
              <table:table-cell office:value-type="float" office:value="0.142521">
                <text:p>0.142521</text:p>
              </table:table-cell>
              <table:table-cell office:value-type="float" office:value="0.18971">
                <text:p>0.18971</text:p>
              </table:table-cell>
              <table:table-cell office:value-type="float" office:value="0.220592">
                <text:p>0.220592</text:p>
              </table:table-cell>
              <table:table-cell office:value-type="float" office:value="0.257346">
                <text:p>0.257346</text:p>
              </table:table-cell>
              <table:table-cell office:value-type="float" office:value="0.299336">
                <text:p>0.299336</text:p>
              </table:table-cell>
              <table:table-cell office:value-type="float" office:value="0.350835">
                <text:p>0.350835</text:p>
              </table:table-cell>
              <table:table-cell office:value-type="float" office:value="0.392276">
                <text:p>0.392276</text:p>
              </table:table-cell>
              <table:table-cell office:value-type="float" office:value="0.418848">
                <text:p>0.418848</text:p>
              </table:table-cell>
              <table:table-cell office:value-type="float" office:value="0.452187">
                <text:p>0.452187</text:p>
              </table:table-cell>
              <table:table-cell office:value-type="float" office:value="0.483655">
                <text:p>0.483655</text:p>
              </table:table-cell>
              <table:table-cell office:value-type="float" office:value="0.279894">
                <text:p>0.27989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58967">
                <text:p>0.058967</text:p>
              </table:table-cell>
              <table:table-cell office:value-type="float" office:value="0.160433">
                <text:p>0.160433</text:p>
              </table:table-cell>
              <table:table-cell office:value-type="float" office:value="0.195895">
                <text:p>0.195895</text:p>
              </table:table-cell>
              <table:table-cell office:value-type="float" office:value="0.220296">
                <text:p>0.220296</text:p>
              </table:table-cell>
              <table:table-cell office:value-type="float" office:value="0.251865">
                <text:p>0.251865</text:p>
              </table:table-cell>
              <table:table-cell office:value-type="float" office:value="0.287972">
                <text:p>0.287972</text:p>
              </table:table-cell>
              <table:table-cell office:value-type="float" office:value="0.34189">
                <text:p>0.34189</text:p>
              </table:table-cell>
              <table:table-cell office:value-type="float" office:value="0.392964">
                <text:p>0.392964</text:p>
              </table:table-cell>
              <table:table-cell office:value-type="float" office:value="0.421316">
                <text:p>0.421316</text:p>
              </table:table-cell>
              <table:table-cell office:value-type="float" office:value="0.453975">
                <text:p>0.453975</text:p>
              </table:table-cell>
              <table:table-cell office:value-type="float" office:value="0.483655">
                <text:p>0.483655</text:p>
              </table:table-cell>
              <table:table-cell office:value-type="float" office:value="0.278557">
                <text:p>0.27855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02597">
                <text:p>0.102597</text:p>
              </table:table-cell>
              <table:table-cell office:value-type="float" office:value="0.180664">
                <text:p>0.180664</text:p>
              </table:table-cell>
              <table:table-cell office:value-type="float" office:value="0.208216">
                <text:p>0.208216</text:p>
              </table:table-cell>
              <table:table-cell office:value-type="float" office:value="0.235875">
                <text:p>0.235875</text:p>
              </table:table-cell>
              <table:table-cell office:value-type="float" office:value="0.273637">
                <text:p>0.273637</text:p>
              </table:table-cell>
              <table:table-cell office:value-type="float" office:value="0.310781">
                <text:p>0.310781</text:p>
              </table:table-cell>
              <table:table-cell office:value-type="float" office:value="0.365823">
                <text:p>0.365823</text:p>
              </table:table-cell>
              <table:table-cell office:value-type="float" office:value="0.405433">
                <text:p>0.405433</text:p>
              </table:table-cell>
              <table:table-cell office:value-type="float" office:value="0.425943">
                <text:p>0.425943</text:p>
              </table:table-cell>
              <table:table-cell office:value-type="float" office:value="0.451496">
                <text:p>0.451496</text:p>
              </table:table-cell>
              <table:table-cell office:value-type="float" office:value="0.483655">
                <text:p>0.483655</text:p>
              </table:table-cell>
              <table:table-cell office:value-type="float" office:value="0.296046">
                <text:p>0.29604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14285">
                <text:p>0.114285</text:p>
              </table:table-cell>
              <table:table-cell office:value-type="float" office:value="0.18469">
                <text:p>0.18469</text:p>
              </table:table-cell>
              <table:table-cell office:value-type="float" office:value="0.213078">
                <text:p>0.213078</text:p>
              </table:table-cell>
              <table:table-cell office:value-type="float" office:value="0.247348">
                <text:p>0.247348</text:p>
              </table:table-cell>
              <table:table-cell office:value-type="float" office:value="0.287925">
                <text:p>0.287925</text:p>
              </table:table-cell>
              <table:table-cell office:value-type="float" office:value="0.335628">
                <text:p>0.335628</text:p>
              </table:table-cell>
              <table:table-cell office:value-type="float" office:value="0.383048">
                <text:p>0.383048</text:p>
              </table:table-cell>
              <table:table-cell office:value-type="float" office:value="0.411441">
                <text:p>0.411441</text:p>
              </table:table-cell>
              <table:table-cell office:value-type="float" office:value="0.431239">
                <text:p>0.431239</text:p>
              </table:table-cell>
              <table:table-cell office:value-type="float" office:value="0.457039">
                <text:p>0.457039</text:p>
              </table:table-cell>
              <table:table-cell office:value-type="float" office:value="0.483655">
                <text:p>0.483655</text:p>
              </table:table-cell>
              <table:table-cell office:value-type="float" office:value="0.306572">
                <text:p>0.30657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02358">
                <text:p>0.102358</text:p>
              </table:table-cell>
              <table:table-cell office:value-type="float" office:value="0.180625">
                <text:p>0.180625</text:p>
              </table:table-cell>
              <table:table-cell office:value-type="float" office:value="0.212894">
                <text:p>0.212894</text:p>
              </table:table-cell>
              <table:table-cell office:value-type="float" office:value="0.252483">
                <text:p>0.252483</text:p>
              </table:table-cell>
              <table:table-cell office:value-type="float" office:value="0.295862">
                <text:p>0.295862</text:p>
              </table:table-cell>
              <table:table-cell office:value-type="float" office:value="0.335113">
                <text:p>0.335113</text:p>
              </table:table-cell>
              <table:table-cell office:value-type="float" office:value="0.375872">
                <text:p>0.375872</text:p>
              </table:table-cell>
              <table:table-cell office:value-type="float" office:value="0.409156">
                <text:p>0.409156</text:p>
              </table:table-cell>
              <table:table-cell office:value-type="float" office:value="0.431172">
                <text:p>0.431172</text:p>
              </table:table-cell>
              <table:table-cell office:value-type="float" office:value="0.45565">
                <text:p>0.45565</text:p>
              </table:table-cell>
              <table:table-cell office:value-type="float" office:value="0.483655">
                <text:p>0.483655</text:p>
              </table:table-cell>
              <table:table-cell office:value-type="float" office:value="0.305119">
                <text:p>0.3051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1212">
                <text:p>0.11212</text:p>
              </table:table-cell>
              <table:table-cell office:value-type="float" office:value="0.196829">
                <text:p>0.196829</text:p>
              </table:table-cell>
              <table:table-cell office:value-type="float" office:value="0.225826">
                <text:p>0.225826</text:p>
              </table:table-cell>
              <table:table-cell office:value-type="float" office:value="0.25873">
                <text:p>0.25873</text:p>
              </table:table-cell>
              <table:table-cell office:value-type="float" office:value="0.310238">
                <text:p>0.310238</text:p>
              </table:table-cell>
              <table:table-cell office:value-type="float" office:value="0.360346">
                <text:p>0.360346</text:p>
              </table:table-cell>
              <table:table-cell office:value-type="float" office:value="0.39088">
                <text:p>0.39088</text:p>
              </table:table-cell>
              <table:table-cell office:value-type="float" office:value="0.411458">
                <text:p>0.411458</text:p>
              </table:table-cell>
              <table:table-cell office:value-type="float" office:value="0.429585">
                <text:p>0.429585</text:p>
              </table:table-cell>
              <table:table-cell office:value-type="float" office:value="0.456629">
                <text:p>0.456629</text:p>
              </table:table-cell>
              <table:table-cell office:value-type="float" office:value="0.483655">
                <text:p>0.483655</text:p>
              </table:table-cell>
              <table:table-cell office:value-type="float" office:value="0.315264">
                <text:p>0.31526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14251">
                <text:p>0.114251</text:p>
              </table:table-cell>
              <table:table-cell office:value-type="float" office:value="0.192301">
                <text:p>0.192301</text:p>
              </table:table-cell>
              <table:table-cell office:value-type="float" office:value="0.22926">
                <text:p>0.22926</text:p>
              </table:table-cell>
              <table:table-cell office:value-type="float" office:value="0.269781">
                <text:p>0.269781</text:p>
              </table:table-cell>
              <table:table-cell office:value-type="float" office:value="0.321386">
                <text:p>0.321386</text:p>
              </table:table-cell>
              <table:table-cell office:value-type="float" office:value="0.357363">
                <text:p>0.357363</text:p>
              </table:table-cell>
              <table:table-cell office:value-type="float" office:value="0.385306">
                <text:p>0.385306</text:p>
              </table:table-cell>
              <table:table-cell office:value-type="float" office:value="0.409226">
                <text:p>0.409226</text:p>
              </table:table-cell>
              <table:table-cell office:value-type="float" office:value="0.428167">
                <text:p>0.428167</text:p>
              </table:table-cell>
              <table:table-cell office:value-type="float" office:value="0.451793">
                <text:p>0.451793</text:p>
              </table:table-cell>
              <table:table-cell office:value-type="float" office:value="0.483655">
                <text:p>0.483655</text:p>
              </table:table-cell>
              <table:table-cell office:value-type="float" office:value="0.315884">
                <text:p>0.31588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16415">
                <text:p>0.116415</text:p>
              </table:table-cell>
              <table:table-cell office:value-type="float" office:value="0.192494">
                <text:p>0.192494</text:p>
              </table:table-cell>
              <table:table-cell office:value-type="float" office:value="0.241859">
                <text:p>0.241859</text:p>
              </table:table-cell>
              <table:table-cell office:value-type="float" office:value="0.28604">
                <text:p>0.28604</text:p>
              </table:table-cell>
              <table:table-cell office:value-type="float" office:value="0.330689">
                <text:p>0.330689</text:p>
              </table:table-cell>
              <table:table-cell office:value-type="float" office:value="0.362691">
                <text:p>0.362691</text:p>
              </table:table-cell>
              <table:table-cell office:value-type="float" office:value="0.386512">
                <text:p>0.386512</text:p>
              </table:table-cell>
              <table:table-cell office:value-type="float" office:value="0.407143">
                <text:p>0.407143</text:p>
              </table:table-cell>
              <table:table-cell office:value-type="float" office:value="0.428586">
                <text:p>0.428586</text:p>
              </table:table-cell>
              <table:table-cell office:value-type="float" office:value="0.455303">
                <text:p>0.455303</text:p>
              </table:table-cell>
              <table:table-cell office:value-type="float" office:value="0.483655">
                <text:p>0.483655</text:p>
              </table:table-cell>
              <table:table-cell office:value-type="float" office:value="0.320773">
                <text:p>0.32077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124299">
                <text:p>0.124299</text:p>
              </table:table-cell>
              <table:table-cell office:value-type="float" office:value="0.1988">
                <text:p>0.1988</text:p>
              </table:table-cell>
              <table:table-cell office:value-type="float" office:value="0.247098">
                <text:p>0.247098</text:p>
              </table:table-cell>
              <table:table-cell office:value-type="float" office:value="0.290866">
                <text:p>0.290866</text:p>
              </table:table-cell>
              <table:table-cell office:value-type="float" office:value="0.329253">
                <text:p>0.329253</text:p>
              </table:table-cell>
              <table:table-cell office:value-type="float" office:value="0.359602">
                <text:p>0.359602</text:p>
              </table:table-cell>
              <table:table-cell office:value-type="float" office:value="0.389203">
                <text:p>0.389203</text:p>
              </table:table-cell>
              <table:table-cell office:value-type="float" office:value="0.411213">
                <text:p>0.411213</text:p>
              </table:table-cell>
              <table:table-cell office:value-type="float" office:value="0.432999">
                <text:p>0.432999</text:p>
              </table:table-cell>
              <table:table-cell office:value-type="float" office:value="0.462654">
                <text:p>0.462654</text:p>
              </table:table-cell>
              <table:table-cell office:value-type="float" office:value="0.483655">
                <text:p>0.483655</text:p>
              </table:table-cell>
              <table:table-cell office:value-type="float" office:value="0.324599">
                <text:p>0.3245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37218">
                <text:p>0.137218</text:p>
              </table:table-cell>
              <table:table-cell office:value-type="float" office:value="0.202189">
                <text:p>0.202189</text:p>
              </table:table-cell>
              <table:table-cell office:value-type="float" office:value="0.250083">
                <text:p>0.250083</text:p>
              </table:table-cell>
              <table:table-cell office:value-type="float" office:value="0.307928">
                <text:p>0.307928</text:p>
              </table:table-cell>
              <table:table-cell office:value-type="float" office:value="0.347158">
                <text:p>0.347158</text:p>
              </table:table-cell>
              <table:table-cell office:value-type="float" office:value="0.375265">
                <text:p>0.375265</text:p>
              </table:table-cell>
              <table:table-cell office:value-type="float" office:value="0.396877">
                <text:p>0.396877</text:p>
              </table:table-cell>
              <table:table-cell office:value-type="float" office:value="0.415804">
                <text:p>0.415804</text:p>
              </table:table-cell>
              <table:table-cell office:value-type="float" office:value="0.433364">
                <text:p>0.433364</text:p>
              </table:table-cell>
              <table:table-cell office:value-type="float" office:value="0.463236">
                <text:p>0.463236</text:p>
              </table:table-cell>
              <table:table-cell office:value-type="float" office:value="0.483655">
                <text:p>0.483655</text:p>
              </table:table-cell>
              <table:table-cell office:value-type="float" office:value="0.332912">
                <text:p>0.33291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99941">
                <text:p>0.099941</text:p>
              </table:table-cell>
              <table:table-cell office:value-type="float" office:value="0.21124">
                <text:p>0.21124</text:p>
              </table:table-cell>
              <table:table-cell office:value-type="float" office:value="0.251478">
                <text:p>0.251478</text:p>
              </table:table-cell>
              <table:table-cell office:value-type="float" office:value="0.296731">
                <text:p>0.296731</text:p>
              </table:table-cell>
              <table:table-cell office:value-type="float" office:value="0.337671">
                <text:p>0.337671</text:p>
              </table:table-cell>
              <table:table-cell office:value-type="float" office:value="0.370557">
                <text:p>0.370557</text:p>
              </table:table-cell>
              <table:table-cell office:value-type="float" office:value="0.392307">
                <text:p>0.392307</text:p>
              </table:table-cell>
              <table:table-cell office:value-type="float" office:value="0.412953">
                <text:p>0.412953</text:p>
              </table:table-cell>
              <table:table-cell office:value-type="float" office:value="0.429248">
                <text:p>0.429248</text:p>
              </table:table-cell>
              <table:table-cell office:value-type="float" office:value="0.455716">
                <text:p>0.455716</text:p>
              </table:table-cell>
              <table:table-cell office:value-type="float" office:value="0.483655">
                <text:p>0.483655</text:p>
              </table:table-cell>
              <table:table-cell office:value-type="float" office:value="0.325784">
                <text:p>0.32578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96269">
                <text:p>0.096269</text:p>
              </table:table-cell>
              <table:table-cell office:value-type="float" office:value="0.202965">
                <text:p>0.202965</text:p>
              </table:table-cell>
              <table:table-cell office:value-type="float" office:value="0.24906">
                <text:p>0.24906</text:p>
              </table:table-cell>
              <table:table-cell office:value-type="float" office:value="0.302211">
                <text:p>0.302211</text:p>
              </table:table-cell>
              <table:table-cell office:value-type="float" office:value="0.339873">
                <text:p>0.339873</text:p>
              </table:table-cell>
              <table:table-cell office:value-type="float" office:value="0.378283">
                <text:p>0.378283</text:p>
              </table:table-cell>
              <table:table-cell office:value-type="float" office:value="0.400912">
                <text:p>0.400912</text:p>
              </table:table-cell>
              <table:table-cell office:value-type="float" office:value="0.419073">
                <text:p>0.419073</text:p>
              </table:table-cell>
              <table:table-cell office:value-type="float" office:value="0.43468">
                <text:p>0.43468</text:p>
              </table:table-cell>
              <table:table-cell office:value-type="float" office:value="0.458118">
                <text:p>0.458118</text:p>
              </table:table-cell>
              <table:table-cell office:value-type="float" office:value="0.483655">
                <text:p>0.483655</text:p>
              </table:table-cell>
              <table:table-cell office:value-type="float" office:value="0.328144">
                <text:p>0.3281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11635">
                <text:p>0.111635</text:p>
              </table:table-cell>
              <table:table-cell office:value-type="float" office:value="0.227592">
                <text:p>0.227592</text:p>
              </table:table-cell>
              <table:table-cell office:value-type="float" office:value="0.280143">
                <text:p>0.280143</text:p>
              </table:table-cell>
              <table:table-cell office:value-type="float" office:value="0.316981">
                <text:p>0.316981</text:p>
              </table:table-cell>
              <table:table-cell office:value-type="float" office:value="0.356245">
                <text:p>0.356245</text:p>
              </table:table-cell>
              <table:table-cell office:value-type="float" office:value="0.38814">
                <text:p>0.38814</text:p>
              </table:table-cell>
              <table:table-cell office:value-type="float" office:value="0.409462">
                <text:p>0.409462</text:p>
              </table:table-cell>
              <table:table-cell office:value-type="float" office:value="0.423078">
                <text:p>0.423078</text:p>
              </table:table-cell>
              <table:table-cell office:value-type="float" office:value="0.435778">
                <text:p>0.435778</text:p>
              </table:table-cell>
              <table:table-cell office:value-type="float" office:value="0.458257">
                <text:p>0.458257</text:p>
              </table:table-cell>
              <table:table-cell office:value-type="float" office:value="0.483655">
                <text:p>0.483655</text:p>
              </table:table-cell>
              <table:table-cell office:value-type="float" office:value="0.340731">
                <text:p>0.34073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46748">
                <text:p>0.146748</text:p>
              </table:table-cell>
              <table:table-cell office:value-type="float" office:value="0.229573">
                <text:p>0.229573</text:p>
              </table:table-cell>
              <table:table-cell office:value-type="float" office:value="0.280013">
                <text:p>0.280013</text:p>
              </table:table-cell>
              <table:table-cell office:value-type="float" office:value="0.326623">
                <text:p>0.326623</text:p>
              </table:table-cell>
              <table:table-cell office:value-type="float" office:value="0.363815">
                <text:p>0.363815</text:p>
              </table:table-cell>
              <table:table-cell office:value-type="float" office:value="0.391981">
                <text:p>0.391981</text:p>
              </table:table-cell>
              <table:table-cell office:value-type="float" office:value="0.410994">
                <text:p>0.410994</text:p>
              </table:table-cell>
              <table:table-cell office:value-type="float" office:value="0.423777">
                <text:p>0.423777</text:p>
              </table:table-cell>
              <table:table-cell office:value-type="float" office:value="0.437085">
                <text:p>0.437085</text:p>
              </table:table-cell>
              <table:table-cell office:value-type="float" office:value="0.461324">
                <text:p>0.461324</text:p>
              </table:table-cell>
              <table:table-cell office:value-type="float" office:value="0.483655">
                <text:p>0.483655</text:p>
              </table:table-cell>
              <table:table-cell office:value-type="float" office:value="0.347193">
                <text:p>0.34719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43089">
                <text:p>0.143089</text:p>
              </table:table-cell>
              <table:table-cell office:value-type="float" office:value="0.226008">
                <text:p>0.226008</text:p>
              </table:table-cell>
              <table:table-cell office:value-type="float" office:value="0.279036">
                <text:p>0.279036</text:p>
              </table:table-cell>
              <table:table-cell office:value-type="float" office:value="0.328872">
                <text:p>0.328872</text:p>
              </table:table-cell>
              <table:table-cell office:value-type="float" office:value="0.362246">
                <text:p>0.362246</text:p>
              </table:table-cell>
              <table:table-cell office:value-type="float" office:value="0.389325">
                <text:p>0.389325</text:p>
              </table:table-cell>
              <table:table-cell office:value-type="float" office:value="0.407939">
                <text:p>0.407939</text:p>
              </table:table-cell>
              <table:table-cell office:value-type="float" office:value="0.418212">
                <text:p>0.418212</text:p>
              </table:table-cell>
              <table:table-cell office:value-type="float" office:value="0.433448">
                <text:p>0.433448</text:p>
              </table:table-cell>
              <table:table-cell office:value-type="float" office:value="0.457116">
                <text:p>0.457116</text:p>
              </table:table-cell>
              <table:table-cell office:value-type="float" office:value="0.483655">
                <text:p>0.483655</text:p>
              </table:table-cell>
              <table:table-cell office:value-type="float" office:value="0.344529">
                <text:p>0.3445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19866">
                <text:p>0.119866</text:p>
              </table:table-cell>
              <table:table-cell office:value-type="float" office:value="0.227683">
                <text:p>0.227683</text:p>
              </table:table-cell>
              <table:table-cell office:value-type="float" office:value="0.29205">
                <text:p>0.29205</text:p>
              </table:table-cell>
              <table:table-cell office:value-type="float" office:value="0.343357">
                <text:p>0.343357</text:p>
              </table:table-cell>
              <table:table-cell office:value-type="float" office:value="0.374821">
                <text:p>0.374821</text:p>
              </table:table-cell>
              <table:table-cell office:value-type="float" office:value="0.392732">
                <text:p>0.392732</text:p>
              </table:table-cell>
              <table:table-cell office:value-type="float" office:value="0.410778">
                <text:p>0.410778</text:p>
              </table:table-cell>
              <table:table-cell office:value-type="float" office:value="0.423257">
                <text:p>0.423257</text:p>
              </table:table-cell>
              <table:table-cell office:value-type="float" office:value="0.436296">
                <text:p>0.436296</text:p>
              </table:table-cell>
              <table:table-cell office:value-type="float" office:value="0.464128">
                <text:p>0.464128</text:p>
              </table:table-cell>
              <table:table-cell office:value-type="float" office:value="0.483655">
                <text:p>0.483655</text:p>
              </table:table-cell>
              <table:table-cell office:value-type="float" office:value="0.348497">
                <text:p>0.34849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66094">
                <text:p>0.166094</text:p>
              </table:table-cell>
              <table:table-cell office:value-type="float" office:value="0.252256">
                <text:p>0.252256</text:p>
              </table:table-cell>
              <table:table-cell office:value-type="float" office:value="0.3055">
                <text:p>0.3055</text:p>
              </table:table-cell>
              <table:table-cell office:value-type="float" office:value="0.34509">
                <text:p>0.34509</text:p>
              </table:table-cell>
              <table:table-cell office:value-type="float" office:value="0.374241">
                <text:p>0.374241</text:p>
              </table:table-cell>
              <table:table-cell office:value-type="float" office:value="0.394403">
                <text:p>0.394403</text:p>
              </table:table-cell>
              <table:table-cell office:value-type="float" office:value="0.410825">
                <text:p>0.410825</text:p>
              </table:table-cell>
              <table:table-cell office:value-type="float" office:value="0.42099">
                <text:p>0.42099</text:p>
              </table:table-cell>
              <table:table-cell office:value-type="float" office:value="0.436698">
                <text:p>0.436698</text:p>
              </table:table-cell>
              <table:table-cell office:value-type="float" office:value="0.46471">
                <text:p>0.46471</text:p>
              </table:table-cell>
              <table:table-cell office:value-type="float" office:value="0.485117">
                <text:p>0.485117</text:p>
              </table:table-cell>
              <table:table-cell office:value-type="float" office:value="0.357081">
                <text:p>0.35708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64228">
                <text:p>0.164228</text:p>
              </table:table-cell>
              <table:table-cell office:value-type="float" office:value="0.24741">
                <text:p>0.24741</text:p>
              </table:table-cell>
              <table:table-cell office:value-type="float" office:value="0.302822">
                <text:p>0.302822</text:p>
              </table:table-cell>
              <table:table-cell office:value-type="float" office:value="0.336231">
                <text:p>0.336231</text:p>
              </table:table-cell>
              <table:table-cell office:value-type="float" office:value="0.369243">
                <text:p>0.369243</text:p>
              </table:table-cell>
              <table:table-cell office:value-type="float" office:value="0.389844">
                <text:p>0.389844</text:p>
              </table:table-cell>
              <table:table-cell office:value-type="float" office:value="0.409039">
                <text:p>0.409039</text:p>
              </table:table-cell>
              <table:table-cell office:value-type="float" office:value="0.421083">
                <text:p>0.421083</text:p>
              </table:table-cell>
              <table:table-cell office:value-type="float" office:value="0.436661">
                <text:p>0.436661</text:p>
              </table:table-cell>
              <table:table-cell office:value-type="float" office:value="0.463415">
                <text:p>0.463415</text:p>
              </table:table-cell>
              <table:table-cell office:value-type="float" office:value="0.485117">
                <text:p>0.485117</text:p>
              </table:table-cell>
              <table:table-cell office:value-type="float" office:value="0.353998">
                <text:p>0.35399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73818">
                <text:p>0.173818</text:p>
              </table:table-cell>
              <table:table-cell office:value-type="float" office:value="0.242533">
                <text:p>0.242533</text:p>
              </table:table-cell>
              <table:table-cell office:value-type="float" office:value="0.298046">
                <text:p>0.298046</text:p>
              </table:table-cell>
              <table:table-cell office:value-type="float" office:value="0.34334">
                <text:p>0.34334</text:p>
              </table:table-cell>
              <table:table-cell office:value-type="float" office:value="0.377784">
                <text:p>0.377784</text:p>
              </table:table-cell>
              <table:table-cell office:value-type="float" office:value="0.396912">
                <text:p>0.396912</text:p>
              </table:table-cell>
              <table:table-cell office:value-type="float" office:value="0.413327">
                <text:p>0.413327</text:p>
              </table:table-cell>
              <table:table-cell office:value-type="float" office:value="0.423814">
                <text:p>0.423814</text:p>
              </table:table-cell>
              <table:table-cell office:value-type="float" office:value="0.437653">
                <text:p>0.437653</text:p>
              </table:table-cell>
              <table:table-cell office:value-type="float" office:value="0.463274">
                <text:p>0.463274</text:p>
              </table:table-cell>
              <table:table-cell office:value-type="float" office:value="0.485117">
                <text:p>0.485117</text:p>
              </table:table-cell>
              <table:table-cell office:value-type="float" office:value="0.35705">
                <text:p>0.3570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74217">
                <text:p>0.174217</text:p>
              </table:table-cell>
              <table:table-cell office:value-type="float" office:value="0.250379">
                <text:p>0.250379</text:p>
              </table:table-cell>
              <table:table-cell office:value-type="float" office:value="0.30424">
                <text:p>0.30424</text:p>
              </table:table-cell>
              <table:table-cell office:value-type="float" office:value="0.345162">
                <text:p>0.345162</text:p>
              </table:table-cell>
              <table:table-cell office:value-type="float" office:value="0.378062">
                <text:p>0.378062</text:p>
              </table:table-cell>
              <table:table-cell office:value-type="float" office:value="0.397424">
                <text:p>0.397424</text:p>
              </table:table-cell>
              <table:table-cell office:value-type="float" office:value="0.413113">
                <text:p>0.413113</text:p>
              </table:table-cell>
              <table:table-cell office:value-type="float" office:value="0.424378">
                <text:p>0.424378</text:p>
              </table:table-cell>
              <table:table-cell office:value-type="float" office:value="0.437674">
                <text:p>0.437674</text:p>
              </table:table-cell>
              <table:table-cell office:value-type="float" office:value="0.462866">
                <text:p>0.462866</text:p>
              </table:table-cell>
              <table:table-cell office:value-type="float" office:value="0.485117">
                <text:p>0.485117</text:p>
              </table:table-cell>
              <table:table-cell office:value-type="float" office:value="0.358752">
                <text:p>0.3587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98622">
                <text:p>0.198622</text:p>
              </table:table-cell>
              <table:table-cell office:value-type="float" office:value="0.282845">
                <text:p>0.282845</text:p>
              </table:table-cell>
              <table:table-cell office:value-type="float" office:value="0.334971">
                <text:p>0.334971</text:p>
              </table:table-cell>
              <table:table-cell office:value-type="float" office:value="0.366554">
                <text:p>0.366554</text:p>
              </table:table-cell>
              <table:table-cell office:value-type="float" office:value="0.386696">
                <text:p>0.386696</text:p>
              </table:table-cell>
              <table:table-cell office:value-type="float" office:value="0.40569">
                <text:p>0.40569</text:p>
              </table:table-cell>
              <table:table-cell office:value-type="float" office:value="0.416976">
                <text:p>0.416976</text:p>
              </table:table-cell>
              <table:table-cell office:value-type="float" office:value="0.428223">
                <text:p>0.428223</text:p>
              </table:table-cell>
              <table:table-cell office:value-type="float" office:value="0.440234">
                <text:p>0.440234</text:p>
              </table:table-cell>
              <table:table-cell office:value-type="float" office:value="0.463695">
                <text:p>0.463695</text:p>
              </table:table-cell>
              <table:table-cell office:value-type="float" office:value="0.487775">
                <text:p>0.487775</text:p>
              </table:table-cell>
              <table:table-cell office:value-type="float" office:value="0.372451">
                <text:p>0.37245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00439">
                <text:p>0.200439</text:p>
              </table:table-cell>
              <table:table-cell office:value-type="float" office:value="0.294497">
                <text:p>0.294497</text:p>
              </table:table-cell>
              <table:table-cell office:value-type="float" office:value="0.34308">
                <text:p>0.34308</text:p>
              </table:table-cell>
              <table:table-cell office:value-type="float" office:value="0.371961">
                <text:p>0.371961</text:p>
              </table:table-cell>
              <table:table-cell office:value-type="float" office:value="0.388182">
                <text:p>0.388182</text:p>
              </table:table-cell>
              <table:table-cell office:value-type="float" office:value="0.408654">
                <text:p>0.408654</text:p>
              </table:table-cell>
              <table:table-cell office:value-type="float" office:value="0.418505">
                <text:p>0.418505</text:p>
              </table:table-cell>
              <table:table-cell office:value-type="float" office:value="0.42929">
                <text:p>0.42929</text:p>
              </table:table-cell>
              <table:table-cell office:value-type="float" office:value="0.442575">
                <text:p>0.442575</text:p>
              </table:table-cell>
              <table:table-cell office:value-type="float" office:value="0.467192">
                <text:p>0.467192</text:p>
              </table:table-cell>
              <table:table-cell office:value-type="float" office:value="0.487775">
                <text:p>0.487775</text:p>
              </table:table-cell>
              <table:table-cell office:value-type="float" office:value="0.376437">
                <text:p>0.37643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97625">
                <text:p>0.197625</text:p>
              </table:table-cell>
              <table:table-cell office:value-type="float" office:value="0.294226">
                <text:p>0.294226</text:p>
              </table:table-cell>
              <table:table-cell office:value-type="float" office:value="0.340223">
                <text:p>0.340223</text:p>
              </table:table-cell>
              <table:table-cell office:value-type="float" office:value="0.370517">
                <text:p>0.370517</text:p>
              </table:table-cell>
              <table:table-cell office:value-type="float" office:value="0.391255">
                <text:p>0.391255</text:p>
              </table:table-cell>
              <table:table-cell office:value-type="float" office:value="0.409854">
                <text:p>0.409854</text:p>
              </table:table-cell>
              <table:table-cell office:value-type="float" office:value="0.41909">
                <text:p>0.41909</text:p>
              </table:table-cell>
              <table:table-cell office:value-type="float" office:value="0.429658">
                <text:p>0.429658</text:p>
              </table:table-cell>
              <table:table-cell office:value-type="float" office:value="0.442152">
                <text:p>0.442152</text:p>
              </table:table-cell>
              <table:table-cell office:value-type="float" office:value="0.4672">
                <text:p>0.4672</text:p>
              </table:table-cell>
              <table:table-cell office:value-type="float" office:value="0.487775">
                <text:p>0.487775</text:p>
              </table:table-cell>
              <table:table-cell office:value-type="float" office:value="0.37618">
                <text:p>0.3761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25726">
                <text:p>0.225726</text:p>
              </table:table-cell>
              <table:table-cell office:value-type="float" office:value="0.326292">
                <text:p>0.326292</text:p>
              </table:table-cell>
              <table:table-cell office:value-type="float" office:value="0.356217">
                <text:p>0.356217</text:p>
              </table:table-cell>
              <table:table-cell office:value-type="float" office:value="0.376774">
                <text:p>0.376774</text:p>
              </table:table-cell>
              <table:table-cell office:value-type="float" office:value="0.393416">
                <text:p>0.393416</text:p>
              </table:table-cell>
              <table:table-cell office:value-type="float" office:value="0.409204">
                <text:p>0.409204</text:p>
              </table:table-cell>
              <table:table-cell office:value-type="float" office:value="0.421383">
                <text:p>0.421383</text:p>
              </table:table-cell>
              <table:table-cell office:value-type="float" office:value="0.430577">
                <text:p>0.430577</text:p>
              </table:table-cell>
              <table:table-cell office:value-type="float" office:value="0.440801">
                <text:p>0.440801</text:p>
              </table:table-cell>
              <table:table-cell office:value-type="float" office:value="0.466089">
                <text:p>0.466089</text:p>
              </table:table-cell>
              <table:table-cell office:value-type="float" office:value="0.487775">
                <text:p>0.487775</text:p>
              </table:table-cell>
              <table:table-cell office:value-type="float" office:value="0.384648">
                <text:p>0.38464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05482">
                <text:p>0.205482</text:p>
              </table:table-cell>
              <table:table-cell office:value-type="float" office:value="0.323056">
                <text:p>0.323056</text:p>
              </table:table-cell>
              <table:table-cell office:value-type="float" office:value="0.361639">
                <text:p>0.361639</text:p>
              </table:table-cell>
              <table:table-cell office:value-type="float" office:value="0.382617">
                <text:p>0.382617</text:p>
              </table:table-cell>
              <table:table-cell office:value-type="float" office:value="0.398772">
                <text:p>0.398772</text:p>
              </table:table-cell>
              <table:table-cell office:value-type="float" office:value="0.413066">
                <text:p>0.413066</text:p>
              </table:table-cell>
              <table:table-cell office:value-type="float" office:value="0.423148">
                <text:p>0.423148</text:p>
              </table:table-cell>
              <table:table-cell office:value-type="float" office:value="0.43333">
                <text:p>0.43333</text:p>
              </table:table-cell>
              <table:table-cell office:value-type="float" office:value="0.446884">
                <text:p>0.446884</text:p>
              </table:table-cell>
              <table:table-cell office:value-type="float" office:value="0.472783">
                <text:p>0.472783</text:p>
              </table:table-cell>
              <table:table-cell office:value-type="float" office:value="0.487775">
                <text:p>0.487775</text:p>
              </table:table-cell>
              <table:table-cell office:value-type="float" office:value="0.386078">
                <text:p>0.38607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9723">
                <text:p>0.19723</text:p>
              </table:table-cell>
              <table:table-cell office:value-type="float" office:value="0.309221">
                <text:p>0.309221</text:p>
              </table:table-cell>
              <table:table-cell office:value-type="float" office:value="0.353992">
                <text:p>0.353992</text:p>
              </table:table-cell>
              <table:table-cell office:value-type="float" office:value="0.377177">
                <text:p>0.377177</text:p>
              </table:table-cell>
              <table:table-cell office:value-type="float" office:value="0.392523">
                <text:p>0.392523</text:p>
              </table:table-cell>
              <table:table-cell office:value-type="float" office:value="0.408498">
                <text:p>0.408498</text:p>
              </table:table-cell>
              <table:table-cell office:value-type="float" office:value="0.421196">
                <text:p>0.421196</text:p>
              </table:table-cell>
              <table:table-cell office:value-type="float" office:value="0.433949">
                <text:p>0.433949</text:p>
              </table:table-cell>
              <table:table-cell office:value-type="float" office:value="0.447568">
                <text:p>0.447568</text:p>
              </table:table-cell>
              <table:table-cell office:value-type="float" office:value="0.468791">
                <text:p>0.468791</text:p>
              </table:table-cell>
              <table:table-cell office:value-type="float" office:value="0.487775">
                <text:p>0.487775</text:p>
              </table:table-cell>
              <table:table-cell office:value-type="float" office:value="0.381015">
                <text:p>0.38101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0106">
                <text:p>0.180106</text:p>
              </table:table-cell>
              <table:table-cell office:value-type="float" office:value="0.324677">
                <text:p>0.324677</text:p>
              </table:table-cell>
              <table:table-cell office:value-type="float" office:value="0.363377">
                <text:p>0.363377</text:p>
              </table:table-cell>
              <table:table-cell office:value-type="float" office:value="0.386803">
                <text:p>0.386803</text:p>
              </table:table-cell>
              <table:table-cell office:value-type="float" office:value="0.404462">
                <text:p>0.404462</text:p>
              </table:table-cell>
              <table:table-cell office:value-type="float" office:value="0.41593">
                <text:p>0.41593</text:p>
              </table:table-cell>
              <table:table-cell office:value-type="float" office:value="0.425185">
                <text:p>0.425185</text:p>
              </table:table-cell>
              <table:table-cell office:value-type="float" office:value="0.436017">
                <text:p>0.436017</text:p>
              </table:table-cell>
              <table:table-cell office:value-type="float" office:value="0.449728">
                <text:p>0.449728</text:p>
              </table:table-cell>
              <table:table-cell office:value-type="float" office:value="0.471572">
                <text:p>0.471572</text:p>
              </table:table-cell>
              <table:table-cell office:value-type="float" office:value="0.487775">
                <text:p>0.487775</text:p>
              </table:table-cell>
              <table:table-cell office:value-type="float" office:value="0.385786">
                <text:p>0.3857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25811">
                <text:p>0.225811</text:p>
              </table:table-cell>
              <table:table-cell office:value-type="float" office:value="0.334677">
                <text:p>0.334677</text:p>
              </table:table-cell>
              <table:table-cell office:value-type="float" office:value="0.369839">
                <text:p>0.369839</text:p>
              </table:table-cell>
              <table:table-cell office:value-type="float" office:value="0.391263">
                <text:p>0.391263</text:p>
              </table:table-cell>
              <table:table-cell office:value-type="float" office:value="0.408442">
                <text:p>0.408442</text:p>
              </table:table-cell>
              <table:table-cell office:value-type="float" office:value="0.41782">
                <text:p>0.41782</text:p>
              </table:table-cell>
              <table:table-cell office:value-type="float" office:value="0.426409">
                <text:p>0.426409</text:p>
              </table:table-cell>
              <table:table-cell office:value-type="float" office:value="0.437103">
                <text:p>0.437103</text:p>
              </table:table-cell>
              <table:table-cell office:value-type="float" office:value="0.448094">
                <text:p>0.448094</text:p>
              </table:table-cell>
              <table:table-cell office:value-type="float" office:value="0.468462">
                <text:p>0.468462</text:p>
              </table:table-cell>
              <table:table-cell office:value-type="float" office:value="0.487775">
                <text:p>0.487775</text:p>
              </table:table-cell>
              <table:table-cell office:value-type="float" office:value="0.392792">
                <text:p>0.39279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53007">
                <text:p>0.253007</text:p>
              </table:table-cell>
              <table:table-cell office:value-type="float" office:value="0.343906">
                <text:p>0.343906</text:p>
              </table:table-cell>
              <table:table-cell office:value-type="float" office:value="0.370933">
                <text:p>0.370933</text:p>
              </table:table-cell>
              <table:table-cell office:value-type="float" office:value="0.389952">
                <text:p>0.389952</text:p>
              </table:table-cell>
              <table:table-cell office:value-type="float" office:value="0.408824">
                <text:p>0.408824</text:p>
              </table:table-cell>
              <table:table-cell office:value-type="float" office:value="0.419482">
                <text:p>0.419482</text:p>
              </table:table-cell>
              <table:table-cell office:value-type="float" office:value="0.426854">
                <text:p>0.426854</text:p>
              </table:table-cell>
              <table:table-cell office:value-type="float" office:value="0.436567">
                <text:p>0.436567</text:p>
              </table:table-cell>
              <table:table-cell office:value-type="float" office:value="0.44832">
                <text:p>0.44832</text:p>
              </table:table-cell>
              <table:table-cell office:value-type="float" office:value="0.465716">
                <text:p>0.465716</text:p>
              </table:table-cell>
              <table:table-cell office:value-type="float" office:value="0.487775">
                <text:p>0.487775</text:p>
              </table:table-cell>
              <table:table-cell office:value-type="float" office:value="0.396356">
                <text:p>0.39635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66655">
                <text:p>0.266655</text:p>
              </table:table-cell>
              <table:table-cell office:value-type="float" office:value="0.350602">
                <text:p>0.350602</text:p>
              </table:table-cell>
              <table:table-cell office:value-type="float" office:value="0.376077">
                <text:p>0.376077</text:p>
              </table:table-cell>
              <table:table-cell office:value-type="float" office:value="0.396616">
                <text:p>0.396616</text:p>
              </table:table-cell>
              <table:table-cell office:value-type="float" office:value="0.411261">
                <text:p>0.411261</text:p>
              </table:table-cell>
              <table:table-cell office:value-type="float" office:value="0.419637">
                <text:p>0.419637</text:p>
              </table:table-cell>
              <table:table-cell office:value-type="float" office:value="0.427139">
                <text:p>0.427139</text:p>
              </table:table-cell>
              <table:table-cell office:value-type="float" office:value="0.434622">
                <text:p>0.434622</text:p>
              </table:table-cell>
              <table:table-cell office:value-type="float" office:value="0.446413">
                <text:p>0.446413</text:p>
              </table:table-cell>
              <table:table-cell office:value-type="float" office:value="0.466343">
                <text:p>0.466343</text:p>
              </table:table-cell>
              <table:table-cell office:value-type="float" office:value="0.487775">
                <text:p>0.487775</text:p>
              </table:table-cell>
              <table:table-cell office:value-type="float" office:value="0.399537">
                <text:p>0.39953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57746">
                <text:p>0.257746</text:p>
              </table:table-cell>
              <table:table-cell office:value-type="float" office:value="0.33541">
                <text:p>0.33541</text:p>
              </table:table-cell>
              <table:table-cell office:value-type="float" office:value="0.365764">
                <text:p>0.365764</text:p>
              </table:table-cell>
              <table:table-cell office:value-type="float" office:value="0.38817">
                <text:p>0.38817</text:p>
              </table:table-cell>
              <table:table-cell office:value-type="float" office:value="0.406442">
                <text:p>0.406442</text:p>
              </table:table-cell>
              <table:table-cell office:value-type="float" office:value="0.418351">
                <text:p>0.418351</text:p>
              </table:table-cell>
              <table:table-cell office:value-type="float" office:value="0.426763">
                <text:p>0.426763</text:p>
              </table:table-cell>
              <table:table-cell office:value-type="float" office:value="0.435571">
                <text:p>0.435571</text:p>
              </table:table-cell>
              <table:table-cell office:value-type="float" office:value="0.448412">
                <text:p>0.448412</text:p>
              </table:table-cell>
              <table:table-cell office:value-type="float" office:value="0.465908">
                <text:p>0.465908</text:p>
              </table:table-cell>
              <table:table-cell office:value-type="float" office:value="0.487775">
                <text:p>0.487775</text:p>
              </table:table-cell>
              <table:table-cell office:value-type="float" office:value="0.394854">
                <text:p>0.39485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53091">
                <text:p>0.253091</text:p>
              </table:table-cell>
              <table:table-cell office:value-type="float" office:value="0.339012">
                <text:p>0.339012</text:p>
              </table:table-cell>
              <table:table-cell office:value-type="float" office:value="0.369486">
                <text:p>0.369486</text:p>
              </table:table-cell>
              <table:table-cell office:value-type="float" office:value="0.392149">
                <text:p>0.392149</text:p>
              </table:table-cell>
              <table:table-cell office:value-type="float" office:value="0.408724">
                <text:p>0.408724</text:p>
              </table:table-cell>
              <table:table-cell office:value-type="float" office:value="0.419979">
                <text:p>0.419979</text:p>
              </table:table-cell>
              <table:table-cell office:value-type="float" office:value="0.428935">
                <text:p>0.428935</text:p>
              </table:table-cell>
              <table:table-cell office:value-type="float" office:value="0.438235">
                <text:p>0.438235</text:p>
              </table:table-cell>
              <table:table-cell office:value-type="float" office:value="0.449266">
                <text:p>0.449266</text:p>
              </table:table-cell>
              <table:table-cell office:value-type="float" office:value="0.464974">
                <text:p>0.464974</text:p>
              </table:table-cell>
              <table:table-cell office:value-type="float" office:value="0.487775">
                <text:p>0.487775</text:p>
              </table:table-cell>
              <table:table-cell office:value-type="float" office:value="0.396385">
                <text:p>0.39638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24309">
                <text:p>0.224309</text:p>
              </table:table-cell>
              <table:table-cell office:value-type="float" office:value="0.332085">
                <text:p>0.332085</text:p>
              </table:table-cell>
              <table:table-cell office:value-type="float" office:value="0.36705">
                <text:p>0.36705</text:p>
              </table:table-cell>
              <table:table-cell office:value-type="float" office:value="0.387315">
                <text:p>0.387315</text:p>
              </table:table-cell>
              <table:table-cell office:value-type="float" office:value="0.40412">
                <text:p>0.40412</text:p>
              </table:table-cell>
              <table:table-cell office:value-type="float" office:value="0.415747">
                <text:p>0.415747</text:p>
              </table:table-cell>
              <table:table-cell office:value-type="float" office:value="0.425417">
                <text:p>0.425417</text:p>
              </table:table-cell>
              <table:table-cell office:value-type="float" office:value="0.43443">
                <text:p>0.43443</text:p>
              </table:table-cell>
              <table:table-cell office:value-type="float" office:value="0.447051">
                <text:p>0.447051</text:p>
              </table:table-cell>
              <table:table-cell office:value-type="float" office:value="0.46373">
                <text:p>0.46373</text:p>
              </table:table-cell>
              <table:table-cell office:value-type="float" office:value="0.487775">
                <text:p>0.487775</text:p>
              </table:table-cell>
              <table:table-cell office:value-type="float" office:value="0.390125">
                <text:p>0.39012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26231">
                <text:p>0.226231</text:p>
              </table:table-cell>
              <table:table-cell office:value-type="float" office:value="0.326354">
                <text:p>0.326354</text:p>
              </table:table-cell>
              <table:table-cell office:value-type="float" office:value="0.368052">
                <text:p>0.368052</text:p>
              </table:table-cell>
              <table:table-cell office:value-type="float" office:value="0.388423">
                <text:p>0.388423</text:p>
              </table:table-cell>
              <table:table-cell office:value-type="float" office:value="0.403706">
                <text:p>0.403706</text:p>
              </table:table-cell>
              <table:table-cell office:value-type="float" office:value="0.413715">
                <text:p>0.413715</text:p>
              </table:table-cell>
              <table:table-cell office:value-type="float" office:value="0.422475">
                <text:p>0.422475</text:p>
              </table:table-cell>
              <table:table-cell office:value-type="float" office:value="0.432223">
                <text:p>0.432223</text:p>
              </table:table-cell>
              <table:table-cell office:value-type="float" office:value="0.443441">
                <text:p>0.443441</text:p>
              </table:table-cell>
              <table:table-cell office:value-type="float" office:value="0.461691">
                <text:p>0.461691</text:p>
              </table:table-cell>
              <table:table-cell office:value-type="float" office:value="0.487775">
                <text:p>0.487775</text:p>
              </table:table-cell>
              <table:table-cell office:value-type="float" office:value="0.388631">
                <text:p>0.38863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49378">
                <text:p>0.249378</text:p>
              </table:table-cell>
              <table:table-cell office:value-type="float" office:value="0.337637">
                <text:p>0.337637</text:p>
              </table:table-cell>
              <table:table-cell office:value-type="float" office:value="0.371576">
                <text:p>0.371576</text:p>
              </table:table-cell>
              <table:table-cell office:value-type="float" office:value="0.388534">
                <text:p>0.388534</text:p>
              </table:table-cell>
              <table:table-cell office:value-type="float" office:value="0.402592">
                <text:p>0.402592</text:p>
              </table:table-cell>
              <table:table-cell office:value-type="float" office:value="0.413172">
                <text:p>0.413172</text:p>
              </table:table-cell>
              <table:table-cell office:value-type="float" office:value="0.420939">
                <text:p>0.420939</text:p>
              </table:table-cell>
              <table:table-cell office:value-type="float" office:value="0.431281">
                <text:p>0.431281</text:p>
              </table:table-cell>
              <table:table-cell office:value-type="float" office:value="0.443044">
                <text:p>0.443044</text:p>
              </table:table-cell>
              <table:table-cell office:value-type="float" office:value="0.460475">
                <text:p>0.460475</text:p>
              </table:table-cell>
              <table:table-cell office:value-type="float" office:value="0.487775">
                <text:p>0.487775</text:p>
              </table:table-cell>
              <table:table-cell office:value-type="float" office:value="0.391863">
                <text:p>0.3918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6438">
                <text:p>0.226438</text:p>
              </table:table-cell>
              <table:table-cell office:value-type="float" office:value="0.344353">
                <text:p>0.344353</text:p>
              </table:table-cell>
              <table:table-cell office:value-type="float" office:value="0.372304">
                <text:p>0.372304</text:p>
              </table:table-cell>
              <table:table-cell office:value-type="float" office:value="0.390963">
                <text:p>0.390963</text:p>
              </table:table-cell>
              <table:table-cell office:value-type="float" office:value="0.403799">
                <text:p>0.403799</text:p>
              </table:table-cell>
              <table:table-cell office:value-type="float" office:value="0.414407">
                <text:p>0.414407</text:p>
              </table:table-cell>
              <table:table-cell office:value-type="float" office:value="0.421737">
                <text:p>0.421737</text:p>
              </table:table-cell>
              <table:table-cell office:value-type="float" office:value="0.431303">
                <text:p>0.431303</text:p>
              </table:table-cell>
              <table:table-cell office:value-type="float" office:value="0.442052">
                <text:p>0.442052</text:p>
              </table:table-cell>
              <table:table-cell office:value-type="float" office:value="0.460404">
                <text:p>0.460404</text:p>
              </table:table-cell>
              <table:table-cell office:value-type="float" office:value="0.487775">
                <text:p>0.487775</text:p>
              </table:table-cell>
              <table:table-cell office:value-type="float" office:value="0.390776">
                <text:p>0.39077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70957">
                <text:p>0.270957</text:p>
              </table:table-cell>
              <table:table-cell office:value-type="float" office:value="0.344559">
                <text:p>0.344559</text:p>
              </table:table-cell>
              <table:table-cell office:value-type="float" office:value="0.374667">
                <text:p>0.374667</text:p>
              </table:table-cell>
              <table:table-cell office:value-type="float" office:value="0.391736">
                <text:p>0.391736</text:p>
              </table:table-cell>
              <table:table-cell office:value-type="float" office:value="0.404327">
                <text:p>0.404327</text:p>
              </table:table-cell>
              <table:table-cell office:value-type="float" office:value="0.41337">
                <text:p>0.41337</text:p>
              </table:table-cell>
              <table:table-cell office:value-type="float" office:value="0.420772">
                <text:p>0.420772</text:p>
              </table:table-cell>
              <table:table-cell office:value-type="float" office:value="0.428749">
                <text:p>0.428749</text:p>
              </table:table-cell>
              <table:table-cell office:value-type="float" office:value="0.436949">
                <text:p>0.436949</text:p>
              </table:table-cell>
              <table:table-cell office:value-type="float" office:value="0.46114">
                <text:p>0.46114</text:p>
              </table:table-cell>
              <table:table-cell office:value-type="float" office:value="0.487775">
                <text:p>0.487775</text:p>
              </table:table-cell>
              <table:table-cell office:value-type="float" office:value="0.394723">
                <text:p>0.39472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66386">
                <text:p>0.266386</text:p>
              </table:table-cell>
              <table:table-cell office:value-type="float" office:value="0.349457">
                <text:p>0.349457</text:p>
              </table:table-cell>
              <table:table-cell office:value-type="float" office:value="0.372623">
                <text:p>0.372623</text:p>
              </table:table-cell>
              <table:table-cell office:value-type="float" office:value="0.390155">
                <text:p>0.390155</text:p>
              </table:table-cell>
              <table:table-cell office:value-type="float" office:value="0.403759">
                <text:p>0.403759</text:p>
              </table:table-cell>
              <table:table-cell office:value-type="float" office:value="0.414414">
                <text:p>0.414414</text:p>
              </table:table-cell>
              <table:table-cell office:value-type="float" office:value="0.421839">
                <text:p>0.421839</text:p>
              </table:table-cell>
              <table:table-cell office:value-type="float" office:value="0.429263">
                <text:p>0.429263</text:p>
              </table:table-cell>
              <table:table-cell office:value-type="float" office:value="0.438476">
                <text:p>0.438476</text:p>
              </table:table-cell>
              <table:table-cell office:value-type="float" office:value="0.457917">
                <text:p>0.457917</text:p>
              </table:table-cell>
              <table:table-cell office:value-type="float" office:value="0.487775">
                <text:p>0.487775</text:p>
              </table:table-cell>
              <table:table-cell office:value-type="float" office:value="0.394429">
                <text:p>0.39442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51693">
                <text:p>0.251693</text:p>
              </table:table-cell>
              <table:table-cell office:value-type="float" office:value="0.335269">
                <text:p>0.335269</text:p>
              </table:table-cell>
              <table:table-cell office:value-type="float" office:value="0.36805">
                <text:p>0.36805</text:p>
              </table:table-cell>
              <table:table-cell office:value-type="float" office:value="0.385454">
                <text:p>0.385454</text:p>
              </table:table-cell>
              <table:table-cell office:value-type="float" office:value="0.399403">
                <text:p>0.399403</text:p>
              </table:table-cell>
              <table:table-cell office:value-type="float" office:value="0.412824">
                <text:p>0.412824</text:p>
              </table:table-cell>
              <table:table-cell office:value-type="float" office:value="0.419615">
                <text:p>0.419615</text:p>
              </table:table-cell>
              <table:table-cell office:value-type="float" office:value="0.428369">
                <text:p>0.428369</text:p>
              </table:table-cell>
              <table:table-cell office:value-type="float" office:value="0.439145">
                <text:p>0.439145</text:p>
              </table:table-cell>
              <table:table-cell office:value-type="float" office:value="0.459932">
                <text:p>0.459932</text:p>
              </table:table-cell>
              <table:table-cell office:value-type="float" office:value="0.487775">
                <text:p>0.487775</text:p>
              </table:table-cell>
              <table:table-cell office:value-type="float" office:value="0.389975">
                <text:p>0.38997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70908">
                <text:p>0.270908</text:p>
              </table:table-cell>
              <table:table-cell office:value-type="float" office:value="0.334474">
                <text:p>0.334474</text:p>
              </table:table-cell>
              <table:table-cell office:value-type="float" office:value="0.365734">
                <text:p>0.365734</text:p>
              </table:table-cell>
              <table:table-cell office:value-type="float" office:value="0.387801">
                <text:p>0.387801</text:p>
              </table:table-cell>
              <table:table-cell office:value-type="float" office:value="0.404361">
                <text:p>0.404361</text:p>
              </table:table-cell>
              <table:table-cell office:value-type="float" office:value="0.414643">
                <text:p>0.414643</text:p>
              </table:table-cell>
              <table:table-cell office:value-type="float" office:value="0.421658">
                <text:p>0.421658</text:p>
              </table:table-cell>
              <table:table-cell office:value-type="float" office:value="0.431117">
                <text:p>0.431117</text:p>
              </table:table-cell>
              <table:table-cell office:value-type="float" office:value="0.443353">
                <text:p>0.443353</text:p>
              </table:table-cell>
              <table:table-cell office:value-type="float" office:value="0.464162">
                <text:p>0.464162</text:p>
              </table:table-cell>
              <table:table-cell office:value-type="float" office:value="0.487775">
                <text:p>0.487775</text:p>
              </table:table-cell>
              <table:table-cell office:value-type="float" office:value="0.393821">
                <text:p>0.39382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5656">
                <text:p>0.25656</text:p>
              </table:table-cell>
              <table:table-cell office:value-type="float" office:value="0.333144">
                <text:p>0.333144</text:p>
              </table:table-cell>
              <table:table-cell office:value-type="float" office:value="0.365957">
                <text:p>0.365957</text:p>
              </table:table-cell>
              <table:table-cell office:value-type="float" office:value="0.387011">
                <text:p>0.387011</text:p>
              </table:table-cell>
              <table:table-cell office:value-type="float" office:value="0.400503">
                <text:p>0.400503</text:p>
              </table:table-cell>
              <table:table-cell office:value-type="float" office:value="0.412921">
                <text:p>0.412921</text:p>
              </table:table-cell>
              <table:table-cell office:value-type="float" office:value="0.419982">
                <text:p>0.419982</text:p>
              </table:table-cell>
              <table:table-cell office:value-type="float" office:value="0.431453">
                <text:p>0.431453</text:p>
              </table:table-cell>
              <table:table-cell office:value-type="float" office:value="0.442992">
                <text:p>0.442992</text:p>
              </table:table-cell>
              <table:table-cell office:value-type="float" office:value="0.465014">
                <text:p>0.465014</text:p>
              </table:table-cell>
              <table:table-cell office:value-type="float" office:value="0.487775">
                <text:p>0.487775</text:p>
              </table:table-cell>
              <table:table-cell office:value-type="float" office:value="0.391554">
                <text:p>0.39155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53148">
                <text:p>0.253148</text:p>
              </table:table-cell>
              <table:table-cell office:value-type="float" office:value="0.331056">
                <text:p>0.331056</text:p>
              </table:table-cell>
              <table:table-cell office:value-type="float" office:value="0.365789">
                <text:p>0.365789</text:p>
              </table:table-cell>
              <table:table-cell office:value-type="float" office:value="0.391357">
                <text:p>0.391357</text:p>
              </table:table-cell>
              <table:table-cell office:value-type="float" office:value="0.404571">
                <text:p>0.404571</text:p>
              </table:table-cell>
              <table:table-cell office:value-type="float" office:value="0.414071">
                <text:p>0.414071</text:p>
              </table:table-cell>
              <table:table-cell office:value-type="float" office:value="0.42242">
                <text:p>0.42242</text:p>
              </table:table-cell>
              <table:table-cell office:value-type="float" office:value="0.432582">
                <text:p>0.432582</text:p>
              </table:table-cell>
              <table:table-cell office:value-type="float" office:value="0.442949">
                <text:p>0.442949</text:p>
              </table:table-cell>
              <table:table-cell office:value-type="float" office:value="0.470461">
                <text:p>0.470461</text:p>
              </table:table-cell>
              <table:table-cell office:value-type="float" office:value="0.487775">
                <text:p>0.487775</text:p>
              </table:table-cell>
              <table:table-cell office:value-type="float" office:value="0.39284">
                <text:p>0.3928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77287">
                <text:p>0.277287</text:p>
              </table:table-cell>
              <table:table-cell office:value-type="float" office:value="0.337554">
                <text:p>0.337554</text:p>
              </table:table-cell>
              <table:table-cell office:value-type="float" office:value="0.375311">
                <text:p>0.375311</text:p>
              </table:table-cell>
              <table:table-cell office:value-type="float" office:value="0.393364">
                <text:p>0.393364</text:p>
              </table:table-cell>
              <table:table-cell office:value-type="float" office:value="0.407991">
                <text:p>0.407991</text:p>
              </table:table-cell>
              <table:table-cell office:value-type="float" office:value="0.416314">
                <text:p>0.416314</text:p>
              </table:table-cell>
              <table:table-cell office:value-type="float" office:value="0.424188">
                <text:p>0.424188</text:p>
              </table:table-cell>
              <table:table-cell office:value-type="float" office:value="0.432906">
                <text:p>0.432906</text:p>
              </table:table-cell>
              <table:table-cell office:value-type="float" office:value="0.44273">
                <text:p>0.44273</text:p>
              </table:table-cell>
              <table:table-cell office:value-type="float" office:value="0.46906">
                <text:p>0.46906</text:p>
              </table:table-cell>
              <table:table-cell office:value-type="float" office:value="0.487775">
                <text:p>0.487775</text:p>
              </table:table-cell>
              <table:table-cell office:value-type="float" office:value="0.39767">
                <text:p>0.397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62642">
                <text:p>0.262642</text:p>
              </table:table-cell>
              <table:table-cell office:value-type="float" office:value="0.339308">
                <text:p>0.339308</text:p>
              </table:table-cell>
              <table:table-cell office:value-type="float" office:value="0.372595">
                <text:p>0.372595</text:p>
              </table:table-cell>
              <table:table-cell office:value-type="float" office:value="0.389804">
                <text:p>0.389804</text:p>
              </table:table-cell>
              <table:table-cell office:value-type="float" office:value="0.405719">
                <text:p>0.405719</text:p>
              </table:table-cell>
              <table:table-cell office:value-type="float" office:value="0.414945">
                <text:p>0.414945</text:p>
              </table:table-cell>
              <table:table-cell office:value-type="float" office:value="0.423788">
                <text:p>0.423788</text:p>
              </table:table-cell>
              <table:table-cell office:value-type="float" office:value="0.431853">
                <text:p>0.431853</text:p>
              </table:table-cell>
              <table:table-cell office:value-type="float" office:value="0.441539">
                <text:p>0.441539</text:p>
              </table:table-cell>
              <table:table-cell office:value-type="float" office:value="0.464145">
                <text:p>0.464145</text:p>
              </table:table-cell>
              <table:table-cell office:value-type="float" office:value="0.487775">
                <text:p>0.487775</text:p>
              </table:table-cell>
              <table:table-cell office:value-type="float" office:value="0.394634">
                <text:p>0.3946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8834">
                <text:p>0.258834</text:p>
              </table:table-cell>
              <table:table-cell office:value-type="float" office:value="0.333898">
                <text:p>0.333898</text:p>
              </table:table-cell>
              <table:table-cell office:value-type="float" office:value="0.364766">
                <text:p>0.364766</text:p>
              </table:table-cell>
              <table:table-cell office:value-type="float" office:value="0.385836">
                <text:p>0.385836</text:p>
              </table:table-cell>
              <table:table-cell office:value-type="float" office:value="0.400037">
                <text:p>0.400037</text:p>
              </table:table-cell>
              <table:table-cell office:value-type="float" office:value="0.411299">
                <text:p>0.411299</text:p>
              </table:table-cell>
              <table:table-cell office:value-type="float" office:value="0.420047">
                <text:p>0.420047</text:p>
              </table:table-cell>
              <table:table-cell office:value-type="float" office:value="0.430207">
                <text:p>0.430207</text:p>
              </table:table-cell>
              <table:table-cell office:value-type="float" office:value="0.439695">
                <text:p>0.439695</text:p>
              </table:table-cell>
              <table:table-cell office:value-type="float" office:value="0.463658">
                <text:p>0.463658</text:p>
              </table:table-cell>
              <table:table-cell office:value-type="float" office:value="0.487775">
                <text:p>0.487775</text:p>
              </table:table-cell>
              <table:table-cell office:value-type="float" office:value="0.390828">
                <text:p>0.39082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70338">
                <text:p>0.270338</text:p>
              </table:table-cell>
              <table:table-cell office:value-type="float" office:value="0.33864">
                <text:p>0.33864</text:p>
              </table:table-cell>
              <table:table-cell office:value-type="float" office:value="0.370771">
                <text:p>0.370771</text:p>
              </table:table-cell>
              <table:table-cell office:value-type="float" office:value="0.391804">
                <text:p>0.391804</text:p>
              </table:table-cell>
              <table:table-cell office:value-type="float" office:value="0.405247">
                <text:p>0.405247</text:p>
              </table:table-cell>
              <table:table-cell office:value-type="float" office:value="0.412998">
                <text:p>0.412998</text:p>
              </table:table-cell>
              <table:table-cell office:value-type="float" office:value="0.422908">
                <text:p>0.422908</text:p>
              </table:table-cell>
              <table:table-cell office:value-type="float" office:value="0.432817">
                <text:p>0.432817</text:p>
              </table:table-cell>
              <table:table-cell office:value-type="float" office:value="0.44412">
                <text:p>0.44412</text:p>
              </table:table-cell>
              <table:table-cell office:value-type="float" office:value="0.465402">
                <text:p>0.465402</text:p>
              </table:table-cell>
              <table:table-cell office:value-type="float" office:value="0.487775">
                <text:p>0.487775</text:p>
              </table:table-cell>
              <table:table-cell office:value-type="float" office:value="0.395504">
                <text:p>0.39550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82424">
                <text:p>0.282424</text:p>
              </table:table-cell>
              <table:table-cell office:value-type="float" office:value="0.345845">
                <text:p>0.345845</text:p>
              </table:table-cell>
              <table:table-cell office:value-type="float" office:value="0.371962">
                <text:p>0.371962</text:p>
              </table:table-cell>
              <table:table-cell office:value-type="float" office:value="0.390334">
                <text:p>0.390334</text:p>
              </table:table-cell>
              <table:table-cell office:value-type="float" office:value="0.405755">
                <text:p>0.405755</text:p>
              </table:table-cell>
              <table:table-cell office:value-type="float" office:value="0.413621">
                <text:p>0.413621</text:p>
              </table:table-cell>
              <table:table-cell office:value-type="float" office:value="0.423979">
                <text:p>0.423979</text:p>
              </table:table-cell>
              <table:table-cell office:value-type="float" office:value="0.433771">
                <text:p>0.433771</text:p>
              </table:table-cell>
              <table:table-cell office:value-type="float" office:value="0.445367">
                <text:p>0.445367</text:p>
              </table:table-cell>
              <table:table-cell office:value-type="float" office:value="0.466332">
                <text:p>0.466332</text:p>
              </table:table-cell>
              <table:table-cell office:value-type="float" office:value="0.487775">
                <text:p>0.487775</text:p>
              </table:table-cell>
              <table:table-cell office:value-type="float" office:value="0.397939">
                <text:p>0.39793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62101">
                <text:p>0.262101</text:p>
              </table:table-cell>
              <table:table-cell office:value-type="float" office:value="0.3353">
                <text:p>0.3353</text:p>
              </table:table-cell>
              <table:table-cell office:value-type="float" office:value="0.360834">
                <text:p>0.360834</text:p>
              </table:table-cell>
              <table:table-cell office:value-type="float" office:value="0.380902">
                <text:p>0.380902</text:p>
              </table:table-cell>
              <table:table-cell office:value-type="float" office:value="0.400029">
                <text:p>0.400029</text:p>
              </table:table-cell>
              <table:table-cell office:value-type="float" office:value="0.411452">
                <text:p>0.411452</text:p>
              </table:table-cell>
              <table:table-cell office:value-type="float" office:value="0.419367">
                <text:p>0.419367</text:p>
              </table:table-cell>
              <table:table-cell office:value-type="float" office:value="0.430205">
                <text:p>0.430205</text:p>
              </table:table-cell>
              <table:table-cell office:value-type="float" office:value="0.443066">
                <text:p>0.443066</text:p>
              </table:table-cell>
              <table:table-cell office:value-type="float" office:value="0.463883">
                <text:p>0.463883</text:p>
              </table:table-cell>
              <table:table-cell office:value-type="float" office:value="0.487775">
                <text:p>0.487775</text:p>
              </table:table-cell>
              <table:table-cell office:value-type="float" office:value="0.390714">
                <text:p>0.39071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71294">
                <text:p>0.271294</text:p>
              </table:table-cell>
              <table:table-cell office:value-type="float" office:value="0.339325">
                <text:p>0.339325</text:p>
              </table:table-cell>
              <table:table-cell office:value-type="float" office:value="0.369359">
                <text:p>0.369359</text:p>
              </table:table-cell>
              <table:table-cell office:value-type="float" office:value="0.390895">
                <text:p>0.390895</text:p>
              </table:table-cell>
              <table:table-cell office:value-type="float" office:value="0.407504">
                <text:p>0.407504</text:p>
              </table:table-cell>
              <table:table-cell office:value-type="float" office:value="0.416053">
                <text:p>0.416053</text:p>
              </table:table-cell>
              <table:table-cell office:value-type="float" office:value="0.425891">
                <text:p>0.425891</text:p>
              </table:table-cell>
              <table:table-cell office:value-type="float" office:value="0.435171">
                <text:p>0.435171</text:p>
              </table:table-cell>
              <table:table-cell office:value-type="float" office:value="0.44684">
                <text:p>0.44684</text:p>
              </table:table-cell>
              <table:table-cell office:value-type="float" office:value="0.466333">
                <text:p>0.466333</text:p>
              </table:table-cell>
              <table:table-cell office:value-type="float" office:value="0.487775">
                <text:p>0.487775</text:p>
              </table:table-cell>
              <table:table-cell office:value-type="float" office:value="0.396866">
                <text:p>0.39686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62381">
                <text:p>0.262381</text:p>
              </table:table-cell>
              <table:table-cell office:value-type="float" office:value="0.340981">
                <text:p>0.340981</text:p>
              </table:table-cell>
              <table:table-cell office:value-type="float" office:value="0.371716">
                <text:p>0.371716</text:p>
              </table:table-cell>
              <table:table-cell office:value-type="float" office:value="0.396638">
                <text:p>0.396638</text:p>
              </table:table-cell>
              <table:table-cell office:value-type="float" office:value="0.408477">
                <text:p>0.408477</text:p>
              </table:table-cell>
              <table:table-cell office:value-type="float" office:value="0.417864">
                <text:p>0.417864</text:p>
              </table:table-cell>
              <table:table-cell office:value-type="float" office:value="0.427331">
                <text:p>0.427331</text:p>
              </table:table-cell>
              <table:table-cell office:value-type="float" office:value="0.437238">
                <text:p>0.437238</text:p>
              </table:table-cell>
              <table:table-cell office:value-type="float" office:value="0.448138">
                <text:p>0.448138</text:p>
              </table:table-cell>
              <table:table-cell office:value-type="float" office:value="0.468194">
                <text:p>0.468194</text:p>
              </table:table-cell>
              <table:table-cell office:value-type="float" office:value="0.487775">
                <text:p>0.487775</text:p>
              </table:table-cell>
              <table:table-cell office:value-type="float" office:value="0.397896">
                <text:p>0.3978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54806">
                <text:p>0.254806</text:p>
              </table:table-cell>
              <table:table-cell office:value-type="float" office:value="0.350888">
                <text:p>0.350888</text:p>
              </table:table-cell>
              <table:table-cell office:value-type="float" office:value="0.385919">
                <text:p>0.385919</text:p>
              </table:table-cell>
              <table:table-cell office:value-type="float" office:value="0.403295">
                <text:p>0.403295</text:p>
              </table:table-cell>
              <table:table-cell office:value-type="float" office:value="0.41304">
                <text:p>0.41304</text:p>
              </table:table-cell>
              <table:table-cell office:value-type="float" office:value="0.421924">
                <text:p>0.421924</text:p>
              </table:table-cell>
              <table:table-cell office:value-type="float" office:value="0.430578">
                <text:p>0.430578</text:p>
              </table:table-cell>
              <table:table-cell office:value-type="float" office:value="0.43982">
                <text:p>0.43982</text:p>
              </table:table-cell>
              <table:table-cell office:value-type="float" office:value="0.449215">
                <text:p>0.449215</text:p>
              </table:table-cell>
              <table:table-cell office:value-type="float" office:value="0.469042">
                <text:p>0.469042</text:p>
              </table:table-cell>
              <table:table-cell office:value-type="float" office:value="0.487775">
                <text:p>0.487775</text:p>
              </table:table-cell>
              <table:table-cell office:value-type="float" office:value="0.401853">
                <text:p>0.40185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86996">
                <text:p>0.286996</text:p>
              </table:table-cell>
              <table:table-cell office:value-type="float" office:value="0.368369">
                <text:p>0.368369</text:p>
              </table:table-cell>
              <table:table-cell office:value-type="float" office:value="0.394089">
                <text:p>0.394089</text:p>
              </table:table-cell>
              <table:table-cell office:value-type="float" office:value="0.407209">
                <text:p>0.407209</text:p>
              </table:table-cell>
              <table:table-cell office:value-type="float" office:value="0.415289">
                <text:p>0.415289</text:p>
              </table:table-cell>
              <table:table-cell office:value-type="float" office:value="0.42433">
                <text:p>0.42433</text:p>
              </table:table-cell>
              <table:table-cell office:value-type="float" office:value="0.432962">
                <text:p>0.432962</text:p>
              </table:table-cell>
              <table:table-cell office:value-type="float" office:value="0.441664">
                <text:p>0.441664</text:p>
              </table:table-cell>
              <table:table-cell office:value-type="float" office:value="0.451768">
                <text:p>0.451768</text:p>
              </table:table-cell>
              <table:table-cell office:value-type="float" office:value="0.473962">
                <text:p>0.473962</text:p>
              </table:table-cell>
              <table:table-cell office:value-type="float" office:value="0.487775">
                <text:p>0.487775</text:p>
              </table:table-cell>
              <table:table-cell office:value-type="float" office:value="0.409664">
                <text:p>0.40966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87169">
                <text:p>0.287169</text:p>
              </table:table-cell>
              <table:table-cell office:value-type="float" office:value="0.360035">
                <text:p>0.360035</text:p>
              </table:table-cell>
              <table:table-cell office:value-type="float" office:value="0.392222">
                <text:p>0.392222</text:p>
              </table:table-cell>
              <table:table-cell office:value-type="float" office:value="0.404533">
                <text:p>0.404533</text:p>
              </table:table-cell>
              <table:table-cell office:value-type="float" office:value="0.41295">
                <text:p>0.41295</text:p>
              </table:table-cell>
              <table:table-cell office:value-type="float" office:value="0.421069">
                <text:p>0.421069</text:p>
              </table:table-cell>
              <table:table-cell office:value-type="float" office:value="0.431219">
                <text:p>0.431219</text:p>
              </table:table-cell>
              <table:table-cell office:value-type="float" office:value="0.44114">
                <text:p>0.44114</text:p>
              </table:table-cell>
              <table:table-cell office:value-type="float" office:value="0.451375">
                <text:p>0.451375</text:p>
              </table:table-cell>
              <table:table-cell office:value-type="float" office:value="0.472053">
                <text:p>0.472053</text:p>
              </table:table-cell>
              <table:table-cell office:value-type="float" office:value="0.487775">
                <text:p>0.487775</text:p>
              </table:table-cell>
              <table:table-cell office:value-type="float" office:value="0.407377">
                <text:p>0.40737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70906">
                <text:p>0.270906</text:p>
              </table:table-cell>
              <table:table-cell office:value-type="float" office:value="0.357744">
                <text:p>0.357744</text:p>
              </table:table-cell>
              <table:table-cell office:value-type="float" office:value="0.388794">
                <text:p>0.388794</text:p>
              </table:table-cell>
              <table:table-cell office:value-type="float" office:value="0.402809">
                <text:p>0.402809</text:p>
              </table:table-cell>
              <table:table-cell office:value-type="float" office:value="0.412068">
                <text:p>0.412068</text:p>
              </table:table-cell>
              <table:table-cell office:value-type="float" office:value="0.420867">
                <text:p>0.420867</text:p>
              </table:table-cell>
              <table:table-cell office:value-type="float" office:value="0.429243">
                <text:p>0.429243</text:p>
              </table:table-cell>
              <table:table-cell office:value-type="float" office:value="0.437594">
                <text:p>0.437594</text:p>
              </table:table-cell>
              <table:table-cell office:value-type="float" office:value="0.449524">
                <text:p>0.449524</text:p>
              </table:table-cell>
              <table:table-cell office:value-type="float" office:value="0.469554">
                <text:p>0.469554</text:p>
              </table:table-cell>
              <table:table-cell office:value-type="float" office:value="0.487775">
                <text:p>0.487775</text:p>
              </table:table-cell>
              <table:table-cell office:value-type="float" office:value="0.40391">
                <text:p>0.4039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61578">
                <text:p>0.261578</text:p>
              </table:table-cell>
              <table:table-cell office:value-type="float" office:value="0.352242">
                <text:p>0.352242</text:p>
              </table:table-cell>
              <table:table-cell office:value-type="float" office:value="0.38356">
                <text:p>0.38356</text:p>
              </table:table-cell>
              <table:table-cell office:value-type="float" office:value="0.400269">
                <text:p>0.400269</text:p>
              </table:table-cell>
              <table:table-cell office:value-type="float" office:value="0.409435">
                <text:p>0.409435</text:p>
              </table:table-cell>
              <table:table-cell office:value-type="float" office:value="0.418006">
                <text:p>0.418006</text:p>
              </table:table-cell>
              <table:table-cell office:value-type="float" office:value="0.427594">
                <text:p>0.427594</text:p>
              </table:table-cell>
              <table:table-cell office:value-type="float" office:value="0.435727">
                <text:p>0.435727</text:p>
              </table:table-cell>
              <table:table-cell office:value-type="float" office:value="0.447152">
                <text:p>0.447152</text:p>
              </table:table-cell>
              <table:table-cell office:value-type="float" office:value="0.469002">
                <text:p>0.469002</text:p>
              </table:table-cell>
              <table:table-cell office:value-type="float" office:value="0.487775">
                <text:p>0.487775</text:p>
              </table:table-cell>
              <table:table-cell office:value-type="float" office:value="0.400457">
                <text:p>0.4004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48167">
                <text:p>0.248167</text:p>
              </table:table-cell>
              <table:table-cell office:value-type="float" office:value="0.336547">
                <text:p>0.336547</text:p>
              </table:table-cell>
              <table:table-cell office:value-type="float" office:value="0.36612">
                <text:p>0.36612</text:p>
              </table:table-cell>
              <table:table-cell office:value-type="float" office:value="0.388966">
                <text:p>0.388966</text:p>
              </table:table-cell>
              <table:table-cell office:value-type="float" office:value="0.404251">
                <text:p>0.404251</text:p>
              </table:table-cell>
              <table:table-cell office:value-type="float" office:value="0.415564">
                <text:p>0.415564</text:p>
              </table:table-cell>
              <table:table-cell office:value-type="float" office:value="0.425247">
                <text:p>0.425247</text:p>
              </table:table-cell>
              <table:table-cell office:value-type="float" office:value="0.433373">
                <text:p>0.433373</text:p>
              </table:table-cell>
              <table:table-cell office:value-type="float" office:value="0.443651">
                <text:p>0.443651</text:p>
              </table:table-cell>
              <table:table-cell office:value-type="float" office:value="0.463213">
                <text:p>0.463213</text:p>
              </table:table-cell>
              <table:table-cell office:value-type="float" office:value="0.487775">
                <text:p>0.487775</text:p>
              </table:table-cell>
              <table:table-cell office:value-type="float" office:value="0.39251">
                <text:p>0.3925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49932">
                <text:p>0.249932</text:p>
              </table:table-cell>
              <table:table-cell office:value-type="float" office:value="0.343602">
                <text:p>0.343602</text:p>
              </table:table-cell>
              <table:table-cell office:value-type="float" office:value="0.378545">
                <text:p>0.378545</text:p>
              </table:table-cell>
              <table:table-cell office:value-type="float" office:value="0.395996">
                <text:p>0.395996</text:p>
              </table:table-cell>
              <table:table-cell office:value-type="float" office:value="0.409403">
                <text:p>0.409403</text:p>
              </table:table-cell>
              <table:table-cell office:value-type="float" office:value="0.418938">
                <text:p>0.418938</text:p>
              </table:table-cell>
              <table:table-cell office:value-type="float" office:value="0.428445">
                <text:p>0.428445</text:p>
              </table:table-cell>
              <table:table-cell office:value-type="float" office:value="0.434828">
                <text:p>0.434828</text:p>
              </table:table-cell>
              <table:table-cell office:value-type="float" office:value="0.444389">
                <text:p>0.444389</text:p>
              </table:table-cell>
              <table:table-cell office:value-type="float" office:value="0.464897">
                <text:p>0.464897</text:p>
              </table:table-cell>
              <table:table-cell office:value-type="float" office:value="0.487775">
                <text:p>0.487775</text:p>
              </table:table-cell>
              <table:table-cell office:value-type="float" office:value="0.396897">
                <text:p>0.39689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50893">
                <text:p>0.250893</text:p>
              </table:table-cell>
              <table:table-cell office:value-type="float" office:value="0.353371">
                <text:p>0.353371</text:p>
              </table:table-cell>
              <table:table-cell office:value-type="float" office:value="0.382305">
                <text:p>0.382305</text:p>
              </table:table-cell>
              <table:table-cell office:value-type="float" office:value="0.399092">
                <text:p>0.399092</text:p>
              </table:table-cell>
              <table:table-cell office:value-type="float" office:value="0.412342">
                <text:p>0.412342</text:p>
              </table:table-cell>
              <table:table-cell office:value-type="float" office:value="0.4231">
                <text:p>0.4231</text:p>
              </table:table-cell>
              <table:table-cell office:value-type="float" office:value="0.431601">
                <text:p>0.431601</text:p>
              </table:table-cell>
              <table:table-cell office:value-type="float" office:value="0.437351">
                <text:p>0.437351</text:p>
              </table:table-cell>
              <table:table-cell office:value-type="float" office:value="0.446771">
                <text:p>0.446771</text:p>
              </table:table-cell>
              <table:table-cell office:value-type="float" office:value="0.466063">
                <text:p>0.466063</text:p>
              </table:table-cell>
              <table:table-cell office:value-type="float" office:value="0.487775">
                <text:p>0.487775</text:p>
              </table:table-cell>
              <table:table-cell office:value-type="float" office:value="0.400289">
                <text:p>0.40028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87459">
                <text:p>0.287459</text:p>
              </table:table-cell>
              <table:table-cell office:value-type="float" office:value="0.366708">
                <text:p>0.366708</text:p>
              </table:table-cell>
              <table:table-cell office:value-type="float" office:value="0.386529">
                <text:p>0.386529</text:p>
              </table:table-cell>
              <table:table-cell office:value-type="float" office:value="0.400908">
                <text:p>0.400908</text:p>
              </table:table-cell>
              <table:table-cell office:value-type="float" office:value="0.413748">
                <text:p>0.413748</text:p>
              </table:table-cell>
              <table:table-cell office:value-type="float" office:value="0.4231">
                <text:p>0.4231</text:p>
              </table:table-cell>
              <table:table-cell office:value-type="float" office:value="0.430217">
                <text:p>0.430217</text:p>
              </table:table-cell>
              <table:table-cell office:value-type="float" office:value="0.437248">
                <text:p>0.437248</text:p>
              </table:table-cell>
              <table:table-cell office:value-type="float" office:value="0.448654">
                <text:p>0.448654</text:p>
              </table:table-cell>
              <table:table-cell office:value-type="float" office:value="0.470805">
                <text:p>0.470805</text:p>
              </table:table-cell>
              <table:table-cell office:value-type="float" office:value="0.487775">
                <text:p>0.487775</text:p>
              </table:table-cell>
              <table:table-cell office:value-type="float" office:value="0.406538">
                <text:p>0.40653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47869">
                <text:p>0.247869</text:p>
              </table:table-cell>
              <table:table-cell office:value-type="float" office:value="0.365331">
                <text:p>0.365331</text:p>
              </table:table-cell>
              <table:table-cell office:value-type="float" office:value="0.385654">
                <text:p>0.385654</text:p>
              </table:table-cell>
              <table:table-cell office:value-type="float" office:value="0.401898">
                <text:p>0.401898</text:p>
              </table:table-cell>
              <table:table-cell office:value-type="float" office:value="0.414787">
                <text:p>0.414787</text:p>
              </table:table-cell>
              <table:table-cell office:value-type="float" office:value="0.423931">
                <text:p>0.423931</text:p>
              </table:table-cell>
              <table:table-cell office:value-type="float" office:value="0.430908">
                <text:p>0.430908</text:p>
              </table:table-cell>
              <table:table-cell office:value-type="float" office:value="0.436434">
                <text:p>0.436434</text:p>
              </table:table-cell>
              <table:table-cell office:value-type="float" office:value="0.446842">
                <text:p>0.446842</text:p>
              </table:table-cell>
              <table:table-cell office:value-type="float" office:value="0.470777">
                <text:p>0.470777</text:p>
              </table:table-cell>
              <table:table-cell office:value-type="float" office:value="0.487775">
                <text:p>0.487775</text:p>
              </table:table-cell>
              <table:table-cell office:value-type="float" office:value="0.402443">
                <text:p>0.40244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21129">
                <text:p>0.321129</text:p>
              </table:table-cell>
              <table:table-cell office:value-type="float" office:value="0.380096">
                <text:p>0.380096</text:p>
              </table:table-cell>
              <table:table-cell office:value-type="float" office:value="0.395263">
                <text:p>0.395263</text:p>
              </table:table-cell>
              <table:table-cell office:value-type="float" office:value="0.407616">
                <text:p>0.407616</text:p>
              </table:table-cell>
              <table:table-cell office:value-type="float" office:value="0.416113">
                <text:p>0.416113</text:p>
              </table:table-cell>
              <table:table-cell office:value-type="float" office:value="0.424482">
                <text:p>0.424482</text:p>
              </table:table-cell>
              <table:table-cell office:value-type="float" office:value="0.431903">
                <text:p>0.431903</text:p>
              </table:table-cell>
              <table:table-cell office:value-type="float" office:value="0.437325">
                <text:p>0.437325</text:p>
              </table:table-cell>
              <table:table-cell office:value-type="float" office:value="0.449143">
                <text:p>0.449143</text:p>
              </table:table-cell>
              <table:table-cell office:value-type="float" office:value="0.471398">
                <text:p>0.471398</text:p>
              </table:table-cell>
              <table:table-cell office:value-type="float" office:value="0.487775">
                <text:p>0.487775</text:p>
              </table:table-cell>
              <table:table-cell office:value-type="float" office:value="0.413447">
                <text:p>0.4134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14157">
                <text:p>0.314157</text:p>
              </table:table-cell>
              <table:table-cell office:value-type="float" office:value="0.385611">
                <text:p>0.385611</text:p>
              </table:table-cell>
              <table:table-cell office:value-type="float" office:value="0.401991">
                <text:p>0.401991</text:p>
              </table:table-cell>
              <table:table-cell office:value-type="float" office:value="0.412182">
                <text:p>0.412182</text:p>
              </table:table-cell>
              <table:table-cell office:value-type="float" office:value="0.419936">
                <text:p>0.419936</text:p>
              </table:table-cell>
              <table:table-cell office:value-type="float" office:value="0.429401">
                <text:p>0.429401</text:p>
              </table:table-cell>
              <table:table-cell office:value-type="float" office:value="0.433475">
                <text:p>0.433475</text:p>
              </table:table-cell>
              <table:table-cell office:value-type="float" office:value="0.439942">
                <text:p>0.439942</text:p>
              </table:table-cell>
              <table:table-cell office:value-type="float" office:value="0.45049">
                <text:p>0.45049</text:p>
              </table:table-cell>
              <table:table-cell office:value-type="float" office:value="0.473488">
                <text:p>0.473488</text:p>
              </table:table-cell>
              <table:table-cell office:value-type="float" office:value="0.487775">
                <text:p>0.487775</text:p>
              </table:table-cell>
              <table:table-cell office:value-type="float" office:value="0.416067">
                <text:p>0.41606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37609">
                <text:p>0.337609</text:p>
              </table:table-cell>
              <table:table-cell office:value-type="float" office:value="0.387776">
                <text:p>0.387776</text:p>
              </table:table-cell>
              <table:table-cell office:value-type="float" office:value="0.40646">
                <text:p>0.40646</text:p>
              </table:table-cell>
              <table:table-cell office:value-type="float" office:value="0.414693">
                <text:p>0.414693</text:p>
              </table:table-cell>
              <table:table-cell office:value-type="float" office:value="0.422139">
                <text:p>0.422139</text:p>
              </table:table-cell>
              <table:table-cell office:value-type="float" office:value="0.430424">
                <text:p>0.430424</text:p>
              </table:table-cell>
              <table:table-cell office:value-type="float" office:value="0.434387">
                <text:p>0.434387</text:p>
              </table:table-cell>
              <table:table-cell office:value-type="float" office:value="0.441516">
                <text:p>0.441516</text:p>
              </table:table-cell>
              <table:table-cell office:value-type="float" office:value="0.453042">
                <text:p>0.453042</text:p>
              </table:table-cell>
              <table:table-cell office:value-type="float" office:value="0.474428">
                <text:p>0.474428</text:p>
              </table:table-cell>
              <table:table-cell office:value-type="float" office:value="0.487775">
                <text:p>0.487775</text:p>
              </table:table-cell>
              <table:table-cell office:value-type="float" office:value="0.420248">
                <text:p>0.4202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13886">
                <text:p>0.313886</text:p>
              </table:table-cell>
              <table:table-cell office:value-type="float" office:value="0.384587">
                <text:p>0.384587</text:p>
              </table:table-cell>
              <table:table-cell office:value-type="float" office:value="0.402756">
                <text:p>0.402756</text:p>
              </table:table-cell>
              <table:table-cell office:value-type="float" office:value="0.41219">
                <text:p>0.41219</text:p>
              </table:table-cell>
              <table:table-cell office:value-type="float" office:value="0.419606">
                <text:p>0.419606</text:p>
              </table:table-cell>
              <table:table-cell office:value-type="float" office:value="0.429483">
                <text:p>0.429483</text:p>
              </table:table-cell>
              <table:table-cell office:value-type="float" office:value="0.433918">
                <text:p>0.433918</text:p>
              </table:table-cell>
              <table:table-cell office:value-type="float" office:value="0.439514">
                <text:p>0.439514</text:p>
              </table:table-cell>
              <table:table-cell office:value-type="float" office:value="0.451212">
                <text:p>0.451212</text:p>
              </table:table-cell>
              <table:table-cell office:value-type="float" office:value="0.474097">
                <text:p>0.474097</text:p>
              </table:table-cell>
              <table:table-cell office:value-type="float" office:value="0.487775">
                <text:p>0.487775</text:p>
              </table:table-cell>
              <table:table-cell office:value-type="float" office:value="0.416125">
                <text:p>0.41612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07512">
                <text:p>0.307512</text:p>
              </table:table-cell>
              <table:table-cell office:value-type="float" office:value="0.382148">
                <text:p>0.382148</text:p>
              </table:table-cell>
              <table:table-cell office:value-type="float" office:value="0.400695">
                <text:p>0.400695</text:p>
              </table:table-cell>
              <table:table-cell office:value-type="float" office:value="0.413169">
                <text:p>0.413169</text:p>
              </table:table-cell>
              <table:table-cell office:value-type="float" office:value="0.421987">
                <text:p>0.421987</text:p>
              </table:table-cell>
              <table:table-cell office:value-type="float" office:value="0.43024">
                <text:p>0.43024</text:p>
              </table:table-cell>
              <table:table-cell office:value-type="float" office:value="0.435076">
                <text:p>0.435076</text:p>
              </table:table-cell>
              <table:table-cell office:value-type="float" office:value="0.44236">
                <text:p>0.44236</text:p>
              </table:table-cell>
              <table:table-cell office:value-type="float" office:value="0.45284">
                <text:p>0.45284</text:p>
              </table:table-cell>
              <table:table-cell office:value-type="float" office:value="0.47535">
                <text:p>0.47535</text:p>
              </table:table-cell>
              <table:table-cell office:value-type="float" office:value="0.488158">
                <text:p>0.488158</text:p>
              </table:table-cell>
              <table:table-cell office:value-type="float" office:value="0.416138">
                <text:p>0.4161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97024">
                <text:p>0.297024</text:p>
              </table:table-cell>
              <table:table-cell office:value-type="float" office:value="0.382772">
                <text:p>0.382772</text:p>
              </table:table-cell>
              <table:table-cell office:value-type="float" office:value="0.398279">
                <text:p>0.398279</text:p>
              </table:table-cell>
              <table:table-cell office:value-type="float" office:value="0.411311">
                <text:p>0.411311</text:p>
              </table:table-cell>
              <table:table-cell office:value-type="float" office:value="0.418659">
                <text:p>0.418659</text:p>
              </table:table-cell>
              <table:table-cell office:value-type="float" office:value="0.429394">
                <text:p>0.429394</text:p>
              </table:table-cell>
              <table:table-cell office:value-type="float" office:value="0.436089">
                <text:p>0.436089</text:p>
              </table:table-cell>
              <table:table-cell office:value-type="float" office:value="0.442806">
                <text:p>0.442806</text:p>
              </table:table-cell>
              <table:table-cell office:value-type="float" office:value="0.453996">
                <text:p>0.453996</text:p>
              </table:table-cell>
              <table:table-cell office:value-type="float" office:value="0.47474">
                <text:p>0.4747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4507">
                <text:p>0.41450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86101">
                <text:p>0.286101</text:p>
              </table:table-cell>
              <table:table-cell office:value-type="float" office:value="0.380049">
                <text:p>0.380049</text:p>
              </table:table-cell>
              <table:table-cell office:value-type="float" office:value="0.395666">
                <text:p>0.395666</text:p>
              </table:table-cell>
              <table:table-cell office:value-type="float" office:value="0.407252">
                <text:p>0.407252</text:p>
              </table:table-cell>
              <table:table-cell office:value-type="float" office:value="0.414759">
                <text:p>0.414759</text:p>
              </table:table-cell>
              <table:table-cell office:value-type="float" office:value="0.424859">
                <text:p>0.424859</text:p>
              </table:table-cell>
              <table:table-cell office:value-type="float" office:value="0.434306">
                <text:p>0.434306</text:p>
              </table:table-cell>
              <table:table-cell office:value-type="float" office:value="0.441857">
                <text:p>0.441857</text:p>
              </table:table-cell>
              <table:table-cell office:value-type="float" office:value="0.452197">
                <text:p>0.452197</text:p>
              </table:table-cell>
              <table:table-cell office:value-type="float" office:value="0.47224">
                <text:p>0.4722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0929">
                <text:p>0.41092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250192">
                <text:p>0.250192</text:p>
              </table:table-cell>
              <table:table-cell office:value-type="float" office:value="0.378239">
                <text:p>0.378239</text:p>
              </table:table-cell>
              <table:table-cell office:value-type="float" office:value="0.394957">
                <text:p>0.394957</text:p>
              </table:table-cell>
              <table:table-cell office:value-type="float" office:value="0.405947">
                <text:p>0.405947</text:p>
              </table:table-cell>
              <table:table-cell office:value-type="float" office:value="0.413722">
                <text:p>0.413722</text:p>
              </table:table-cell>
              <table:table-cell office:value-type="float" office:value="0.423746">
                <text:p>0.423746</text:p>
              </table:table-cell>
              <table:table-cell office:value-type="float" office:value="0.433341">
                <text:p>0.433341</text:p>
              </table:table-cell>
              <table:table-cell office:value-type="float" office:value="0.440593">
                <text:p>0.440593</text:p>
              </table:table-cell>
              <table:table-cell office:value-type="float" office:value="0.451397">
                <text:p>0.451397</text:p>
              </table:table-cell>
              <table:table-cell office:value-type="float" office:value="0.470975">
                <text:p>0.470975</text:p>
              </table:table-cell>
              <table:table-cell office:value-type="float" office:value="0.488158">
                <text:p>0.488158</text:p>
              </table:table-cell>
              <table:table-cell office:value-type="float" office:value="0.406311">
                <text:p>0.40631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262339">
                <text:p>0.262339</text:p>
              </table:table-cell>
              <table:table-cell office:value-type="float" office:value="0.373875">
                <text:p>0.373875</text:p>
              </table:table-cell>
              <table:table-cell office:value-type="float" office:value="0.392877">
                <text:p>0.392877</text:p>
              </table:table-cell>
              <table:table-cell office:value-type="float" office:value="0.405417">
                <text:p>0.405417</text:p>
              </table:table-cell>
              <table:table-cell office:value-type="float" office:value="0.413685">
                <text:p>0.413685</text:p>
              </table:table-cell>
              <table:table-cell office:value-type="float" office:value="0.422588">
                <text:p>0.422588</text:p>
              </table:table-cell>
              <table:table-cell office:value-type="float" office:value="0.432899">
                <text:p>0.432899</text:p>
              </table:table-cell>
              <table:table-cell office:value-type="float" office:value="0.439522">
                <text:p>0.439522</text:p>
              </table:table-cell>
              <table:table-cell office:value-type="float" office:value="0.450725">
                <text:p>0.450725</text:p>
              </table:table-cell>
              <table:table-cell office:value-type="float" office:value="0.471574">
                <text:p>0.471574</text:p>
              </table:table-cell>
              <table:table-cell office:value-type="float" office:value="0.488158">
                <text:p>0.488158</text:p>
              </table:table-cell>
              <table:table-cell office:value-type="float" office:value="0.40655">
                <text:p>0.4065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188932">
                <text:p>0.188932</text:p>
              </table:table-cell>
              <table:table-cell office:value-type="float" office:value="0.372301">
                <text:p>0.372301</text:p>
              </table:table-cell>
              <table:table-cell office:value-type="float" office:value="0.391815">
                <text:p>0.391815</text:p>
              </table:table-cell>
              <table:table-cell office:value-type="float" office:value="0.40485">
                <text:p>0.40485</text:p>
              </table:table-cell>
              <table:table-cell office:value-type="float" office:value="0.414588">
                <text:p>0.414588</text:p>
              </table:table-cell>
              <table:table-cell office:value-type="float" office:value="0.422186">
                <text:p>0.422186</text:p>
              </table:table-cell>
              <table:table-cell office:value-type="float" office:value="0.431135">
                <text:p>0.431135</text:p>
              </table:table-cell>
              <table:table-cell office:value-type="float" office:value="0.437999">
                <text:p>0.437999</text:p>
              </table:table-cell>
              <table:table-cell office:value-type="float" office:value="0.449444">
                <text:p>0.449444</text:p>
              </table:table-cell>
              <table:table-cell office:value-type="float" office:value="0.470439">
                <text:p>0.470439</text:p>
              </table:table-cell>
              <table:table-cell office:value-type="float" office:value="0.488158">
                <text:p>0.488158</text:p>
              </table:table-cell>
              <table:table-cell office:value-type="float" office:value="0.398369">
                <text:p>0.39836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30188">
                <text:p>0.230188</text:p>
              </table:table-cell>
              <table:table-cell office:value-type="float" office:value="0.372015">
                <text:p>0.372015</text:p>
              </table:table-cell>
              <table:table-cell office:value-type="float" office:value="0.391031">
                <text:p>0.391031</text:p>
              </table:table-cell>
              <table:table-cell office:value-type="float" office:value="0.40562">
                <text:p>0.40562</text:p>
              </table:table-cell>
              <table:table-cell office:value-type="float" office:value="0.414686">
                <text:p>0.414686</text:p>
              </table:table-cell>
              <table:table-cell office:value-type="float" office:value="0.42401">
                <text:p>0.42401</text:p>
              </table:table-cell>
              <table:table-cell office:value-type="float" office:value="0.432951">
                <text:p>0.432951</text:p>
              </table:table-cell>
              <table:table-cell office:value-type="float" office:value="0.441461">
                <text:p>0.441461</text:p>
              </table:table-cell>
              <table:table-cell office:value-type="float" office:value="0.451676">
                <text:p>0.451676</text:p>
              </table:table-cell>
              <table:table-cell office:value-type="float" office:value="0.473762">
                <text:p>0.473762</text:p>
              </table:table-cell>
              <table:table-cell office:value-type="float" office:value="0.488158">
                <text:p>0.488158</text:p>
              </table:table-cell>
              <table:table-cell office:value-type="float" office:value="0.40374">
                <text:p>0.4037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41087">
                <text:p>0.241087</text:p>
              </table:table-cell>
              <table:table-cell office:value-type="float" office:value="0.371864">
                <text:p>0.371864</text:p>
              </table:table-cell>
              <table:table-cell office:value-type="float" office:value="0.390015">
                <text:p>0.390015</text:p>
              </table:table-cell>
              <table:table-cell office:value-type="float" office:value="0.404847">
                <text:p>0.404847</text:p>
              </table:table-cell>
              <table:table-cell office:value-type="float" office:value="0.414761">
                <text:p>0.414761</text:p>
              </table:table-cell>
              <table:table-cell office:value-type="float" office:value="0.424145">
                <text:p>0.424145</text:p>
              </table:table-cell>
              <table:table-cell office:value-type="float" office:value="0.433073">
                <text:p>0.433073</text:p>
              </table:table-cell>
              <table:table-cell office:value-type="float" office:value="0.441376">
                <text:p>0.441376</text:p>
              </table:table-cell>
              <table:table-cell office:value-type="float" office:value="0.453856">
                <text:p>0.453856</text:p>
              </table:table-cell>
              <table:table-cell office:value-type="float" office:value="0.475104">
                <text:p>0.475104</text:p>
              </table:table-cell>
              <table:table-cell office:value-type="float" office:value="0.488158">
                <text:p>0.488158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47493">
                <text:p>0.247493</text:p>
              </table:table-cell>
              <table:table-cell office:value-type="float" office:value="0.37429">
                <text:p>0.37429</text:p>
              </table:table-cell>
              <table:table-cell office:value-type="float" office:value="0.394663">
                <text:p>0.394663</text:p>
              </table:table-cell>
              <table:table-cell office:value-type="float" office:value="0.409971">
                <text:p>0.409971</text:p>
              </table:table-cell>
              <table:table-cell office:value-type="float" office:value="0.419378">
                <text:p>0.419378</text:p>
              </table:table-cell>
              <table:table-cell office:value-type="float" office:value="0.43024">
                <text:p>0.43024</text:p>
              </table:table-cell>
              <table:table-cell office:value-type="float" office:value="0.435899">
                <text:p>0.435899</text:p>
              </table:table-cell>
              <table:table-cell office:value-type="float" office:value="0.442947">
                <text:p>0.442947</text:p>
              </table:table-cell>
              <table:table-cell office:value-type="float" office:value="0.454972">
                <text:p>0.454972</text:p>
              </table:table-cell>
              <table:table-cell office:value-type="float" office:value="0.478389">
                <text:p>0.478389</text:p>
              </table:table-cell>
              <table:table-cell office:value-type="float" office:value="0.488158">
                <text:p>0.488158</text:p>
              </table:table-cell>
              <table:table-cell office:value-type="float" office:value="0.408824">
                <text:p>0.40882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79592">
                <text:p>0.279592</text:p>
              </table:table-cell>
              <table:table-cell office:value-type="float" office:value="0.378411">
                <text:p>0.378411</text:p>
              </table:table-cell>
              <table:table-cell office:value-type="float" office:value="0.396339">
                <text:p>0.396339</text:p>
              </table:table-cell>
              <table:table-cell office:value-type="float" office:value="0.411929">
                <text:p>0.411929</text:p>
              </table:table-cell>
              <table:table-cell office:value-type="float" office:value="0.420657">
                <text:p>0.420657</text:p>
              </table:table-cell>
              <table:table-cell office:value-type="float" office:value="0.431393">
                <text:p>0.431393</text:p>
              </table:table-cell>
              <table:table-cell office:value-type="float" office:value="0.436967">
                <text:p>0.436967</text:p>
              </table:table-cell>
              <table:table-cell office:value-type="float" office:value="0.444053">
                <text:p>0.444053</text:p>
              </table:table-cell>
              <table:table-cell office:value-type="float" office:value="0.453204">
                <text:p>0.453204</text:p>
              </table:table-cell>
              <table:table-cell office:value-type="float" office:value="0.475134">
                <text:p>0.47513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2768">
                <text:p>0.41276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67974">
                <text:p>0.267974</text:p>
              </table:table-cell>
              <table:table-cell office:value-type="float" office:value="0.384168">
                <text:p>0.384168</text:p>
              </table:table-cell>
              <table:table-cell office:value-type="float" office:value="0.404652">
                <text:p>0.404652</text:p>
              </table:table-cell>
              <table:table-cell office:value-type="float" office:value="0.414516">
                <text:p>0.414516</text:p>
              </table:table-cell>
              <table:table-cell office:value-type="float" office:value="0.421641">
                <text:p>0.421641</text:p>
              </table:table-cell>
              <table:table-cell office:value-type="float" office:value="0.431763">
                <text:p>0.431763</text:p>
              </table:table-cell>
              <table:table-cell office:value-type="float" office:value="0.436911">
                <text:p>0.436911</text:p>
              </table:table-cell>
              <table:table-cell office:value-type="float" office:value="0.443861">
                <text:p>0.443861</text:p>
              </table:table-cell>
              <table:table-cell office:value-type="float" office:value="0.455468">
                <text:p>0.455468</text:p>
              </table:table-cell>
              <table:table-cell office:value-type="float" office:value="0.476958">
                <text:p>0.476958</text:p>
              </table:table-cell>
              <table:table-cell office:value-type="float" office:value="0.488158">
                <text:p>0.488158</text:p>
              </table:table-cell>
              <table:table-cell office:value-type="float" office:value="0.413791">
                <text:p>0.4137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78137">
                <text:p>0.278137</text:p>
              </table:table-cell>
              <table:table-cell office:value-type="float" office:value="0.380955">
                <text:p>0.380955</text:p>
              </table:table-cell>
              <table:table-cell office:value-type="float" office:value="0.403021">
                <text:p>0.403021</text:p>
              </table:table-cell>
              <table:table-cell office:value-type="float" office:value="0.414713">
                <text:p>0.414713</text:p>
              </table:table-cell>
              <table:table-cell office:value-type="float" office:value="0.421672">
                <text:p>0.421672</text:p>
              </table:table-cell>
              <table:table-cell office:value-type="float" office:value="0.429882">
                <text:p>0.429882</text:p>
              </table:table-cell>
              <table:table-cell office:value-type="float" office:value="0.434908">
                <text:p>0.434908</text:p>
              </table:table-cell>
              <table:table-cell office:value-type="float" office:value="0.440086">
                <text:p>0.440086</text:p>
              </table:table-cell>
              <table:table-cell office:value-type="float" office:value="0.449625">
                <text:p>0.449625</text:p>
              </table:table-cell>
              <table:table-cell office:value-type="float" office:value="0.473738">
                <text:p>0.473738</text:p>
              </table:table-cell>
              <table:table-cell office:value-type="float" office:value="0.488158">
                <text:p>0.488158</text:p>
              </table:table-cell>
              <table:table-cell office:value-type="float" office:value="0.412674">
                <text:p>0.41267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42878">
                <text:p>0.242878</text:p>
              </table:table-cell>
              <table:table-cell office:value-type="float" office:value="0.375665">
                <text:p>0.375665</text:p>
              </table:table-cell>
              <table:table-cell office:value-type="float" office:value="0.398124">
                <text:p>0.398124</text:p>
              </table:table-cell>
              <table:table-cell office:value-type="float" office:value="0.411697">
                <text:p>0.411697</text:p>
              </table:table-cell>
              <table:table-cell office:value-type="float" office:value="0.419159">
                <text:p>0.419159</text:p>
              </table:table-cell>
              <table:table-cell office:value-type="float" office:value="0.429546">
                <text:p>0.429546</text:p>
              </table:table-cell>
              <table:table-cell office:value-type="float" office:value="0.435472">
                <text:p>0.435472</text:p>
              </table:table-cell>
              <table:table-cell office:value-type="float" office:value="0.442186">
                <text:p>0.442186</text:p>
              </table:table-cell>
              <table:table-cell office:value-type="float" office:value="0.45186">
                <text:p>0.45186</text:p>
              </table:table-cell>
              <table:table-cell office:value-type="float" office:value="0.474976">
                <text:p>0.474976</text:p>
              </table:table-cell>
              <table:table-cell office:value-type="float" office:value="0.488158">
                <text:p>0.488158</text:p>
              </table:table-cell>
              <table:table-cell office:value-type="float" office:value="0.408156">
                <text:p>0.4081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270461">
                <text:p>0.270461</text:p>
              </table:table-cell>
              <table:table-cell office:value-type="float" office:value="0.376011">
                <text:p>0.376011</text:p>
              </table:table-cell>
              <table:table-cell office:value-type="float" office:value="0.401705">
                <text:p>0.401705</text:p>
              </table:table-cell>
              <table:table-cell office:value-type="float" office:value="0.413766">
                <text:p>0.413766</text:p>
              </table:table-cell>
              <table:table-cell office:value-type="float" office:value="0.420858">
                <text:p>0.420858</text:p>
              </table:table-cell>
              <table:table-cell office:value-type="float" office:value="0.43055">
                <text:p>0.43055</text:p>
              </table:table-cell>
              <table:table-cell office:value-type="float" office:value="0.435319">
                <text:p>0.435319</text:p>
              </table:table-cell>
              <table:table-cell office:value-type="float" office:value="0.441493">
                <text:p>0.441493</text:p>
              </table:table-cell>
              <table:table-cell office:value-type="float" office:value="0.449094">
                <text:p>0.449094</text:p>
              </table:table-cell>
              <table:table-cell office:value-type="float" office:value="0.475315">
                <text:p>0.475315</text:p>
              </table:table-cell>
              <table:table-cell office:value-type="float" office:value="0.488158">
                <text:p>0.488158</text:p>
              </table:table-cell>
              <table:table-cell office:value-type="float" office:value="0.411457">
                <text:p>0.41145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42967">
                <text:p>0.242967</text:p>
              </table:table-cell>
              <table:table-cell office:value-type="float" office:value="0.369115">
                <text:p>0.369115</text:p>
              </table:table-cell>
              <table:table-cell office:value-type="float" office:value="0.404553">
                <text:p>0.404553</text:p>
              </table:table-cell>
              <table:table-cell office:value-type="float" office:value="0.414751">
                <text:p>0.414751</text:p>
              </table:table-cell>
              <table:table-cell office:value-type="float" office:value="0.423713">
                <text:p>0.423713</text:p>
              </table:table-cell>
              <table:table-cell office:value-type="float" office:value="0.431157">
                <text:p>0.431157</text:p>
              </table:table-cell>
              <table:table-cell office:value-type="float" office:value="0.436079">
                <text:p>0.436079</text:p>
              </table:table-cell>
              <table:table-cell office:value-type="float" office:value="0.440985">
                <text:p>0.440985</text:p>
              </table:table-cell>
              <table:table-cell office:value-type="float" office:value="0.449942">
                <text:p>0.449942</text:p>
              </table:table-cell>
              <table:table-cell office:value-type="float" office:value="0.472892">
                <text:p>0.472892</text:p>
              </table:table-cell>
              <table:table-cell office:value-type="float" office:value="0.488158">
                <text:p>0.488158</text:p>
              </table:table-cell>
              <table:table-cell office:value-type="float" office:value="0.408615">
                <text:p>0.40861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74132">
                <text:p>0.274132</text:p>
              </table:table-cell>
              <table:table-cell office:value-type="float" office:value="0.389113">
                <text:p>0.389113</text:p>
              </table:table-cell>
              <table:table-cell office:value-type="float" office:value="0.411824">
                <text:p>0.411824</text:p>
              </table:table-cell>
              <table:table-cell office:value-type="float" office:value="0.417601">
                <text:p>0.417601</text:p>
              </table:table-cell>
              <table:table-cell office:value-type="float" office:value="0.425958">
                <text:p>0.425958</text:p>
              </table:table-cell>
              <table:table-cell office:value-type="float" office:value="0.432352">
                <text:p>0.432352</text:p>
              </table:table-cell>
              <table:table-cell office:value-type="float" office:value="0.436424">
                <text:p>0.436424</text:p>
              </table:table-cell>
              <table:table-cell office:value-type="float" office:value="0.441223">
                <text:p>0.441223</text:p>
              </table:table-cell>
              <table:table-cell office:value-type="float" office:value="0.45237">
                <text:p>0.45237</text:p>
              </table:table-cell>
              <table:table-cell office:value-type="float" office:value="0.475072">
                <text:p>0.475072</text:p>
              </table:table-cell>
              <table:table-cell office:value-type="float" office:value="0.488158">
                <text:p>0.488158</text:p>
              </table:table-cell>
              <table:table-cell office:value-type="float" office:value="0.415607">
                <text:p>0.41560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49373">
                <text:p>0.249373</text:p>
              </table:table-cell>
              <table:table-cell office:value-type="float" office:value="0.383396">
                <text:p>0.383396</text:p>
              </table:table-cell>
              <table:table-cell office:value-type="float" office:value="0.406202">
                <text:p>0.406202</text:p>
              </table:table-cell>
              <table:table-cell office:value-type="float" office:value="0.415835">
                <text:p>0.415835</text:p>
              </table:table-cell>
              <table:table-cell office:value-type="float" office:value="0.422161">
                <text:p>0.422161</text:p>
              </table:table-cell>
              <table:table-cell office:value-type="float" office:value="0.430273">
                <text:p>0.430273</text:p>
              </table:table-cell>
              <table:table-cell office:value-type="float" office:value="0.435036">
                <text:p>0.435036</text:p>
              </table:table-cell>
              <table:table-cell office:value-type="float" office:value="0.438732">
                <text:p>0.438732</text:p>
              </table:table-cell>
              <table:table-cell office:value-type="float" office:value="0.447598">
                <text:p>0.447598</text:p>
              </table:table-cell>
              <table:table-cell office:value-type="float" office:value="0.473794">
                <text:p>0.47379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024">
                <text:p>0.4102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294042">
                <text:p>0.294042</text:p>
              </table:table-cell>
              <table:table-cell office:value-type="float" office:value="0.386614">
                <text:p>0.386614</text:p>
              </table:table-cell>
              <table:table-cell office:value-type="float" office:value="0.407119">
                <text:p>0.407119</text:p>
              </table:table-cell>
              <table:table-cell office:value-type="float" office:value="0.416425">
                <text:p>0.416425</text:p>
              </table:table-cell>
              <table:table-cell office:value-type="float" office:value="0.423705">
                <text:p>0.423705</text:p>
              </table:table-cell>
              <table:table-cell office:value-type="float" office:value="0.431544">
                <text:p>0.431544</text:p>
              </table:table-cell>
              <table:table-cell office:value-type="float" office:value="0.434968">
                <text:p>0.434968</text:p>
              </table:table-cell>
              <table:table-cell office:value-type="float" office:value="0.440427">
                <text:p>0.440427</text:p>
              </table:table-cell>
              <table:table-cell office:value-type="float" office:value="0.449318">
                <text:p>0.449318</text:p>
              </table:table-cell>
              <table:table-cell office:value-type="float" office:value="0.475326">
                <text:p>0.475326</text:p>
              </table:table-cell>
              <table:table-cell office:value-type="float" office:value="0.488158">
                <text:p>0.488158</text:p>
              </table:table-cell>
              <table:table-cell office:value-type="float" office:value="0.415949">
                <text:p>0.41594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297432">
                <text:p>0.297432</text:p>
              </table:table-cell>
              <table:table-cell office:value-type="float" office:value="0.383372">
                <text:p>0.383372</text:p>
              </table:table-cell>
              <table:table-cell office:value-type="float" office:value="0.40557">
                <text:p>0.40557</text:p>
              </table:table-cell>
              <table:table-cell office:value-type="float" office:value="0.414757">
                <text:p>0.414757</text:p>
              </table:table-cell>
              <table:table-cell office:value-type="float" office:value="0.420231">
                <text:p>0.420231</text:p>
              </table:table-cell>
              <table:table-cell office:value-type="float" office:value="0.428168">
                <text:p>0.428168</text:p>
              </table:table-cell>
              <table:table-cell office:value-type="float" office:value="0.433608">
                <text:p>0.433608</text:p>
              </table:table-cell>
              <table:table-cell office:value-type="float" office:value="0.43981">
                <text:p>0.43981</text:p>
              </table:table-cell>
              <table:table-cell office:value-type="float" office:value="0.453055">
                <text:p>0.453055</text:p>
              </table:table-cell>
              <table:table-cell office:value-type="float" office:value="0.478649">
                <text:p>0.478649</text:p>
              </table:table-cell>
              <table:table-cell office:value-type="float" office:value="0.488158">
                <text:p>0.488158</text:p>
              </table:table-cell>
              <table:table-cell office:value-type="float" office:value="0.415465">
                <text:p>0.41546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285802">
                <text:p>0.285802</text:p>
              </table:table-cell>
              <table:table-cell office:value-type="float" office:value="0.3799">
                <text:p>0.3799</text:p>
              </table:table-cell>
              <table:table-cell office:value-type="float" office:value="0.402772">
                <text:p>0.402772</text:p>
              </table:table-cell>
              <table:table-cell office:value-type="float" office:value="0.414477">
                <text:p>0.414477</text:p>
              </table:table-cell>
              <table:table-cell office:value-type="float" office:value="0.419845">
                <text:p>0.419845</text:p>
              </table:table-cell>
              <table:table-cell office:value-type="float" office:value="0.429111">
                <text:p>0.429111</text:p>
              </table:table-cell>
              <table:table-cell office:value-type="float" office:value="0.433983">
                <text:p>0.433983</text:p>
              </table:table-cell>
              <table:table-cell office:value-type="float" office:value="0.43966">
                <text:p>0.43966</text:p>
              </table:table-cell>
              <table:table-cell office:value-type="float" office:value="0.449966">
                <text:p>0.449966</text:p>
              </table:table-cell>
              <table:table-cell office:value-type="float" office:value="0.477983">
                <text:p>0.477983</text:p>
              </table:table-cell>
              <table:table-cell office:value-type="float" office:value="0.488158">
                <text:p>0.488158</text:p>
              </table:table-cell>
              <table:table-cell office:value-type="float" office:value="0.41335">
                <text:p>0.4133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04152">
                <text:p>0.304152</text:p>
              </table:table-cell>
              <table:table-cell office:value-type="float" office:value="0.377889">
                <text:p>0.377889</text:p>
              </table:table-cell>
              <table:table-cell office:value-type="float" office:value="0.402067">
                <text:p>0.402067</text:p>
              </table:table-cell>
              <table:table-cell office:value-type="float" office:value="0.414883">
                <text:p>0.414883</text:p>
              </table:table-cell>
              <table:table-cell office:value-type="float" office:value="0.421345">
                <text:p>0.421345</text:p>
              </table:table-cell>
              <table:table-cell office:value-type="float" office:value="0.432072">
                <text:p>0.432072</text:p>
              </table:table-cell>
              <table:table-cell office:value-type="float" office:value="0.43713">
                <text:p>0.43713</text:p>
              </table:table-cell>
              <table:table-cell office:value-type="float" office:value="0.442479">
                <text:p>0.442479</text:p>
              </table:table-cell>
              <table:table-cell office:value-type="float" office:value="0.4599">
                <text:p>0.4599</text:p>
              </table:table-cell>
              <table:table-cell office:value-type="float" office:value="0.481565">
                <text:p>0.481565</text:p>
              </table:table-cell>
              <table:table-cell office:value-type="float" office:value="0.488158">
                <text:p>0.488158</text:p>
              </table:table-cell>
              <table:table-cell office:value-type="float" office:value="0.417348">
                <text:p>0.41734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46897">
                <text:p>0.346897</text:p>
              </table:table-cell>
              <table:table-cell office:value-type="float" office:value="0.390233">
                <text:p>0.390233</text:p>
              </table:table-cell>
              <table:table-cell office:value-type="float" office:value="0.410612">
                <text:p>0.410612</text:p>
              </table:table-cell>
              <table:table-cell office:value-type="float" office:value="0.416745">
                <text:p>0.416745</text:p>
              </table:table-cell>
              <table:table-cell office:value-type="float" office:value="0.426676">
                <text:p>0.426676</text:p>
              </table:table-cell>
              <table:table-cell office:value-type="float" office:value="0.433679">
                <text:p>0.433679</text:p>
              </table:table-cell>
              <table:table-cell office:value-type="float" office:value="0.43854">
                <text:p>0.43854</text:p>
              </table:table-cell>
              <table:table-cell office:value-type="float" office:value="0.445136">
                <text:p>0.445136</text:p>
              </table:table-cell>
              <table:table-cell office:value-type="float" office:value="0.463906">
                <text:p>0.463906</text:p>
              </table:table-cell>
              <table:table-cell office:value-type="float" office:value="0.481779">
                <text:p>0.481779</text:p>
              </table:table-cell>
              <table:table-cell office:value-type="float" office:value="0.488158">
                <text:p>0.488158</text:p>
              </table:table-cell>
              <table:table-cell office:value-type="float" office:value="0.42542">
                <text:p>0.4254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32518">
                <text:p>0.332518</text:p>
              </table:table-cell>
              <table:table-cell office:value-type="float" office:value="0.394122">
                <text:p>0.394122</text:p>
              </table:table-cell>
              <table:table-cell office:value-type="float" office:value="0.409992">
                <text:p>0.409992</text:p>
              </table:table-cell>
              <table:table-cell office:value-type="float" office:value="0.415496">
                <text:p>0.415496</text:p>
              </table:table-cell>
              <table:table-cell office:value-type="float" office:value="0.423414">
                <text:p>0.423414</text:p>
              </table:table-cell>
              <table:table-cell office:value-type="float" office:value="0.43279">
                <text:p>0.43279</text:p>
              </table:table-cell>
              <table:table-cell office:value-type="float" office:value="0.438585">
                <text:p>0.438585</text:p>
              </table:table-cell>
              <table:table-cell office:value-type="float" office:value="0.445782">
                <text:p>0.445782</text:p>
              </table:table-cell>
              <table:table-cell office:value-type="float" office:value="0.462494">
                <text:p>0.462494</text:p>
              </table:table-cell>
              <table:table-cell office:value-type="float" office:value="0.479835">
                <text:p>0.47983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3503">
                <text:p>0.42350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04993">
                <text:p>0.304993</text:p>
              </table:table-cell>
              <table:table-cell office:value-type="float" office:value="0.386023">
                <text:p>0.386023</text:p>
              </table:table-cell>
              <table:table-cell office:value-type="float" office:value="0.408842">
                <text:p>0.408842</text:p>
              </table:table-cell>
              <table:table-cell office:value-type="float" office:value="0.416021">
                <text:p>0.416021</text:p>
              </table:table-cell>
              <table:table-cell office:value-type="float" office:value="0.426411">
                <text:p>0.426411</text:p>
              </table:table-cell>
              <table:table-cell office:value-type="float" office:value="0.433478">
                <text:p>0.433478</text:p>
              </table:table-cell>
              <table:table-cell office:value-type="float" office:value="0.438061">
                <text:p>0.438061</text:p>
              </table:table-cell>
              <table:table-cell office:value-type="float" office:value="0.445775">
                <text:p>0.445775</text:p>
              </table:table-cell>
              <table:table-cell office:value-type="float" office:value="0.461407">
                <text:p>0.461407</text:p>
              </table:table-cell>
              <table:table-cell office:value-type="float" office:value="0.479592">
                <text:p>0.479592</text:p>
              </table:table-cell>
              <table:table-cell office:value-type="float" office:value="0.488158">
                <text:p>0.488158</text:p>
              </table:table-cell>
              <table:table-cell office:value-type="float" office:value="0.42006">
                <text:p>0.4200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21336">
                <text:p>0.321336</text:p>
              </table:table-cell>
              <table:table-cell office:value-type="float" office:value="0.375148">
                <text:p>0.375148</text:p>
              </table:table-cell>
              <table:table-cell office:value-type="float" office:value="0.399731">
                <text:p>0.399731</text:p>
              </table:table-cell>
              <table:table-cell office:value-type="float" office:value="0.413575">
                <text:p>0.413575</text:p>
              </table:table-cell>
              <table:table-cell office:value-type="float" office:value="0.42039">
                <text:p>0.42039</text:p>
              </table:table-cell>
              <table:table-cell office:value-type="float" office:value="0.431471">
                <text:p>0.431471</text:p>
              </table:table-cell>
              <table:table-cell office:value-type="float" office:value="0.438542">
                <text:p>0.438542</text:p>
              </table:table-cell>
              <table:table-cell office:value-type="float" office:value="0.445708">
                <text:p>0.445708</text:p>
              </table:table-cell>
              <table:table-cell office:value-type="float" office:value="0.461127">
                <text:p>0.461127</text:p>
              </table:table-cell>
              <table:table-cell office:value-type="float" office:value="0.478975">
                <text:p>0.478975</text:p>
              </table:table-cell>
              <table:table-cell office:value-type="float" office:value="0.488158">
                <text:p>0.488158</text:p>
              </table:table-cell>
              <table:table-cell office:value-type="float" office:value="0.4186">
                <text:p>0.418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09171">
                <text:p>0.309171</text:p>
              </table:table-cell>
              <table:table-cell office:value-type="float" office:value="0.378214">
                <text:p>0.378214</text:p>
              </table:table-cell>
              <table:table-cell office:value-type="float" office:value="0.401713">
                <text:p>0.401713</text:p>
              </table:table-cell>
              <table:table-cell office:value-type="float" office:value="0.413589">
                <text:p>0.413589</text:p>
              </table:table-cell>
              <table:table-cell office:value-type="float" office:value="0.420576">
                <text:p>0.420576</text:p>
              </table:table-cell>
              <table:table-cell office:value-type="float" office:value="0.430616">
                <text:p>0.430616</text:p>
              </table:table-cell>
              <table:table-cell office:value-type="float" office:value="0.437677">
                <text:p>0.437677</text:p>
              </table:table-cell>
              <table:table-cell office:value-type="float" office:value="0.445546">
                <text:p>0.445546</text:p>
              </table:table-cell>
              <table:table-cell office:value-type="float" office:value="0.459924">
                <text:p>0.459924</text:p>
              </table:table-cell>
              <table:table-cell office:value-type="float" office:value="0.478911">
                <text:p>0.478911</text:p>
              </table:table-cell>
              <table:table-cell office:value-type="float" office:value="0.488158">
                <text:p>0.488158</text:p>
              </table:table-cell>
              <table:table-cell office:value-type="float" office:value="0.417594">
                <text:p>0.41759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266898">
                <text:p>0.266898</text:p>
              </table:table-cell>
              <table:table-cell office:value-type="float" office:value="0.373339">
                <text:p>0.373339</text:p>
              </table:table-cell>
              <table:table-cell office:value-type="float" office:value="0.401342">
                <text:p>0.401342</text:p>
              </table:table-cell>
              <table:table-cell office:value-type="float" office:value="0.415129">
                <text:p>0.415129</text:p>
              </table:table-cell>
              <table:table-cell office:value-type="float" office:value="0.423318">
                <text:p>0.423318</text:p>
              </table:table-cell>
              <table:table-cell office:value-type="float" office:value="0.432099">
                <text:p>0.432099</text:p>
              </table:table-cell>
              <table:table-cell office:value-type="float" office:value="0.438121">
                <text:p>0.438121</text:p>
              </table:table-cell>
              <table:table-cell office:value-type="float" office:value="0.446286">
                <text:p>0.446286</text:p>
              </table:table-cell>
              <table:table-cell office:value-type="float" office:value="0.461676">
                <text:p>0.461676</text:p>
              </table:table-cell>
              <table:table-cell office:value-type="float" office:value="0.48052">
                <text:p>0.48052</text:p>
              </table:table-cell>
              <table:table-cell office:value-type="float" office:value="0.488158">
                <text:p>0.488158</text:p>
              </table:table-cell>
              <table:table-cell office:value-type="float" office:value="0.413873">
                <text:p>0.41387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231164">
                <text:p>0.231164</text:p>
              </table:table-cell>
              <table:table-cell office:value-type="float" office:value="0.375248">
                <text:p>0.375248</text:p>
              </table:table-cell>
              <table:table-cell office:value-type="float" office:value="0.406173">
                <text:p>0.406173</text:p>
              </table:table-cell>
              <table:table-cell office:value-type="float" office:value="0.417009">
                <text:p>0.417009</text:p>
              </table:table-cell>
              <table:table-cell office:value-type="float" office:value="0.425625">
                <text:p>0.425625</text:p>
              </table:table-cell>
              <table:table-cell office:value-type="float" office:value="0.433555">
                <text:p>0.433555</text:p>
              </table:table-cell>
              <table:table-cell office:value-type="float" office:value="0.439253">
                <text:p>0.439253</text:p>
              </table:table-cell>
              <table:table-cell office:value-type="float" office:value="0.446642">
                <text:p>0.446642</text:p>
              </table:table-cell>
              <table:table-cell office:value-type="float" office:value="0.459637">
                <text:p>0.459637</text:p>
              </table:table-cell>
              <table:table-cell office:value-type="float" office:value="0.478743">
                <text:p>0.478743</text:p>
              </table:table-cell>
              <table:table-cell office:value-type="float" office:value="0.488158">
                <text:p>0.488158</text:p>
              </table:table-cell>
              <table:table-cell office:value-type="float" office:value="0.411305">
                <text:p>0.41130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250071">
                <text:p>0.250071</text:p>
              </table:table-cell>
              <table:table-cell office:value-type="float" office:value="0.372608">
                <text:p>0.372608</text:p>
              </table:table-cell>
              <table:table-cell office:value-type="float" office:value="0.400298">
                <text:p>0.400298</text:p>
              </table:table-cell>
              <table:table-cell office:value-type="float" office:value="0.41523">
                <text:p>0.41523</text:p>
              </table:table-cell>
              <table:table-cell office:value-type="float" office:value="0.424109">
                <text:p>0.424109</text:p>
              </table:table-cell>
              <table:table-cell office:value-type="float" office:value="0.432224">
                <text:p>0.432224</text:p>
              </table:table-cell>
              <table:table-cell office:value-type="float" office:value="0.438236">
                <text:p>0.438236</text:p>
              </table:table-cell>
              <table:table-cell office:value-type="float" office:value="0.444973">
                <text:p>0.444973</text:p>
              </table:table-cell>
              <table:table-cell office:value-type="float" office:value="0.458398">
                <text:p>0.458398</text:p>
              </table:table-cell>
              <table:table-cell office:value-type="float" office:value="0.478996">
                <text:p>0.478996</text:p>
              </table:table-cell>
              <table:table-cell office:value-type="float" office:value="0.488158">
                <text:p>0.488158</text:p>
              </table:table-cell>
              <table:table-cell office:value-type="float" office:value="0.411514">
                <text:p>0.41151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245642">
                <text:p>0.245642</text:p>
              </table:table-cell>
              <table:table-cell office:value-type="float" office:value="0.373342">
                <text:p>0.373342</text:p>
              </table:table-cell>
              <table:table-cell office:value-type="float" office:value="0.401152">
                <text:p>0.401152</text:p>
              </table:table-cell>
              <table:table-cell office:value-type="float" office:value="0.415356">
                <text:p>0.415356</text:p>
              </table:table-cell>
              <table:table-cell office:value-type="float" office:value="0.422354">
                <text:p>0.422354</text:p>
              </table:table-cell>
              <table:table-cell office:value-type="float" office:value="0.430133">
                <text:p>0.430133</text:p>
              </table:table-cell>
              <table:table-cell office:value-type="float" office:value="0.436439">
                <text:p>0.436439</text:p>
              </table:table-cell>
              <table:table-cell office:value-type="float" office:value="0.445837">
                <text:p>0.445837</text:p>
              </table:table-cell>
              <table:table-cell office:value-type="float" office:value="0.46299">
                <text:p>0.46299</text:p>
              </table:table-cell>
              <table:table-cell office:value-type="float" office:value="0.480814">
                <text:p>0.48081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1406">
                <text:p>0.41140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272945">
                <text:p>0.272945</text:p>
              </table:table-cell>
              <table:table-cell office:value-type="float" office:value="0.376314">
                <text:p>0.376314</text:p>
              </table:table-cell>
              <table:table-cell office:value-type="float" office:value="0.407348">
                <text:p>0.407348</text:p>
              </table:table-cell>
              <table:table-cell office:value-type="float" office:value="0.416482">
                <text:p>0.416482</text:p>
              </table:table-cell>
              <table:table-cell office:value-type="float" office:value="0.422905">
                <text:p>0.422905</text:p>
              </table:table-cell>
              <table:table-cell office:value-type="float" office:value="0.430439">
                <text:p>0.430439</text:p>
              </table:table-cell>
              <table:table-cell office:value-type="float" office:value="0.437135">
                <text:p>0.437135</text:p>
              </table:table-cell>
              <table:table-cell office:value-type="float" office:value="0.445257">
                <text:p>0.445257</text:p>
              </table:table-cell>
              <table:table-cell office:value-type="float" office:value="0.460116">
                <text:p>0.460116</text:p>
              </table:table-cell>
              <table:table-cell office:value-type="float" office:value="0.482553">
                <text:p>0.482553</text:p>
              </table:table-cell>
              <table:table-cell office:value-type="float" office:value="0.488158">
                <text:p>0.488158</text:p>
              </table:table-cell>
              <table:table-cell office:value-type="float" office:value="0.415149">
                <text:p>0.4151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4876">
                <text:p>0.334876</text:p>
              </table:table-cell>
              <table:table-cell office:value-type="float" office:value="0.392527">
                <text:p>0.392527</text:p>
              </table:table-cell>
              <table:table-cell office:value-type="float" office:value="0.412676">
                <text:p>0.412676</text:p>
              </table:table-cell>
              <table:table-cell office:value-type="float" office:value="0.419254">
                <text:p>0.419254</text:p>
              </table:table-cell>
              <table:table-cell office:value-type="float" office:value="0.426159">
                <text:p>0.426159</text:p>
              </table:table-cell>
              <table:table-cell office:value-type="float" office:value="0.433125">
                <text:p>0.433125</text:p>
              </table:table-cell>
              <table:table-cell office:value-type="float" office:value="0.440519">
                <text:p>0.440519</text:p>
              </table:table-cell>
              <table:table-cell office:value-type="float" office:value="0.448061">
                <text:p>0.448061</text:p>
              </table:table-cell>
              <table:table-cell office:value-type="float" office:value="0.464544">
                <text:p>0.464544</text:p>
              </table:table-cell>
              <table:table-cell office:value-type="float" office:value="0.483964">
                <text:p>0.483964</text:p>
              </table:table-cell>
              <table:table-cell office:value-type="float" office:value="0.488158">
                <text:p>0.488158</text:p>
              </table:table-cell>
              <table:table-cell office:value-type="float" office:value="0.42557">
                <text:p>0.4255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32446">
                <text:p>0.332446</text:p>
              </table:table-cell>
              <table:table-cell office:value-type="float" office:value="0.399385">
                <text:p>0.399385</text:p>
              </table:table-cell>
              <table:table-cell office:value-type="float" office:value="0.413095">
                <text:p>0.413095</text:p>
              </table:table-cell>
              <table:table-cell office:value-type="float" office:value="0.419604">
                <text:p>0.419604</text:p>
              </table:table-cell>
              <table:table-cell office:value-type="float" office:value="0.429145">
                <text:p>0.429145</text:p>
              </table:table-cell>
              <table:table-cell office:value-type="float" office:value="0.435148">
                <text:p>0.435148</text:p>
              </table:table-cell>
              <table:table-cell office:value-type="float" office:value="0.443455">
                <text:p>0.443455</text:p>
              </table:table-cell>
              <table:table-cell office:value-type="float" office:value="0.451397">
                <text:p>0.451397</text:p>
              </table:table-cell>
              <table:table-cell office:value-type="float" office:value="0.46526">
                <text:p>0.46526</text:p>
              </table:table-cell>
              <table:table-cell office:value-type="float" office:value="0.482373">
                <text:p>0.482373</text:p>
              </table:table-cell>
              <table:table-cell office:value-type="float" office:value="0.488158">
                <text:p>0.488158</text:p>
              </table:table-cell>
              <table:table-cell office:value-type="float" office:value="0.427131">
                <text:p>0.42713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1614">
                <text:p>0.31614</text:p>
              </table:table-cell>
              <table:table-cell office:value-type="float" office:value="0.381061">
                <text:p>0.381061</text:p>
              </table:table-cell>
              <table:table-cell office:value-type="float" office:value="0.407523">
                <text:p>0.407523</text:p>
              </table:table-cell>
              <table:table-cell office:value-type="float" office:value="0.415213">
                <text:p>0.415213</text:p>
              </table:table-cell>
              <table:table-cell office:value-type="float" office:value="0.422119">
                <text:p>0.422119</text:p>
              </table:table-cell>
              <table:table-cell office:value-type="float" office:value="0.431042">
                <text:p>0.431042</text:p>
              </table:table-cell>
              <table:table-cell office:value-type="float" office:value="0.436945">
                <text:p>0.436945</text:p>
              </table:table-cell>
              <table:table-cell office:value-type="float" office:value="0.44642">
                <text:p>0.44642</text:p>
              </table:table-cell>
              <table:table-cell office:value-type="float" office:value="0.461786">
                <text:p>0.461786</text:p>
              </table:table-cell>
              <table:table-cell office:value-type="float" office:value="0.479888">
                <text:p>0.479888</text:p>
              </table:table-cell>
              <table:table-cell office:value-type="float" office:value="0.488158">
                <text:p>0.488158</text:p>
              </table:table-cell>
              <table:table-cell office:value-type="float" office:value="0.419814">
                <text:p>0.41981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06408">
                <text:p>0.306408</text:p>
              </table:table-cell>
              <table:table-cell office:value-type="float" office:value="0.383582">
                <text:p>0.383582</text:p>
              </table:table-cell>
              <table:table-cell office:value-type="float" office:value="0.409204">
                <text:p>0.409204</text:p>
              </table:table-cell>
              <table:table-cell office:value-type="float" office:value="0.417428">
                <text:p>0.417428</text:p>
              </table:table-cell>
              <table:table-cell office:value-type="float" office:value="0.423921">
                <text:p>0.423921</text:p>
              </table:table-cell>
              <table:table-cell office:value-type="float" office:value="0.43182">
                <text:p>0.43182</text:p>
              </table:table-cell>
              <table:table-cell office:value-type="float" office:value="0.438693">
                <text:p>0.438693</text:p>
              </table:table-cell>
              <table:table-cell office:value-type="float" office:value="0.445604">
                <text:p>0.445604</text:p>
              </table:table-cell>
              <table:table-cell office:value-type="float" office:value="0.461178">
                <text:p>0.461178</text:p>
              </table:table-cell>
              <table:table-cell office:value-type="float" office:value="0.47789">
                <text:p>0.47789</text:p>
              </table:table-cell>
              <table:table-cell office:value-type="float" office:value="0.488158">
                <text:p>0.488158</text:p>
              </table:table-cell>
              <table:table-cell office:value-type="float" office:value="0.419573">
                <text:p>0.41957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37345">
                <text:p>0.337345</text:p>
              </table:table-cell>
              <table:table-cell office:value-type="float" office:value="0.380881">
                <text:p>0.380881</text:p>
              </table:table-cell>
              <table:table-cell office:value-type="float" office:value="0.407015">
                <text:p>0.407015</text:p>
              </table:table-cell>
              <table:table-cell office:value-type="float" office:value="0.415702">
                <text:p>0.415702</text:p>
              </table:table-cell>
              <table:table-cell office:value-type="float" office:value="0.422086">
                <text:p>0.422086</text:p>
              </table:table-cell>
              <table:table-cell office:value-type="float" office:value="0.431362">
                <text:p>0.431362</text:p>
              </table:table-cell>
              <table:table-cell office:value-type="float" office:value="0.436524">
                <text:p>0.436524</text:p>
              </table:table-cell>
              <table:table-cell office:value-type="float" office:value="0.444233">
                <text:p>0.444233</text:p>
              </table:table-cell>
              <table:table-cell office:value-type="float" office:value="0.457">
                <text:p>0.457</text:p>
              </table:table-cell>
              <table:table-cell office:value-type="float" office:value="0.477356">
                <text:p>0.477356</text:p>
              </table:table-cell>
              <table:table-cell office:value-type="float" office:value="0.488158">
                <text:p>0.488158</text:p>
              </table:table-cell>
              <table:table-cell office:value-type="float" office:value="0.42095">
                <text:p>0.4209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33128">
                <text:p>0.333128</text:p>
              </table:table-cell>
              <table:table-cell office:value-type="float" office:value="0.383043">
                <text:p>0.383043</text:p>
              </table:table-cell>
              <table:table-cell office:value-type="float" office:value="0.408055">
                <text:p>0.408055</text:p>
              </table:table-cell>
              <table:table-cell office:value-type="float" office:value="0.417278">
                <text:p>0.417278</text:p>
              </table:table-cell>
              <table:table-cell office:value-type="float" office:value="0.423709">
                <text:p>0.423709</text:p>
              </table:table-cell>
              <table:table-cell office:value-type="float" office:value="0.433591">
                <text:p>0.433591</text:p>
              </table:table-cell>
              <table:table-cell office:value-type="float" office:value="0.440869">
                <text:p>0.440869</text:p>
              </table:table-cell>
              <table:table-cell office:value-type="float" office:value="0.447708">
                <text:p>0.447708</text:p>
              </table:table-cell>
              <table:table-cell office:value-type="float" office:value="0.46647">
                <text:p>0.46647</text:p>
              </table:table-cell>
              <table:table-cell office:value-type="float" office:value="0.480027">
                <text:p>0.480027</text:p>
              </table:table-cell>
              <table:table-cell office:value-type="float" office:value="0.488158">
                <text:p>0.488158</text:p>
              </table:table-cell>
              <table:table-cell office:value-type="float" office:value="0.423388">
                <text:p>0.4233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40475">
                <text:p>0.340475</text:p>
              </table:table-cell>
              <table:table-cell office:value-type="float" office:value="0.383212">
                <text:p>0.383212</text:p>
              </table:table-cell>
              <table:table-cell office:value-type="float" office:value="0.409734">
                <text:p>0.409734</text:p>
              </table:table-cell>
              <table:table-cell office:value-type="float" office:value="0.417237">
                <text:p>0.417237</text:p>
              </table:table-cell>
              <table:table-cell office:value-type="float" office:value="0.42569">
                <text:p>0.42569</text:p>
              </table:table-cell>
              <table:table-cell office:value-type="float" office:value="0.434877">
                <text:p>0.434877</text:p>
              </table:table-cell>
              <table:table-cell office:value-type="float" office:value="0.440848">
                <text:p>0.440848</text:p>
              </table:table-cell>
              <table:table-cell office:value-type="float" office:value="0.450337">
                <text:p>0.450337</text:p>
              </table:table-cell>
              <table:table-cell office:value-type="float" office:value="0.469109">
                <text:p>0.469109</text:p>
              </table:table-cell>
              <table:table-cell office:value-type="float" office:value="0.479245">
                <text:p>0.47924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5076">
                <text:p>0.42507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45861">
                <text:p>0.345861</text:p>
              </table:table-cell>
              <table:table-cell office:value-type="float" office:value="0.387679">
                <text:p>0.387679</text:p>
              </table:table-cell>
              <table:table-cell office:value-type="float" office:value="0.410083">
                <text:p>0.410083</text:p>
              </table:table-cell>
              <table:table-cell office:value-type="float" office:value="0.416652">
                <text:p>0.416652</text:p>
              </table:table-cell>
              <table:table-cell office:value-type="float" office:value="0.424257">
                <text:p>0.424257</text:p>
              </table:table-cell>
              <table:table-cell office:value-type="float" office:value="0.432549">
                <text:p>0.432549</text:p>
              </table:table-cell>
              <table:table-cell office:value-type="float" office:value="0.438978">
                <text:p>0.438978</text:p>
              </table:table-cell>
              <table:table-cell office:value-type="float" office:value="0.44641">
                <text:p>0.44641</text:p>
              </table:table-cell>
              <table:table-cell office:value-type="float" office:value="0.464917">
                <text:p>0.464917</text:p>
              </table:table-cell>
              <table:table-cell office:value-type="float" office:value="0.478706">
                <text:p>0.478706</text:p>
              </table:table-cell>
              <table:table-cell office:value-type="float" office:value="0.488158">
                <text:p>0.488158</text:p>
              </table:table-cell>
              <table:table-cell office:value-type="float" office:value="0.424609">
                <text:p>0.42460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15198">
                <text:p>0.315198</text:p>
              </table:table-cell>
              <table:table-cell office:value-type="float" office:value="0.387644">
                <text:p>0.387644</text:p>
              </table:table-cell>
              <table:table-cell office:value-type="float" office:value="0.410152">
                <text:p>0.410152</text:p>
              </table:table-cell>
              <table:table-cell office:value-type="float" office:value="0.416144">
                <text:p>0.416144</text:p>
              </table:table-cell>
              <table:table-cell office:value-type="float" office:value="0.423772">
                <text:p>0.423772</text:p>
              </table:table-cell>
              <table:table-cell office:value-type="float" office:value="0.431795">
                <text:p>0.431795</text:p>
              </table:table-cell>
              <table:table-cell office:value-type="float" office:value="0.438292">
                <text:p>0.438292</text:p>
              </table:table-cell>
              <table:table-cell office:value-type="float" office:value="0.445843">
                <text:p>0.445843</text:p>
              </table:table-cell>
              <table:table-cell office:value-type="float" office:value="0.46359">
                <text:p>0.46359</text:p>
              </table:table-cell>
              <table:table-cell office:value-type="float" office:value="0.482641">
                <text:p>0.482641</text:p>
              </table:table-cell>
              <table:table-cell office:value-type="float" office:value="0.488158">
                <text:p>0.488158</text:p>
              </table:table-cell>
              <table:table-cell office:value-type="float" office:value="0.421507">
                <text:p>0.42150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8592">
                <text:p>0.28592</text:p>
              </table:table-cell>
              <table:table-cell office:value-type="float" office:value="0.384593">
                <text:p>0.384593</text:p>
              </table:table-cell>
              <table:table-cell office:value-type="float" office:value="0.410483">
                <text:p>0.410483</text:p>
              </table:table-cell>
              <table:table-cell office:value-type="float" office:value="0.417683">
                <text:p>0.417683</text:p>
              </table:table-cell>
              <table:table-cell office:value-type="float" office:value="0.426772">
                <text:p>0.426772</text:p>
              </table:table-cell>
              <table:table-cell office:value-type="float" office:value="0.434145">
                <text:p>0.434145</text:p>
              </table:table-cell>
              <table:table-cell office:value-type="float" office:value="0.441546">
                <text:p>0.441546</text:p>
              </table:table-cell>
              <table:table-cell office:value-type="float" office:value="0.449419">
                <text:p>0.449419</text:p>
              </table:table-cell>
              <table:table-cell office:value-type="float" office:value="0.467397">
                <text:p>0.467397</text:p>
              </table:table-cell>
              <table:table-cell office:value-type="float" office:value="0.4834">
                <text:p>0.4834</text:p>
              </table:table-cell>
              <table:table-cell office:value-type="float" office:value="0.488158">
                <text:p>0.488158</text:p>
              </table:table-cell>
              <table:table-cell office:value-type="float" office:value="0.420136">
                <text:p>0.42013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01751">
                <text:p>0.301751</text:p>
              </table:table-cell>
              <table:table-cell office:value-type="float" office:value="0.388701">
                <text:p>0.388701</text:p>
              </table:table-cell>
              <table:table-cell office:value-type="float" office:value="0.410179">
                <text:p>0.410179</text:p>
              </table:table-cell>
              <table:table-cell office:value-type="float" office:value="0.416062">
                <text:p>0.416062</text:p>
              </table:table-cell>
              <table:table-cell office:value-type="float" office:value="0.425372">
                <text:p>0.425372</text:p>
              </table:table-cell>
              <table:table-cell office:value-type="float" office:value="0.434696">
                <text:p>0.434696</text:p>
              </table:table-cell>
              <table:table-cell office:value-type="float" office:value="0.44349">
                <text:p>0.44349</text:p>
              </table:table-cell>
              <table:table-cell office:value-type="float" office:value="0.45405">
                <text:p>0.45405</text:p>
              </table:table-cell>
              <table:table-cell office:value-type="float" office:value="0.469293">
                <text:p>0.469293</text:p>
              </table:table-cell>
              <table:table-cell office:value-type="float" office:value="0.484907">
                <text:p>0.484907</text:p>
              </table:table-cell>
              <table:table-cell office:value-type="float" office:value="0.488158">
                <text:p>0.488158</text:p>
              </table:table-cell>
              <table:table-cell office:value-type="float" office:value="0.42285">
                <text:p>0.4228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51761">
                <text:p>0.351761</text:p>
              </table:table-cell>
              <table:table-cell office:value-type="float" office:value="0.39792">
                <text:p>0.39792</text:p>
              </table:table-cell>
              <table:table-cell office:value-type="float" office:value="0.412167">
                <text:p>0.412167</text:p>
              </table:table-cell>
              <table:table-cell office:value-type="float" office:value="0.417737">
                <text:p>0.417737</text:p>
              </table:table-cell>
              <table:table-cell office:value-type="float" office:value="0.426714">
                <text:p>0.426714</text:p>
              </table:table-cell>
              <table:table-cell office:value-type="float" office:value="0.434594">
                <text:p>0.434594</text:p>
              </table:table-cell>
              <table:table-cell office:value-type="float" office:value="0.442131">
                <text:p>0.442131</text:p>
              </table:table-cell>
              <table:table-cell office:value-type="float" office:value="0.453751">
                <text:p>0.453751</text:p>
              </table:table-cell>
              <table:table-cell office:value-type="float" office:value="0.469524">
                <text:p>0.469524</text:p>
              </table:table-cell>
              <table:table-cell office:value-type="float" office:value="0.482601">
                <text:p>0.482601</text:p>
              </table:table-cell>
              <table:table-cell office:value-type="float" office:value="0.488158">
                <text:p>0.488158</text:p>
              </table:table-cell>
              <table:table-cell office:value-type="float" office:value="0.42889">
                <text:p>0.428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49188">
                <text:p>0.349188</text:p>
              </table:table-cell>
              <table:table-cell office:value-type="float" office:value="0.404843">
                <text:p>0.404843</text:p>
              </table:table-cell>
              <table:table-cell office:value-type="float" office:value="0.414757">
                <text:p>0.414757</text:p>
              </table:table-cell>
              <table:table-cell office:value-type="float" office:value="0.422797">
                <text:p>0.422797</text:p>
              </table:table-cell>
              <table:table-cell office:value-type="float" office:value="0.430624">
                <text:p>0.430624</text:p>
              </table:table-cell>
              <table:table-cell office:value-type="float" office:value="0.439125">
                <text:p>0.439125</text:p>
              </table:table-cell>
              <table:table-cell office:value-type="float" office:value="0.446274">
                <text:p>0.446274</text:p>
              </table:table-cell>
              <table:table-cell office:value-type="float" office:value="0.460858">
                <text:p>0.460858</text:p>
              </table:table-cell>
              <table:table-cell office:value-type="float" office:value="0.471386">
                <text:p>0.471386</text:p>
              </table:table-cell>
              <table:table-cell office:value-type="float" office:value="0.483957">
                <text:p>0.483957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381">
                <text:p>0.43238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50617">
                <text:p>0.350617</text:p>
              </table:table-cell>
              <table:table-cell office:value-type="float" office:value="0.40516">
                <text:p>0.40516</text:p>
              </table:table-cell>
              <table:table-cell office:value-type="float" office:value="0.414929">
                <text:p>0.414929</text:p>
              </table:table-cell>
              <table:table-cell office:value-type="float" office:value="0.422728">
                <text:p>0.422728</text:p>
              </table:table-cell>
              <table:table-cell office:value-type="float" office:value="0.429288">
                <text:p>0.429288</text:p>
              </table:table-cell>
              <table:table-cell office:value-type="float" office:value="0.437877">
                <text:p>0.437877</text:p>
              </table:table-cell>
              <table:table-cell office:value-type="float" office:value="0.44462">
                <text:p>0.44462</text:p>
              </table:table-cell>
              <table:table-cell office:value-type="float" office:value="0.457203">
                <text:p>0.457203</text:p>
              </table:table-cell>
              <table:table-cell office:value-type="float" office:value="0.470609">
                <text:p>0.470609</text:p>
              </table:table-cell>
              <table:table-cell office:value-type="float" office:value="0.484175">
                <text:p>0.484175</text:p>
              </table:table-cell>
              <table:table-cell office:value-type="float" office:value="0.488158">
                <text:p>0.488158</text:p>
              </table:table-cell>
              <table:table-cell office:value-type="float" office:value="0.431721">
                <text:p>0.4317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62206">
                <text:p>0.362206</text:p>
              </table:table-cell>
              <table:table-cell office:value-type="float" office:value="0.402952">
                <text:p>0.402952</text:p>
              </table:table-cell>
              <table:table-cell office:value-type="float" office:value="0.414108">
                <text:p>0.414108</text:p>
              </table:table-cell>
              <table:table-cell office:value-type="float" office:value="0.420064">
                <text:p>0.420064</text:p>
              </table:table-cell>
              <table:table-cell office:value-type="float" office:value="0.429097">
                <text:p>0.429097</text:p>
              </table:table-cell>
              <table:table-cell office:value-type="float" office:value="0.439524">
                <text:p>0.439524</text:p>
              </table:table-cell>
              <table:table-cell office:value-type="float" office:value="0.445678">
                <text:p>0.445678</text:p>
              </table:table-cell>
              <table:table-cell office:value-type="float" office:value="0.457102">
                <text:p>0.457102</text:p>
              </table:table-cell>
              <table:table-cell office:value-type="float" office:value="0.470891">
                <text:p>0.470891</text:p>
              </table:table-cell>
              <table:table-cell office:value-type="float" office:value="0.482529">
                <text:p>0.482529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415">
                <text:p>0.43241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65328">
                <text:p>0.365328</text:p>
              </table:table-cell>
              <table:table-cell office:value-type="float" office:value="0.40504">
                <text:p>0.40504</text:p>
              </table:table-cell>
              <table:table-cell office:value-type="float" office:value="0.414113">
                <text:p>0.414113</text:p>
              </table:table-cell>
              <table:table-cell office:value-type="float" office:value="0.418106">
                <text:p>0.418106</text:p>
              </table:table-cell>
              <table:table-cell office:value-type="float" office:value="0.427555">
                <text:p>0.427555</text:p>
              </table:table-cell>
              <table:table-cell office:value-type="float" office:value="0.437247">
                <text:p>0.437247</text:p>
              </table:table-cell>
              <table:table-cell office:value-type="float" office:value="0.444787">
                <text:p>0.444787</text:p>
              </table:table-cell>
              <table:table-cell office:value-type="float" office:value="0.457527">
                <text:p>0.457527</text:p>
              </table:table-cell>
              <table:table-cell office:value-type="float" office:value="0.473531">
                <text:p>0.473531</text:p>
              </table:table-cell>
              <table:table-cell office:value-type="float" office:value="0.483919">
                <text:p>0.483919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715">
                <text:p>0.43271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382209">
                <text:p>0.382209</text:p>
              </table:table-cell>
              <table:table-cell office:value-type="float" office:value="0.411006">
                <text:p>0.411006</text:p>
              </table:table-cell>
              <table:table-cell office:value-type="float" office:value="0.415128">
                <text:p>0.415128</text:p>
              </table:table-cell>
              <table:table-cell office:value-type="float" office:value="0.42207">
                <text:p>0.42207</text:p>
              </table:table-cell>
              <table:table-cell office:value-type="float" office:value="0.433638">
                <text:p>0.433638</text:p>
              </table:table-cell>
              <table:table-cell office:value-type="float" office:value="0.441244">
                <text:p>0.441244</text:p>
              </table:table-cell>
              <table:table-cell office:value-type="float" office:value="0.450566">
                <text:p>0.450566</text:p>
              </table:table-cell>
              <table:table-cell office:value-type="float" office:value="0.467486">
                <text:p>0.467486</text:p>
              </table:table-cell>
              <table:table-cell office:value-type="float" office:value="0.475979">
                <text:p>0.475979</text:p>
              </table:table-cell>
              <table:table-cell office:value-type="float" office:value="0.484951">
                <text:p>0.484951</text:p>
              </table:table-cell>
              <table:table-cell office:value-type="float" office:value="0.488158">
                <text:p>0.488158</text:p>
              </table:table-cell>
              <table:table-cell office:value-type="float" office:value="0.438428">
                <text:p>0.43842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57608">
                <text:p>0.357608</text:p>
              </table:table-cell>
              <table:table-cell office:value-type="float" office:value="0.405239">
                <text:p>0.405239</text:p>
              </table:table-cell>
              <table:table-cell office:value-type="float" office:value="0.413932">
                <text:p>0.413932</text:p>
              </table:table-cell>
              <table:table-cell office:value-type="float" office:value="0.419879">
                <text:p>0.419879</text:p>
              </table:table-cell>
              <table:table-cell office:value-type="float" office:value="0.431592">
                <text:p>0.431592</text:p>
              </table:table-cell>
              <table:table-cell office:value-type="float" office:value="0.44026">
                <text:p>0.44026</text:p>
              </table:table-cell>
              <table:table-cell office:value-type="float" office:value="0.449159">
                <text:p>0.449159</text:p>
              </table:table-cell>
              <table:table-cell office:value-type="float" office:value="0.46339">
                <text:p>0.46339</text:p>
              </table:table-cell>
              <table:table-cell office:value-type="float" office:value="0.475649">
                <text:p>0.475649</text:p>
              </table:table-cell>
              <table:table-cell office:value-type="float" office:value="0.484404">
                <text:p>0.484404</text:p>
              </table:table-cell>
              <table:table-cell office:value-type="float" office:value="0.488158">
                <text:p>0.488158</text:p>
              </table:table-cell>
              <table:table-cell office:value-type="float" office:value="0.434111">
                <text:p>0.43411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1563">
                <text:p>0.31563</text:p>
              </table:table-cell>
              <table:table-cell office:value-type="float" office:value="0.402922">
                <text:p>0.402922</text:p>
              </table:table-cell>
              <table:table-cell office:value-type="float" office:value="0.414106">
                <text:p>0.414106</text:p>
              </table:table-cell>
              <table:table-cell office:value-type="float" office:value="0.417931">
                <text:p>0.417931</text:p>
              </table:table-cell>
              <table:table-cell office:value-type="float" office:value="0.426078">
                <text:p>0.426078</text:p>
              </table:table-cell>
              <table:table-cell office:value-type="float" office:value="0.434491">
                <text:p>0.434491</text:p>
              </table:table-cell>
              <table:table-cell office:value-type="float" office:value="0.441707">
                <text:p>0.441707</text:p>
              </table:table-cell>
              <table:table-cell office:value-type="float" office:value="0.449897">
                <text:p>0.449897</text:p>
              </table:table-cell>
              <table:table-cell office:value-type="float" office:value="0.466381">
                <text:p>0.466381</text:p>
              </table:table-cell>
              <table:table-cell office:value-type="float" office:value="0.481652">
                <text:p>0.481652</text:p>
              </table:table-cell>
              <table:table-cell office:value-type="float" office:value="0.488158">
                <text:p>0.488158</text:p>
              </table:table-cell>
              <table:table-cell office:value-type="float" office:value="0.42508">
                <text:p>0.4250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36746">
                <text:p>0.336746</text:p>
              </table:table-cell>
              <table:table-cell office:value-type="float" office:value="0.404945">
                <text:p>0.404945</text:p>
              </table:table-cell>
              <table:table-cell office:value-type="float" office:value="0.414916">
                <text:p>0.414916</text:p>
              </table:table-cell>
              <table:table-cell office:value-type="float" office:value="0.419215">
                <text:p>0.419215</text:p>
              </table:table-cell>
              <table:table-cell office:value-type="float" office:value="0.426662">
                <text:p>0.426662</text:p>
              </table:table-cell>
              <table:table-cell office:value-type="float" office:value="0.435421">
                <text:p>0.435421</text:p>
              </table:table-cell>
              <table:table-cell office:value-type="float" office:value="0.443225">
                <text:p>0.443225</text:p>
              </table:table-cell>
              <table:table-cell office:value-type="float" office:value="0.455826">
                <text:p>0.455826</text:p>
              </table:table-cell>
              <table:table-cell office:value-type="float" office:value="0.472077">
                <text:p>0.472077</text:p>
              </table:table-cell>
              <table:table-cell office:value-type="float" office:value="0.483292">
                <text:p>0.483292</text:p>
              </table:table-cell>
              <table:table-cell office:value-type="float" office:value="0.488158">
                <text:p>0.488158</text:p>
              </table:table-cell>
              <table:table-cell office:value-type="float" office:value="0.429232">
                <text:p>0.4292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3084">
                <text:p>0.353084</text:p>
              </table:table-cell>
              <table:table-cell office:value-type="float" office:value="0.406185">
                <text:p>0.406185</text:p>
              </table:table-cell>
              <table:table-cell office:value-type="float" office:value="0.415553">
                <text:p>0.415553</text:p>
              </table:table-cell>
              <table:table-cell office:value-type="float" office:value="0.420747">
                <text:p>0.420747</text:p>
              </table:table-cell>
              <table:table-cell office:value-type="float" office:value="0.430177">
                <text:p>0.430177</text:p>
              </table:table-cell>
              <table:table-cell office:value-type="float" office:value="0.439266">
                <text:p>0.439266</text:p>
              </table:table-cell>
              <table:table-cell office:value-type="float" office:value="0.446002">
                <text:p>0.446002</text:p>
              </table:table-cell>
              <table:table-cell office:value-type="float" office:value="0.455915">
                <text:p>0.455915</text:p>
              </table:table-cell>
              <table:table-cell office:value-type="float" office:value="0.469968">
                <text:p>0.469968</text:p>
              </table:table-cell>
              <table:table-cell office:value-type="float" office:value="0.480784">
                <text:p>0.480784</text:p>
              </table:table-cell>
              <table:table-cell office:value-type="float" office:value="0.488158">
                <text:p>0.488158</text:p>
              </table:table-cell>
              <table:table-cell office:value-type="float" office:value="0.431768">
                <text:p>0.43176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40164">
                <text:p>0.340164</text:p>
              </table:table-cell>
              <table:table-cell office:value-type="float" office:value="0.40349">
                <text:p>0.40349</text:p>
              </table:table-cell>
              <table:table-cell office:value-type="float" office:value="0.413808">
                <text:p>0.413808</text:p>
              </table:table-cell>
              <table:table-cell office:value-type="float" office:value="0.418884">
                <text:p>0.418884</text:p>
              </table:table-cell>
              <table:table-cell office:value-type="float" office:value="0.425455">
                <text:p>0.425455</text:p>
              </table:table-cell>
              <table:table-cell office:value-type="float" office:value="0.435783">
                <text:p>0.435783</text:p>
              </table:table-cell>
              <table:table-cell office:value-type="float" office:value="0.445279">
                <text:p>0.445279</text:p>
              </table:table-cell>
              <table:table-cell office:value-type="float" office:value="0.456063">
                <text:p>0.456063</text:p>
              </table:table-cell>
              <table:table-cell office:value-type="float" office:value="0.467874">
                <text:p>0.467874</text:p>
              </table:table-cell>
              <table:table-cell office:value-type="float" office:value="0.478817">
                <text:p>0.478817</text:p>
              </table:table-cell>
              <table:table-cell office:value-type="float" office:value="0.488158">
                <text:p>0.488158</text:p>
              </table:table-cell>
              <table:table-cell office:value-type="float" office:value="0.428562">
                <text:p>0.42856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67701">
                <text:p>0.367701</text:p>
              </table:table-cell>
              <table:table-cell office:value-type="float" office:value="0.40916">
                <text:p>0.40916</text:p>
              </table:table-cell>
              <table:table-cell office:value-type="float" office:value="0.415729">
                <text:p>0.415729</text:p>
              </table:table-cell>
              <table:table-cell office:value-type="float" office:value="0.421456">
                <text:p>0.421456</text:p>
              </table:table-cell>
              <table:table-cell office:value-type="float" office:value="0.429061">
                <text:p>0.429061</text:p>
              </table:table-cell>
              <table:table-cell office:value-type="float" office:value="0.437389">
                <text:p>0.437389</text:p>
              </table:table-cell>
              <table:table-cell office:value-type="float" office:value="0.446493">
                <text:p>0.446493</text:p>
              </table:table-cell>
              <table:table-cell office:value-type="float" office:value="0.458664">
                <text:p>0.458664</text:p>
              </table:table-cell>
              <table:table-cell office:value-type="float" office:value="0.470995">
                <text:p>0.470995</text:p>
              </table:table-cell>
              <table:table-cell office:value-type="float" office:value="0.482145">
                <text:p>0.482145</text:p>
              </table:table-cell>
              <table:table-cell office:value-type="float" office:value="0.488158">
                <text:p>0.488158</text:p>
              </table:table-cell>
              <table:table-cell office:value-type="float" office:value="0.433879">
                <text:p>0.43387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79362">
                <text:p>0.379362</text:p>
              </table:table-cell>
              <table:table-cell office:value-type="float" office:value="0.408367">
                <text:p>0.408367</text:p>
              </table:table-cell>
              <table:table-cell office:value-type="float" office:value="0.415478">
                <text:p>0.415478</text:p>
              </table:table-cell>
              <table:table-cell office:value-type="float" office:value="0.420334">
                <text:p>0.420334</text:p>
              </table:table-cell>
              <table:table-cell office:value-type="float" office:value="0.428858">
                <text:p>0.428858</text:p>
              </table:table-cell>
              <table:table-cell office:value-type="float" office:value="0.439442">
                <text:p>0.439442</text:p>
              </table:table-cell>
              <table:table-cell office:value-type="float" office:value="0.447589">
                <text:p>0.447589</text:p>
              </table:table-cell>
              <table:table-cell office:value-type="float" office:value="0.461567">
                <text:p>0.461567</text:p>
              </table:table-cell>
              <table:table-cell office:value-type="float" office:value="0.473639">
                <text:p>0.473639</text:p>
              </table:table-cell>
              <table:table-cell office:value-type="float" office:value="0.483224">
                <text:p>0.483224</text:p>
              </table:table-cell>
              <table:table-cell office:value-type="float" office:value="0.488158">
                <text:p>0.488158</text:p>
              </table:table-cell>
              <table:table-cell office:value-type="float" office:value="0.435786">
                <text:p>0.43578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366829">
                <text:p>0.366829</text:p>
              </table:table-cell>
              <table:table-cell office:value-type="float" office:value="0.408479">
                <text:p>0.408479</text:p>
              </table:table-cell>
              <table:table-cell office:value-type="float" office:value="0.414852">
                <text:p>0.414852</text:p>
              </table:table-cell>
              <table:table-cell office:value-type="float" office:value="0.419803">
                <text:p>0.419803</text:p>
              </table:table-cell>
              <table:table-cell office:value-type="float" office:value="0.42535">
                <text:p>0.42535</text:p>
              </table:table-cell>
              <table:table-cell office:value-type="float" office:value="0.43555">
                <text:p>0.43555</text:p>
              </table:table-cell>
              <table:table-cell office:value-type="float" office:value="0.445697">
                <text:p>0.445697</text:p>
              </table:table-cell>
              <table:table-cell office:value-type="float" office:value="0.457001">
                <text:p>0.457001</text:p>
              </table:table-cell>
              <table:table-cell office:value-type="float" office:value="0.470809">
                <text:p>0.470809</text:p>
              </table:table-cell>
              <table:table-cell office:value-type="float" office:value="0.481347">
                <text:p>0.481347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572">
                <text:p>0.4325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353513">
                <text:p>0.353513</text:p>
              </table:table-cell>
              <table:table-cell office:value-type="float" office:value="0.405129">
                <text:p>0.405129</text:p>
              </table:table-cell>
              <table:table-cell office:value-type="float" office:value="0.41457">
                <text:p>0.41457</text:p>
              </table:table-cell>
              <table:table-cell office:value-type="float" office:value="0.419136">
                <text:p>0.419136</text:p>
              </table:table-cell>
              <table:table-cell office:value-type="float" office:value="0.426086">
                <text:p>0.426086</text:p>
              </table:table-cell>
              <table:table-cell office:value-type="float" office:value="0.435167">
                <text:p>0.435167</text:p>
              </table:table-cell>
              <table:table-cell office:value-type="float" office:value="0.446835">
                <text:p>0.446835</text:p>
              </table:table-cell>
              <table:table-cell office:value-type="float" office:value="0.457729">
                <text:p>0.457729</text:p>
              </table:table-cell>
              <table:table-cell office:value-type="float" office:value="0.470567">
                <text:p>0.470567</text:p>
              </table:table-cell>
              <table:table-cell office:value-type="float" office:value="0.481369">
                <text:p>0.481369</text:p>
              </table:table-cell>
              <table:table-cell office:value-type="float" office:value="0.488158">
                <text:p>0.488158</text:p>
              </table:table-cell>
              <table:table-cell office:value-type="float" office:value="0.43101">
                <text:p>0.4310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73599">
                <text:p>0.373599</text:p>
              </table:table-cell>
              <table:table-cell office:value-type="float" office:value="0.411934">
                <text:p>0.411934</text:p>
              </table:table-cell>
              <table:table-cell office:value-type="float" office:value="0.41668">
                <text:p>0.41668</text:p>
              </table:table-cell>
              <table:table-cell office:value-type="float" office:value="0.422426">
                <text:p>0.422426</text:p>
              </table:table-cell>
              <table:table-cell office:value-type="float" office:value="0.431533">
                <text:p>0.431533</text:p>
              </table:table-cell>
              <table:table-cell office:value-type="float" office:value="0.43987">
                <text:p>0.43987</text:p>
              </table:table-cell>
              <table:table-cell office:value-type="float" office:value="0.449993">
                <text:p>0.449993</text:p>
              </table:table-cell>
              <table:table-cell office:value-type="float" office:value="0.463377">
                <text:p>0.463377</text:p>
              </table:table-cell>
              <table:table-cell office:value-type="float" office:value="0.474049">
                <text:p>0.474049</text:p>
              </table:table-cell>
              <table:table-cell office:value-type="float" office:value="0.48278">
                <text:p>0.48278</text:p>
              </table:table-cell>
              <table:table-cell office:value-type="float" office:value="0.488158">
                <text:p>0.488158</text:p>
              </table:table-cell>
              <table:table-cell office:value-type="float" office:value="0.436624">
                <text:p>0.43662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362471">
                <text:p>0.362471</text:p>
              </table:table-cell>
              <table:table-cell office:value-type="float" office:value="0.407017">
                <text:p>0.407017</text:p>
              </table:table-cell>
              <table:table-cell office:value-type="float" office:value="0.415655">
                <text:p>0.415655</text:p>
              </table:table-cell>
              <table:table-cell office:value-type="float" office:value="0.420757">
                <text:p>0.420757</text:p>
              </table:table-cell>
              <table:table-cell office:value-type="float" office:value="0.426221">
                <text:p>0.426221</text:p>
              </table:table-cell>
              <table:table-cell office:value-type="float" office:value="0.435194">
                <text:p>0.435194</text:p>
              </table:table-cell>
              <table:table-cell office:value-type="float" office:value="0.445606">
                <text:p>0.445606</text:p>
              </table:table-cell>
              <table:table-cell office:value-type="float" office:value="0.457412">
                <text:p>0.457412</text:p>
              </table:table-cell>
              <table:table-cell office:value-type="float" office:value="0.470931">
                <text:p>0.470931</text:p>
              </table:table-cell>
              <table:table-cell office:value-type="float" office:value="0.480892">
                <text:p>0.480892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216">
                <text:p>0.43221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334802">
                <text:p>0.334802</text:p>
              </table:table-cell>
              <table:table-cell office:value-type="float" office:value="0.406954">
                <text:p>0.406954</text:p>
              </table:table-cell>
              <table:table-cell office:value-type="float" office:value="0.416576">
                <text:p>0.416576</text:p>
              </table:table-cell>
              <table:table-cell office:value-type="float" office:value="0.420928">
                <text:p>0.420928</text:p>
              </table:table-cell>
              <table:table-cell office:value-type="float" office:value="0.425768">
                <text:p>0.425768</text:p>
              </table:table-cell>
              <table:table-cell office:value-type="float" office:value="0.434504">
                <text:p>0.434504</text:p>
              </table:table-cell>
              <table:table-cell office:value-type="float" office:value="0.442729">
                <text:p>0.442729</text:p>
              </table:table-cell>
              <table:table-cell office:value-type="float" office:value="0.452834">
                <text:p>0.452834</text:p>
              </table:table-cell>
              <table:table-cell office:value-type="float" office:value="0.469738">
                <text:p>0.469738</text:p>
              </table:table-cell>
              <table:table-cell office:value-type="float" office:value="0.479765">
                <text:p>0.47976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846">
                <text:p>0.4284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351752">
                <text:p>0.351752</text:p>
              </table:table-cell>
              <table:table-cell office:value-type="float" office:value="0.411527">
                <text:p>0.411527</text:p>
              </table:table-cell>
              <table:table-cell office:value-type="float" office:value="0.417401">
                <text:p>0.417401</text:p>
              </table:table-cell>
              <table:table-cell office:value-type="float" office:value="0.421437">
                <text:p>0.421437</text:p>
              </table:table-cell>
              <table:table-cell office:value-type="float" office:value="0.428561">
                <text:p>0.428561</text:p>
              </table:table-cell>
              <table:table-cell office:value-type="float" office:value="0.436697">
                <text:p>0.436697</text:p>
              </table:table-cell>
              <table:table-cell office:value-type="float" office:value="0.445794">
                <text:p>0.445794</text:p>
              </table:table-cell>
              <table:table-cell office:value-type="float" office:value="0.459985">
                <text:p>0.459985</text:p>
              </table:table-cell>
              <table:table-cell office:value-type="float" office:value="0.473067">
                <text:p>0.473067</text:p>
              </table:table-cell>
              <table:table-cell office:value-type="float" office:value="0.481036">
                <text:p>0.481036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726">
                <text:p>0.4327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70129">
                <text:p>0.370129</text:p>
              </table:table-cell>
              <table:table-cell office:value-type="float" office:value="0.412947">
                <text:p>0.412947</text:p>
              </table:table-cell>
              <table:table-cell office:value-type="float" office:value="0.417678">
                <text:p>0.417678</text:p>
              </table:table-cell>
              <table:table-cell office:value-type="float" office:value="0.421305">
                <text:p>0.421305</text:p>
              </table:table-cell>
              <table:table-cell office:value-type="float" office:value="0.428551">
                <text:p>0.428551</text:p>
              </table:table-cell>
              <table:table-cell office:value-type="float" office:value="0.437654">
                <text:p>0.437654</text:p>
              </table:table-cell>
              <table:table-cell office:value-type="float" office:value="0.445918">
                <text:p>0.445918</text:p>
              </table:table-cell>
              <table:table-cell office:value-type="float" office:value="0.46055">
                <text:p>0.46055</text:p>
              </table:table-cell>
              <table:table-cell office:value-type="float" office:value="0.473687">
                <text:p>0.473687</text:p>
              </table:table-cell>
              <table:table-cell office:value-type="float" office:value="0.481211">
                <text:p>0.481211</text:p>
              </table:table-cell>
              <table:table-cell office:value-type="float" office:value="0.488158">
                <text:p>0.488158</text:p>
              </table:table-cell>
              <table:table-cell office:value-type="float" office:value="0.434963">
                <text:p>0.43496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31729">
                <text:p>0.331729</text:p>
              </table:table-cell>
              <table:table-cell office:value-type="float" office:value="0.411411">
                <text:p>0.411411</text:p>
              </table:table-cell>
              <table:table-cell office:value-type="float" office:value="0.417219">
                <text:p>0.417219</text:p>
              </table:table-cell>
              <table:table-cell office:value-type="float" office:value="0.421153">
                <text:p>0.421153</text:p>
              </table:table-cell>
              <table:table-cell office:value-type="float" office:value="0.427682">
                <text:p>0.427682</text:p>
              </table:table-cell>
              <table:table-cell office:value-type="float" office:value="0.436284">
                <text:p>0.436284</text:p>
              </table:table-cell>
              <table:table-cell office:value-type="float" office:value="0.443758">
                <text:p>0.443758</text:p>
              </table:table-cell>
              <table:table-cell office:value-type="float" office:value="0.454468">
                <text:p>0.454468</text:p>
              </table:table-cell>
              <table:table-cell office:value-type="float" office:value="0.470758">
                <text:p>0.470758</text:p>
              </table:table-cell>
              <table:table-cell office:value-type="float" office:value="0.481533">
                <text:p>0.481533</text:p>
              </table:table-cell>
              <table:table-cell office:value-type="float" office:value="0.488158">
                <text:p>0.488158</text:p>
              </table:table-cell>
              <table:table-cell office:value-type="float" office:value="0.429599">
                <text:p>0.4295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74981">
                <text:p>0.374981</text:p>
              </table:table-cell>
              <table:table-cell office:value-type="float" office:value="0.414185">
                <text:p>0.414185</text:p>
              </table:table-cell>
              <table:table-cell office:value-type="float" office:value="0.417845">
                <text:p>0.417845</text:p>
              </table:table-cell>
              <table:table-cell office:value-type="float" office:value="0.421891">
                <text:p>0.421891</text:p>
              </table:table-cell>
              <table:table-cell office:value-type="float" office:value="0.432226">
                <text:p>0.432226</text:p>
              </table:table-cell>
              <table:table-cell office:value-type="float" office:value="0.43865">
                <text:p>0.43865</text:p>
              </table:table-cell>
              <table:table-cell office:value-type="float" office:value="0.446174">
                <text:p>0.446174</text:p>
              </table:table-cell>
              <table:table-cell office:value-type="float" office:value="0.456425">
                <text:p>0.456425</text:p>
              </table:table-cell>
              <table:table-cell office:value-type="float" office:value="0.472146">
                <text:p>0.472146</text:p>
              </table:table-cell>
              <table:table-cell office:value-type="float" office:value="0.481231">
                <text:p>0.481231</text:p>
              </table:table-cell>
              <table:table-cell office:value-type="float" office:value="0.488158">
                <text:p>0.488158</text:p>
              </table:table-cell>
              <table:table-cell office:value-type="float" office:value="0.435575">
                <text:p>0.43557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75108">
                <text:p>0.375108</text:p>
              </table:table-cell>
              <table:table-cell office:value-type="float" office:value="0.414965">
                <text:p>0.414965</text:p>
              </table:table-cell>
              <table:table-cell office:value-type="float" office:value="0.41911">
                <text:p>0.41911</text:p>
              </table:table-cell>
              <table:table-cell office:value-type="float" office:value="0.425108">
                <text:p>0.425108</text:p>
              </table:table-cell>
              <table:table-cell office:value-type="float" office:value="0.433424">
                <text:p>0.433424</text:p>
              </table:table-cell>
              <table:table-cell office:value-type="float" office:value="0.439098">
                <text:p>0.439098</text:p>
              </table:table-cell>
              <table:table-cell office:value-type="float" office:value="0.446911">
                <text:p>0.446911</text:p>
              </table:table-cell>
              <table:table-cell office:value-type="float" office:value="0.455858">
                <text:p>0.455858</text:p>
              </table:table-cell>
              <table:table-cell office:value-type="float" office:value="0.472019">
                <text:p>0.472019</text:p>
              </table:table-cell>
              <table:table-cell office:value-type="float" office:value="0.482628">
                <text:p>0.482628</text:p>
              </table:table-cell>
              <table:table-cell office:value-type="float" office:value="0.488158">
                <text:p>0.488158</text:p>
              </table:table-cell>
              <table:table-cell office:value-type="float" office:value="0.436423">
                <text:p>0.43642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53273">
                <text:p>0.353273</text:p>
              </table:table-cell>
              <table:table-cell office:value-type="float" office:value="0.414145">
                <text:p>0.414145</text:p>
              </table:table-cell>
              <table:table-cell office:value-type="float" office:value="0.418795">
                <text:p>0.418795</text:p>
              </table:table-cell>
              <table:table-cell office:value-type="float" office:value="0.425125">
                <text:p>0.425125</text:p>
              </table:table-cell>
              <table:table-cell office:value-type="float" office:value="0.435476">
                <text:p>0.435476</text:p>
              </table:table-cell>
              <table:table-cell office:value-type="float" office:value="0.443073">
                <text:p>0.443073</text:p>
              </table:table-cell>
              <table:table-cell office:value-type="float" office:value="0.449295">
                <text:p>0.449295</text:p>
              </table:table-cell>
              <table:table-cell office:value-type="float" office:value="0.460512">
                <text:p>0.460512</text:p>
              </table:table-cell>
              <table:table-cell office:value-type="float" office:value="0.472486">
                <text:p>0.472486</text:p>
              </table:table-cell>
              <table:table-cell office:value-type="float" office:value="0.482708">
                <text:p>0.482708</text:p>
              </table:table-cell>
              <table:table-cell office:value-type="float" office:value="0.488158">
                <text:p>0.488158</text:p>
              </table:table-cell>
              <table:table-cell office:value-type="float" office:value="0.435489">
                <text:p>0.43548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38114">
                <text:p>0.338114</text:p>
              </table:table-cell>
              <table:table-cell office:value-type="float" office:value="0.41317">
                <text:p>0.41317</text:p>
              </table:table-cell>
              <table:table-cell office:value-type="float" office:value="0.418045">
                <text:p>0.418045</text:p>
              </table:table-cell>
              <table:table-cell office:value-type="float" office:value="0.422964">
                <text:p>0.422964</text:p>
              </table:table-cell>
              <table:table-cell office:value-type="float" office:value="0.434785">
                <text:p>0.434785</text:p>
              </table:table-cell>
              <table:table-cell office:value-type="float" office:value="0.443027">
                <text:p>0.443027</text:p>
              </table:table-cell>
              <table:table-cell office:value-type="float" office:value="0.449891">
                <text:p>0.449891</text:p>
              </table:table-cell>
              <table:table-cell office:value-type="float" office:value="0.463141">
                <text:p>0.463141</text:p>
              </table:table-cell>
              <table:table-cell office:value-type="float" office:value="0.472909">
                <text:p>0.472909</text:p>
              </table:table-cell>
              <table:table-cell office:value-type="float" office:value="0.483236">
                <text:p>0.483236</text:p>
              </table:table-cell>
              <table:table-cell office:value-type="float" office:value="0.488158">
                <text:p>0.488158</text:p>
              </table:table-cell>
              <table:table-cell office:value-type="float" office:value="0.433928">
                <text:p>0.43392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298551">
                <text:p>0.298551</text:p>
              </table:table-cell>
              <table:table-cell office:value-type="float" office:value="0.411524">
                <text:p>0.411524</text:p>
              </table:table-cell>
              <table:table-cell office:value-type="float" office:value="0.418527">
                <text:p>0.418527</text:p>
              </table:table-cell>
              <table:table-cell office:value-type="float" office:value="0.422765">
                <text:p>0.422765</text:p>
              </table:table-cell>
              <table:table-cell office:value-type="float" office:value="0.433131">
                <text:p>0.433131</text:p>
              </table:table-cell>
              <table:table-cell office:value-type="float" office:value="0.443057">
                <text:p>0.443057</text:p>
              </table:table-cell>
              <table:table-cell office:value-type="float" office:value="0.450542">
                <text:p>0.450542</text:p>
              </table:table-cell>
              <table:table-cell office:value-type="float" office:value="0.464339">
                <text:p>0.464339</text:p>
              </table:table-cell>
              <table:table-cell office:value-type="float" office:value="0.474115">
                <text:p>0.474115</text:p>
              </table:table-cell>
              <table:table-cell office:value-type="float" office:value="0.482844">
                <text:p>0.482844</text:p>
              </table:table-cell>
              <table:table-cell office:value-type="float" office:value="0.488158">
                <text:p>0.488158</text:p>
              </table:table-cell>
              <table:table-cell office:value-type="float" office:value="0.429939">
                <text:p>0.42993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277245">
                <text:p>0.277245</text:p>
              </table:table-cell>
              <table:table-cell office:value-type="float" office:value="0.406092">
                <text:p>0.406092</text:p>
              </table:table-cell>
              <table:table-cell office:value-type="float" office:value="0.416288">
                <text:p>0.416288</text:p>
              </table:table-cell>
              <table:table-cell office:value-type="float" office:value="0.420675">
                <text:p>0.420675</text:p>
              </table:table-cell>
              <table:table-cell office:value-type="float" office:value="0.431449">
                <text:p>0.431449</text:p>
              </table:table-cell>
              <table:table-cell office:value-type="float" office:value="0.441504">
                <text:p>0.441504</text:p>
              </table:table-cell>
              <table:table-cell office:value-type="float" office:value="0.448598">
                <text:p>0.448598</text:p>
              </table:table-cell>
              <table:table-cell office:value-type="float" office:value="0.461221">
                <text:p>0.461221</text:p>
              </table:table-cell>
              <table:table-cell office:value-type="float" office:value="0.473939">
                <text:p>0.473939</text:p>
              </table:table-cell>
              <table:table-cell office:value-type="float" office:value="0.484075">
                <text:p>0.48407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6109">
                <text:p>0.42610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280631">
                <text:p>0.280631</text:p>
              </table:table-cell>
              <table:table-cell office:value-type="float" office:value="0.409441">
                <text:p>0.409441</text:p>
              </table:table-cell>
              <table:table-cell office:value-type="float" office:value="0.417412">
                <text:p>0.417412</text:p>
              </table:table-cell>
              <table:table-cell office:value-type="float" office:value="0.421811">
                <text:p>0.421811</text:p>
              </table:table-cell>
              <table:table-cell office:value-type="float" office:value="0.433236">
                <text:p>0.433236</text:p>
              </table:table-cell>
              <table:table-cell office:value-type="float" office:value="0.441837">
                <text:p>0.441837</text:p>
              </table:table-cell>
              <table:table-cell office:value-type="float" office:value="0.450933">
                <text:p>0.450933</text:p>
              </table:table-cell>
              <table:table-cell office:value-type="float" office:value="0.465409">
                <text:p>0.465409</text:p>
              </table:table-cell>
              <table:table-cell office:value-type="float" office:value="0.474549">
                <text:p>0.474549</text:p>
              </table:table-cell>
              <table:table-cell office:value-type="float" office:value="0.484661">
                <text:p>0.484661</text:p>
              </table:table-cell>
              <table:table-cell office:value-type="float" office:value="0.488158">
                <text:p>0.488158</text:p>
              </table:table-cell>
              <table:table-cell office:value-type="float" office:value="0.427992">
                <text:p>0.42799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265982">
                <text:p>0.265982</text:p>
              </table:table-cell>
              <table:table-cell office:value-type="float" office:value="0.408827">
                <text:p>0.408827</text:p>
              </table:table-cell>
              <table:table-cell office:value-type="float" office:value="0.419457">
                <text:p>0.419457</text:p>
              </table:table-cell>
              <table:table-cell office:value-type="float" office:value="0.427429">
                <text:p>0.427429</text:p>
              </table:table-cell>
              <table:table-cell office:value-type="float" office:value="0.438275">
                <text:p>0.438275</text:p>
              </table:table-cell>
              <table:table-cell office:value-type="float" office:value="0.446546">
                <text:p>0.446546</text:p>
              </table:table-cell>
              <table:table-cell office:value-type="float" office:value="0.458963">
                <text:p>0.458963</text:p>
              </table:table-cell>
              <table:table-cell office:value-type="float" office:value="0.470159">
                <text:p>0.470159</text:p>
              </table:table-cell>
              <table:table-cell office:value-type="float" office:value="0.47568">
                <text:p>0.47568</text:p>
              </table:table-cell>
              <table:table-cell office:value-type="float" office:value="0.484218">
                <text:p>0.484218</text:p>
              </table:table-cell>
              <table:table-cell office:value-type="float" office:value="0.488158">
                <text:p>0.488158</text:p>
              </table:table-cell>
              <table:table-cell office:value-type="float" office:value="0.429554">
                <text:p>0.4295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06757">
                <text:p>0.306757</text:p>
              </table:table-cell>
              <table:table-cell office:value-type="float" office:value="0.412764">
                <text:p>0.412764</text:p>
              </table:table-cell>
              <table:table-cell office:value-type="float" office:value="0.419348">
                <text:p>0.419348</text:p>
              </table:table-cell>
              <table:table-cell office:value-type="float" office:value="0.42798">
                <text:p>0.42798</text:p>
              </table:table-cell>
              <table:table-cell office:value-type="float" office:value="0.440823">
                <text:p>0.440823</text:p>
              </table:table-cell>
              <table:table-cell office:value-type="float" office:value="0.448579">
                <text:p>0.448579</text:p>
              </table:table-cell>
              <table:table-cell office:value-type="float" office:value="0.458625">
                <text:p>0.458625</text:p>
              </table:table-cell>
              <table:table-cell office:value-type="float" office:value="0.468456">
                <text:p>0.468456</text:p>
              </table:table-cell>
              <table:table-cell office:value-type="float" office:value="0.475251">
                <text:p>0.475251</text:p>
              </table:table-cell>
              <table:table-cell office:value-type="float" office:value="0.483375">
                <text:p>0.483375</text:p>
              </table:table-cell>
              <table:table-cell office:value-type="float" office:value="0.488158">
                <text:p>0.488158</text:p>
              </table:table-cell>
              <table:table-cell office:value-type="float" office:value="0.434196">
                <text:p>0.43419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293244">
                <text:p>0.293244</text:p>
              </table:table-cell>
              <table:table-cell office:value-type="float" office:value="0.411564">
                <text:p>0.411564</text:p>
              </table:table-cell>
              <table:table-cell office:value-type="float" office:value="0.417822">
                <text:p>0.417822</text:p>
              </table:table-cell>
              <table:table-cell office:value-type="float" office:value="0.427219">
                <text:p>0.427219</text:p>
              </table:table-cell>
              <table:table-cell office:value-type="float" office:value="0.437439">
                <text:p>0.437439</text:p>
              </table:table-cell>
              <table:table-cell office:value-type="float" office:value="0.445238">
                <text:p>0.445238</text:p>
              </table:table-cell>
              <table:table-cell office:value-type="float" office:value="0.454024">
                <text:p>0.454024</text:p>
              </table:table-cell>
              <table:table-cell office:value-type="float" office:value="0.462943">
                <text:p>0.462943</text:p>
              </table:table-cell>
              <table:table-cell office:value-type="float" office:value="0.471716">
                <text:p>0.471716</text:p>
              </table:table-cell>
              <table:table-cell office:value-type="float" office:value="0.480835">
                <text:p>0.480835</text:p>
              </table:table-cell>
              <table:table-cell office:value-type="float" office:value="0.488158">
                <text:p>0.488158</text:p>
              </table:table-cell>
              <table:table-cell office:value-type="float" office:value="0.430204">
                <text:p>0.43020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28834">
                <text:p>0.28834</text:p>
              </table:table-cell>
              <table:table-cell office:value-type="float" office:value="0.411707">
                <text:p>0.411707</text:p>
              </table:table-cell>
              <table:table-cell office:value-type="float" office:value="0.419157">
                <text:p>0.419157</text:p>
              </table:table-cell>
              <table:table-cell office:value-type="float" office:value="0.427601">
                <text:p>0.427601</text:p>
              </table:table-cell>
              <table:table-cell office:value-type="float" office:value="0.437877">
                <text:p>0.437877</text:p>
              </table:table-cell>
              <table:table-cell office:value-type="float" office:value="0.447163">
                <text:p>0.447163</text:p>
              </table:table-cell>
              <table:table-cell office:value-type="float" office:value="0.4556">
                <text:p>0.4556</text:p>
              </table:table-cell>
              <table:table-cell office:value-type="float" office:value="0.464539">
                <text:p>0.464539</text:p>
              </table:table-cell>
              <table:table-cell office:value-type="float" office:value="0.472744">
                <text:p>0.472744</text:p>
              </table:table-cell>
              <table:table-cell office:value-type="float" office:value="0.48293">
                <text:p>0.48293</text:p>
              </table:table-cell>
              <table:table-cell office:value-type="float" office:value="0.488158">
                <text:p>0.488158</text:p>
              </table:table-cell>
              <table:table-cell office:value-type="float" office:value="0.430766">
                <text:p>0.43076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09335">
                <text:p>0.309335</text:p>
              </table:table-cell>
              <table:table-cell office:value-type="float" office:value="0.410718">
                <text:p>0.410718</text:p>
              </table:table-cell>
              <table:table-cell office:value-type="float" office:value="0.418802">
                <text:p>0.418802</text:p>
              </table:table-cell>
              <table:table-cell office:value-type="float" office:value="0.425517">
                <text:p>0.425517</text:p>
              </table:table-cell>
              <table:table-cell office:value-type="float" office:value="0.437626">
                <text:p>0.437626</text:p>
              </table:table-cell>
              <table:table-cell office:value-type="float" office:value="0.444981">
                <text:p>0.444981</text:p>
              </table:table-cell>
              <table:table-cell office:value-type="float" office:value="0.45583">
                <text:p>0.45583</text:p>
              </table:table-cell>
              <table:table-cell office:value-type="float" office:value="0.463815">
                <text:p>0.463815</text:p>
              </table:table-cell>
              <table:table-cell office:value-type="float" office:value="0.471973">
                <text:p>0.471973</text:p>
              </table:table-cell>
              <table:table-cell office:value-type="float" office:value="0.481866">
                <text:p>0.481866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12886">
                <text:p>0.312886</text:p>
              </table:table-cell>
              <table:table-cell office:value-type="float" office:value="0.409229">
                <text:p>0.409229</text:p>
              </table:table-cell>
              <table:table-cell office:value-type="float" office:value="0.418827">
                <text:p>0.418827</text:p>
              </table:table-cell>
              <table:table-cell office:value-type="float" office:value="0.424746">
                <text:p>0.424746</text:p>
              </table:table-cell>
              <table:table-cell office:value-type="float" office:value="0.43801">
                <text:p>0.43801</text:p>
              </table:table-cell>
              <table:table-cell office:value-type="float" office:value="0.445435">
                <text:p>0.445435</text:p>
              </table:table-cell>
              <table:table-cell office:value-type="float" office:value="0.456507">
                <text:p>0.456507</text:p>
              </table:table-cell>
              <table:table-cell office:value-type="float" office:value="0.46475">
                <text:p>0.46475</text:p>
              </table:table-cell>
              <table:table-cell office:value-type="float" office:value="0.473245">
                <text:p>0.473245</text:p>
              </table:table-cell>
              <table:table-cell office:value-type="float" office:value="0.482526">
                <text:p>0.482526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616">
                <text:p>0.43261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14179">
                <text:p>0.314179</text:p>
              </table:table-cell>
              <table:table-cell office:value-type="float" office:value="0.405878">
                <text:p>0.405878</text:p>
              </table:table-cell>
              <table:table-cell office:value-type="float" office:value="0.419045">
                <text:p>0.419045</text:p>
              </table:table-cell>
              <table:table-cell office:value-type="float" office:value="0.427683">
                <text:p>0.427683</text:p>
              </table:table-cell>
              <table:table-cell office:value-type="float" office:value="0.441729">
                <text:p>0.441729</text:p>
              </table:table-cell>
              <table:table-cell office:value-type="float" office:value="0.446714">
                <text:p>0.446714</text:p>
              </table:table-cell>
              <table:table-cell office:value-type="float" office:value="0.459217">
                <text:p>0.459217</text:p>
              </table:table-cell>
              <table:table-cell office:value-type="float" office:value="0.46863">
                <text:p>0.46863</text:p>
              </table:table-cell>
              <table:table-cell office:value-type="float" office:value="0.476856">
                <text:p>0.476856</text:p>
              </table:table-cell>
              <table:table-cell office:value-type="float" office:value="0.485421">
                <text:p>0.485421</text:p>
              </table:table-cell>
              <table:table-cell office:value-type="float" office:value="0.488158">
                <text:p>0.488158</text:p>
              </table:table-cell>
              <table:table-cell office:value-type="float" office:value="0.434535">
                <text:p>0.43453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26903">
                <text:p>0.326903</text:p>
              </table:table-cell>
              <table:table-cell office:value-type="float" office:value="0.405736">
                <text:p>0.405736</text:p>
              </table:table-cell>
              <table:table-cell office:value-type="float" office:value="0.417927">
                <text:p>0.417927</text:p>
              </table:table-cell>
              <table:table-cell office:value-type="float" office:value="0.426171">
                <text:p>0.426171</text:p>
              </table:table-cell>
              <table:table-cell office:value-type="float" office:value="0.438823">
                <text:p>0.438823</text:p>
              </table:table-cell>
              <table:table-cell office:value-type="float" office:value="0.445617">
                <text:p>0.445617</text:p>
              </table:table-cell>
              <table:table-cell office:value-type="float" office:value="0.458555">
                <text:p>0.458555</text:p>
              </table:table-cell>
              <table:table-cell office:value-type="float" office:value="0.468187">
                <text:p>0.468187</text:p>
              </table:table-cell>
              <table:table-cell office:value-type="float" office:value="0.476365">
                <text:p>0.476365</text:p>
              </table:table-cell>
              <table:table-cell office:value-type="float" office:value="0.485312">
                <text:p>0.485312</text:p>
              </table:table-cell>
              <table:table-cell office:value-type="float" office:value="0.488158">
                <text:p>0.488158</text:p>
              </table:table-cell>
              <table:table-cell office:value-type="float" office:value="0.43496">
                <text:p>0.4349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16952">
                <text:p>0.316952</text:p>
              </table:table-cell>
              <table:table-cell office:value-type="float" office:value="0.407653">
                <text:p>0.407653</text:p>
              </table:table-cell>
              <table:table-cell office:value-type="float" office:value="0.418513">
                <text:p>0.418513</text:p>
              </table:table-cell>
              <table:table-cell office:value-type="float" office:value="0.427788">
                <text:p>0.427788</text:p>
              </table:table-cell>
              <table:table-cell office:value-type="float" office:value="0.439279">
                <text:p>0.439279</text:p>
              </table:table-cell>
              <table:table-cell office:value-type="float" office:value="0.446796">
                <text:p>0.446796</text:p>
              </table:table-cell>
              <table:table-cell office:value-type="float" office:value="0.458199">
                <text:p>0.458199</text:p>
              </table:table-cell>
              <table:table-cell office:value-type="float" office:value="0.46697">
                <text:p>0.46697</text:p>
              </table:table-cell>
              <table:table-cell office:value-type="float" office:value="0.475813">
                <text:p>0.475813</text:p>
              </table:table-cell>
              <table:table-cell office:value-type="float" office:value="0.485734">
                <text:p>0.485734</text:p>
              </table:table-cell>
              <table:table-cell office:value-type="float" office:value="0.488158">
                <text:p>0.488158</text:p>
              </table:table-cell>
              <table:table-cell office:value-type="float" office:value="0.43437">
                <text:p>0.4343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312442">
                <text:p>0.312442</text:p>
              </table:table-cell>
              <table:table-cell office:value-type="float" office:value="0.407468">
                <text:p>0.407468</text:p>
              </table:table-cell>
              <table:table-cell office:value-type="float" office:value="0.418263">
                <text:p>0.418263</text:p>
              </table:table-cell>
              <table:table-cell office:value-type="float" office:value="0.429807">
                <text:p>0.429807</text:p>
              </table:table-cell>
              <table:table-cell office:value-type="float" office:value="0.440758">
                <text:p>0.440758</text:p>
              </table:table-cell>
              <table:table-cell office:value-type="float" office:value="0.44979">
                <text:p>0.44979</text:p>
              </table:table-cell>
              <table:table-cell office:value-type="float" office:value="0.461417">
                <text:p>0.461417</text:p>
              </table:table-cell>
              <table:table-cell office:value-type="float" office:value="0.469335">
                <text:p>0.469335</text:p>
              </table:table-cell>
              <table:table-cell office:value-type="float" office:value="0.476365">
                <text:p>0.476365</text:p>
              </table:table-cell>
              <table:table-cell office:value-type="float" office:value="0.485713">
                <text:p>0.485713</text:p>
              </table:table-cell>
              <table:table-cell office:value-type="float" office:value="0.488158">
                <text:p>0.488158</text:p>
              </table:table-cell>
              <table:table-cell office:value-type="float" office:value="0.435136">
                <text:p>0.43513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18728">
                <text:p>0.318728</text:p>
              </table:table-cell>
              <table:table-cell office:value-type="float" office:value="0.400818">
                <text:p>0.400818</text:p>
              </table:table-cell>
              <table:table-cell office:value-type="float" office:value="0.416062">
                <text:p>0.416062</text:p>
              </table:table-cell>
              <table:table-cell office:value-type="float" office:value="0.426183">
                <text:p>0.426183</text:p>
              </table:table-cell>
              <table:table-cell office:value-type="float" office:value="0.438264">
                <text:p>0.438264</text:p>
              </table:table-cell>
              <table:table-cell office:value-type="float" office:value="0.445804">
                <text:p>0.445804</text:p>
              </table:table-cell>
              <table:table-cell office:value-type="float" office:value="0.457448">
                <text:p>0.457448</text:p>
              </table:table-cell>
              <table:table-cell office:value-type="float" office:value="0.466272">
                <text:p>0.466272</text:p>
              </table:table-cell>
              <table:table-cell office:value-type="float" office:value="0.475096">
                <text:p>0.475096</text:p>
              </table:table-cell>
              <table:table-cell office:value-type="float" office:value="0.48389">
                <text:p>0.48389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857">
                <text:p>0.4328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33205">
                <text:p>0.333205</text:p>
              </table:table-cell>
              <table:table-cell office:value-type="float" office:value="0.403139">
                <text:p>0.403139</text:p>
              </table:table-cell>
              <table:table-cell office:value-type="float" office:value="0.417077">
                <text:p>0.417077</text:p>
              </table:table-cell>
              <table:table-cell office:value-type="float" office:value="0.424878">
                <text:p>0.424878</text:p>
              </table:table-cell>
              <table:table-cell office:value-type="float" office:value="0.438107">
                <text:p>0.438107</text:p>
              </table:table-cell>
              <table:table-cell office:value-type="float" office:value="0.446454">
                <text:p>0.446454</text:p>
              </table:table-cell>
              <table:table-cell office:value-type="float" office:value="0.458272">
                <text:p>0.458272</text:p>
              </table:table-cell>
              <table:table-cell office:value-type="float" office:value="0.466271">
                <text:p>0.466271</text:p>
              </table:table-cell>
              <table:table-cell office:value-type="float" office:value="0.474049">
                <text:p>0.474049</text:p>
              </table:table-cell>
              <table:table-cell office:value-type="float" office:value="0.482674">
                <text:p>0.482674</text:p>
              </table:table-cell>
              <table:table-cell office:value-type="float" office:value="0.488158">
                <text:p>0.488158</text:p>
              </table:table-cell>
              <table:table-cell office:value-type="float" office:value="0.434413">
                <text:p>0.43441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287525">
                <text:p>0.287525</text:p>
              </table:table-cell>
              <table:table-cell office:value-type="float" office:value="0.387062">
                <text:p>0.387062</text:p>
              </table:table-cell>
              <table:table-cell office:value-type="float" office:value="0.4138">
                <text:p>0.4138</text:p>
              </table:table-cell>
              <table:table-cell office:value-type="float" office:value="0.420176">
                <text:p>0.420176</text:p>
              </table:table-cell>
              <table:table-cell office:value-type="float" office:value="0.429386">
                <text:p>0.429386</text:p>
              </table:table-cell>
              <table:table-cell office:value-type="float" office:value="0.440146">
                <text:p>0.440146</text:p>
              </table:table-cell>
              <table:table-cell office:value-type="float" office:value="0.450856">
                <text:p>0.450856</text:p>
              </table:table-cell>
              <table:table-cell office:value-type="float" office:value="0.463392">
                <text:p>0.463392</text:p>
              </table:table-cell>
              <table:table-cell office:value-type="float" office:value="0.472261">
                <text:p>0.472261</text:p>
              </table:table-cell>
              <table:table-cell office:value-type="float" office:value="0.48221">
                <text:p>0.48221</text:p>
              </table:table-cell>
              <table:table-cell office:value-type="float" office:value="0.488158">
                <text:p>0.488158</text:p>
              </table:table-cell>
              <table:table-cell office:value-type="float" office:value="0.424681">
                <text:p>0.42468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296478">
                <text:p>0.296478</text:p>
              </table:table-cell>
              <table:table-cell office:value-type="float" office:value="0.393759">
                <text:p>0.393759</text:p>
              </table:table-cell>
              <table:table-cell office:value-type="float" office:value="0.414491">
                <text:p>0.414491</text:p>
              </table:table-cell>
              <table:table-cell office:value-type="float" office:value="0.423364">
                <text:p>0.423364</text:p>
              </table:table-cell>
              <table:table-cell office:value-type="float" office:value="0.434498">
                <text:p>0.434498</text:p>
              </table:table-cell>
              <table:table-cell office:value-type="float" office:value="0.445739">
                <text:p>0.445739</text:p>
              </table:table-cell>
              <table:table-cell office:value-type="float" office:value="0.457857">
                <text:p>0.457857</text:p>
              </table:table-cell>
              <table:table-cell office:value-type="float" office:value="0.466063">
                <text:p>0.466063</text:p>
              </table:table-cell>
              <table:table-cell office:value-type="float" office:value="0.474321">
                <text:p>0.474321</text:p>
              </table:table-cell>
              <table:table-cell office:value-type="float" office:value="0.483665">
                <text:p>0.48366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9023">
                <text:p>0.42902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290786">
                <text:p>0.290786</text:p>
              </table:table-cell>
              <table:table-cell office:value-type="float" office:value="0.388155">
                <text:p>0.388155</text:p>
              </table:table-cell>
              <table:table-cell office:value-type="float" office:value="0.415138">
                <text:p>0.415138</text:p>
              </table:table-cell>
              <table:table-cell office:value-type="float" office:value="0.423299">
                <text:p>0.423299</text:p>
              </table:table-cell>
              <table:table-cell office:value-type="float" office:value="0.433612">
                <text:p>0.433612</text:p>
              </table:table-cell>
              <table:table-cell office:value-type="float" office:value="0.444236">
                <text:p>0.444236</text:p>
              </table:table-cell>
              <table:table-cell office:value-type="float" office:value="0.455015">
                <text:p>0.455015</text:p>
              </table:table-cell>
              <table:table-cell office:value-type="float" office:value="0.463072">
                <text:p>0.463072</text:p>
              </table:table-cell>
              <table:table-cell office:value-type="float" office:value="0.472148">
                <text:p>0.472148</text:p>
              </table:table-cell>
              <table:table-cell office:value-type="float" office:value="0.481722">
                <text:p>0.481722</text:p>
              </table:table-cell>
              <table:table-cell office:value-type="float" office:value="0.488158">
                <text:p>0.488158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25398">
                <text:p>0.25398</text:p>
              </table:table-cell>
              <table:table-cell office:value-type="float" office:value="0.387236">
                <text:p>0.387236</text:p>
              </table:table-cell>
              <table:table-cell office:value-type="float" office:value="0.41606">
                <text:p>0.41606</text:p>
              </table:table-cell>
              <table:table-cell office:value-type="float" office:value="0.42124">
                <text:p>0.42124</text:p>
              </table:table-cell>
              <table:table-cell office:value-type="float" office:value="0.431996">
                <text:p>0.431996</text:p>
              </table:table-cell>
              <table:table-cell office:value-type="float" office:value="0.446064">
                <text:p>0.446064</text:p>
              </table:table-cell>
              <table:table-cell office:value-type="float" office:value="0.458243">
                <text:p>0.458243</text:p>
              </table:table-cell>
              <table:table-cell office:value-type="float" office:value="0.465329">
                <text:p>0.465329</text:p>
              </table:table-cell>
              <table:table-cell office:value-type="float" office:value="0.474048">
                <text:p>0.474048</text:p>
              </table:table-cell>
              <table:table-cell office:value-type="float" office:value="0.48113">
                <text:p>0.48113</text:p>
              </table:table-cell>
              <table:table-cell office:value-type="float" office:value="0.488158">
                <text:p>0.488158</text:p>
              </table:table-cell>
              <table:table-cell office:value-type="float" office:value="0.423533">
                <text:p>0.42353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212393">
                <text:p>0.212393</text:p>
              </table:table-cell>
              <table:table-cell office:value-type="float" office:value="0.383043">
                <text:p>0.383043</text:p>
              </table:table-cell>
              <table:table-cell office:value-type="float" office:value="0.41599">
                <text:p>0.41599</text:p>
              </table:table-cell>
              <table:table-cell office:value-type="float" office:value="0.421744">
                <text:p>0.421744</text:p>
              </table:table-cell>
              <table:table-cell office:value-type="float" office:value="0.431196">
                <text:p>0.431196</text:p>
              </table:table-cell>
              <table:table-cell office:value-type="float" office:value="0.445029">
                <text:p>0.445029</text:p>
              </table:table-cell>
              <table:table-cell office:value-type="float" office:value="0.455607">
                <text:p>0.455607</text:p>
              </table:table-cell>
              <table:table-cell office:value-type="float" office:value="0.464744">
                <text:p>0.464744</text:p>
              </table:table-cell>
              <table:table-cell office:value-type="float" office:value="0.472499">
                <text:p>0.472499</text:p>
              </table:table-cell>
              <table:table-cell office:value-type="float" office:value="0.480924">
                <text:p>0.48092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8317">
                <text:p>0.41831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205932">
                <text:p>0.205932</text:p>
              </table:table-cell>
              <table:table-cell office:value-type="float" office:value="0.368541">
                <text:p>0.368541</text:p>
              </table:table-cell>
              <table:table-cell office:value-type="float" office:value="0.412268">
                <text:p>0.412268</text:p>
              </table:table-cell>
              <table:table-cell office:value-type="float" office:value="0.420756">
                <text:p>0.420756</text:p>
              </table:table-cell>
              <table:table-cell office:value-type="float" office:value="0.430075">
                <text:p>0.430075</text:p>
              </table:table-cell>
              <table:table-cell office:value-type="float" office:value="0.442855">
                <text:p>0.442855</text:p>
              </table:table-cell>
              <table:table-cell office:value-type="float" office:value="0.453537">
                <text:p>0.453537</text:p>
              </table:table-cell>
              <table:table-cell office:value-type="float" office:value="0.46345">
                <text:p>0.46345</text:p>
              </table:table-cell>
              <table:table-cell office:value-type="float" office:value="0.47124">
                <text:p>0.47124</text:p>
              </table:table-cell>
              <table:table-cell office:value-type="float" office:value="0.479954">
                <text:p>0.47995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4861">
                <text:p>0.41486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17906">
                <text:p>0.17906</text:p>
              </table:table-cell>
              <table:table-cell office:value-type="float" office:value="0.375379">
                <text:p>0.375379</text:p>
              </table:table-cell>
              <table:table-cell office:value-type="float" office:value="0.41557">
                <text:p>0.41557</text:p>
              </table:table-cell>
              <table:table-cell office:value-type="float" office:value="0.423825">
                <text:p>0.423825</text:p>
              </table:table-cell>
              <table:table-cell office:value-type="float" office:value="0.434893">
                <text:p>0.434893</text:p>
              </table:table-cell>
              <table:table-cell office:value-type="float" office:value="0.444978">
                <text:p>0.444978</text:p>
              </table:table-cell>
              <table:table-cell office:value-type="float" office:value="0.457459">
                <text:p>0.457459</text:p>
              </table:table-cell>
              <table:table-cell office:value-type="float" office:value="0.464929">
                <text:p>0.464929</text:p>
              </table:table-cell>
              <table:table-cell office:value-type="float" office:value="0.471664">
                <text:p>0.471664</text:p>
              </table:table-cell>
              <table:table-cell office:value-type="float" office:value="0.48174">
                <text:p>0.4817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495">
                <text:p>0.4149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194953">
                <text:p>0.194953</text:p>
              </table:table-cell>
              <table:table-cell office:value-type="float" office:value="0.371271">
                <text:p>0.371271</text:p>
              </table:table-cell>
              <table:table-cell office:value-type="float" office:value="0.414047">
                <text:p>0.414047</text:p>
              </table:table-cell>
              <table:table-cell office:value-type="float" office:value="0.421368">
                <text:p>0.421368</text:p>
              </table:table-cell>
              <table:table-cell office:value-type="float" office:value="0.431279">
                <text:p>0.431279</text:p>
              </table:table-cell>
              <table:table-cell office:value-type="float" office:value="0.443525">
                <text:p>0.443525</text:p>
              </table:table-cell>
              <table:table-cell office:value-type="float" office:value="0.450163">
                <text:p>0.450163</text:p>
              </table:table-cell>
              <table:table-cell office:value-type="float" office:value="0.461471">
                <text:p>0.461471</text:p>
              </table:table-cell>
              <table:table-cell office:value-type="float" office:value="0.470578">
                <text:p>0.470578</text:p>
              </table:table-cell>
              <table:table-cell office:value-type="float" office:value="0.481033">
                <text:p>0.481033</text:p>
              </table:table-cell>
              <table:table-cell office:value-type="float" office:value="0.488158">
                <text:p>0.488158</text:p>
              </table:table-cell>
              <table:table-cell office:value-type="float" office:value="0.413969">
                <text:p>0.41396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224901">
                <text:p>0.224901</text:p>
              </table:table-cell>
              <table:table-cell office:value-type="float" office:value="0.375201">
                <text:p>0.375201</text:p>
              </table:table-cell>
              <table:table-cell office:value-type="float" office:value="0.4128">
                <text:p>0.4128</text:p>
              </table:table-cell>
              <table:table-cell office:value-type="float" office:value="0.420427">
                <text:p>0.420427</text:p>
              </table:table-cell>
              <table:table-cell office:value-type="float" office:value="0.434153">
                <text:p>0.434153</text:p>
              </table:table-cell>
              <table:table-cell office:value-type="float" office:value="0.444935">
                <text:p>0.444935</text:p>
              </table:table-cell>
              <table:table-cell office:value-type="float" office:value="0.453465">
                <text:p>0.453465</text:p>
              </table:table-cell>
              <table:table-cell office:value-type="float" office:value="0.464066">
                <text:p>0.464066</text:p>
              </table:table-cell>
              <table:table-cell office:value-type="float" office:value="0.473168">
                <text:p>0.473168</text:p>
              </table:table-cell>
              <table:table-cell office:value-type="float" office:value="0.482407">
                <text:p>0.482407</text:p>
              </table:table-cell>
              <table:table-cell office:value-type="float" office:value="0.488158">
                <text:p>0.488158</text:p>
              </table:table-cell>
              <table:table-cell office:value-type="float" office:value="0.418552">
                <text:p>0.4185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09397">
                <text:p>0.209397</text:p>
              </table:table-cell>
              <table:table-cell office:value-type="float" office:value="0.371516">
                <text:p>0.371516</text:p>
              </table:table-cell>
              <table:table-cell office:value-type="float" office:value="0.413523">
                <text:p>0.413523</text:p>
              </table:table-cell>
              <table:table-cell office:value-type="float" office:value="0.420125">
                <text:p>0.420125</text:p>
              </table:table-cell>
              <table:table-cell office:value-type="float" office:value="0.432671">
                <text:p>0.432671</text:p>
              </table:table-cell>
              <table:table-cell office:value-type="float" office:value="0.445095">
                <text:p>0.445095</text:p>
              </table:table-cell>
              <table:table-cell office:value-type="float" office:value="0.454524">
                <text:p>0.454524</text:p>
              </table:table-cell>
              <table:table-cell office:value-type="float" office:value="0.462934">
                <text:p>0.462934</text:p>
              </table:table-cell>
              <table:table-cell office:value-type="float" office:value="0.47218">
                <text:p>0.47218</text:p>
              </table:table-cell>
              <table:table-cell office:value-type="float" office:value="0.481668">
                <text:p>0.481668</text:p>
              </table:table-cell>
              <table:table-cell office:value-type="float" office:value="0.488158">
                <text:p>0.488158</text:p>
              </table:table-cell>
              <table:table-cell office:value-type="float" office:value="0.416363">
                <text:p>0.41636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224618">
                <text:p>0.224618</text:p>
              </table:table-cell>
              <table:table-cell office:value-type="float" office:value="0.383855">
                <text:p>0.383855</text:p>
              </table:table-cell>
              <table:table-cell office:value-type="float" office:value="0.41419">
                <text:p>0.41419</text:p>
              </table:table-cell>
              <table:table-cell office:value-type="float" office:value="0.420974">
                <text:p>0.420974</text:p>
              </table:table-cell>
              <table:table-cell office:value-type="float" office:value="0.433558">
                <text:p>0.433558</text:p>
              </table:table-cell>
              <table:table-cell office:value-type="float" office:value="0.446275">
                <text:p>0.446275</text:p>
              </table:table-cell>
              <table:table-cell office:value-type="float" office:value="0.457488">
                <text:p>0.457488</text:p>
              </table:table-cell>
              <table:table-cell office:value-type="float" office:value="0.464984">
                <text:p>0.464984</text:p>
              </table:table-cell>
              <table:table-cell office:value-type="float" office:value="0.472943">
                <text:p>0.472943</text:p>
              </table:table-cell>
              <table:table-cell office:value-type="float" office:value="0.481247">
                <text:p>0.481247</text:p>
              </table:table-cell>
              <table:table-cell office:value-type="float" office:value="0.488158">
                <text:p>0.488158</text:p>
              </table:table-cell>
              <table:table-cell office:value-type="float" office:value="0.420013">
                <text:p>0.42001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262123">
                <text:p>0.262123</text:p>
              </table:table-cell>
              <table:table-cell office:value-type="float" office:value="0.389971">
                <text:p>0.389971</text:p>
              </table:table-cell>
              <table:table-cell office:value-type="float" office:value="0.416505">
                <text:p>0.416505</text:p>
              </table:table-cell>
              <table:table-cell office:value-type="float" office:value="0.424148">
                <text:p>0.424148</text:p>
              </table:table-cell>
              <table:table-cell office:value-type="float" office:value="0.439722">
                <text:p>0.439722</text:p>
              </table:table-cell>
              <table:table-cell office:value-type="float" office:value="0.448351">
                <text:p>0.448351</text:p>
              </table:table-cell>
              <table:table-cell office:value-type="float" office:value="0.459738">
                <text:p>0.459738</text:p>
              </table:table-cell>
              <table:table-cell office:value-type="float" office:value="0.466015">
                <text:p>0.466015</text:p>
              </table:table-cell>
              <table:table-cell office:value-type="float" office:value="0.474614">
                <text:p>0.474614</text:p>
              </table:table-cell>
              <table:table-cell office:value-type="float" office:value="0.481745">
                <text:p>0.48174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6293">
                <text:p>0.42629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268704">
                <text:p>0.268704</text:p>
              </table:table-cell>
              <table:table-cell office:value-type="float" office:value="0.394224">
                <text:p>0.394224</text:p>
              </table:table-cell>
              <table:table-cell office:value-type="float" office:value="0.417383">
                <text:p>0.417383</text:p>
              </table:table-cell>
              <table:table-cell office:value-type="float" office:value="0.425411">
                <text:p>0.425411</text:p>
              </table:table-cell>
              <table:table-cell office:value-type="float" office:value="0.437062">
                <text:p>0.437062</text:p>
              </table:table-cell>
              <table:table-cell office:value-type="float" office:value="0.445657">
                <text:p>0.445657</text:p>
              </table:table-cell>
              <table:table-cell office:value-type="float" office:value="0.455875">
                <text:p>0.455875</text:p>
              </table:table-cell>
              <table:table-cell office:value-type="float" office:value="0.46455">
                <text:p>0.46455</text:p>
              </table:table-cell>
              <table:table-cell office:value-type="float" office:value="0.473721">
                <text:p>0.473721</text:p>
              </table:table-cell>
              <table:table-cell office:value-type="float" office:value="0.48206">
                <text:p>0.48206</text:p>
              </table:table-cell>
              <table:table-cell office:value-type="float" office:value="0.488158">
                <text:p>0.488158</text:p>
              </table:table-cell>
              <table:table-cell office:value-type="float" office:value="0.426465">
                <text:p>0.42646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271581">
                <text:p>0.271581</text:p>
              </table:table-cell>
              <table:table-cell office:value-type="float" office:value="0.401462">
                <text:p>0.401462</text:p>
              </table:table-cell>
              <table:table-cell office:value-type="float" office:value="0.417669">
                <text:p>0.417669</text:p>
              </table:table-cell>
              <table:table-cell office:value-type="float" office:value="0.424861">
                <text:p>0.424861</text:p>
              </table:table-cell>
              <table:table-cell office:value-type="float" office:value="0.434266">
                <text:p>0.434266</text:p>
              </table:table-cell>
              <table:table-cell office:value-type="float" office:value="0.444491">
                <text:p>0.444491</text:p>
              </table:table-cell>
              <table:table-cell office:value-type="float" office:value="0.455456">
                <text:p>0.455456</text:p>
              </table:table-cell>
              <table:table-cell office:value-type="float" office:value="0.464949">
                <text:p>0.464949</text:p>
              </table:table-cell>
              <table:table-cell office:value-type="float" office:value="0.47502">
                <text:p>0.47502</text:p>
              </table:table-cell>
              <table:table-cell office:value-type="float" office:value="0.482441">
                <text:p>0.482441</text:p>
              </table:table-cell>
              <table:table-cell office:value-type="float" office:value="0.488158">
                <text:p>0.488158</text:p>
              </table:table-cell>
              <table:table-cell office:value-type="float" office:value="0.42722">
                <text:p>0.4272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266866">
                <text:p>0.266866</text:p>
              </table:table-cell>
              <table:table-cell office:value-type="float" office:value="0.401134">
                <text:p>0.401134</text:p>
              </table:table-cell>
              <table:table-cell office:value-type="float" office:value="0.418109">
                <text:p>0.418109</text:p>
              </table:table-cell>
              <table:table-cell office:value-type="float" office:value="0.425481">
                <text:p>0.425481</text:p>
              </table:table-cell>
              <table:table-cell office:value-type="float" office:value="0.434852">
                <text:p>0.434852</text:p>
              </table:table-cell>
              <table:table-cell office:value-type="float" office:value="0.444633">
                <text:p>0.444633</text:p>
              </table:table-cell>
              <table:table-cell office:value-type="float" office:value="0.454047">
                <text:p>0.454047</text:p>
              </table:table-cell>
              <table:table-cell office:value-type="float" office:value="0.462975">
                <text:p>0.462975</text:p>
              </table:table-cell>
              <table:table-cell office:value-type="float" office:value="0.473544">
                <text:p>0.473544</text:p>
              </table:table-cell>
              <table:table-cell office:value-type="float" office:value="0.48194">
                <text:p>0.48194</text:p>
              </table:table-cell>
              <table:table-cell office:value-type="float" office:value="0.488158">
                <text:p>0.488158</text:p>
              </table:table-cell>
              <table:table-cell office:value-type="float" office:value="0.426358">
                <text:p>0.42635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306239">
                <text:p>0.306239</text:p>
              </table:table-cell>
              <table:table-cell office:value-type="float" office:value="0.404848">
                <text:p>0.404848</text:p>
              </table:table-cell>
              <table:table-cell office:value-type="float" office:value="0.41758">
                <text:p>0.41758</text:p>
              </table:table-cell>
              <table:table-cell office:value-type="float" office:value="0.42589">
                <text:p>0.42589</text:p>
              </table:table-cell>
              <table:table-cell office:value-type="float" office:value="0.436198">
                <text:p>0.436198</text:p>
              </table:table-cell>
              <table:table-cell office:value-type="float" office:value="0.446777">
                <text:p>0.446777</text:p>
              </table:table-cell>
              <table:table-cell office:value-type="float" office:value="0.455993">
                <text:p>0.455993</text:p>
              </table:table-cell>
              <table:table-cell office:value-type="float" office:value="0.465664">
                <text:p>0.465664</text:p>
              </table:table-cell>
              <table:table-cell office:value-type="float" office:value="0.475592">
                <text:p>0.475592</text:p>
              </table:table-cell>
              <table:table-cell office:value-type="float" office:value="0.48247">
                <text:p>0.48247</text:p>
              </table:table-cell>
              <table:table-cell office:value-type="float" office:value="0.488158">
                <text:p>0.488158</text:p>
              </table:table-cell>
              <table:table-cell office:value-type="float" office:value="0.431725">
                <text:p>0.43172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1204">
                <text:p>0.31204</text:p>
              </table:table-cell>
              <table:table-cell office:value-type="float" office:value="0.407469">
                <text:p>0.407469</text:p>
              </table:table-cell>
              <table:table-cell office:value-type="float" office:value="0.418082">
                <text:p>0.418082</text:p>
              </table:table-cell>
              <table:table-cell office:value-type="float" office:value="0.425403">
                <text:p>0.425403</text:p>
              </table:table-cell>
              <table:table-cell office:value-type="float" office:value="0.437239">
                <text:p>0.437239</text:p>
              </table:table-cell>
              <table:table-cell office:value-type="float" office:value="0.447085">
                <text:p>0.447085</text:p>
              </table:table-cell>
              <table:table-cell office:value-type="float" office:value="0.4563">
                <text:p>0.4563</text:p>
              </table:table-cell>
              <table:table-cell office:value-type="float" office:value="0.465956">
                <text:p>0.465956</text:p>
              </table:table-cell>
              <table:table-cell office:value-type="float" office:value="0.476298">
                <text:p>0.476298</text:p>
              </table:table-cell>
              <table:table-cell office:value-type="float" office:value="0.48343">
                <text:p>0.48343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93">
                <text:p>0.4329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241317">
                <text:p>0.241317</text:p>
              </table:table-cell>
              <table:table-cell office:value-type="float" office:value="0.39454">
                <text:p>0.39454</text:p>
              </table:table-cell>
              <table:table-cell office:value-type="float" office:value="0.414433">
                <text:p>0.414433</text:p>
              </table:table-cell>
              <table:table-cell office:value-type="float" office:value="0.419776">
                <text:p>0.419776</text:p>
              </table:table-cell>
              <table:table-cell office:value-type="float" office:value="0.427363">
                <text:p>0.427363</text:p>
              </table:table-cell>
              <table:table-cell office:value-type="float" office:value="0.440733">
                <text:p>0.440733</text:p>
              </table:table-cell>
              <table:table-cell office:value-type="float" office:value="0.449435">
                <text:p>0.449435</text:p>
              </table:table-cell>
              <table:table-cell office:value-type="float" office:value="0.460363">
                <text:p>0.460363</text:p>
              </table:table-cell>
              <table:table-cell office:value-type="float" office:value="0.472737">
                <text:p>0.472737</text:p>
              </table:table-cell>
              <table:table-cell office:value-type="float" office:value="0.482193">
                <text:p>0.482193</text:p>
              </table:table-cell>
              <table:table-cell office:value-type="float" office:value="0.488158">
                <text:p>0.488158</text:p>
              </table:table-cell>
              <table:table-cell office:value-type="float" office:value="0.420289">
                <text:p>0.42028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231672">
                <text:p>0.231672</text:p>
              </table:table-cell>
              <table:table-cell office:value-type="float" office:value="0.386403">
                <text:p>0.386403</text:p>
              </table:table-cell>
              <table:table-cell office:value-type="float" office:value="0.412124">
                <text:p>0.412124</text:p>
              </table:table-cell>
              <table:table-cell office:value-type="float" office:value="0.417173">
                <text:p>0.417173</text:p>
              </table:table-cell>
              <table:table-cell office:value-type="float" office:value="0.423584">
                <text:p>0.423584</text:p>
              </table:table-cell>
              <table:table-cell office:value-type="float" office:value="0.436214">
                <text:p>0.436214</text:p>
              </table:table-cell>
              <table:table-cell office:value-type="float" office:value="0.445268">
                <text:p>0.445268</text:p>
              </table:table-cell>
              <table:table-cell office:value-type="float" office:value="0.454954">
                <text:p>0.454954</text:p>
              </table:table-cell>
              <table:table-cell office:value-type="float" office:value="0.467189">
                <text:p>0.467189</text:p>
              </table:table-cell>
              <table:table-cell office:value-type="float" office:value="0.480222">
                <text:p>0.480222</text:p>
              </table:table-cell>
              <table:table-cell office:value-type="float" office:value="0.488158">
                <text:p>0.488158</text:p>
              </table:table-cell>
              <table:table-cell office:value-type="float" office:value="0.41548">
                <text:p>0.4154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54649">
                <text:p>0.254649</text:p>
              </table:table-cell>
              <table:table-cell office:value-type="float" office:value="0.39639">
                <text:p>0.39639</text:p>
              </table:table-cell>
              <table:table-cell office:value-type="float" office:value="0.41391">
                <text:p>0.41391</text:p>
              </table:table-cell>
              <table:table-cell office:value-type="float" office:value="0.419971">
                <text:p>0.419971</text:p>
              </table:table-cell>
              <table:table-cell office:value-type="float" office:value="0.428711">
                <text:p>0.428711</text:p>
              </table:table-cell>
              <table:table-cell office:value-type="float" office:value="0.441866">
                <text:p>0.441866</text:p>
              </table:table-cell>
              <table:table-cell office:value-type="float" office:value="0.446294">
                <text:p>0.446294</text:p>
              </table:table-cell>
              <table:table-cell office:value-type="float" office:value="0.458415">
                <text:p>0.458415</text:p>
              </table:table-cell>
              <table:table-cell office:value-type="float" office:value="0.469873">
                <text:p>0.469873</text:p>
              </table:table-cell>
              <table:table-cell office:value-type="float" office:value="0.482495">
                <text:p>0.48249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1257">
                <text:p>0.42125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253862">
                <text:p>0.253862</text:p>
              </table:table-cell>
              <table:table-cell office:value-type="float" office:value="0.38513">
                <text:p>0.38513</text:p>
              </table:table-cell>
              <table:table-cell office:value-type="float" office:value="0.411586">
                <text:p>0.411586</text:p>
              </table:table-cell>
              <table:table-cell office:value-type="float" office:value="0.419038">
                <text:p>0.419038</text:p>
              </table:table-cell>
              <table:table-cell office:value-type="float" office:value="0.429069">
                <text:p>0.429069</text:p>
              </table:table-cell>
              <table:table-cell office:value-type="float" office:value="0.441271">
                <text:p>0.441271</text:p>
              </table:table-cell>
              <table:table-cell office:value-type="float" office:value="0.446442">
                <text:p>0.446442</text:p>
              </table:table-cell>
              <table:table-cell office:value-type="float" office:value="0.456417">
                <text:p>0.456417</text:p>
              </table:table-cell>
              <table:table-cell office:value-type="float" office:value="0.47105">
                <text:p>0.47105</text:p>
              </table:table-cell>
              <table:table-cell office:value-type="float" office:value="0.483724">
                <text:p>0.48372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9759">
                <text:p>0.41975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226466">
                <text:p>0.226466</text:p>
              </table:table-cell>
              <table:table-cell office:value-type="float" office:value="0.384256">
                <text:p>0.384256</text:p>
              </table:table-cell>
              <table:table-cell office:value-type="float" office:value="0.412003">
                <text:p>0.412003</text:p>
              </table:table-cell>
              <table:table-cell office:value-type="float" office:value="0.418709">
                <text:p>0.418709</text:p>
              </table:table-cell>
              <table:table-cell office:value-type="float" office:value="0.425606">
                <text:p>0.425606</text:p>
              </table:table-cell>
              <table:table-cell office:value-type="float" office:value="0.436241">
                <text:p>0.436241</text:p>
              </table:table-cell>
              <table:table-cell office:value-type="float" office:value="0.445221">
                <text:p>0.445221</text:p>
              </table:table-cell>
              <table:table-cell office:value-type="float" office:value="0.453827">
                <text:p>0.453827</text:p>
              </table:table-cell>
              <table:table-cell office:value-type="float" office:value="0.464604">
                <text:p>0.464604</text:p>
              </table:table-cell>
              <table:table-cell office:value-type="float" office:value="0.481584">
                <text:p>0.48158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4852">
                <text:p>0.41485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209233">
                <text:p>0.209233</text:p>
              </table:table-cell>
              <table:table-cell office:value-type="float" office:value="0.363061">
                <text:p>0.363061</text:p>
              </table:table-cell>
              <table:table-cell office:value-type="float" office:value="0.407792">
                <text:p>0.407792</text:p>
              </table:table-cell>
              <table:table-cell office:value-type="float" office:value="0.418298">
                <text:p>0.418298</text:p>
              </table:table-cell>
              <table:table-cell office:value-type="float" office:value="0.424784">
                <text:p>0.424784</text:p>
              </table:table-cell>
              <table:table-cell office:value-type="float" office:value="0.433727">
                <text:p>0.433727</text:p>
              </table:table-cell>
              <table:table-cell office:value-type="float" office:value="0.445375">
                <text:p>0.445375</text:p>
              </table:table-cell>
              <table:table-cell office:value-type="float" office:value="0.454626">
                <text:p>0.454626</text:p>
              </table:table-cell>
              <table:table-cell office:value-type="float" office:value="0.469622">
                <text:p>0.469622</text:p>
              </table:table-cell>
              <table:table-cell office:value-type="float" office:value="0.482085">
                <text:p>0.482085</text:p>
              </table:table-cell>
              <table:table-cell office:value-type="float" office:value="0.488158">
                <text:p>0.488158</text:p>
              </table:table-cell>
              <table:table-cell office:value-type="float" office:value="0.41086">
                <text:p>0.4108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17233">
                <text:p>0.217233</text:p>
              </table:table-cell>
              <table:table-cell office:value-type="float" office:value="0.376757">
                <text:p>0.376757</text:p>
              </table:table-cell>
              <table:table-cell office:value-type="float" office:value="0.41263">
                <text:p>0.41263</text:p>
              </table:table-cell>
              <table:table-cell office:value-type="float" office:value="0.420489">
                <text:p>0.420489</text:p>
              </table:table-cell>
              <table:table-cell office:value-type="float" office:value="0.426546">
                <text:p>0.426546</text:p>
              </table:table-cell>
              <table:table-cell office:value-type="float" office:value="0.43481">
                <text:p>0.43481</text:p>
              </table:table-cell>
              <table:table-cell office:value-type="float" office:value="0.445297">
                <text:p>0.445297</text:p>
              </table:table-cell>
              <table:table-cell office:value-type="float" office:value="0.453195">
                <text:p>0.453195</text:p>
              </table:table-cell>
              <table:table-cell office:value-type="float" office:value="0.464203">
                <text:p>0.464203</text:p>
              </table:table-cell>
              <table:table-cell office:value-type="float" office:value="0.482774">
                <text:p>0.48277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3393">
                <text:p>0.41339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225038">
                <text:p>0.225038</text:p>
              </table:table-cell>
              <table:table-cell office:value-type="float" office:value="0.384527">
                <text:p>0.384527</text:p>
              </table:table-cell>
              <table:table-cell office:value-type="float" office:value="0.416201">
                <text:p>0.416201</text:p>
              </table:table-cell>
              <table:table-cell office:value-type="float" office:value="0.422509">
                <text:p>0.422509</text:p>
              </table:table-cell>
              <table:table-cell office:value-type="float" office:value="0.428681">
                <text:p>0.428681</text:p>
              </table:table-cell>
              <table:table-cell office:value-type="float" office:value="0.440997">
                <text:p>0.440997</text:p>
              </table:table-cell>
              <table:table-cell office:value-type="float" office:value="0.446151">
                <text:p>0.446151</text:p>
              </table:table-cell>
              <table:table-cell office:value-type="float" office:value="0.455351">
                <text:p>0.455351</text:p>
              </table:table-cell>
              <table:table-cell office:value-type="float" office:value="0.471263">
                <text:p>0.471263</text:p>
              </table:table-cell>
              <table:table-cell office:value-type="float" office:value="0.48367">
                <text:p>0.48367</text:p>
              </table:table-cell>
              <table:table-cell office:value-type="float" office:value="0.488158">
                <text:p>0.488158</text:p>
              </table:table-cell>
              <table:table-cell office:value-type="float" office:value="0.417439">
                <text:p>0.41743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38188">
                <text:p>0.238188</text:p>
              </table:table-cell>
              <table:table-cell office:value-type="float" office:value="0.390861">
                <text:p>0.390861</text:p>
              </table:table-cell>
              <table:table-cell office:value-type="float" office:value="0.413509">
                <text:p>0.413509</text:p>
              </table:table-cell>
              <table:table-cell office:value-type="float" office:value="0.420955">
                <text:p>0.420955</text:p>
              </table:table-cell>
              <table:table-cell office:value-type="float" office:value="0.426379">
                <text:p>0.426379</text:p>
              </table:table-cell>
              <table:table-cell office:value-type="float" office:value="0.435253">
                <text:p>0.435253</text:p>
              </table:table-cell>
              <table:table-cell office:value-type="float" office:value="0.4449">
                <text:p>0.4449</text:p>
              </table:table-cell>
              <table:table-cell office:value-type="float" office:value="0.455838">
                <text:p>0.455838</text:p>
              </table:table-cell>
              <table:table-cell office:value-type="float" office:value="0.471385">
                <text:p>0.471385</text:p>
              </table:table-cell>
              <table:table-cell office:value-type="float" office:value="0.483041">
                <text:p>0.483041</text:p>
              </table:table-cell>
              <table:table-cell office:value-type="float" office:value="0.488158">
                <text:p>0.488158</text:p>
              </table:table-cell>
              <table:table-cell office:value-type="float" office:value="0.418031">
                <text:p>0.41803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242207">
                <text:p>0.242207</text:p>
              </table:table-cell>
              <table:table-cell office:value-type="float" office:value="0.383977">
                <text:p>0.383977</text:p>
              </table:table-cell>
              <table:table-cell office:value-type="float" office:value="0.411767">
                <text:p>0.411767</text:p>
              </table:table-cell>
              <table:table-cell office:value-type="float" office:value="0.421162">
                <text:p>0.421162</text:p>
              </table:table-cell>
              <table:table-cell office:value-type="float" office:value="0.427553">
                <text:p>0.427553</text:p>
              </table:table-cell>
              <table:table-cell office:value-type="float" office:value="0.436755">
                <text:p>0.436755</text:p>
              </table:table-cell>
              <table:table-cell office:value-type="float" office:value="0.445003">
                <text:p>0.445003</text:p>
              </table:table-cell>
              <table:table-cell office:value-type="float" office:value="0.457719">
                <text:p>0.457719</text:p>
              </table:table-cell>
              <table:table-cell office:value-type="float" office:value="0.473973">
                <text:p>0.473973</text:p>
              </table:table-cell>
              <table:table-cell office:value-type="float" office:value="0.483089">
                <text:p>0.483089</text:p>
              </table:table-cell>
              <table:table-cell office:value-type="float" office:value="0.488158">
                <text:p>0.488158</text:p>
              </table:table-cell>
              <table:table-cell office:value-type="float" office:value="0.418321">
                <text:p>0.41832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235924">
                <text:p>0.235924</text:p>
              </table:table-cell>
              <table:table-cell office:value-type="float" office:value="0.366549">
                <text:p>0.366549</text:p>
              </table:table-cell>
              <table:table-cell office:value-type="float" office:value="0.408123">
                <text:p>0.408123</text:p>
              </table:table-cell>
              <table:table-cell office:value-type="float" office:value="0.420587">
                <text:p>0.420587</text:p>
              </table:table-cell>
              <table:table-cell office:value-type="float" office:value="0.425648">
                <text:p>0.425648</text:p>
              </table:table-cell>
              <table:table-cell office:value-type="float" office:value="0.436851">
                <text:p>0.436851</text:p>
              </table:table-cell>
              <table:table-cell office:value-type="float" office:value="0.445505">
                <text:p>0.445505</text:p>
              </table:table-cell>
              <table:table-cell office:value-type="float" office:value="0.457833">
                <text:p>0.457833</text:p>
              </table:table-cell>
              <table:table-cell office:value-type="float" office:value="0.472931">
                <text:p>0.472931</text:p>
              </table:table-cell>
              <table:table-cell office:value-type="float" office:value="0.483714">
                <text:p>0.483714</text:p>
              </table:table-cell>
              <table:table-cell office:value-type="float" office:value="0.488158">
                <text:p>0.488158</text:p>
              </table:table-cell>
              <table:table-cell office:value-type="float" office:value="0.415366">
                <text:p>0.41536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22788">
                <text:p>0.22788</text:p>
              </table:table-cell>
              <table:table-cell office:value-type="float" office:value="0.352451">
                <text:p>0.352451</text:p>
              </table:table-cell>
              <table:table-cell office:value-type="float" office:value="0.404312">
                <text:p>0.404312</text:p>
              </table:table-cell>
              <table:table-cell office:value-type="float" office:value="0.418669">
                <text:p>0.418669</text:p>
              </table:table-cell>
              <table:table-cell office:value-type="float" office:value="0.424604">
                <text:p>0.424604</text:p>
              </table:table-cell>
              <table:table-cell office:value-type="float" office:value="0.435757">
                <text:p>0.435757</text:p>
              </table:table-cell>
              <table:table-cell office:value-type="float" office:value="0.44523">
                <text:p>0.44523</text:p>
              </table:table-cell>
              <table:table-cell office:value-type="float" office:value="0.455928">
                <text:p>0.455928</text:p>
              </table:table-cell>
              <table:table-cell office:value-type="float" office:value="0.471076">
                <text:p>0.471076</text:p>
              </table:table-cell>
              <table:table-cell office:value-type="float" office:value="0.482425">
                <text:p>0.482425</text:p>
              </table:table-cell>
              <table:table-cell office:value-type="float" office:value="0.488158">
                <text:p>0.488158</text:p>
              </table:table-cell>
              <table:table-cell office:value-type="float" office:value="0.411833">
                <text:p>0.4118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263628">
                <text:p>0.263628</text:p>
              </table:table-cell>
              <table:table-cell office:value-type="float" office:value="0.376953">
                <text:p>0.376953</text:p>
              </table:table-cell>
              <table:table-cell office:value-type="float" office:value="0.411449">
                <text:p>0.411449</text:p>
              </table:table-cell>
              <table:table-cell office:value-type="float" office:value="0.420468">
                <text:p>0.420468</text:p>
              </table:table-cell>
              <table:table-cell office:value-type="float" office:value="0.42652">
                <text:p>0.42652</text:p>
              </table:table-cell>
              <table:table-cell office:value-type="float" office:value="0.438645">
                <text:p>0.438645</text:p>
              </table:table-cell>
              <table:table-cell office:value-type="float" office:value="0.445561">
                <text:p>0.445561</text:p>
              </table:table-cell>
              <table:table-cell office:value-type="float" office:value="0.457497">
                <text:p>0.457497</text:p>
              </table:table-cell>
              <table:table-cell office:value-type="float" office:value="0.474327">
                <text:p>0.474327</text:p>
              </table:table-cell>
              <table:table-cell office:value-type="float" office:value="0.483101">
                <text:p>0.483101</text:p>
              </table:table-cell>
              <table:table-cell office:value-type="float" office:value="0.488158">
                <text:p>0.488158</text:p>
              </table:table-cell>
              <table:table-cell office:value-type="float" office:value="0.419815">
                <text:p>0.41981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268206">
                <text:p>0.268206</text:p>
              </table:table-cell>
              <table:table-cell office:value-type="float" office:value="0.387704">
                <text:p>0.387704</text:p>
              </table:table-cell>
              <table:table-cell office:value-type="float" office:value="0.415125">
                <text:p>0.415125</text:p>
              </table:table-cell>
              <table:table-cell office:value-type="float" office:value="0.421141">
                <text:p>0.421141</text:p>
              </table:table-cell>
              <table:table-cell office:value-type="float" office:value="0.42861">
                <text:p>0.42861</text:p>
              </table:table-cell>
              <table:table-cell office:value-type="float" office:value="0.442169">
                <text:p>0.442169</text:p>
              </table:table-cell>
              <table:table-cell office:value-type="float" office:value="0.44921">
                <text:p>0.44921</text:p>
              </table:table-cell>
              <table:table-cell office:value-type="float" office:value="0.462219">
                <text:p>0.462219</text:p>
              </table:table-cell>
              <table:table-cell office:value-type="float" office:value="0.475519">
                <text:p>0.475519</text:p>
              </table:table-cell>
              <table:table-cell office:value-type="float" office:value="0.483722">
                <text:p>0.483722</text:p>
              </table:table-cell>
              <table:table-cell office:value-type="float" office:value="0.488158">
                <text:p>0.488158</text:p>
              </table:table-cell>
              <table:table-cell office:value-type="float" office:value="0.423363">
                <text:p>0.42336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285439">
                <text:p>0.285439</text:p>
              </table:table-cell>
              <table:table-cell office:value-type="float" office:value="0.397523">
                <text:p>0.397523</text:p>
              </table:table-cell>
              <table:table-cell office:value-type="float" office:value="0.417405">
                <text:p>0.417405</text:p>
              </table:table-cell>
              <table:table-cell office:value-type="float" office:value="0.42245">
                <text:p>0.42245</text:p>
              </table:table-cell>
              <table:table-cell office:value-type="float" office:value="0.43532">
                <text:p>0.43532</text:p>
              </table:table-cell>
              <table:table-cell office:value-type="float" office:value="0.444866">
                <text:p>0.444866</text:p>
              </table:table-cell>
              <table:table-cell office:value-type="float" office:value="0.454029">
                <text:p>0.454029</text:p>
              </table:table-cell>
              <table:table-cell office:value-type="float" office:value="0.465493">
                <text:p>0.465493</text:p>
              </table:table-cell>
              <table:table-cell office:value-type="float" office:value="0.476001">
                <text:p>0.476001</text:p>
              </table:table-cell>
              <table:table-cell office:value-type="float" office:value="0.485009">
                <text:p>0.485009</text:p>
              </table:table-cell>
              <table:table-cell office:value-type="float" office:value="0.488158">
                <text:p>0.488158</text:p>
              </table:table-cell>
              <table:table-cell office:value-type="float" office:value="0.428354">
                <text:p>0.42835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278257">
                <text:p>0.278257</text:p>
              </table:table-cell>
              <table:table-cell office:value-type="float" office:value="0.396123">
                <text:p>0.396123</text:p>
              </table:table-cell>
              <table:table-cell office:value-type="float" office:value="0.417169">
                <text:p>0.417169</text:p>
              </table:table-cell>
              <table:table-cell office:value-type="float" office:value="0.422045">
                <text:p>0.422045</text:p>
              </table:table-cell>
              <table:table-cell office:value-type="float" office:value="0.431318">
                <text:p>0.431318</text:p>
              </table:table-cell>
              <table:table-cell office:value-type="float" office:value="0.44177">
                <text:p>0.44177</text:p>
              </table:table-cell>
              <table:table-cell office:value-type="float" office:value="0.447861">
                <text:p>0.447861</text:p>
              </table:table-cell>
              <table:table-cell office:value-type="float" office:value="0.458923">
                <text:p>0.458923</text:p>
              </table:table-cell>
              <table:table-cell office:value-type="float" office:value="0.473521">
                <text:p>0.473521</text:p>
              </table:table-cell>
              <table:table-cell office:value-type="float" office:value="0.484014">
                <text:p>0.484014</text:p>
              </table:table-cell>
              <table:table-cell office:value-type="float" office:value="0.488158">
                <text:p>0.488158</text:p>
              </table:table-cell>
              <table:table-cell office:value-type="float" office:value="0.4251">
                <text:p>0.425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272224">
                <text:p>0.272224</text:p>
              </table:table-cell>
              <table:table-cell office:value-type="float" office:value="0.401757">
                <text:p>0.401757</text:p>
              </table:table-cell>
              <table:table-cell office:value-type="float" office:value="0.418757">
                <text:p>0.418757</text:p>
              </table:table-cell>
              <table:table-cell office:value-type="float" office:value="0.424955">
                <text:p>0.424955</text:p>
              </table:table-cell>
              <table:table-cell office:value-type="float" office:value="0.433294">
                <text:p>0.433294</text:p>
              </table:table-cell>
              <table:table-cell office:value-type="float" office:value="0.443373">
                <text:p>0.443373</text:p>
              </table:table-cell>
              <table:table-cell office:value-type="float" office:value="0.451535">
                <text:p>0.451535</text:p>
              </table:table-cell>
              <table:table-cell office:value-type="float" office:value="0.461799">
                <text:p>0.461799</text:p>
              </table:table-cell>
              <table:table-cell office:value-type="float" office:value="0.474231">
                <text:p>0.474231</text:p>
              </table:table-cell>
              <table:table-cell office:value-type="float" office:value="0.483519">
                <text:p>0.483519</text:p>
              </table:table-cell>
              <table:table-cell office:value-type="float" office:value="0.488158">
                <text:p>0.488158</text:p>
              </table:table-cell>
              <table:table-cell office:value-type="float" office:value="0.426544">
                <text:p>0.42654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226453">
                <text:p>0.226453</text:p>
              </table:table-cell>
              <table:table-cell office:value-type="float" office:value="0.397603">
                <text:p>0.397603</text:p>
              </table:table-cell>
              <table:table-cell office:value-type="float" office:value="0.415195">
                <text:p>0.415195</text:p>
              </table:table-cell>
              <table:table-cell office:value-type="float" office:value="0.423917">
                <text:p>0.423917</text:p>
              </table:table-cell>
              <table:table-cell office:value-type="float" office:value="0.432922">
                <text:p>0.432922</text:p>
              </table:table-cell>
              <table:table-cell office:value-type="float" office:value="0.442278">
                <text:p>0.442278</text:p>
              </table:table-cell>
              <table:table-cell office:value-type="float" office:value="0.449571">
                <text:p>0.449571</text:p>
              </table:table-cell>
              <table:table-cell office:value-type="float" office:value="0.462003">
                <text:p>0.462003</text:p>
              </table:table-cell>
              <table:table-cell office:value-type="float" office:value="0.475557">
                <text:p>0.475557</text:p>
              </table:table-cell>
              <table:table-cell office:value-type="float" office:value="0.483103">
                <text:p>0.483103</text:p>
              </table:table-cell>
              <table:table-cell office:value-type="float" office:value="0.488158">
                <text:p>0.488158</text:p>
              </table:table-cell>
              <table:table-cell office:value-type="float" office:value="0.42086">
                <text:p>0.4208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289043">
                <text:p>0.289043</text:p>
              </table:table-cell>
              <table:table-cell office:value-type="float" office:value="0.409452">
                <text:p>0.409452</text:p>
              </table:table-cell>
              <table:table-cell office:value-type="float" office:value="0.420122">
                <text:p>0.420122</text:p>
              </table:table-cell>
              <table:table-cell office:value-type="float" office:value="0.426041">
                <text:p>0.426041</text:p>
              </table:table-cell>
              <table:table-cell office:value-type="float" office:value="0.435286">
                <text:p>0.435286</text:p>
              </table:table-cell>
              <table:table-cell office:value-type="float" office:value="0.445212">
                <text:p>0.445212</text:p>
              </table:table-cell>
              <table:table-cell office:value-type="float" office:value="0.457113">
                <text:p>0.457113</text:p>
              </table:table-cell>
              <table:table-cell office:value-type="float" office:value="0.466157">
                <text:p>0.466157</text:p>
              </table:table-cell>
              <table:table-cell office:value-type="float" office:value="0.476563">
                <text:p>0.476563</text:p>
              </table:table-cell>
              <table:table-cell office:value-type="float" office:value="0.48349">
                <text:p>0.48349</text:p>
              </table:table-cell>
              <table:table-cell office:value-type="float" office:value="0.488158">
                <text:p>0.488158</text:p>
              </table:table-cell>
              <table:table-cell office:value-type="float" office:value="0.430848">
                <text:p>0.43084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279042">
                <text:p>0.279042</text:p>
              </table:table-cell>
              <table:table-cell office:value-type="float" office:value="0.405598">
                <text:p>0.405598</text:p>
              </table:table-cell>
              <table:table-cell office:value-type="float" office:value="0.417658">
                <text:p>0.417658</text:p>
              </table:table-cell>
              <table:table-cell office:value-type="float" office:value="0.424263">
                <text:p>0.424263</text:p>
              </table:table-cell>
              <table:table-cell office:value-type="float" office:value="0.431928">
                <text:p>0.431928</text:p>
              </table:table-cell>
              <table:table-cell office:value-type="float" office:value="0.442255">
                <text:p>0.442255</text:p>
              </table:table-cell>
              <table:table-cell office:value-type="float" office:value="0.449548">
                <text:p>0.449548</text:p>
              </table:table-cell>
              <table:table-cell office:value-type="float" office:value="0.463871">
                <text:p>0.463871</text:p>
              </table:table-cell>
              <table:table-cell office:value-type="float" office:value="0.475579">
                <text:p>0.475579</text:p>
              </table:table-cell>
              <table:table-cell office:value-type="float" office:value="0.483785">
                <text:p>0.48378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7353">
                <text:p>0.42735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292742">
                <text:p>0.292742</text:p>
              </table:table-cell>
              <table:table-cell office:value-type="float" office:value="0.407373">
                <text:p>0.407373</text:p>
              </table:table-cell>
              <table:table-cell office:value-type="float" office:value="0.41802">
                <text:p>0.41802</text:p>
              </table:table-cell>
              <table:table-cell office:value-type="float" office:value="0.425397">
                <text:p>0.425397</text:p>
              </table:table-cell>
              <table:table-cell office:value-type="float" office:value="0.436954">
                <text:p>0.436954</text:p>
              </table:table-cell>
              <table:table-cell office:value-type="float" office:value="0.445533">
                <text:p>0.445533</text:p>
              </table:table-cell>
              <table:table-cell office:value-type="float" office:value="0.459827">
                <text:p>0.459827</text:p>
              </table:table-cell>
              <table:table-cell office:value-type="float" office:value="0.471114">
                <text:p>0.471114</text:p>
              </table:table-cell>
              <table:table-cell office:value-type="float" office:value="0.478519">
                <text:p>0.478519</text:p>
              </table:table-cell>
              <table:table-cell office:value-type="float" office:value="0.485172">
                <text:p>0.485172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065">
                <text:p>0.4320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1996">
                <text:p>0.31996</text:p>
              </table:table-cell>
              <table:table-cell office:value-type="float" office:value="0.41288">
                <text:p>0.41288</text:p>
              </table:table-cell>
              <table:table-cell office:value-type="float" office:value="0.421711">
                <text:p>0.421711</text:p>
              </table:table-cell>
              <table:table-cell office:value-type="float" office:value="0.42844">
                <text:p>0.42844</text:p>
              </table:table-cell>
              <table:table-cell office:value-type="float" office:value="0.439478">
                <text:p>0.439478</text:p>
              </table:table-cell>
              <table:table-cell office:value-type="float" office:value="0.446153">
                <text:p>0.446153</text:p>
              </table:table-cell>
              <table:table-cell office:value-type="float" office:value="0.460081">
                <text:p>0.460081</text:p>
              </table:table-cell>
              <table:table-cell office:value-type="float" office:value="0.469491">
                <text:p>0.469491</text:p>
              </table:table-cell>
              <table:table-cell office:value-type="float" office:value="0.477753">
                <text:p>0.477753</text:p>
              </table:table-cell>
              <table:table-cell office:value-type="float" office:value="0.48434">
                <text:p>0.48434</text:p>
              </table:table-cell>
              <table:table-cell office:value-type="float" office:value="0.488158">
                <text:p>0.488158</text:p>
              </table:table-cell>
              <table:table-cell office:value-type="float" office:value="0.436029">
                <text:p>0.43602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50363">
                <text:p>0.350363</text:p>
              </table:table-cell>
              <table:table-cell office:value-type="float" office:value="0.414729">
                <text:p>0.414729</text:p>
              </table:table-cell>
              <table:table-cell office:value-type="float" office:value="0.422281">
                <text:p>0.422281</text:p>
              </table:table-cell>
              <table:table-cell office:value-type="float" office:value="0.428053">
                <text:p>0.428053</text:p>
              </table:table-cell>
              <table:table-cell office:value-type="float" office:value="0.438771">
                <text:p>0.438771</text:p>
              </table:table-cell>
              <table:table-cell office:value-type="float" office:value="0.445186">
                <text:p>0.445186</text:p>
              </table:table-cell>
              <table:table-cell office:value-type="float" office:value="0.456205">
                <text:p>0.456205</text:p>
              </table:table-cell>
              <table:table-cell office:value-type="float" office:value="0.467361">
                <text:p>0.467361</text:p>
              </table:table-cell>
              <table:table-cell office:value-type="float" office:value="0.476206">
                <text:p>0.476206</text:p>
              </table:table-cell>
              <table:table-cell office:value-type="float" office:value="0.48288">
                <text:p>0.48288</text:p>
              </table:table-cell>
              <table:table-cell office:value-type="float" office:value="0.488158">
                <text:p>0.488158</text:p>
              </table:table-cell>
              <table:table-cell office:value-type="float" office:value="0.438203">
                <text:p>0.43820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27195">
                <text:p>0.327195</text:p>
              </table:table-cell>
              <table:table-cell office:value-type="float" office:value="0.413703">
                <text:p>0.413703</text:p>
              </table:table-cell>
              <table:table-cell office:value-type="float" office:value="0.421788">
                <text:p>0.421788</text:p>
              </table:table-cell>
              <table:table-cell office:value-type="float" office:value="0.428343">
                <text:p>0.428343</text:p>
              </table:table-cell>
              <table:table-cell office:value-type="float" office:value="0.438498">
                <text:p>0.438498</text:p>
              </table:table-cell>
              <table:table-cell office:value-type="float" office:value="0.4452">
                <text:p>0.4452</text:p>
              </table:table-cell>
              <table:table-cell office:value-type="float" office:value="0.455464">
                <text:p>0.455464</text:p>
              </table:table-cell>
              <table:table-cell office:value-type="float" office:value="0.465736">
                <text:p>0.465736</text:p>
              </table:table-cell>
              <table:table-cell office:value-type="float" office:value="0.475587">
                <text:p>0.475587</text:p>
              </table:table-cell>
              <table:table-cell office:value-type="float" office:value="0.481691">
                <text:p>0.481691</text:p>
              </table:table-cell>
              <table:table-cell office:value-type="float" office:value="0.488158">
                <text:p>0.488158</text:p>
              </table:table-cell>
              <table:table-cell office:value-type="float" office:value="0.43532">
                <text:p>0.4353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251167">
                <text:p>0.251167</text:p>
              </table:table-cell>
              <table:table-cell office:value-type="float" office:value="0.407162">
                <text:p>0.407162</text:p>
              </table:table-cell>
              <table:table-cell office:value-type="float" office:value="0.418882">
                <text:p>0.418882</text:p>
              </table:table-cell>
              <table:table-cell office:value-type="float" office:value="0.42517">
                <text:p>0.42517</text:p>
              </table:table-cell>
              <table:table-cell office:value-type="float" office:value="0.432735">
                <text:p>0.432735</text:p>
              </table:table-cell>
              <table:table-cell office:value-type="float" office:value="0.443212">
                <text:p>0.443212</text:p>
              </table:table-cell>
              <table:table-cell office:value-type="float" office:value="0.45098">
                <text:p>0.45098</text:p>
              </table:table-cell>
              <table:table-cell office:value-type="float" office:value="0.461707">
                <text:p>0.461707</text:p>
              </table:table-cell>
              <table:table-cell office:value-type="float" office:value="0.474215">
                <text:p>0.474215</text:p>
              </table:table-cell>
              <table:table-cell office:value-type="float" office:value="0.482086">
                <text:p>0.482086</text:p>
              </table:table-cell>
              <table:table-cell office:value-type="float" office:value="0.488158">
                <text:p>0.488158</text:p>
              </table:table-cell>
              <table:table-cell office:value-type="float" office:value="0.424732">
                <text:p>0.42473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247328">
                <text:p>0.247328</text:p>
              </table:table-cell>
              <table:table-cell office:value-type="float" office:value="0.408731">
                <text:p>0.408731</text:p>
              </table:table-cell>
              <table:table-cell office:value-type="float" office:value="0.418304">
                <text:p>0.418304</text:p>
              </table:table-cell>
              <table:table-cell office:value-type="float" office:value="0.424949">
                <text:p>0.424949</text:p>
              </table:table-cell>
              <table:table-cell office:value-type="float" office:value="0.433262">
                <text:p>0.433262</text:p>
              </table:table-cell>
              <table:table-cell office:value-type="float" office:value="0.443293">
                <text:p>0.443293</text:p>
              </table:table-cell>
              <table:table-cell office:value-type="float" office:value="0.452117">
                <text:p>0.452117</text:p>
              </table:table-cell>
              <table:table-cell office:value-type="float" office:value="0.461012">
                <text:p>0.461012</text:p>
              </table:table-cell>
              <table:table-cell office:value-type="float" office:value="0.473138">
                <text:p>0.473138</text:p>
              </table:table-cell>
              <table:table-cell office:value-type="float" office:value="0.4821">
                <text:p>0.4821</text:p>
              </table:table-cell>
              <table:table-cell office:value-type="float" office:value="0.488158">
                <text:p>0.488158</text:p>
              </table:table-cell>
              <table:table-cell office:value-type="float" office:value="0.424423">
                <text:p>0.42442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23738">
                <text:p>0.23738</text:p>
              </table:table-cell>
              <table:table-cell office:value-type="float" office:value="0.405558">
                <text:p>0.405558</text:p>
              </table:table-cell>
              <table:table-cell office:value-type="float" office:value="0.419172">
                <text:p>0.419172</text:p>
              </table:table-cell>
              <table:table-cell office:value-type="float" office:value="0.42533">
                <text:p>0.42533</text:p>
              </table:table-cell>
              <table:table-cell office:value-type="float" office:value="0.434309">
                <text:p>0.434309</text:p>
              </table:table-cell>
              <table:table-cell office:value-type="float" office:value="0.44283">
                <text:p>0.44283</text:p>
              </table:table-cell>
              <table:table-cell office:value-type="float" office:value="0.450249">
                <text:p>0.450249</text:p>
              </table:table-cell>
              <table:table-cell office:value-type="float" office:value="0.462081">
                <text:p>0.462081</text:p>
              </table:table-cell>
              <table:table-cell office:value-type="float" office:value="0.475305">
                <text:p>0.475305</text:p>
              </table:table-cell>
              <table:table-cell office:value-type="float" office:value="0.483225">
                <text:p>0.48322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3544">
                <text:p>0.42354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268741">
                <text:p>0.268741</text:p>
              </table:table-cell>
              <table:table-cell office:value-type="float" office:value="0.406955">
                <text:p>0.406955</text:p>
              </table:table-cell>
              <table:table-cell office:value-type="float" office:value="0.419685">
                <text:p>0.419685</text:p>
              </table:table-cell>
              <table:table-cell office:value-type="float" office:value="0.424594">
                <text:p>0.424594</text:p>
              </table:table-cell>
              <table:table-cell office:value-type="float" office:value="0.432011">
                <text:p>0.432011</text:p>
              </table:table-cell>
              <table:table-cell office:value-type="float" office:value="0.440811">
                <text:p>0.440811</text:p>
              </table:table-cell>
              <table:table-cell office:value-type="float" office:value="0.451214">
                <text:p>0.451214</text:p>
              </table:table-cell>
              <table:table-cell office:value-type="float" office:value="0.462745">
                <text:p>0.462745</text:p>
              </table:table-cell>
              <table:table-cell office:value-type="float" office:value="0.474457">
                <text:p>0.474457</text:p>
              </table:table-cell>
              <table:table-cell office:value-type="float" office:value="0.482074">
                <text:p>0.482074</text:p>
              </table:table-cell>
              <table:table-cell office:value-type="float" office:value="0.488158">
                <text:p>0.488158</text:p>
              </table:table-cell>
              <table:table-cell office:value-type="float" office:value="0.426329">
                <text:p>0.42632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17579">
                <text:p>0.317579</text:p>
              </table:table-cell>
              <table:table-cell office:value-type="float" office:value="0.410783">
                <text:p>0.410783</text:p>
              </table:table-cell>
              <table:table-cell office:value-type="float" office:value="0.420777">
                <text:p>0.420777</text:p>
              </table:table-cell>
              <table:table-cell office:value-type="float" office:value="0.426365">
                <text:p>0.426365</text:p>
              </table:table-cell>
              <table:table-cell office:value-type="float" office:value="0.432467">
                <text:p>0.432467</text:p>
              </table:table-cell>
              <table:table-cell office:value-type="float" office:value="0.441617">
                <text:p>0.441617</text:p>
              </table:table-cell>
              <table:table-cell office:value-type="float" office:value="0.452624">
                <text:p>0.452624</text:p>
              </table:table-cell>
              <table:table-cell office:value-type="float" office:value="0.461494">
                <text:p>0.461494</text:p>
              </table:table-cell>
              <table:table-cell office:value-type="float" office:value="0.472324">
                <text:p>0.472324</text:p>
              </table:table-cell>
              <table:table-cell office:value-type="float" office:value="0.481812">
                <text:p>0.481812</text:p>
              </table:table-cell>
              <table:table-cell office:value-type="float" office:value="0.488158">
                <text:p>0.488158</text:p>
              </table:table-cell>
              <table:table-cell office:value-type="float" office:value="0.431784">
                <text:p>0.43178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276434">
                <text:p>0.276434</text:p>
              </table:table-cell>
              <table:table-cell office:value-type="float" office:value="0.399971">
                <text:p>0.399971</text:p>
              </table:table-cell>
              <table:table-cell office:value-type="float" office:value="0.41936">
                <text:p>0.41936</text:p>
              </table:table-cell>
              <table:table-cell office:value-type="float" office:value="0.423812">
                <text:p>0.423812</text:p>
              </table:table-cell>
              <table:table-cell office:value-type="float" office:value="0.429145">
                <text:p>0.429145</text:p>
              </table:table-cell>
              <table:table-cell office:value-type="float" office:value="0.435466">
                <text:p>0.435466</text:p>
              </table:table-cell>
              <table:table-cell office:value-type="float" office:value="0.448706">
                <text:p>0.448706</text:p>
              </table:table-cell>
              <table:table-cell office:value-type="float" office:value="0.459749">
                <text:p>0.459749</text:p>
              </table:table-cell>
              <table:table-cell office:value-type="float" office:value="0.472079">
                <text:p>0.472079</text:p>
              </table:table-cell>
              <table:table-cell office:value-type="float" office:value="0.482311">
                <text:p>0.482311</text:p>
              </table:table-cell>
              <table:table-cell office:value-type="float" office:value="0.488158">
                <text:p>0.488158</text:p>
              </table:table-cell>
              <table:table-cell office:value-type="float" office:value="0.424703">
                <text:p>0.42470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79593">
                <text:p>0.279593</text:p>
              </table:table-cell>
              <table:table-cell office:value-type="float" office:value="0.398368">
                <text:p>0.398368</text:p>
              </table:table-cell>
              <table:table-cell office:value-type="float" office:value="0.41741">
                <text:p>0.41741</text:p>
              </table:table-cell>
              <table:table-cell office:value-type="float" office:value="0.421972">
                <text:p>0.421972</text:p>
              </table:table-cell>
              <table:table-cell office:value-type="float" office:value="0.429363">
                <text:p>0.429363</text:p>
              </table:table-cell>
              <table:table-cell office:value-type="float" office:value="0.437576">
                <text:p>0.437576</text:p>
              </table:table-cell>
              <table:table-cell office:value-type="float" office:value="0.448301">
                <text:p>0.448301</text:p>
              </table:table-cell>
              <table:table-cell office:value-type="float" office:value="0.460107">
                <text:p>0.460107</text:p>
              </table:table-cell>
              <table:table-cell office:value-type="float" office:value="0.471716">
                <text:p>0.471716</text:p>
              </table:table-cell>
              <table:table-cell office:value-type="float" office:value="0.481126">
                <text:p>0.481126</text:p>
              </table:table-cell>
              <table:table-cell office:value-type="float" office:value="0.488158">
                <text:p>0.488158</text:p>
              </table:table-cell>
              <table:table-cell office:value-type="float" office:value="0.424553">
                <text:p>0.42455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51087">
                <text:p>0.251087</text:p>
              </table:table-cell>
              <table:table-cell office:value-type="float" office:value="0.369126">
                <text:p>0.369126</text:p>
              </table:table-cell>
              <table:table-cell office:value-type="float" office:value="0.416254">
                <text:p>0.416254</text:p>
              </table:table-cell>
              <table:table-cell office:value-type="float" office:value="0.421416">
                <text:p>0.421416</text:p>
              </table:table-cell>
              <table:table-cell office:value-type="float" office:value="0.429033">
                <text:p>0.429033</text:p>
              </table:table-cell>
              <table:table-cell office:value-type="float" office:value="0.437149">
                <text:p>0.437149</text:p>
              </table:table-cell>
              <table:table-cell office:value-type="float" office:value="0.446743">
                <text:p>0.446743</text:p>
              </table:table-cell>
              <table:table-cell office:value-type="float" office:value="0.459085">
                <text:p>0.459085</text:p>
              </table:table-cell>
              <table:table-cell office:value-type="float" office:value="0.472623">
                <text:p>0.472623</text:p>
              </table:table-cell>
              <table:table-cell office:value-type="float" office:value="0.481845">
                <text:p>0.481845</text:p>
              </table:table-cell>
              <table:table-cell office:value-type="float" office:value="0.488158">
                <text:p>0.488158</text:p>
              </table:table-cell>
              <table:table-cell office:value-type="float" office:value="0.418436">
                <text:p>0.4184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242782">
                <text:p>0.242782</text:p>
              </table:table-cell>
              <table:table-cell office:value-type="float" office:value="0.337618">
                <text:p>0.337618</text:p>
              </table:table-cell>
              <table:table-cell office:value-type="float" office:value="0.397434">
                <text:p>0.397434</text:p>
              </table:table-cell>
              <table:table-cell office:value-type="float" office:value="0.419396">
                <text:p>0.419396</text:p>
              </table:table-cell>
              <table:table-cell office:value-type="float" office:value="0.421676">
                <text:p>0.421676</text:p>
              </table:table-cell>
              <table:table-cell office:value-type="float" office:value="0.429765">
                <text:p>0.429765</text:p>
              </table:table-cell>
              <table:table-cell office:value-type="float" office:value="0.44017">
                <text:p>0.44017</text:p>
              </table:table-cell>
              <table:table-cell office:value-type="float" office:value="0.450106">
                <text:p>0.450106</text:p>
              </table:table-cell>
              <table:table-cell office:value-type="float" office:value="0.469375">
                <text:p>0.469375</text:p>
              </table:table-cell>
              <table:table-cell office:value-type="float" office:value="0.48161">
                <text:p>0.48161</text:p>
              </table:table-cell>
              <table:table-cell office:value-type="float" office:value="0.488158">
                <text:p>0.488158</text:p>
              </table:table-cell>
              <table:table-cell office:value-type="float" office:value="0.408993">
                <text:p>0.40899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25287">
                <text:p>0.25287</text:p>
              </table:table-cell>
              <table:table-cell office:value-type="float" office:value="0.359128">
                <text:p>0.359128</text:p>
              </table:table-cell>
              <table:table-cell office:value-type="float" office:value="0.405833">
                <text:p>0.405833</text:p>
              </table:table-cell>
              <table:table-cell office:value-type="float" office:value="0.420265">
                <text:p>0.420265</text:p>
              </table:table-cell>
              <table:table-cell office:value-type="float" office:value="0.422071">
                <text:p>0.422071</text:p>
              </table:table-cell>
              <table:table-cell office:value-type="float" office:value="0.43026">
                <text:p>0.43026</text:p>
              </table:table-cell>
              <table:table-cell office:value-type="float" office:value="0.441765">
                <text:p>0.441765</text:p>
              </table:table-cell>
              <table:table-cell office:value-type="float" office:value="0.451956">
                <text:p>0.451956</text:p>
              </table:table-cell>
              <table:table-cell office:value-type="float" office:value="0.469764">
                <text:p>0.469764</text:p>
              </table:table-cell>
              <table:table-cell office:value-type="float" office:value="0.482369">
                <text:p>0.482369</text:p>
              </table:table-cell>
              <table:table-cell office:value-type="float" office:value="0.488158">
                <text:p>0.488158</text:p>
              </table:table-cell>
              <table:table-cell office:value-type="float" office:value="0.413628">
                <text:p>0.41362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54923">
                <text:p>0.254923</text:p>
              </table:table-cell>
              <table:table-cell office:value-type="float" office:value="0.358968">
                <text:p>0.358968</text:p>
              </table:table-cell>
              <table:table-cell office:value-type="float" office:value="0.407414">
                <text:p>0.407414</text:p>
              </table:table-cell>
              <table:table-cell office:value-type="float" office:value="0.421087">
                <text:p>0.421087</text:p>
              </table:table-cell>
              <table:table-cell office:value-type="float" office:value="0.424311">
                <text:p>0.424311</text:p>
              </table:table-cell>
              <table:table-cell office:value-type="float" office:value="0.432672">
                <text:p>0.432672</text:p>
              </table:table-cell>
              <table:table-cell office:value-type="float" office:value="0.444878">
                <text:p>0.444878</text:p>
              </table:table-cell>
              <table:table-cell office:value-type="float" office:value="0.458532">
                <text:p>0.458532</text:p>
              </table:table-cell>
              <table:table-cell office:value-type="float" office:value="0.475362">
                <text:p>0.475362</text:p>
              </table:table-cell>
              <table:table-cell office:value-type="float" office:value="0.483122">
                <text:p>0.483122</text:p>
              </table:table-cell>
              <table:table-cell office:value-type="float" office:value="0.488158">
                <text:p>0.488158</text:p>
              </table:table-cell>
              <table:table-cell office:value-type="float" office:value="0.416127">
                <text:p>0.41612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60212">
                <text:p>0.260212</text:p>
              </table:table-cell>
              <table:table-cell office:value-type="float" office:value="0.362514">
                <text:p>0.362514</text:p>
              </table:table-cell>
              <table:table-cell office:value-type="float" office:value="0.410446">
                <text:p>0.410446</text:p>
              </table:table-cell>
              <table:table-cell office:value-type="float" office:value="0.420936">
                <text:p>0.420936</text:p>
              </table:table-cell>
              <table:table-cell office:value-type="float" office:value="0.423949">
                <text:p>0.423949</text:p>
              </table:table-cell>
              <table:table-cell office:value-type="float" office:value="0.430244">
                <text:p>0.430244</text:p>
              </table:table-cell>
              <table:table-cell office:value-type="float" office:value="0.440974">
                <text:p>0.440974</text:p>
              </table:table-cell>
              <table:table-cell office:value-type="float" office:value="0.452098">
                <text:p>0.452098</text:p>
              </table:table-cell>
              <table:table-cell office:value-type="float" office:value="0.470767">
                <text:p>0.470767</text:p>
              </table:table-cell>
              <table:table-cell office:value-type="float" office:value="0.482056">
                <text:p>0.482056</text:p>
              </table:table-cell>
              <table:table-cell office:value-type="float" office:value="0.488158">
                <text:p>0.488158</text:p>
              </table:table-cell>
              <table:table-cell office:value-type="float" office:value="0.41542">
                <text:p>0.4154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268835">
                <text:p>0.268835</text:p>
              </table:table-cell>
              <table:table-cell office:value-type="float" office:value="0.369943">
                <text:p>0.369943</text:p>
              </table:table-cell>
              <table:table-cell office:value-type="float" office:value="0.411571">
                <text:p>0.411571</text:p>
              </table:table-cell>
              <table:table-cell office:value-type="float" office:value="0.420879">
                <text:p>0.420879</text:p>
              </table:table-cell>
              <table:table-cell office:value-type="float" office:value="0.424398">
                <text:p>0.424398</text:p>
              </table:table-cell>
              <table:table-cell office:value-type="float" office:value="0.431984">
                <text:p>0.431984</text:p>
              </table:table-cell>
              <table:table-cell office:value-type="float" office:value="0.442601">
                <text:p>0.442601</text:p>
              </table:table-cell>
              <table:table-cell office:value-type="float" office:value="0.455894">
                <text:p>0.455894</text:p>
              </table:table-cell>
              <table:table-cell office:value-type="float" office:value="0.472582">
                <text:p>0.472582</text:p>
              </table:table-cell>
              <table:table-cell office:value-type="float" office:value="0.482265">
                <text:p>0.482265</text:p>
              </table:table-cell>
              <table:table-cell office:value-type="float" office:value="0.488158">
                <text:p>0.488158</text:p>
              </table:table-cell>
              <table:table-cell office:value-type="float" office:value="0.418095">
                <text:p>0.41809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84283">
                <text:p>0.284283</text:p>
              </table:table-cell>
              <table:table-cell office:value-type="float" office:value="0.379917">
                <text:p>0.379917</text:p>
              </table:table-cell>
              <table:table-cell office:value-type="float" office:value="0.41324">
                <text:p>0.41324</text:p>
              </table:table-cell>
              <table:table-cell office:value-type="float" office:value="0.42109">
                <text:p>0.42109</text:p>
              </table:table-cell>
              <table:table-cell office:value-type="float" office:value="0.424377">
                <text:p>0.424377</text:p>
              </table:table-cell>
              <table:table-cell office:value-type="float" office:value="0.433511">
                <text:p>0.433511</text:p>
              </table:table-cell>
              <table:table-cell office:value-type="float" office:value="0.443107">
                <text:p>0.443107</text:p>
              </table:table-cell>
              <table:table-cell office:value-type="float" office:value="0.453505">
                <text:p>0.453505</text:p>
              </table:table-cell>
              <table:table-cell office:value-type="float" office:value="0.471277">
                <text:p>0.471277</text:p>
              </table:table-cell>
              <table:table-cell office:value-type="float" office:value="0.482155">
                <text:p>0.482155</text:p>
              </table:table-cell>
              <table:table-cell office:value-type="float" office:value="0.488158">
                <text:p>0.488158</text:p>
              </table:table-cell>
              <table:table-cell office:value-type="float" office:value="0.420646">
                <text:p>0.42064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301686">
                <text:p>0.301686</text:p>
              </table:table-cell>
              <table:table-cell office:value-type="float" office:value="0.388367">
                <text:p>0.388367</text:p>
              </table:table-cell>
              <table:table-cell office:value-type="float" office:value="0.416811">
                <text:p>0.416811</text:p>
              </table:table-cell>
              <table:table-cell office:value-type="float" office:value="0.421368">
                <text:p>0.421368</text:p>
              </table:table-cell>
              <table:table-cell office:value-type="float" office:value="0.426247">
                <text:p>0.426247</text:p>
              </table:table-cell>
              <table:table-cell office:value-type="float" office:value="0.437044">
                <text:p>0.437044</text:p>
              </table:table-cell>
              <table:table-cell office:value-type="float" office:value="0.446093">
                <text:p>0.446093</text:p>
              </table:table-cell>
              <table:table-cell office:value-type="float" office:value="0.461656">
                <text:p>0.461656</text:p>
              </table:table-cell>
              <table:table-cell office:value-type="float" office:value="0.474725">
                <text:p>0.474725</text:p>
              </table:table-cell>
              <table:table-cell office:value-type="float" office:value="0.483374">
                <text:p>0.483374</text:p>
              </table:table-cell>
              <table:table-cell office:value-type="float" office:value="0.488158">
                <text:p>0.488158</text:p>
              </table:table-cell>
              <table:table-cell office:value-type="float" office:value="0.425737">
                <text:p>0.42573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290933">
                <text:p>0.290933</text:p>
              </table:table-cell>
              <table:table-cell office:value-type="float" office:value="0.388896">
                <text:p>0.388896</text:p>
              </table:table-cell>
              <table:table-cell office:value-type="float" office:value="0.417828">
                <text:p>0.417828</text:p>
              </table:table-cell>
              <table:table-cell office:value-type="float" office:value="0.421446">
                <text:p>0.421446</text:p>
              </table:table-cell>
              <table:table-cell office:value-type="float" office:value="0.429184">
                <text:p>0.429184</text:p>
              </table:table-cell>
              <table:table-cell office:value-type="float" office:value="0.438535">
                <text:p>0.438535</text:p>
              </table:table-cell>
              <table:table-cell office:value-type="float" office:value="0.448523">
                <text:p>0.448523</text:p>
              </table:table-cell>
              <table:table-cell office:value-type="float" office:value="0.462921">
                <text:p>0.462921</text:p>
              </table:table-cell>
              <table:table-cell office:value-type="float" office:value="0.474888">
                <text:p>0.474888</text:p>
              </table:table-cell>
              <table:table-cell office:value-type="float" office:value="0.483466">
                <text:p>0.483466</text:p>
              </table:table-cell>
              <table:table-cell office:value-type="float" office:value="0.488158">
                <text:p>0.488158</text:p>
              </table:table-cell>
              <table:table-cell office:value-type="float" office:value="0.425662">
                <text:p>0.4256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296697">
                <text:p>0.296697</text:p>
              </table:table-cell>
              <table:table-cell office:value-type="float" office:value="0.402308">
                <text:p>0.402308</text:p>
              </table:table-cell>
              <table:table-cell office:value-type="float" office:value="0.420446">
                <text:p>0.420446</text:p>
              </table:table-cell>
              <table:table-cell office:value-type="float" office:value="0.422622">
                <text:p>0.422622</text:p>
              </table:table-cell>
              <table:table-cell office:value-type="float" office:value="0.431138">
                <text:p>0.431138</text:p>
              </table:table-cell>
              <table:table-cell office:value-type="float" office:value="0.441812">
                <text:p>0.441812</text:p>
              </table:table-cell>
              <table:table-cell office:value-type="float" office:value="0.453893">
                <text:p>0.453893</text:p>
              </table:table-cell>
              <table:table-cell office:value-type="float" office:value="0.465012">
                <text:p>0.465012</text:p>
              </table:table-cell>
              <table:table-cell office:value-type="float" office:value="0.47666">
                <text:p>0.47666</text:p>
              </table:table-cell>
              <table:table-cell office:value-type="float" office:value="0.484002">
                <text:p>0.484002</text:p>
              </table:table-cell>
              <table:table-cell office:value-type="float" office:value="0.488158">
                <text:p>0.488158</text:p>
              </table:table-cell>
              <table:table-cell office:value-type="float" office:value="0.429459">
                <text:p>0.42945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309046">
                <text:p>0.309046</text:p>
              </table:table-cell>
              <table:table-cell office:value-type="float" office:value="0.402783">
                <text:p>0.402783</text:p>
              </table:table-cell>
              <table:table-cell office:value-type="float" office:value="0.420833">
                <text:p>0.420833</text:p>
              </table:table-cell>
              <table:table-cell office:value-type="float" office:value="0.423347">
                <text:p>0.423347</text:p>
              </table:table-cell>
              <table:table-cell office:value-type="float" office:value="0.433823">
                <text:p>0.433823</text:p>
              </table:table-cell>
              <table:table-cell office:value-type="float" office:value="0.446729">
                <text:p>0.446729</text:p>
              </table:table-cell>
              <table:table-cell office:value-type="float" office:value="0.459598">
                <text:p>0.459598</text:p>
              </table:table-cell>
              <table:table-cell office:value-type="float" office:value="0.469834">
                <text:p>0.469834</text:p>
              </table:table-cell>
              <table:table-cell office:value-type="float" office:value="0.477708">
                <text:p>0.477708</text:p>
              </table:table-cell>
              <table:table-cell office:value-type="float" office:value="0.484131">
                <text:p>0.484131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783">
                <text:p>0.43278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10687">
                <text:p>0.310687</text:p>
              </table:table-cell>
              <table:table-cell office:value-type="float" office:value="0.39952">
                <text:p>0.39952</text:p>
              </table:table-cell>
              <table:table-cell office:value-type="float" office:value="0.420262">
                <text:p>0.420262</text:p>
              </table:table-cell>
              <table:table-cell office:value-type="float" office:value="0.424699">
                <text:p>0.424699</text:p>
              </table:table-cell>
              <table:table-cell office:value-type="float" office:value="0.434103">
                <text:p>0.434103</text:p>
              </table:table-cell>
              <table:table-cell office:value-type="float" office:value="0.445397">
                <text:p>0.445397</text:p>
              </table:table-cell>
              <table:table-cell office:value-type="float" office:value="0.458071">
                <text:p>0.458071</text:p>
              </table:table-cell>
              <table:table-cell office:value-type="float" office:value="0.469726">
                <text:p>0.469726</text:p>
              </table:table-cell>
              <table:table-cell office:value-type="float" office:value="0.478025">
                <text:p>0.478025</text:p>
              </table:table-cell>
              <table:table-cell office:value-type="float" office:value="0.484853">
                <text:p>0.484853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534">
                <text:p>0.43253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94076">
                <text:p>0.294076</text:p>
              </table:table-cell>
              <table:table-cell office:value-type="float" office:value="0.41561">
                <text:p>0.41561</text:p>
              </table:table-cell>
              <table:table-cell office:value-type="float" office:value="0.421386">
                <text:p>0.421386</text:p>
              </table:table-cell>
              <table:table-cell office:value-type="float" office:value="0.426676">
                <text:p>0.426676</text:p>
              </table:table-cell>
              <table:table-cell office:value-type="float" office:value="0.433293">
                <text:p>0.433293</text:p>
              </table:table-cell>
              <table:table-cell office:value-type="float" office:value="0.444296">
                <text:p>0.444296</text:p>
              </table:table-cell>
              <table:table-cell office:value-type="float" office:value="0.45497">
                <text:p>0.45497</text:p>
              </table:table-cell>
              <table:table-cell office:value-type="float" office:value="0.46924">
                <text:p>0.46924</text:p>
              </table:table-cell>
              <table:table-cell office:value-type="float" office:value="0.477802">
                <text:p>0.477802</text:p>
              </table:table-cell>
              <table:table-cell office:value-type="float" office:value="0.483875">
                <text:p>0.483875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122">
                <text:p>0.43212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23067">
                <text:p>0.323067</text:p>
              </table:table-cell>
              <table:table-cell office:value-type="float" office:value="0.419729">
                <text:p>0.419729</text:p>
              </table:table-cell>
              <table:table-cell office:value-type="float" office:value="0.421609">
                <text:p>0.421609</text:p>
              </table:table-cell>
              <table:table-cell office:value-type="float" office:value="0.427568">
                <text:p>0.427568</text:p>
              </table:table-cell>
              <table:table-cell office:value-type="float" office:value="0.433884">
                <text:p>0.433884</text:p>
              </table:table-cell>
              <table:table-cell office:value-type="float" office:value="0.444922">
                <text:p>0.444922</text:p>
              </table:table-cell>
              <table:table-cell office:value-type="float" office:value="0.454739">
                <text:p>0.454739</text:p>
              </table:table-cell>
              <table:table-cell office:value-type="float" office:value="0.467527">
                <text:p>0.467527</text:p>
              </table:table-cell>
              <table:table-cell office:value-type="float" office:value="0.478099">
                <text:p>0.478099</text:p>
              </table:table-cell>
              <table:table-cell office:value-type="float" office:value="0.484459">
                <text:p>0.484459</text:p>
              </table:table-cell>
              <table:table-cell office:value-type="float" office:value="0.488158">
                <text:p>0.488158</text:p>
              </table:table-cell>
              <table:table-cell office:value-type="float" office:value="0.43556">
                <text:p>0.4355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298981">
                <text:p>0.298981</text:p>
              </table:table-cell>
              <table:table-cell office:value-type="float" office:value="0.417802">
                <text:p>0.417802</text:p>
              </table:table-cell>
              <table:table-cell office:value-type="float" office:value="0.421508">
                <text:p>0.421508</text:p>
              </table:table-cell>
              <table:table-cell office:value-type="float" office:value="0.42726">
                <text:p>0.42726</text:p>
              </table:table-cell>
              <table:table-cell office:value-type="float" office:value="0.434208">
                <text:p>0.434208</text:p>
              </table:table-cell>
              <table:table-cell office:value-type="float" office:value="0.444433">
                <text:p>0.444433</text:p>
              </table:table-cell>
              <table:table-cell office:value-type="float" office:value="0.453164">
                <text:p>0.453164</text:p>
              </table:table-cell>
              <table:table-cell office:value-type="float" office:value="0.465167">
                <text:p>0.465167</text:p>
              </table:table-cell>
              <table:table-cell office:value-type="float" office:value="0.477382">
                <text:p>0.477382</text:p>
              </table:table-cell>
              <table:table-cell office:value-type="float" office:value="0.483985">
                <text:p>0.483985</text:p>
              </table:table-cell>
              <table:table-cell office:value-type="float" office:value="0.488158">
                <text:p>0.488158</text:p>
              </table:table-cell>
              <table:table-cell office:value-type="float" office:value="0.432389">
                <text:p>0.43238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97959">
                <text:p>0.297959</text:p>
              </table:table-cell>
              <table:table-cell office:value-type="float" office:value="0.417209">
                <text:p>0.417209</text:p>
              </table:table-cell>
              <table:table-cell office:value-type="float" office:value="0.421624">
                <text:p>0.421624</text:p>
              </table:table-cell>
              <table:table-cell office:value-type="float" office:value="0.427668">
                <text:p>0.427668</text:p>
              </table:table-cell>
              <table:table-cell office:value-type="float" office:value="0.437704">
                <text:p>0.437704</text:p>
              </table:table-cell>
              <table:table-cell office:value-type="float" office:value="0.446327">
                <text:p>0.446327</text:p>
              </table:table-cell>
              <table:table-cell office:value-type="float" office:value="0.457662">
                <text:p>0.457662</text:p>
              </table:table-cell>
              <table:table-cell office:value-type="float" office:value="0.469798">
                <text:p>0.469798</text:p>
              </table:table-cell>
              <table:table-cell office:value-type="float" office:value="0.478089">
                <text:p>0.478089</text:p>
              </table:table-cell>
              <table:table-cell office:value-type="float" office:value="0.485952">
                <text:p>0.485952</text:p>
              </table:table-cell>
              <table:table-cell office:value-type="float" office:value="0.488158">
                <text:p>0.488158</text:p>
              </table:table-cell>
              <table:table-cell office:value-type="float" office:value="0.433999">
                <text:p>0.433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79535">
                <text:p>0.279535</text:p>
              </table:table-cell>
              <table:table-cell office:value-type="float" office:value="0.407188">
                <text:p>0.407188</text:p>
              </table:table-cell>
              <table:table-cell office:value-type="float" office:value="0.421292">
                <text:p>0.421292</text:p>
              </table:table-cell>
              <table:table-cell office:value-type="float" office:value="0.425748">
                <text:p>0.425748</text:p>
              </table:table-cell>
              <table:table-cell office:value-type="float" office:value="0.432189">
                <text:p>0.432189</text:p>
              </table:table-cell>
              <table:table-cell office:value-type="float" office:value="0.443169">
                <text:p>0.443169</text:p>
              </table:table-cell>
              <table:table-cell office:value-type="float" office:value="0.454407">
                <text:p>0.454407</text:p>
              </table:table-cell>
              <table:table-cell office:value-type="float" office:value="0.466607">
                <text:p>0.466607</text:p>
              </table:table-cell>
              <table:table-cell office:value-type="float" office:value="0.47761">
                <text:p>0.47761</text:p>
              </table:table-cell>
              <table:table-cell office:value-type="float" office:value="0.485214">
                <text:p>0.485214</text:p>
              </table:table-cell>
              <table:table-cell office:value-type="float" office:value="0.488158">
                <text:p>0.488158</text:p>
              </table:table-cell>
              <table:table-cell office:value-type="float" office:value="0.429296">
                <text:p>0.42929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290293">
                <text:p>0.290293</text:p>
              </table:table-cell>
              <table:table-cell office:value-type="float" office:value="0.410312">
                <text:p>0.410312</text:p>
              </table:table-cell>
              <table:table-cell office:value-type="float" office:value="0.421286">
                <text:p>0.421286</text:p>
              </table:table-cell>
              <table:table-cell office:value-type="float" office:value="0.425492">
                <text:p>0.425492</text:p>
              </table:table-cell>
              <table:table-cell office:value-type="float" office:value="0.430262">
                <text:p>0.430262</text:p>
              </table:table-cell>
              <table:table-cell office:value-type="float" office:value="0.441674">
                <text:p>0.441674</text:p>
              </table:table-cell>
              <table:table-cell office:value-type="float" office:value="0.449317">
                <text:p>0.449317</text:p>
              </table:table-cell>
              <table:table-cell office:value-type="float" office:value="0.461973">
                <text:p>0.461973</text:p>
              </table:table-cell>
              <table:table-cell office:value-type="float" office:value="0.474506">
                <text:p>0.474506</text:p>
              </table:table-cell>
              <table:table-cell office:value-type="float" office:value="0.483051">
                <text:p>0.483051</text:p>
              </table:table-cell>
              <table:table-cell office:value-type="float" office:value="0.488158">
                <text:p>0.488158</text:p>
              </table:table-cell>
              <table:table-cell office:value-type="float" office:value="0.428817">
                <text:p>0.42881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95505">
                <text:p>0.295505</text:p>
              </table:table-cell>
              <table:table-cell office:value-type="float" office:value="0.414322">
                <text:p>0.414322</text:p>
              </table:table-cell>
              <table:table-cell office:value-type="float" office:value="0.421402">
                <text:p>0.421402</text:p>
              </table:table-cell>
              <table:table-cell office:value-type="float" office:value="0.425427">
                <text:p>0.425427</text:p>
              </table:table-cell>
              <table:table-cell office:value-type="float" office:value="0.431427">
                <text:p>0.431427</text:p>
              </table:table-cell>
              <table:table-cell office:value-type="float" office:value="0.44324">
                <text:p>0.44324</text:p>
              </table:table-cell>
              <table:table-cell office:value-type="float" office:value="0.449428">
                <text:p>0.449428</text:p>
              </table:table-cell>
              <table:table-cell office:value-type="float" office:value="0.464311">
                <text:p>0.464311</text:p>
              </table:table-cell>
              <table:table-cell office:value-type="float" office:value="0.477374">
                <text:p>0.477374</text:p>
              </table:table-cell>
              <table:table-cell office:value-type="float" office:value="0.484654">
                <text:p>0.484654</text:p>
              </table:table-cell>
              <table:table-cell office:value-type="float" office:value="0.488158">
                <text:p>0.488158</text:p>
              </table:table-cell>
              <table:table-cell office:value-type="float" office:value="0.430709">
                <text:p>0.43070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308351">
                <text:p>0.308351</text:p>
              </table:table-cell>
              <table:table-cell office:value-type="float" office:value="0.411346">
                <text:p>0.411346</text:p>
              </table:table-cell>
              <table:table-cell office:value-type="float" office:value="0.421226">
                <text:p>0.421226</text:p>
              </table:table-cell>
              <table:table-cell office:value-type="float" office:value="0.425176">
                <text:p>0.425176</text:p>
              </table:table-cell>
              <table:table-cell office:value-type="float" office:value="0.430703">
                <text:p>0.430703</text:p>
              </table:table-cell>
              <table:table-cell office:value-type="float" office:value="0.442651">
                <text:p>0.442651</text:p>
              </table:table-cell>
              <table:table-cell office:value-type="float" office:value="0.450437">
                <text:p>0.450437</text:p>
              </table:table-cell>
              <table:table-cell office:value-type="float" office:value="0.463286">
                <text:p>0.463286</text:p>
              </table:table-cell>
              <table:table-cell office:value-type="float" office:value="0.476778">
                <text:p>0.476778</text:p>
              </table:table-cell>
              <table:table-cell office:value-type="float" office:value="0.484704">
                <text:p>0.484704</text:p>
              </table:table-cell>
              <table:table-cell office:value-type="float" office:value="0.488158">
                <text:p>0.488158</text:p>
              </table:table-cell>
              <table:table-cell office:value-type="float" office:value="0.431466">
                <text:p>0.43146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97024">
                <text:p>0.297024</text:p>
              </table:table-cell>
              <table:table-cell office:value-type="float" office:value="0.410367">
                <text:p>0.410367</text:p>
              </table:table-cell>
              <table:table-cell office:value-type="float" office:value="0.421347">
                <text:p>0.421347</text:p>
              </table:table-cell>
              <table:table-cell office:value-type="float" office:value="0.426079">
                <text:p>0.426079</text:p>
              </table:table-cell>
              <table:table-cell office:value-type="float" office:value="0.431814">
                <text:p>0.431814</text:p>
              </table:table-cell>
              <table:table-cell office:value-type="float" office:value="0.44317">
                <text:p>0.44317</text:p>
              </table:table-cell>
              <table:table-cell office:value-type="float" office:value="0.452847">
                <text:p>0.452847</text:p>
              </table:table-cell>
              <table:table-cell office:value-type="float" office:value="0.466044">
                <text:p>0.466044</text:p>
              </table:table-cell>
              <table:table-cell office:value-type="float" office:value="0.477799">
                <text:p>0.477799</text:p>
              </table:table-cell>
              <table:table-cell office:value-type="float" office:value="0.484232">
                <text:p>0.484232</text:p>
              </table:table-cell>
              <table:table-cell office:value-type="float" office:value="0.488158">
                <text:p>0.488158</text:p>
              </table:table-cell>
              <table:table-cell office:value-type="float" office:value="0.431072">
                <text:p>0.431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